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83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15.157cm"/>
    </style:style>
    <style:style style:name="co6" style:family="table-column">
      <style:table-column-properties fo:break-before="auto" style:column-width="2.859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di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untryI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ity</text:p>
          </table:table-cell>
          <table:table-cell office:value-type="string">
            <text:p>webSite</text:p>
          </table:table-cell>
          <table:table-cell office:value-type="string">
            <text:p>rateMM</text:p>
          </table:table-cell>
          <table:table-cell office:value-type="string">
            <text:p>logoId</text:p>
          </table:table-cell>
          <table:table-cell office:value-type="string">
            <text:p>streamUrl</text:p>
          </table:table-cell>
          <table:table-cell office:value-type="string">
            <text:p>metadataId</text:p>
          </table:table-cell>
          <table:table-cell office:value-type="string">
            <text:p>bitRate</text:p>
          </table:table-cell>
          <table:table-cell office:value-type="string">
            <text:p>streamCodec</text:p>
          </table:table-cell>
          <table:table-cell office:value-type="string">
            <text:p>streamRespTime</text:p>
          </table:table-cell>
        </table:table-row>
        <table:table-row table:style-name="ro1">
          <table:table-cell office:value-type="float" office:value="410422">
            <text:p>410422</text:p>
          </table:table-cell>
          <table:table-cell office:value-type="float" office:value="183">
            <text:p>183</text:p>
          </table:table-cell>
          <table:table-cell office:value-type="string">
            <text:p>Absolute Radio 90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bsoluteradio90s.co.uk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5.159.184.66/;stream.mp3</text:p>
          </table:table-cell>
          <table:table-cell office:value-type="float" office:value="84182">
            <text:p>8418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10424">
            <text:p>410424</text:p>
          </table:table-cell>
          <table:table-cell office:value-type="float" office:value="64">
            <text:p>64</text:p>
          </table:table-cell>
          <table:table-cell office:value-type="string">
            <text:p>AAZO Radio 90s ***Top 500 Songs*** 128kbp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tream.aazoradio.com/90-12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7.67.46.73:8000/aazo90-128kbps.mp3</text:p>
          </table:table-cell>
          <table:table-cell office:value-type="float" office:value="84183">
            <text:p>8418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410427">
            <text:p>410427</text:p>
          </table:table-cell>
          <table:table-cell office:value-type="float" office:value="64">
            <text:p>64</text:p>
          </table:table-cell>
          <table:table-cell office:value-type="string">
            <text:p>Radio Brezhne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tv-media.ru/brejnev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44.154.150:8000/;stream.mp3</text:p>
          </table:table-cell>
          <table:table-cell office:value-type="float" office:value="84185">
            <text:p>841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410429">
            <text:p>410429</text:p>
          </table:table-cell>
          <table:table-cell office:value-type="float" office:value="64">
            <text:p>64</text:p>
          </table:table-cell>
          <table:table-cell office:value-type="string">
            <text:p>90s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90s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150.176.192:8276/;stream.mp3</text:p>
          </table:table-cell>
          <table:table-cell office:value-type="float" office:value="84186">
            <text:p>841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410436">
            <text:p>410436</text:p>
          </table:table-cell>
          <table:table-cell office:value-type="float" office:value="183">
            <text:p>183</text:p>
          </table:table-cell>
          <table:table-cell office:value-type="string">
            <text:p>Absolute Radio Extr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bsoluteradio.co.uk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159.184.242/;stream.mp3</text:p>
          </table:table-cell>
          <table:table-cell office:value-type="float" office:value="84191">
            <text:p>841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410444">
            <text:p>410444</text:p>
          </table:table-cell>
          <table:table-cell office:value-type="float" office:value="64">
            <text:p>64</text:p>
          </table:table-cell>
          <table:table-cell office:value-type="string">
            <text:p>AddictedToRadio.com - 90s Pop Hi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3:14010/;stream.mp3</text:p>
          </table:table-cell>
          <table:table-cell office:value-type="float" office:value="84196">
            <text:p>841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410453">
            <text:p>410453</text:p>
          </table:table-cell>
          <table:table-cell office:value-type="float" office:value="64">
            <text:p>64</text:p>
          </table:table-cell>
          <table:table-cell office:value-type="string">
            <text:p>DENSOMANIAK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densomaniak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6.9.23.44:8888/;stream.mp3</text:p>
          </table:table-cell>
          <table:table-cell office:value-type="float" office:value="84201">
            <text:p>842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410478">
            <text:p>410478</text:p>
          </table:table-cell>
          <table:table-cell office:value-type="float" office:value="64">
            <text:p>64</text:p>
          </table:table-cell>
          <table:table-cell office:value-type="string">
            <text:p>1.FM - Afterbeat Electroni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85">
            <text:p>85</text:p>
          </table:table-cell>
          <table:table-cell office:value-type="float" office:value="3177">
            <text:p>3177</text:p>
          </table:table-cell>
          <table:table-cell office:value-type="string">
            <text:p>http://209.73.150.68:8250/;stream.mp3</text:p>
          </table:table-cell>
          <table:table-cell office:value-type="float" office:value="84212">
            <text:p>8421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410482">
            <text:p>410482</text:p>
          </table:table-cell>
          <table:table-cell office:value-type="float" office:value="64">
            <text:p>64</text:p>
          </table:table-cell>
          <table:table-cell office:value-type="string">
            <text:p>Coolfm.eu -Thessaloniki - Gree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oolfm.e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162.134.48:4010/;stream.mp3</text:p>
          </table:table-cell>
          <table:table-cell office:value-type="float" office:value="84213">
            <text:p>8421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410492">
            <text:p>410492</text:p>
          </table:table-cell>
          <table:table-cell office:value-type="float" office:value="64">
            <text:p>64</text:p>
          </table:table-cell>
          <table:table-cell office:value-type="string">
            <text:p>Loungista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oungista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6.9.22.6:9000/;stream.mp3</text:p>
          </table:table-cell>
          <table:table-cell office:value-type="float" office:value="84218">
            <text:p>842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410496">
            <text:p>410496</text:p>
          </table:table-cell>
          <table:table-cell office:value-type="float" office:value="25">
            <text:p>25</text:p>
          </table:table-cell>
          <table:table-cell office:value-type="string">
            <text:p>ZenFM: ZenFM (MP3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zenfm.b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91.121.28.98:8010/;stream.mp3</text:p>
          </table:table-cell>
          <table:table-cell office:value-type="float" office:value="84221">
            <text:p>842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410509">
            <text:p>410509</text:p>
          </table:table-cell>
          <table:table-cell office:value-type="float" office:value="64">
            <text:p>64</text:p>
          </table:table-cell>
          <table:table-cell office:value-type="string">
            <text:p>(GTM) AmbienT CorBinA RaDiO 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homenet.corbina.net/index.php?showforum=18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3.234.203.38:8035/;stream.mp3</text:p>
          </table:table-cell>
          <table:table-cell office:value-type="float" office:value="84229">
            <text:p>8422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410515">
            <text:p>410515</text:p>
          </table:table-cell>
          <table:table-cell office:value-type="float" office:value="64">
            <text:p>64</text:p>
          </table:table-cell>
          <table:table-cell office:value-type="string">
            <text:p>BEAT FM light - Lounge &amp; Chillout - Costa Ri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itmodigital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6.7.218.78:8986/;stream.mp3</text:p>
          </table:table-cell>
          <table:table-cell office:value-type="float" office:value="84233">
            <text:p>842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410517">
            <text:p>410517</text:p>
          </table:table-cell>
          <table:table-cell office:value-type="float" office:value="64">
            <text:p>64</text:p>
          </table:table-cell>
          <table:table-cell office:value-type="string">
            <text:p>Powermix FM - Chillout Chann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wermixfm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25.151.137:8050/;stream.mp3</text:p>
          </table:table-cell>
          <table:table-cell office:value-type="float" office:value="84234">
            <text:p>842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410535">
            <text:p>410535</text:p>
          </table:table-cell>
          <table:table-cell office:value-type="float" office:value="64">
            <text:p>64</text:p>
          </table:table-cell>
          <table:table-cell office:value-type="string">
            <text:p>Danceradioglobal Chillou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anceradioglobal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9.105.243.172:8100/;stream.mp3</text:p>
          </table:table-cell>
          <table:table-cell office:value-type="float" office:value="84241">
            <text:p>8424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410536">
            <text:p>410536</text:p>
          </table:table-cell>
          <table:table-cell office:value-type="float" office:value="64">
            <text:p>64</text:p>
          </table:table-cell>
          <table:table-cell office:value-type="string">
            <text:p>electro-music.com <text:s/>StillStream All Ambi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tillstream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07.212.194:8500/;stream.mp3</text:p>
          </table:table-cell>
          <table:table-cell office:value-type="float" office:value="84242">
            <text:p>8424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410569">
            <text:p>410569</text:p>
          </table:table-cell>
          <table:table-cell office:value-type="float" office:value="64">
            <text:p>64</text:p>
          </table:table-cell>
          <table:table-cell office:value-type="string">
            <text:p>UnitedBreaks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unitedbreaks.f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72.251.193.147:20000/listen.mp3</text:p>
          </table:table-cell>
          <table:table-cell office:value-type="float" office:value="79685">
            <text:p>79685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10583">
            <text:p>410583</text:p>
          </table:table-cell>
          <table:table-cell office:value-type="float" office:value="64">
            <text:p>64</text:p>
          </table:table-cell>
          <table:table-cell office:value-type="string">
            <text:p>radio amigos lameg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amigoslameg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8.198.10.119:9002/;stream.mp3</text:p>
          </table:table-cell>
          <table:table-cell office:value-type="float" office:value="84269">
            <text:p>8426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10587">
            <text:p>410587</text:p>
          </table:table-cell>
          <table:table-cell office:value-type="float" office:value="64">
            <text:p>64</text:p>
          </table:table-cell>
          <table:table-cell office:value-type="string">
            <text:p>WDA1.com: All That Is Good In Dance Mus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da1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36.62.67:8800/;stream.mp3</text:p>
          </table:table-cell>
          <table:table-cell office:value-type="float" office:value="84270">
            <text:p>8427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10588">
            <text:p>410588</text:p>
          </table:table-cell>
          <table:table-cell office:value-type="float" office:value="64">
            <text:p>64</text:p>
          </table:table-cell>
          <table:table-cell office:value-type="string">
            <text:p>Hits Brasil <text:s/>~ A Mais Tocada Do Publico Jove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itrocasoficial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0.36.100.78:12852/;stream.mp3</text:p>
          </table:table-cell>
          <table:table-cell office:value-type="float" office:value="84271">
            <text:p>842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10597">
            <text:p>410597</text:p>
          </table:table-cell>
          <table:table-cell office:value-type="float" office:value="64">
            <text:p>64</text:p>
          </table:table-cell>
          <table:table-cell office:value-type="string">
            <text:p>Frecuencia Libertad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reamradio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5.60.52.122:8652/;stream.mp3</text:p>
          </table:table-cell>
          <table:table-cell office:value-type="float" office:value="84274">
            <text:p>8427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410599">
            <text:p>410599</text:p>
          </table:table-cell>
          <table:table-cell office:value-type="float" office:value="228">
            <text:p>228</text:p>
          </table:table-cell>
          <table:table-cell office:value-type="string">
            <text:p>MiX FM Ukraine (192K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ixfm.com.ua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4.54.80.22:8192/;stream.mp3</text:p>
          </table:table-cell>
          <table:table-cell office:value-type="float" office:value="84276">
            <text:p>8427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410600">
            <text:p>410600</text:p>
          </table:table-cell>
          <table:table-cell office:value-type="float" office:value="64">
            <text:p>64</text:p>
          </table:table-cell>
          <table:table-cell office:value-type="string">
            <text:p>1.FM - FTV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75">
            <text:p>75</text:p>
          </table:table-cell>
          <table:table-cell office:value-type="float" office:value="3177">
            <text:p>3177</text:p>
          </table:table-cell>
          <table:table-cell office:value-type="string">
            <text:p>http://209.73.150.68:5070/;stream.mp3</text:p>
          </table:table-cell>
          <table:table-cell office:value-type="float" office:value="84277">
            <text:p>8427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10601">
            <text:p>410601</text:p>
          </table:table-cell>
          <table:table-cell office:value-type="float" office:value="172">
            <text:p>172</text:p>
          </table:table-cell>
          <table:table-cell office:value-type="string">
            <text:p>&gt;&gt;&gt; POLSKASTACJA .PL &gt;&gt;&gt; - Premiery i Nowosci Muzyczne (Polskie Radio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lskastacja.pl</text:p>
          </table:table-cell>
          <table:table-cell office:value-type="float" office:value="75">
            <text:p>75</text:p>
          </table:table-cell>
          <table:table-cell office:value-type="float" office:value="125753">
            <text:p>125753</text:p>
          </table:table-cell>
          <table:table-cell office:value-type="string">
            <text:p>http://87.98.236.75:3910/;stream.mp3</text:p>
          </table:table-cell>
          <table:table-cell office:value-type="float" office:value="84278">
            <text:p>8427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10603">
            <text:p>410603</text:p>
          </table:table-cell>
          <table:table-cell office:value-type="float" office:value="64">
            <text:p>64</text:p>
          </table:table-cell>
          <table:table-cell office:value-type="string">
            <text:p>Canal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anal7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233.61.7:8002</text:p>
          </table:table-cell>
          <table:table-cell office:value-type="float" office:value="84280">
            <text:p>8428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10607">
            <text:p>410607</text:p>
          </table:table-cell>
          <table:table-cell office:value-type="float" office:value="64">
            <text:p>64</text:p>
          </table:table-cell>
          <table:table-cell office:value-type="string">
            <text:p>Fusion Radio. <text:s/>The Future of Dan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usionradio.f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5.60.34.34:8004/;stream.mp3</text:p>
          </table:table-cell>
          <table:table-cell office:value-type="float" office:value="84282">
            <text:p>8428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10608">
            <text:p>410608</text:p>
          </table:table-cell>
          <table:table-cell office:value-type="float" office:value="228">
            <text:p>228</text:p>
          </table:table-cell>
          <table:table-cell office:value-type="string">
            <text:p>MiX FM Ukraine (128K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ixfm.com.ua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4.54.80.22:8128/;stream.mp3</text:p>
          </table:table-cell>
          <table:table-cell office:value-type="float" office:value="84283">
            <text:p>8428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10615">
            <text:p>410615</text:p>
          </table:table-cell>
          <table:table-cell office:value-type="float" office:value="172">
            <text:p>172</text:p>
          </table:table-cell>
          <table:table-cell office:value-type="string">
            <text:p>Polskastacja - Przeboje Na Lato (Polskie Radio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lskastacja.pl</text:p>
          </table:table-cell>
          <table:table-cell office:value-type="float" office:value="75">
            <text:p>75</text:p>
          </table:table-cell>
          <table:table-cell office:value-type="float" office:value="125753">
            <text:p>125753</text:p>
          </table:table-cell>
          <table:table-cell office:value-type="string">
            <text:p>http://91.121.165.51:2010/;stream.mp3</text:p>
          </table:table-cell>
          <table:table-cell office:value-type="float" office:value="84286">
            <text:p>842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10622">
            <text:p>410622</text:p>
          </table:table-cell>
          <table:table-cell office:value-type="float" office:value="64">
            <text:p>64</text:p>
          </table:table-cell>
          <table:table-cell office:value-type="string">
            <text:p>AddictedToRadio.com - Altered Sta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3:12910/;stream.mp3</text:p>
          </table:table-cell>
          <table:table-cell office:value-type="float" office:value="84289">
            <text:p>8428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410625">
            <text:p>410625</text:p>
          </table:table-cell>
          <table:table-cell office:value-type="float" office:value="240">
            <text:p>240</text:p>
          </table:table-cell>
          <table:table-cell office:value-type="string">
            <text:p>USCE Shopping radio powered by Nax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naxi.rs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09.206.96.18:8000/;stream.mp3</text:p>
          </table:table-cell>
          <table:table-cell office:value-type="float" office:value="84290">
            <text:p>8429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10626">
            <text:p>410626</text:p>
          </table:table-cell>
          <table:table-cell office:value-type="float" office:value="64">
            <text:p>64</text:p>
          </table:table-cell>
          <table:table-cell office:value-type="string">
            <text:p>1.FM - FTV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75">
            <text:p>75</text:p>
          </table:table-cell>
          <table:table-cell office:value-type="float" office:value="3177">
            <text:p>3177</text:p>
          </table:table-cell>
          <table:table-cell office:value-type="string">
            <text:p>http://72.13.83.76:9070/;stream.mp3</text:p>
          </table:table-cell>
          <table:table-cell office:value-type="float" office:value="84291">
            <text:p>842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410634">
            <text:p>410634</text:p>
          </table:table-cell>
          <table:table-cell office:value-type="float" office:value="170">
            <text:p>170</text:p>
          </table:table-cell>
          <table:table-cell office:value-type="string">
            <text:p>Soulmovem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oulmovement.n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31.25.99.20:8001/;stream.mp3</text:p>
          </table:table-cell>
          <table:table-cell office:value-type="float" office:value="84295">
            <text:p>842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10638">
            <text:p>410638</text:p>
          </table:table-cell>
          <table:table-cell office:value-type="float" office:value="64">
            <text:p>64</text:p>
          </table:table-cell>
          <table:table-cell office:value-type="string">
            <text:p>Radio Portugal Emigran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portugalemigrant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8.198.10.120:7044/;stream.mp3</text:p>
          </table:table-cell>
          <table:table-cell office:value-type="float" office:value="84298">
            <text:p>842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10645">
            <text:p>410645</text:p>
          </table:table-cell>
          <table:table-cell office:value-type="float" office:value="64">
            <text:p>64</text:p>
          </table:table-cell>
          <table:table-cell office:value-type="string">
            <text:p>Corbina Radio: BigBeat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iscofox-hithau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5.21.79.93:9056/;stream.mp3</text:p>
          </table:table-cell>
          <table:table-cell office:value-type="float" office:value="84300">
            <text:p>843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10646">
            <text:p>410646</text:p>
          </table:table-cell>
          <table:table-cell office:value-type="float" office:value="64">
            <text:p>64</text:p>
          </table:table-cell>
          <table:table-cell office:value-type="string">
            <text:p>Switch 1197 - Brisbane's Youth Alternativ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witch1197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6.44.167.179:9462/;stream.mp3</text:p>
          </table:table-cell>
          <table:table-cell office:value-type="float" office:value="84301">
            <text:p>843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0648">
            <text:p>410648</text:p>
          </table:table-cell>
          <table:table-cell office:value-type="float" office:value="64">
            <text:p>64</text:p>
          </table:table-cell>
          <table:table-cell office:value-type="string">
            <text:p>Watford's Vibe 107.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vibe1076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09.200.2.91:8014/;stream.mp3</text:p>
          </table:table-cell>
          <table:table-cell office:value-type="float" office:value="84303">
            <text:p>8430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10649">
            <text:p>410649</text:p>
          </table:table-cell>
          <table:table-cell office:value-type="float" office:value="64">
            <text:p>64</text:p>
          </table:table-cell>
          <table:table-cell office:value-type="string">
            <text:p>Powermix FM - Trance Chann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wermixfm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25.151.137:8005/;stream.mp3</text:p>
          </table:table-cell>
          <table:table-cell office:value-type="float" office:value="84304">
            <text:p>843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10650">
            <text:p>410650</text:p>
          </table:table-cell>
          <table:table-cell office:value-type="float" office:value="182">
            <text:p>182</text:p>
          </table:table-cell>
          <table:table-cell office:value-type="string">
            <text:p>radio Wis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ish.ro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95.60.77.201:6200/;stream.mp3</text:p>
          </table:table-cell>
          <table:table-cell office:value-type="float" office:value="84305">
            <text:p>8430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10652">
            <text:p>410652</text:p>
          </table:table-cell>
          <table:table-cell office:value-type="float" office:value="182">
            <text:p>182</text:p>
          </table:table-cell>
          <table:table-cell office:value-type="string">
            <text:p>Radio Party Dance - mp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party.ro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46.108.143.244:9000/;stream.mp3</text:p>
          </table:table-cell>
          <table:table-cell office:value-type="float" office:value="84306">
            <text:p>843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10656">
            <text:p>410656</text:p>
          </table:table-cell>
          <table:table-cell office:value-type="float" office:value="5">
            <text:p>5</text:p>
          </table:table-cell>
          <table:table-cell office:value-type="string">
            <text:p>Radio-Mega4u -AllHitsRadio-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mega4u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8.47.187.174:8000/;stream.mp3</text:p>
          </table:table-cell>
          <table:table-cell office:value-type="float" office:value="84307">
            <text:p>843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10657">
            <text:p>410657</text:p>
          </table:table-cell>
          <table:table-cell office:value-type="float" office:value="5">
            <text:p>5</text:p>
          </table:table-cell>
          <table:table-cell office:value-type="string">
            <text:p>Radio Schlagertempel - <text:s/>Schlager, Popschlager, Discofox, Top100 &amp; Oldies vom feinsten!! Hitparade Radio Schlagertemp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schlagertempel.d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7.118.78.50:8300/;stream.mp3</text:p>
          </table:table-cell>
          <table:table-cell office:value-type="float" office:value="84308">
            <text:p>843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10665">
            <text:p>410665</text:p>
          </table:table-cell>
          <table:table-cell office:value-type="float" office:value="64">
            <text:p>64</text:p>
          </table:table-cell>
          <table:table-cell office:value-type="string">
            <text:p>EuroHIT CorBinA RaDiO 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homenet.corbina.net/index.php?showforum=72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21.64.4:8050/;stream.mp3</text:p>
          </table:table-cell>
          <table:table-cell office:value-type="float" office:value="84311">
            <text:p>8431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410668">
            <text:p>410668</text:p>
          </table:table-cell>
          <table:table-cell office:value-type="float" office:value="25">
            <text:p>25</text:p>
          </table:table-cell>
          <table:table-cell office:value-type="string">
            <text:p>TOPradio (MP3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opradio.b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7.238.175.214:8010/;stream.mp3</text:p>
          </table:table-cell>
          <table:table-cell office:value-type="float" office:value="84313">
            <text:p>8431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410674">
            <text:p>410674</text:p>
          </table:table-cell>
          <table:table-cell office:value-type="float" office:value="5">
            <text:p>5</text:p>
          </table:table-cell>
          <table:table-cell office:value-type="string">
            <text:p>Megastad FM 93.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sunray-fm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92.10.5:8004/;stream.mp3</text:p>
          </table:table-cell>
          <table:table-cell office:value-type="float" office:value="84315">
            <text:p>8431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0677">
            <text:p>410677</text:p>
          </table:table-cell>
          <table:table-cell office:value-type="float" office:value="5">
            <text:p>5</text:p>
          </table:table-cell>
          <table:table-cell office:value-type="string">
            <text:p>FoxPalast - live mit Ric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oxpalast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163.124.15:31726/;stream.mp3</text:p>
          </table:table-cell>
          <table:table-cell office:value-type="float" office:value="84316">
            <text:p>843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10679">
            <text:p>410679</text:p>
          </table:table-cell>
          <table:table-cell office:value-type="float" office:value="87">
            <text:p>87</text:p>
          </table:table-cell>
          <table:table-cell office:value-type="string">
            <text:p>Ozone FM 103,1 - HQ Stream - www.o3.h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O3.h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5.56.193.90:8610/;stream.mp3</text:p>
          </table:table-cell>
          <table:table-cell office:value-type="float" office:value="84317">
            <text:p>843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0682">
            <text:p>410682</text:p>
          </table:table-cell>
          <table:table-cell office:value-type="float" office:value="64">
            <text:p>64</text:p>
          </table:table-cell>
          <table:table-cell office:value-type="string">
            <text:p>Radio Flo - Dan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flo.eu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159.253.145.178:7060/;stream.mp3</text:p>
          </table:table-cell>
          <table:table-cell office:value-type="float" office:value="84318">
            <text:p>843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10684">
            <text:p>410684</text:p>
          </table:table-cell>
          <table:table-cell office:value-type="float" office:value="64">
            <text:p>64</text:p>
          </table:table-cell>
          <table:table-cell office:value-type="string">
            <text:p>PopSchlagerRadio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pSchlagerRadio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12.227.141.114:2500/;stream.mp3</text:p>
          </table:table-cell>
          <table:table-cell office:value-type="float" office:value="84319">
            <text:p>8431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10687">
            <text:p>410687</text:p>
          </table:table-cell>
          <table:table-cell office:value-type="float" office:value="5">
            <text:p>5</text:p>
          </table:table-cell>
          <table:table-cell office:value-type="string">
            <text:p>RADIO FLENSBURG - Top 100 Hits, Charts, News und mehr aus dem Norden (Schleswig-Holstein - Deutschland - Germany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flensburg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4.76.199:10885/;stream.mp3</text:p>
          </table:table-cell>
          <table:table-cell office:value-type="float" office:value="84320">
            <text:p>8432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410695">
            <text:p>410695</text:p>
          </table:table-cell>
          <table:table-cell office:value-type="float" office:value="64">
            <text:p>64</text:p>
          </table:table-cell>
          <table:table-cell office:value-type="string">
            <text:p>AddictedToRadio.com - Trance Chann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3:13610/;stream.mp3</text:p>
          </table:table-cell>
          <table:table-cell office:value-type="float" office:value="84324">
            <text:p>8432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410697">
            <text:p>410697</text:p>
          </table:table-cell>
          <table:table-cell office:value-type="float" office:value="111">
            <text:p>111</text:p>
          </table:table-cell>
          <table:table-cell office:value-type="string">
            <text:p>KISS FM (Dublin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kissfm.i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2.22.204:8028/;stream.mp3</text:p>
          </table:table-cell>
          <table:table-cell office:value-type="float" office:value="84326">
            <text:p>843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410698">
            <text:p>410698</text:p>
          </table:table-cell>
          <table:table-cell office:value-type="float" office:value="64">
            <text:p>64</text:p>
          </table:table-cell>
          <table:table-cell office:value-type="string">
            <text:p>AddictedToRadio.com - Electro Hous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3:13210/;stream.mp3</text:p>
          </table:table-cell>
          <table:table-cell office:value-type="float" office:value="84327">
            <text:p>843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410700">
            <text:p>410700</text:p>
          </table:table-cell>
          <table:table-cell office:value-type="float" office:value="5">
            <text:p>5</text:p>
          </table:table-cell>
          <table:table-cell office:value-type="string">
            <text:p>2NE1 Clubsound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2ne1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77.125.82:33746/;stream.mp3</text:p>
          </table:table-cell>
          <table:table-cell office:value-type="float" office:value="84328">
            <text:p>8432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410704">
            <text:p>410704</text:p>
          </table:table-cell>
          <table:table-cell office:value-type="float" office:value="183">
            <text:p>183</text:p>
          </table:table-cell>
          <table:table-cell office:value-type="string">
            <text:p>PsyMusic UK (::) Psytrance, Progressive, Darkpsy, chillout and more . . . request a track on our si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symusic.co.uk/forum/pages/radio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122.118:8010/;stream.mp3</text:p>
          </table:table-cell>
          <table:table-cell office:value-type="float" office:value="84330">
            <text:p>8433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410706">
            <text:p>410706</text:p>
          </table:table-cell>
          <table:table-cell office:value-type="float" office:value="64">
            <text:p>64</text:p>
          </table:table-cell>
          <table:table-cell office:value-type="string">
            <text:p>Space Ibiza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paceibiz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105.114.134:8000/;stream.mp3</text:p>
          </table:table-cell>
          <table:table-cell office:value-type="float" office:value="84332">
            <text:p>843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410709">
            <text:p>410709</text:p>
          </table:table-cell>
          <table:table-cell office:value-type="float" office:value="5">
            <text:p>5</text:p>
          </table:table-cell>
          <table:table-cell office:value-type="string">
            <text:p>basslover.d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asslover.de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8.80.202.112:9000/;stream.mp3</text:p>
          </table:table-cell>
          <table:table-cell office:value-type="float" office:value="84333">
            <text:p>843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410710">
            <text:p>410710</text:p>
          </table:table-cell>
          <table:table-cell office:value-type="float" office:value="67">
            <text:p>67</text:p>
          </table:table-cell>
          <table:table-cell office:value-type="string">
            <text:p>BEST DANCE RADIO - Vibrez au son Dance - Live from Lyon, Fran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estdance.best-hits.f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65.99.157:7420/;stream.mp3</text:p>
          </table:table-cell>
          <table:table-cell office:value-type="float" office:value="84334">
            <text:p>843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410711">
            <text:p>410711</text:p>
          </table:table-cell>
          <table:table-cell office:value-type="float" office:value="64">
            <text:p>64</text:p>
          </table:table-cell>
          <table:table-cell office:value-type="string">
            <text:p>Loca Fm Live We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ocafm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46.105.117.210:23500/;stream.mp3</text:p>
          </table:table-cell>
          <table:table-cell office:value-type="float" office:value="84335">
            <text:p>8433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10712">
            <text:p>410712</text:p>
          </table:table-cell>
          <table:table-cell office:value-type="float" office:value="5">
            <text:p>5</text:p>
          </table:table-cell>
          <table:table-cell office:value-type="string">
            <text:p>RadioFeigling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Feigling.de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2.75.146.118:8000/;stream.mp3</text:p>
          </table:table-cell>
          <table:table-cell office:value-type="float" office:value="84336">
            <text:p>8433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0716">
            <text:p>410716</text:p>
          </table:table-cell>
          <table:table-cell office:value-type="float" office:value="34">
            <text:p>34</text:p>
          </table:table-cell>
          <table:table-cell office:value-type="string">
            <text:p>Radio animesPLUS - O Melhor da musica no Melhor da Intern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nimesplus.com.br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76.73.80.34:9997/;stream.mp3</text:p>
          </table:table-cell>
          <table:table-cell office:value-type="float" office:value="84337">
            <text:p>8433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10719">
            <text:p>410719</text:p>
          </table:table-cell>
          <table:table-cell office:value-type="float" office:value="64">
            <text:p>64</text:p>
          </table:table-cell>
          <table:table-cell office:value-type="string">
            <text:p>RadioDS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DS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9.45.194.20:8000/;stream.mp3</text:p>
          </table:table-cell>
          <table:table-cell office:value-type="float" office:value="84338">
            <text:p>8433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410726">
            <text:p>410726</text:p>
          </table:table-cell>
          <table:table-cell office:value-type="float" office:value="184">
            <text:p>184</text:p>
          </table:table-cell>
          <table:table-cell office:value-type="string">
            <text:p>Ekoradio onlin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ekoradio.r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09.198.108.42:8000/;stream.mp3</text:p>
          </table:table-cell>
          <table:table-cell office:value-type="float" office:value="84344">
            <text:p>843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410728">
            <text:p>410728</text:p>
          </table:table-cell>
          <table:table-cell office:value-type="float" office:value="64">
            <text:p>64</text:p>
          </table:table-cell>
          <table:table-cell office:value-type="string">
            <text:p>Hit Station.fm One | Dance Pop Top40 | www.hitstation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itstation.f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0.237.157.97:8400/;stream.mp3</text:p>
          </table:table-cell>
          <table:table-cell office:value-type="float" office:value="84346">
            <text:p>8434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10729">
            <text:p>410729</text:p>
          </table:table-cell>
          <table:table-cell office:value-type="float" office:value="64">
            <text:p>64</text:p>
          </table:table-cell>
          <table:table-cell office:value-type="string">
            <text:p>ASSK Radio Onlin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ssk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150.176.9:8283/;stream.mp3</text:p>
          </table:table-cell>
          <table:table-cell office:value-type="float" office:value="84347">
            <text:p>8434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410731">
            <text:p>410731</text:p>
          </table:table-cell>
          <table:table-cell office:value-type="float" office:value="64">
            <text:p>64</text:p>
          </table:table-cell>
          <table:table-cell office:value-type="string">
            <text:p>AddictedToRadio.com - Merengu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3:17010/;stream.mp3</text:p>
          </table:table-cell>
          <table:table-cell office:value-type="float" office:value="84348">
            <text:p>8434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410733">
            <text:p>410733</text:p>
          </table:table-cell>
          <table:table-cell office:value-type="float" office:value="64">
            <text:p>64</text:p>
          </table:table-cell>
          <table:table-cell office:value-type="string">
            <text:p>BeatdanceFM - Charts, Trance, Dance, Minimal, Techn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eatdance.f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87.118.78.71:13000/;stream.mp3</text:p>
          </table:table-cell>
          <table:table-cell office:value-type="float" office:value="84349">
            <text:p>843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410734">
            <text:p>410734</text:p>
          </table:table-cell>
          <table:table-cell office:value-type="float" office:value="170">
            <text:p>170</text:p>
          </table:table-cell>
          <table:table-cell office:value-type="string">
            <text:p>EclecticRadio | House &amp; Dance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eclecticradio.n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91.198.106.125:8012/;stream.mp3</text:p>
          </table:table-cell>
          <table:table-cell office:value-type="float" office:value="84350">
            <text:p>843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410737">
            <text:p>410737</text:p>
          </table:table-cell>
          <table:table-cell office:value-type="float" office:value="5">
            <text:p>5</text:p>
          </table:table-cell>
          <table:table-cell office:value-type="string">
            <text:p>PULS FM - Pure Dance Radio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ulsfm.d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7.230.82.41/;stream.mp3</text:p>
          </table:table-cell>
          <table:table-cell office:value-type="float" office:value="84352">
            <text:p>8435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10742">
            <text:p>410742</text:p>
          </table:table-cell>
          <table:table-cell office:value-type="float" office:value="64">
            <text:p>64</text:p>
          </table:table-cell>
          <table:table-cell office:value-type="string">
            <text:p>Disco-Fox-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isco-fox-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7.79.178.222:8000/;stream.mp3</text:p>
          </table:table-cell>
          <table:table-cell office:value-type="float" office:value="84354">
            <text:p>8435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410743">
            <text:p>410743</text:p>
          </table:table-cell>
          <table:table-cell office:value-type="float" office:value="64">
            <text:p>64</text:p>
          </table:table-cell>
          <table:table-cell office:value-type="string">
            <text:p>MEGAFREE MUSIC WEB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egafreemusic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16.59.16.68:8048/;stream.mp3</text:p>
          </table:table-cell>
          <table:table-cell office:value-type="float" office:value="84355">
            <text:p>8435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10749">
            <text:p>410749</text:p>
          </table:table-cell>
          <table:table-cell office:value-type="float" office:value="64">
            <text:p>64</text:p>
          </table:table-cell>
          <table:table-cell office:value-type="string">
            <text:p>WHMSonic AutoDJ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ustomer.com/radiostatus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133.34:9784/;stream.mp3</text:p>
          </table:table-cell>
          <table:table-cell office:value-type="float" office:value="84356">
            <text:p>8435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410793">
            <text:p>410793</text:p>
          </table:table-cell>
          <table:table-cell office:value-type="float" office:value="64">
            <text:p>64</text:p>
          </table:table-cell>
          <table:table-cell office:value-type="string">
            <text:p>Radio Iubire Fm Romani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iubire.net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89.45.194.55:7070/;stream.mp3</text:p>
          </table:table-cell>
          <table:table-cell office:value-type="float" office:value="84364">
            <text:p>8436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410808">
            <text:p>410808</text:p>
          </table:table-cell>
          <table:table-cell office:value-type="float" office:value="64">
            <text:p>64</text:p>
          </table:table-cell>
          <table:table-cell office:value-type="string">
            <text:p>.: Ema Osijek :. Cajkoteka :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203.197:9418/;stream.mp3</text:p>
          </table:table-cell>
          <table:table-cell office:value-type="float" office:value="84369">
            <text:p>8436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410816">
            <text:p>410816</text:p>
          </table:table-cell>
          <table:table-cell office:value-type="float" office:value="134">
            <text:p>134</text:p>
          </table:table-cell>
          <table:table-cell office:value-type="string">
            <text:p>(((KaryaFM[&gt;Dunia Karya Penghibur Anda))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karyaFM.my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9.197.60.124:8000/;stream.mp3</text:p>
          </table:table-cell>
          <table:table-cell office:value-type="float" office:value="84373">
            <text:p>8437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410849">
            <text:p>410849</text:p>
          </table:table-cell>
          <table:table-cell office:value-type="float" office:value="64">
            <text:p>64</text:p>
          </table:table-cell>
          <table:table-cell office:value-type="string">
            <text:p>askyelifm.com <text:s/>- <text:s/>Auto-DJ <text:s/><text:s text:c="2"/>( Play List 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skyelifm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0.243.191.237:8444/;stream.mp3</text:p>
          </table:table-cell>
          <table:table-cell office:value-type="float" office:value="84383">
            <text:p>8438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410895">
            <text:p>410895</text:p>
          </table:table-cell>
          <table:table-cell office:value-type="float" office:value="64">
            <text:p>64</text:p>
          </table:table-cell>
          <table:table-cell office:value-type="string">
            <text:p>Radio Cimbua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5.voscast.com:709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6.44.147.234:7094/;stream.mp3</text:p>
          </table:table-cell>
          <table:table-cell office:value-type="float" office:value="84394">
            <text:p>8439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10903">
            <text:p>410903</text:p>
          </table:table-cell>
          <table:table-cell office:value-type="float" office:value="64">
            <text:p>64</text:p>
          </table:table-cell>
          <table:table-cell office:value-type="string">
            <text:p>CM23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cm23-radio.htm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6.44.147.234:7304/;stream.mp3</text:p>
          </table:table-cell>
          <table:table-cell office:value-type="float" office:value="84399">
            <text:p>84399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410905">
            <text:p>410905</text:p>
          </table:table-cell>
          <table:table-cell office:value-type="float" office:value="64">
            <text:p>64</text:p>
          </table:table-cell>
          <table:table-cell office:value-type="string">
            <text:p>Skype: BaHKoTo - http://vanko.g00net.org - Retro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vanko.g00net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7.71.126.100:3000/;stream.mp3</text:p>
          </table:table-cell>
          <table:table-cell office:value-type="float" office:value="84401">
            <text:p>844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10916">
            <text:p>410916</text:p>
          </table:table-cell>
          <table:table-cell office:value-type="float" office:value="64">
            <text:p>64</text:p>
          </table:table-cell>
          <table:table-cell office:value-type="string">
            <text:p>the groove - disco, funk &amp; soul [128k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thegroove-radio.biz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50.7.243.50:8034/;stream.mp3</text:p>
          </table:table-cell>
          <table:table-cell office:value-type="float" office:value="84407">
            <text:p>844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10918">
            <text:p>410918</text:p>
          </table:table-cell>
          <table:table-cell office:value-type="float" office:value="172">
            <text:p>172</text:p>
          </table:table-cell>
          <table:table-cell office:value-type="string">
            <text:p>STOP ACT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discopolo.dbv.p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65.220.98:7150/;stream.mp3</text:p>
          </table:table-cell>
          <table:table-cell office:value-type="float" office:value="84408">
            <text:p>844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10923">
            <text:p>410923</text:p>
          </table:table-cell>
          <table:table-cell office:value-type="float" office:value="64">
            <text:p>64</text:p>
          </table:table-cell>
          <table:table-cell office:value-type="string">
            <text:p>Oi Anamniseis Mas Web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oianamniseisma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6.9.39.43:7000/;stream.mp3</text:p>
          </table:table-cell>
          <table:table-cell office:value-type="float" office:value="84409">
            <text:p>8440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10949">
            <text:p>410949</text:p>
          </table:table-cell>
          <table:table-cell office:value-type="float" office:value="170">
            <text:p>170</text:p>
          </table:table-cell>
          <table:table-cell office:value-type="string">
            <text:p>((((( <text:s text:c="2"/>discoFM .nl <text:s text:c="2"/>))))) <text:s text:c="3"/>24/7 BEST IN 70S DISCO &amp; 80S DANCE (LIVE!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iscofm.n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213.69.222:40039/;stream.mp3</text:p>
          </table:table-cell>
          <table:table-cell office:value-type="float" office:value="84419">
            <text:p>8441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410957">
            <text:p>410957</text:p>
          </table:table-cell>
          <table:table-cell office:value-type="float" office:value="64">
            <text:p>64</text:p>
          </table:table-cell>
          <table:table-cell office:value-type="string">
            <text:p>FunnyJukeBox.com ** Wir haben den Sound **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unnyJukeBox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18.119.128:12810/;stream.mp3</text:p>
          </table:table-cell>
          <table:table-cell office:value-type="float" office:value="84422">
            <text:p>8442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410968">
            <text:p>410968</text:p>
          </table:table-cell>
          <table:table-cell office:value-type="float" office:value="64">
            <text:p>64</text:p>
          </table:table-cell>
          <table:table-cell office:value-type="string">
            <text:p>Entranced.FM - A Chilled Mix of Ambient, Trance &amp; World with Chat &amp; Automated Reques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entranced.f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192.32.197/;stream.mp3</text:p>
          </table:table-cell>
          <table:table-cell office:value-type="float" office:value="84428">
            <text:p>8442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10989">
            <text:p>410989</text:p>
          </table:table-cell>
          <table:table-cell office:value-type="float" office:value="64">
            <text:p>64</text:p>
          </table:table-cell>
          <table:table-cell office:value-type="string">
            <text:p>DruM and BasS CorBinA RaDiO 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homenet.corbina.net/index.php?showforum=18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3.234.203.38:8015/;stream.mp3</text:p>
          </table:table-cell>
          <table:table-cell office:value-type="float" office:value="84434">
            <text:p>844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411006">
            <text:p>411006</text:p>
          </table:table-cell>
          <table:table-cell office:value-type="float" office:value="64">
            <text:p>64</text:p>
          </table:table-cell>
          <table:table-cell office:value-type="string">
            <text:p>Drumnbassradio.com :: 24/7 Upfront Drum and Bass ::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rumnbass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219.163:8545/;stream.mp3</text:p>
          </table:table-cell>
          <table:table-cell office:value-type="float" office:value="84439">
            <text:p>8443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11008">
            <text:p>411008</text:p>
          </table:table-cell>
          <table:table-cell office:value-type="float" office:value="64">
            <text:p>64</text:p>
          </table:table-cell>
          <table:table-cell office:value-type="string">
            <text:p>Bassjunkees.com - Drum &amp; Bass, Oldskool, Jungle &amp; Dubstep 24/7 - Once Locked Addicted for Life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bassjunkee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8.190.241.226:8442/;stream.mp3</text:p>
          </table:table-cell>
          <table:table-cell office:value-type="float" office:value="84440">
            <text:p>8444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411009">
            <text:p>411009</text:p>
          </table:table-cell>
          <table:table-cell office:value-type="float" office:value="5">
            <text:p>5</text:p>
          </table:table-cell>
          <table:table-cell office:value-type="string">
            <text:p>ToXoRs minimal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riminimal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214.22.176:8000/;stream.mp3</text:p>
          </table:table-cell>
          <table:table-cell office:value-type="float" office:value="84441">
            <text:p>8444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11012">
            <text:p>411012</text:p>
          </table:table-cell>
          <table:table-cell office:value-type="float" office:value="64">
            <text:p>64</text:p>
          </table:table-cell>
          <table:table-cell office:value-type="string">
            <text:p>1.FM - Club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5">
            <text:p>95</text:p>
          </table:table-cell>
          <table:table-cell office:value-type="float" office:value="3177">
            <text:p>3177</text:p>
          </table:table-cell>
          <table:table-cell office:value-type="string">
            <text:p>http://209.73.150.68:8060/;stream.mp3</text:p>
          </table:table-cell>
          <table:table-cell office:value-type="float" office:value="84443">
            <text:p>8444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11028">
            <text:p>411028</text:p>
          </table:table-cell>
          <table:table-cell office:value-type="float" office:value="67">
            <text:p>67</text:p>
          </table:table-cell>
          <table:table-cell office:value-type="string">
            <text:p>Decibel Station - 24/24 House Dance Electro Techno Minimal Progressive music and MORE - Webradio From Fran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cibel-station.f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98.178.31:9000/;stream.mp3</text:p>
          </table:table-cell>
          <table:table-cell office:value-type="float" office:value="84449">
            <text:p>844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11057">
            <text:p>411057</text:p>
          </table:table-cell>
          <table:table-cell office:value-type="float" office:value="183">
            <text:p>183</text:p>
          </table:table-cell>
          <table:table-cell office:value-type="string">
            <text:p>HOUSE FREAKS Channel 2 Funky House, Electro, Oldskool House, Progressive House. Breakbeat, Tran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ousefreaks.co.UK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31.3.250.130:8060/;stream.mp3</text:p>
          </table:table-cell>
          <table:table-cell office:value-type="float" office:value="84460">
            <text:p>8446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411078">
            <text:p>411078</text:p>
          </table:table-cell>
          <table:table-cell office:value-type="float" office:value="64">
            <text:p>64</text:p>
          </table:table-cell>
          <table:table-cell office:value-type="string">
            <text:p>Max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max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65.99.157:6390/;stream.mp3</text:p>
          </table:table-cell>
          <table:table-cell office:value-type="float" office:value="84470">
            <text:p>8447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1099">
            <text:p>411099</text:p>
          </table:table-cell>
          <table:table-cell office:value-type="float" office:value="64">
            <text:p>64</text:p>
          </table:table-cell>
          <table:table-cell office:value-type="string">
            <text:p>Real Punk Radio - DJ 500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ealpunk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22.26.45/;stream.mp3</text:p>
          </table:table-cell>
          <table:table-cell office:value-type="float" office:value="84482">
            <text:p>8448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11104">
            <text:p>411104</text:p>
          </table:table-cell>
          <table:table-cell office:value-type="float" office:value="64">
            <text:p>64</text:p>
          </table:table-cell>
          <table:table-cell office:value-type="string">
            <text:p>.: Pure-Metal :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pm-srv.de:290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163.115.120:29000/;stream.mp3</text:p>
          </table:table-cell>
          <table:table-cell office:value-type="float" office:value="84484">
            <text:p>844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11105">
            <text:p>411105</text:p>
          </table:table-cell>
          <table:table-cell office:value-type="float" office:value="64">
            <text:p>64</text:p>
          </table:table-cell>
          <table:table-cell office:value-type="string">
            <text:p>Munich's Hardest Hits - Melodic Rock is back..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unichshardesthits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7.118.116.61:8010/;stream.mp3</text:p>
          </table:table-cell>
          <table:table-cell office:value-type="float" office:value="84485">
            <text:p>844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11113">
            <text:p>411113</text:p>
          </table:table-cell>
          <table:table-cell office:value-type="float" office:value="64">
            <text:p>64</text:p>
          </table:table-cell>
          <table:table-cell office:value-type="string">
            <text:p>RADIO METAL ON: The Heavy - (Heavy, Power, Melodic Metal &amp; Hard Rock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radio-metal-on-the-heavy-heavy-power-melodic-metal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4.23.244.89:8002/;stream.mp3</text:p>
          </table:table-cell>
          <table:table-cell office:value-type="float" office:value="84491">
            <text:p>844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11121">
            <text:p>411121</text:p>
          </table:table-cell>
          <table:table-cell office:value-type="float" office:value="64">
            <text:p>64</text:p>
          </table:table-cell>
          <table:table-cell office:value-type="string">
            <text:p>ANC Ro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xat.com/ANCHits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36.41.19:8200/;stream.mp3</text:p>
          </table:table-cell>
          <table:table-cell office:value-type="float" office:value="84495">
            <text:p>844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11122">
            <text:p>411122</text:p>
          </table:table-cell>
          <table:table-cell office:value-type="float" office:value="64">
            <text:p>64</text:p>
          </table:table-cell>
          <table:table-cell office:value-type="string">
            <text:p>Radio Shock Bo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shockbox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58.100:9146/;stream.mp3</text:p>
          </table:table-cell>
          <table:table-cell office:value-type="float" office:value="84496">
            <text:p>844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411127">
            <text:p>411127</text:p>
          </table:table-cell>
          <table:table-cell office:value-type="float" office:value="158">
            <text:p>158</text:p>
          </table:table-cell>
          <table:table-cell office:value-type="string">
            <text:p>NERadio Hardstyle - www.HardStyle.nu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ardstyle.nu</text:p>
          </table:table-cell>
          <table:table-cell office:value-type="float" office:value="95">
            <text:p>95</text:p>
          </table:table-cell>
          <table:table-cell office:value-type="float" office:value="3314">
            <text:p>3314</text:p>
          </table:table-cell>
          <table:table-cell office:value-type="string">
            <text:p>http://83.149.126.13:443/;stream.mp3</text:p>
          </table:table-cell>
          <table:table-cell office:value-type="float" office:value="84499">
            <text:p>844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11128">
            <text:p>411128</text:p>
          </table:table-cell>
          <table:table-cell office:value-type="float" office:value="64">
            <text:p>64</text:p>
          </table:table-cell>
          <table:table-cell office:value-type="string">
            <text:p>Metallica Channel 24x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piratestation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4.63.91.164:8666/;stream.mp3</text:p>
          </table:table-cell>
          <table:table-cell office:value-type="float" office:value="84500">
            <text:p>845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411140">
            <text:p>411140</text:p>
          </table:table-cell>
          <table:table-cell office:value-type="float" office:value="64">
            <text:p>64</text:p>
          </table:table-cell>
          <table:table-cell office:value-type="string">
            <text:p>Hit Station.fm deluxe | Dance Electronic | www.hitstation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itstation.f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80.237.157.97:7000/;stream.mp3</text:p>
          </table:table-cell>
          <table:table-cell office:value-type="float" office:value="84508">
            <text:p>845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411145">
            <text:p>411145</text:p>
          </table:table-cell>
          <table:table-cell office:value-type="float" office:value="64">
            <text:p>64</text:p>
          </table:table-cell>
          <table:table-cell office:value-type="string">
            <text:p>Luis Marcel Liv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ogglounge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6.165.171.58:8000/;stream.mp3</text:p>
          </table:table-cell>
          <table:table-cell office:value-type="float" office:value="84510">
            <text:p>8451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411154">
            <text:p>411154</text:p>
          </table:table-cell>
          <table:table-cell office:value-type="float" office:value="64">
            <text:p>64</text:p>
          </table:table-cell>
          <table:table-cell office:value-type="string">
            <text:p>AUDIOGROOVES.NET :: Deep House Soulful Hous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udiogrooves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4.127.82.234:9004/;stream.mp3</text:p>
          </table:table-cell>
          <table:table-cell office:value-type="float" office:value="84515">
            <text:p>8451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11155">
            <text:p>411155</text:p>
          </table:table-cell>
          <table:table-cell office:value-type="float" office:value="64">
            <text:p>64</text:p>
          </table:table-cell>
          <table:table-cell office:value-type="string">
            <text:p>Absolute Trance (1.FM TM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5">
            <text:p>95</text:p>
          </table:table-cell>
          <table:table-cell office:value-type="float" office:value="3177">
            <text:p>3177</text:p>
          </table:table-cell>
          <table:table-cell office:value-type="string">
            <text:p>http://209.73.150.38:8040/;stream.mp3</text:p>
          </table:table-cell>
          <table:table-cell office:value-type="float" office:value="84516">
            <text:p>845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11165">
            <text:p>411165</text:p>
          </table:table-cell>
          <table:table-cell office:value-type="float" office:value="64">
            <text:p>64</text:p>
          </table:table-cell>
          <table:table-cell office:value-type="string">
            <text:p>Kane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kane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122.94:8081/;stream.mp3</text:p>
          </table:table-cell>
          <table:table-cell office:value-type="float" office:value="84523">
            <text:p>8452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411169">
            <text:p>411169</text:p>
          </table:table-cell>
          <table:table-cell office:value-type="float" office:value="183">
            <text:p>183</text:p>
          </table:table-cell>
          <table:table-cell office:value-type="string">
            <text:p>Deepvibes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deepvibes.co.uk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31.3.231.210:9106/;stream.mp3</text:p>
          </table:table-cell>
          <table:table-cell office:value-type="float" office:value="84525">
            <text:p>845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411171">
            <text:p>411171</text:p>
          </table:table-cell>
          <table:table-cell office:value-type="float" office:value="64">
            <text:p>64</text:p>
          </table:table-cell>
          <table:table-cell office:value-type="string">
            <text:p>ayeko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yek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4.23.1.51:8000/http://ns364977.ovh.net:8000/ayeko.mp3</text:p>
          </table:table-cell>
          <table:table-cell office:value-type="float" office:value="72155">
            <text:p>7215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411172">
            <text:p>411172</text:p>
          </table:table-cell>
          <table:table-cell office:value-type="float" office:value="64">
            <text:p>64</text:p>
          </table:table-cell>
          <table:table-cell office:value-type="string">
            <text:p>Morcegao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epmix.eu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9.64.43.12/;stream.mp3</text:p>
          </table:table-cell>
          <table:table-cell office:value-type="float" office:value="84527">
            <text:p>845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411184">
            <text:p>411184</text:p>
          </table:table-cell>
          <table:table-cell office:value-type="float" office:value="64">
            <text:p>64</text:p>
          </table:table-cell>
          <table:table-cell office:value-type="string">
            <text:p>(GTM) HousE CorBinA RaDiO 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homenet.corbina.net/index.php?showforum=18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3.234.203.38:8025/;stream.mp3</text:p>
          </table:table-cell>
          <table:table-cell office:value-type="float" office:value="84531">
            <text:p>8453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11188">
            <text:p>411188</text:p>
          </table:table-cell>
          <table:table-cell office:value-type="float" office:value="175">
            <text:p>175</text:p>
          </table:table-cell>
          <table:table-cell office:value-type="string">
            <text:p>HOUSEBOX.PT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ousebox.p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09.71.41.250:8004/;stream.mp3</text:p>
          </table:table-cell>
          <table:table-cell office:value-type="float" office:value="84533">
            <text:p>845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11197">
            <text:p>411197</text:p>
          </table:table-cell>
          <table:table-cell office:value-type="float" office:value="64">
            <text:p>64</text:p>
          </table:table-cell>
          <table:table-cell office:value-type="string">
            <text:p>DEEP HOUSE LOUNG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ephouselounge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68.68.28.166:8038/;stream.mp3</text:p>
          </table:table-cell>
          <table:table-cell office:value-type="float" office:value="84539">
            <text:p>8453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411209">
            <text:p>411209</text:p>
          </table:table-cell>
          <table:table-cell office:value-type="float" office:value="183">
            <text:p>183</text:p>
          </table:table-cell>
          <table:table-cell office:value-type="string">
            <text:p>HOUSE FREAKS Channel 1 DEEP UNDERGROUND HOUSE MUSIC - SOULFUL HOUSE, JACKIN HOUSE, DEEP HOUSE TRIBAL HOUSE HOUSE FREAK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ousefreaks.co.uk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31.3.250.130:8700/;stream.mp3</text:p>
          </table:table-cell>
          <table:table-cell office:value-type="float" office:value="84543">
            <text:p>8454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11210">
            <text:p>411210</text:p>
          </table:table-cell>
          <table:table-cell office:value-type="float" office:value="64">
            <text:p>64</text:p>
          </table:table-cell>
          <table:table-cell office:value-type="string">
            <text:p>Radio Club40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lubradio404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21.151.98:8104/;stream.mp3</text:p>
          </table:table-cell>
          <table:table-cell office:value-type="float" office:value="84544">
            <text:p>845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11212">
            <text:p>411212</text:p>
          </table:table-cell>
          <table:table-cell office:value-type="float" office:value="159">
            <text:p>159</text:p>
          </table:table-cell>
          <table:table-cell office:value-type="string">
            <text:p>Radio Volum - The Best in Trance, House, Dance and Progressive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volum.no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50.7.248.38:10102/;stream.mp3</text:p>
          </table:table-cell>
          <table:table-cell office:value-type="float" office:value="84545">
            <text:p>845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411223">
            <text:p>411223</text:p>
          </table:table-cell>
          <table:table-cell office:value-type="float" office:value="64">
            <text:p>64</text:p>
          </table:table-cell>
          <table:table-cell office:value-type="string">
            <text:p>WoH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oh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17.160.253.23:27015/;stream.mp3</text:p>
          </table:table-cell>
          <table:table-cell office:value-type="float" office:value="84553">
            <text:p>845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411237">
            <text:p>411237</text:p>
          </table:table-cell>
          <table:table-cell office:value-type="float" office:value="183">
            <text:p>183</text:p>
          </table:table-cell>
          <table:table-cell office:value-type="string">
            <text:p>1Mix Radio - DJ Sets and Live Shows from around the world - its all about House music.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mix.co.uk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4.23.209.225:8012/;stream.mp3</text:p>
          </table:table-cell>
          <table:table-cell office:value-type="float" office:value="84559">
            <text:p>8455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411254">
            <text:p>411254</text:p>
          </table:table-cell>
          <table:table-cell office:value-type="float" office:value="64">
            <text:p>64</text:p>
          </table:table-cell>
          <table:table-cell office:value-type="string">
            <text:p>Amsterdam Trance Radio (1.FM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80">
            <text:p>80</text:p>
          </table:table-cell>
          <table:table-cell office:value-type="float" office:value="3177">
            <text:p>3177</text:p>
          </table:table-cell>
          <table:table-cell office:value-type="string">
            <text:p>http://209.73.150.38:7700/;stream.mp3</text:p>
          </table:table-cell>
          <table:table-cell office:value-type="float" office:value="84569">
            <text:p>8456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11260">
            <text:p>411260</text:p>
          </table:table-cell>
          <table:table-cell office:value-type="float" office:value="64">
            <text:p>64</text:p>
          </table:table-cell>
          <table:table-cell office:value-type="string">
            <text:p>Trancesonic.FM - Trance Radio, Uplifting &amp; Progressive Trance 24/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rancesonic.f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78.159.102.32:8600/;stream.mp3</text:p>
          </table:table-cell>
          <table:table-cell office:value-type="float" office:value="84573">
            <text:p>8457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11261">
            <text:p>411261</text:p>
          </table:table-cell>
          <table:table-cell office:value-type="float" office:value="64">
            <text:p>64</text:p>
          </table:table-cell>
          <table:table-cell office:value-type="string">
            <text:p>detour TALK - bringing the best in indie and progressive tal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talk.thedetour.us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21.151.98:8080/;stream.mp3</text:p>
          </table:table-cell>
          <table:table-cell office:value-type="float" office:value="84574">
            <text:p>8457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411272">
            <text:p>411272</text:p>
          </table:table-cell>
          <table:table-cell office:value-type="float" office:value="64">
            <text:p>64</text:p>
          </table:table-cell>
          <table:table-cell office:value-type="string">
            <text:p>minimalstation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inimalstation.f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59.253.145.177:8660/;stream.mp3</text:p>
          </table:table-cell>
          <table:table-cell office:value-type="float" office:value="84579">
            <text:p>8457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411278">
            <text:p>411278</text:p>
          </table:table-cell>
          <table:table-cell office:value-type="float" office:value="64">
            <text:p>64</text:p>
          </table:table-cell>
          <table:table-cell office:value-type="string">
            <text:p>Classic Trance - D I G I T A L L Y - I M P O R T E D - relive the classic trance hits!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i.fm/classictranc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72.26.204.28:6364/;stream.mp3</text:p>
          </table:table-cell>
          <table:table-cell office:value-type="float" office:value="84584">
            <text:p>845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411305">
            <text:p>411305</text:p>
          </table:table-cell>
          <table:table-cell office:value-type="float" office:value="64">
            <text:p>64</text:p>
          </table:table-cell>
          <table:table-cell office:value-type="string">
            <text:p>PulsRadio Version Hard - Hardstyle, Hardtrance, Tekstyle - www.pulsradio.com - Live From Fran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chranz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8.191.228.248:4000/;stream.mp3</text:p>
          </table:table-cell>
          <table:table-cell office:value-type="float" office:value="84596">
            <text:p>845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411321">
            <text:p>411321</text:p>
          </table:table-cell>
          <table:table-cell office:value-type="float" office:value="64">
            <text:p>64</text:p>
          </table:table-cell>
          <table:table-cell office:value-type="string">
            <text:p>WapRadio [JDR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apradio.e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3.104.213.28:8000/wapradio</text:p>
          </table:table-cell>
          <table:table-cell office:value-type="float" office:value="84590">
            <text:p>8459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411367">
            <text:p>411367</text:p>
          </table:table-cell>
          <table:table-cell office:value-type="float" office:value="64">
            <text:p>64</text:p>
          </table:table-cell>
          <table:table-cell office:value-type="string">
            <text:p>minimalstation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inimalstation.f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50.22.223.16:8536/;stream.mp3</text:p>
          </table:table-cell>
          <table:table-cell office:value-type="float" office:value="84617">
            <text:p>846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11382">
            <text:p>411382</text:p>
          </table:table-cell>
          <table:table-cell office:value-type="float" office:value="64">
            <text:p>64</text:p>
          </table:table-cell>
          <table:table-cell office:value-type="string">
            <text:p>iDanceTechno.fm 128k MP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idancetechno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6.72.167.27:21395/;stream.mp3</text:p>
          </table:table-cell>
          <table:table-cell office:value-type="float" office:value="84625">
            <text:p>846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411408">
            <text:p>411408</text:p>
          </table:table-cell>
          <table:table-cell office:value-type="float" office:value="5">
            <text:p>5</text:p>
          </table:table-cell>
          <table:table-cell office:value-type="string">
            <text:p>BHJMS-Radio 1 - Hambur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hjms-radio.d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5.214.64.202:8050/;stream.mp3</text:p>
          </table:table-cell>
          <table:table-cell office:value-type="float" office:value="84634">
            <text:p>846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411409">
            <text:p>411409</text:p>
          </table:table-cell>
          <table:table-cell office:value-type="float" office:value="64">
            <text:p>64</text:p>
          </table:table-cell>
          <table:table-cell office:value-type="string">
            <text:p>Party107 - Your Place to Party 24/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rty107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5.18.192.137/;stream.mp3</text:p>
          </table:table-cell>
          <table:table-cell office:value-type="float" office:value="84635">
            <text:p>8463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11450">
            <text:p>411450</text:p>
          </table:table-cell>
          <table:table-cell office:value-type="float" office:value="170">
            <text:p>170</text:p>
          </table:table-cell>
          <table:table-cell office:value-type="string">
            <text:p>DJ Henk @ 2 High 24/7 Live Sets From DJ Tiesto Request and Playlist @ www.djtiestostream.n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jtiestostream.n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41.105.4.234:8020/;stream.mp3</text:p>
          </table:table-cell>
          <table:table-cell office:value-type="float" office:value="84649">
            <text:p>846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11465">
            <text:p>411465</text:p>
          </table:table-cell>
          <table:table-cell office:value-type="float" office:value="184">
            <text:p>184</text:p>
          </table:table-cell>
          <table:table-cell office:value-type="string">
            <text:p>Trip Hop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triphopradio.r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8.198.85.66:8000/;stream.mp3</text:p>
          </table:table-cell>
          <table:table-cell office:value-type="float" office:value="84656">
            <text:p>8465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411469">
            <text:p>411469</text:p>
          </table:table-cell>
          <table:table-cell office:value-type="float" office:value="64">
            <text:p>64</text:p>
          </table:table-cell>
          <table:table-cell office:value-type="string">
            <text:p>100Hitz - 90's Alternative Hit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00hitz.com</text:p>
          </table:table-cell>
          <table:table-cell office:value-type="float" office:value="80">
            <text:p>80</text:p>
          </table:table-cell>
          <table:table-cell office:value-type="float" office:value="4000">
            <text:p>4000</text:p>
          </table:table-cell>
          <table:table-cell office:value-type="string">
            <text:p>http://64.62.164.196:3022/;stream.mp3</text:p>
          </table:table-cell>
          <table:table-cell office:value-type="float" office:value="84658">
            <text:p>8465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411479">
            <text:p>411479</text:p>
          </table:table-cell>
          <table:table-cell office:value-type="float" office:value="67">
            <text:p>67</text:p>
          </table:table-cell>
          <table:table-cell office:value-type="string">
            <text:p>M2 JAZZ : ONLY JAZZ - Live From Paris France - www.m2radio.f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2radio.f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8.190.31.35:8080/;stream.mp3</text:p>
          </table:table-cell>
          <table:table-cell office:value-type="float" office:value="84662">
            <text:p>8466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411480">
            <text:p>411480</text:p>
          </table:table-cell>
          <table:table-cell office:value-type="float" office:value="64">
            <text:p>64</text:p>
          </table:table-cell>
          <table:table-cell office:value-type="string">
            <text:p>1.FM - Channel 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5">
            <text:p>95</text:p>
          </table:table-cell>
          <table:table-cell office:value-type="float" office:value="3177">
            <text:p>3177</text:p>
          </table:table-cell>
          <table:table-cell office:value-type="string">
            <text:p>http://209.73.150.39:8070/;stream.mp3</text:p>
          </table:table-cell>
          <table:table-cell office:value-type="float" office:value="84663">
            <text:p>846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411489">
            <text:p>411489</text:p>
          </table:table-cell>
          <table:table-cell office:value-type="float" office:value="64">
            <text:p>64</text:p>
          </table:table-cell>
          <table:table-cell office:value-type="string">
            <text:p>radioblackout.websom.n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blackout.websom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0.36.96.91:14206/;stream.mp3</text:p>
          </table:table-cell>
          <table:table-cell office:value-type="float" office:value="84667">
            <text:p>8466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411491">
            <text:p>411491</text:p>
          </table:table-cell>
          <table:table-cell office:value-type="float" office:value="64">
            <text:p>64</text:p>
          </table:table-cell>
          <table:table-cell office:value-type="string">
            <text:p>AddictedToRadio.com - Q97 Alternative Rock AA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5:16030/;stream.mp3</text:p>
          </table:table-cell>
          <table:table-cell office:value-type="float" office:value="84668">
            <text:p>8466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411498">
            <text:p>411498</text:p>
          </table:table-cell>
          <table:table-cell office:value-type="float" office:value="64">
            <text:p>64</text:p>
          </table:table-cell>
          <table:table-cell office:value-type="string">
            <text:p>100 XR - The Net's #1 Rock Station!!! Today's Best New Rock &amp; XtReme, Alternative, Classic Rock | H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00xr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7.159.45.87:8328/;stream.mp3</text:p>
          </table:table-cell>
          <table:table-cell office:value-type="float" office:value="84672">
            <text:p>8467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411504">
            <text:p>411504</text:p>
          </table:table-cell>
          <table:table-cell office:value-type="float" office:value="64">
            <text:p>64</text:p>
          </table:table-cell>
          <table:table-cell office:value-type="string">
            <text:p>Leeds Indie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leedsindieradio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09.239.99.124:8056/;stream.mp3</text:p>
          </table:table-cell>
          <table:table-cell office:value-type="float" office:value="84675">
            <text:p>8467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411524">
            <text:p>411524</text:p>
          </table:table-cell>
          <table:table-cell office:value-type="float" office:value="208">
            <text:p>208</text:p>
          </table:table-cell>
          <table:table-cell office:value-type="string">
            <text:p>Radio 3FAC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3fach.ch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4.126.18.195:8000/;stream.mp3</text:p>
          </table:table-cell>
          <table:table-cell office:value-type="float" office:value="84688">
            <text:p>8468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411526">
            <text:p>411526</text:p>
          </table:table-cell>
          <table:table-cell office:value-type="float" office:value="64">
            <text:p>64</text:p>
          </table:table-cell>
          <table:table-cell office:value-type="string">
            <text:p>Ecleptic Mus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ndhow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22.26.43:8080/;stream.mp3</text:p>
          </table:table-cell>
          <table:table-cell office:value-type="float" office:value="84689">
            <text:p>8468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411538">
            <text:p>411538</text:p>
          </table:table-cell>
          <table:table-cell office:value-type="float" office:value="64">
            <text:p>64</text:p>
          </table:table-cell>
          <table:table-cell office:value-type="string">
            <text:p>480 Minutes from Bagel Radio [SomaFM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oma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2.176.180:9090/;stream.mp3</text:p>
          </table:table-cell>
          <table:table-cell office:value-type="float" office:value="84698">
            <text:p>846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11578">
            <text:p>411578</text:p>
          </table:table-cell>
          <table:table-cell office:value-type="float" office:value="64">
            <text:p>64</text:p>
          </table:table-cell>
          <table:table-cell office:value-type="string">
            <text:p>Dandelion Radio - Inspired by Peel - Independent - Original - Uncompromis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andelion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17.250.6:9414/;stream.mp3</text:p>
          </table:table-cell>
          <table:table-cell office:value-type="float" office:value="84720">
            <text:p>8472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11607">
            <text:p>411607</text:p>
          </table:table-cell>
          <table:table-cell office:value-type="float" office:value="64">
            <text:p>64</text:p>
          </table:table-cell>
          <table:table-cell office:value-type="string">
            <text:p>[radio.wazee] Modern Alternative Rock (www.wazee.org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azee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9.163.40.193:8000/;stream.mp3</text:p>
          </table:table-cell>
          <table:table-cell office:value-type="float" office:value="84736">
            <text:p>8473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411609">
            <text:p>411609</text:p>
          </table:table-cell>
          <table:table-cell office:value-type="float" office:value="64">
            <text:p>64</text:p>
          </table:table-cell>
          <table:table-cell office:value-type="string">
            <text:p>Najbolji Radio, za najbolju Dijasporu! <text:s/>radio-dijaspora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dijaspora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85.131.163.137:9000/;stream.mp3</text:p>
          </table:table-cell>
          <table:table-cell office:value-type="float" office:value="84738">
            <text:p>8473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11612">
            <text:p>411612</text:p>
          </table:table-cell>
          <table:table-cell office:value-type="float" office:value="64">
            <text:p>64</text:p>
          </table:table-cell>
          <table:table-cell office:value-type="string">
            <text:p>CALMRADIO - NATIV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10208/;stream.mp3</text:p>
          </table:table-cell>
          <table:table-cell office:value-type="float" office:value="84740">
            <text:p>8474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1616">
            <text:p>411616</text:p>
          </table:table-cell>
          <table:table-cell office:value-type="float" office:value="64">
            <text:p>64</text:p>
          </table:table-cell>
          <table:table-cell office:value-type="string">
            <text:p>Pink Narodna Muzika (Zabavna, Uzivo, Radio Stanice, Cuprija, Beograd, Srbija, Bosna, Balkan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pink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72.202.26:8050/;stream.mp3</text:p>
          </table:table-cell>
          <table:table-cell office:value-type="float" office:value="84741">
            <text:p>8474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411623">
            <text:p>411623</text:p>
          </table:table-cell>
          <table:table-cell office:value-type="float" office:value="64">
            <text:p>64</text:p>
          </table:table-cell>
          <table:table-cell office:value-type="string">
            <text:p>Irish Favourites - IRISH PUB RADIO - LIVE FROM IRELAND (IRISH, FOLK, CELTIC, BALLADS, STORIES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irishpubradio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76.31.240.114:8326/;stream.mp3</text:p>
          </table:table-cell>
          <table:table-cell office:value-type="float" office:value="84744">
            <text:p>847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11627">
            <text:p>411627</text:p>
          </table:table-cell>
          <table:table-cell office:value-type="float" office:value="64">
            <text:p>64</text:p>
          </table:table-cell>
          <table:table-cell office:value-type="string">
            <text:p>BelleAmieFol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belleamiefolk.htm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2.60.230.200:5040/;stream.mp3</text:p>
          </table:table-cell>
          <table:table-cell office:value-type="float" office:value="84746">
            <text:p>8474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11631">
            <text:p>411631</text:p>
          </table:table-cell>
          <table:table-cell office:value-type="float" office:value="64">
            <text:p>64</text:p>
          </table:table-cell>
          <table:table-cell office:value-type="string">
            <text:p>vanko.g00net.org ; http://vankoto.tk <text:s/>- Turbo Folk email: BaHKoTo@gmail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vanko.g00net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7.71.126.100:4000/;stream.mp3</text:p>
          </table:table-cell>
          <table:table-cell office:value-type="float" office:value="84748">
            <text:p>8474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411634">
            <text:p>411634</text:p>
          </table:table-cell>
          <table:table-cell office:value-type="float" office:value="64">
            <text:p>64</text:p>
          </table:table-cell>
          <table:table-cell office:value-type="string">
            <text:p>Dj Opicen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bosanska-posavin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06.136.203:8200/;stream.mp3</text:p>
          </table:table-cell>
          <table:table-cell office:value-type="float" office:value="84750">
            <text:p>847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411638">
            <text:p>411638</text:p>
          </table:table-cell>
          <table:table-cell office:value-type="float" office:value="64">
            <text:p>64</text:p>
          </table:table-cell>
          <table:table-cell office:value-type="string">
            <text:p>liveireland Live From Dublin, Ireland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iveireland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6.90.73.250:8000/;stream.mp3</text:p>
          </table:table-cell>
          <table:table-cell office:value-type="float" office:value="84751">
            <text:p>8475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411646">
            <text:p>411646</text:p>
          </table:table-cell>
          <table:table-cell office:value-type="float" office:value="64">
            <text:p>64</text:p>
          </table:table-cell>
          <table:table-cell office:value-type="string">
            <text:p>Ok Radio Server 64 Kbit EU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okradio.ne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6.9.72.45:8000/;stream.mp3</text:p>
          </table:table-cell>
          <table:table-cell office:value-type="float" office:value="84757">
            <text:p>847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411648">
            <text:p>411648</text:p>
          </table:table-cell>
          <table:table-cell office:value-type="float" office:value="5">
            <text:p>5</text:p>
          </table:table-cell>
          <table:table-cell office:value-type="string">
            <text:p>Studiola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tudiolam1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25.73.102:29562/;stream.mp3</text:p>
          </table:table-cell>
          <table:table-cell office:value-type="float" office:value="84759">
            <text:p>8475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411649">
            <text:p>411649</text:p>
          </table:table-cell>
          <table:table-cell office:value-type="float" office:value="64">
            <text:p>64</text:p>
          </table:table-cell>
          <table:table-cell office:value-type="string">
            <text:p>Radio Ritmo Romant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ritmo.e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3.145.124.28:8080/;stream.mp3</text:p>
          </table:table-cell>
          <table:table-cell office:value-type="float" office:value="84760">
            <text:p>8476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411650">
            <text:p>411650</text:p>
          </table:table-cell>
          <table:table-cell office:value-type="float" office:value="64">
            <text:p>64</text:p>
          </table:table-cell>
          <table:table-cell office:value-type="string">
            <text:p>ARBERWALDRADIO.COM - Sendestudio Geiersthal/Piflitz / Es spielt der Elektrische Modera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rberwald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25.120.59:36058/;stream.mp3</text:p>
          </table:table-cell>
          <table:table-cell office:value-type="float" office:value="84761">
            <text:p>847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411656">
            <text:p>411656</text:p>
          </table:table-cell>
          <table:table-cell office:value-type="float" office:value="64">
            <text:p>64</text:p>
          </table:table-cell>
          <table:table-cell office:value-type="string">
            <text:p>FOLK RADIO ALEKSANDRI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leksandrina.ne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79.124.76.204:8000/;stream.mp3</text:p>
          </table:table-cell>
          <table:table-cell office:value-type="float" office:value="84767">
            <text:p>8476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11659">
            <text:p>411659</text:p>
          </table:table-cell>
          <table:table-cell office:value-type="float" office:value="64">
            <text:p>64</text:p>
          </table:table-cell>
          <table:table-cell office:value-type="string">
            <text:p>MushroomFM Live with SitAndSpin It's Katie Pleva Email Katie@mushroomfm.com, or tweet @silly_sing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ushroom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85.161.123:8760/;stream.mp3</text:p>
          </table:table-cell>
          <table:table-cell office:value-type="float" office:value="84770">
            <text:p>8477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11664">
            <text:p>411664</text:p>
          </table:table-cell>
          <table:table-cell office:value-type="float" office:value="64">
            <text:p>64</text:p>
          </table:table-cell>
          <table:table-cell office:value-type="string">
            <text:p>AddictedToRadio.com - Cajun Fes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8.77.21.15:11310/;stream.mp3</text:p>
          </table:table-cell>
          <table:table-cell office:value-type="float" office:value="84771">
            <text:p>847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411666">
            <text:p>411666</text:p>
          </table:table-cell>
          <table:table-cell office:value-type="float" office:value="64">
            <text:p>64</text:p>
          </table:table-cell>
          <table:table-cell office:value-type="string">
            <text:p>Radio Liscio e Folk - L'Italia che Balla - Ital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iscioefolk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55.137.32:7012/;stream.mp3</text:p>
          </table:table-cell>
          <table:table-cell office:value-type="float" office:value="84773">
            <text:p>8477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411673">
            <text:p>411673</text:p>
          </table:table-cell>
          <table:table-cell office:value-type="float" office:value="64">
            <text:p>64</text:p>
          </table:table-cell>
          <table:table-cell office:value-type="string">
            <text:p>Dj Vuci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dva-jaran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4.213.101:9000/;stream.mp3</text:p>
          </table:table-cell>
          <table:table-cell office:value-type="float" office:value="84777">
            <text:p>8477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11677">
            <text:p>411677</text:p>
          </table:table-cell>
          <table:table-cell office:value-type="float" office:value="64">
            <text:p>64</text:p>
          </table:table-cell>
          <table:table-cell office:value-type="string">
            <text:p>Word of Truth Acoustic Prais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ordoftruth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159.44.139/wotr2</text:p>
          </table:table-cell>
          <table:table-cell office:value-type="float" office:value="83676">
            <text:p>8367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411687">
            <text:p>411687</text:p>
          </table:table-cell>
          <table:table-cell office:value-type="float" office:value="64">
            <text:p>64</text:p>
          </table:table-cell>
          <table:table-cell office:value-type="string">
            <text:p>RADIO LJUBIC PRNJAV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radio-ljubic-prnjavor.html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6.9.66.104:8866/;stream.mp3</text:p>
          </table:table-cell>
          <table:table-cell office:value-type="float" office:value="84784">
            <text:p>847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11696">
            <text:p>411696</text:p>
          </table:table-cell>
          <table:table-cell office:value-type="float" office:value="64">
            <text:p>64</text:p>
          </table:table-cell>
          <table:table-cell office:value-type="string">
            <text:p>Radio BN +387552284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bn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6.9.66.104:8522/;stream.mp3</text:p>
          </table:table-cell>
          <table:table-cell office:value-type="float" office:value="84788">
            <text:p>8478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411697">
            <text:p>411697</text:p>
          </table:table-cell>
          <table:table-cell office:value-type="float" office:value="208">
            <text:p>208</text:p>
          </table:table-cell>
          <table:table-cell office:value-type="string">
            <text:p>VOLKSMUSIKNET - Swiss Folkmusic / Schweizer Volksmusi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volksmusiknet.ch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50.7.234.130:8188/;stream.mp3</text:p>
          </table:table-cell>
          <table:table-cell office:value-type="float" office:value="84789">
            <text:p>8478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411699">
            <text:p>411699</text:p>
          </table:table-cell>
          <table:table-cell office:value-type="float" office:value="64">
            <text:p>64</text:p>
          </table:table-cell>
          <table:table-cell office:value-type="string">
            <text:p>Radio M - Narodna i zabavna muzik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radiobg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4.23.21.97:8130/;stream.mp3</text:p>
          </table:table-cell>
          <table:table-cell office:value-type="float" office:value="84790">
            <text:p>8479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11700">
            <text:p>411700</text:p>
          </table:table-cell>
          <table:table-cell office:value-type="float" office:value="172">
            <text:p>172</text:p>
          </table:table-cell>
          <table:table-cell office:value-type="string">
            <text:p>Radio Katowi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.katowice.p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8.159.102.32:7772/;stream.mp3</text:p>
          </table:table-cell>
          <table:table-cell office:value-type="float" office:value="84791">
            <text:p>847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411702">
            <text:p>411702</text:p>
          </table:table-cell>
          <table:table-cell office:value-type="float" office:value="64">
            <text:p>64</text:p>
          </table:table-cell>
          <table:table-cell office:value-type="string">
            <text:p>Radio Ritmo Mi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ritmo.e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3.145.124.28:8090/;stream.mp3</text:p>
          </table:table-cell>
          <table:table-cell office:value-type="float" office:value="84792">
            <text:p>8479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411705">
            <text:p>411705</text:p>
          </table:table-cell>
          <table:table-cell office:value-type="float" office:value="64">
            <text:p>64</text:p>
          </table:table-cell>
          <table:table-cell office:value-type="string">
            <text:p>RADIO SAJKASKA putem interneta i SATELITA ...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sajkask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98.217.82:4060/;stream.mp3</text:p>
          </table:table-cell>
          <table:table-cell office:value-type="float" office:value="84795">
            <text:p>847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411706">
            <text:p>411706</text:p>
          </table:table-cell>
          <table:table-cell office:value-type="float" office:value="207">
            <text:p>207</text:p>
          </table:table-cell>
          <table:table-cell office:value-type="string">
            <text:p>Radio Gb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gbg.s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0.246.54.170:8010/;stream.mp3</text:p>
          </table:table-cell>
          <table:table-cell office:value-type="float" office:value="84796">
            <text:p>847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411724">
            <text:p>411724</text:p>
          </table:table-cell>
          <table:table-cell office:value-type="float" office:value="64">
            <text:p>64</text:p>
          </table:table-cell>
          <table:table-cell office:value-type="string">
            <text:p>CALMRADIO - FOL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10300/;stream.mp3</text:p>
          </table:table-cell>
          <table:table-cell office:value-type="float" office:value="84806">
            <text:p>848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11725">
            <text:p>411725</text:p>
          </table:table-cell>
          <table:table-cell office:value-type="float" office:value="64">
            <text:p>64</text:p>
          </table:table-cell>
          <table:table-cell office:value-type="string">
            <text:p>Radio TOT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total.info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26.1.25:9000/;stream.mp3</text:p>
          </table:table-cell>
          <table:table-cell office:value-type="float" office:value="84807">
            <text:p>848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11767">
            <text:p>411767</text:p>
          </table:table-cell>
          <table:table-cell office:value-type="float" office:value="64">
            <text:p>64</text:p>
          </table:table-cell>
          <table:table-cell office:value-type="string">
            <text:p>CALMRADIO - ARAB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11900/;stream.mp3</text:p>
          </table:table-cell>
          <table:table-cell office:value-type="float" office:value="84827">
            <text:p>848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11773">
            <text:p>411773</text:p>
          </table:table-cell>
          <table:table-cell office:value-type="float" office:value="64">
            <text:p>64</text:p>
          </table:table-cell>
          <table:table-cell office:value-type="string">
            <text:p>RD ULKU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youlku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114.31:7878/;stream.mp3</text:p>
          </table:table-cell>
          <table:table-cell office:value-type="float" office:value="84831">
            <text:p>8483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411787">
            <text:p>411787</text:p>
          </table:table-cell>
          <table:table-cell office:value-type="float" office:value="64">
            <text:p>64</text:p>
          </table:table-cell>
          <table:table-cell office:value-type="string">
            <text:p>Senegal, Dakar, music, mbalakh, cabo, zouk, rap, rnb, politique, culture, relig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eneweb.seneweb.com/radio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7.208.88.108:8000/;stream.mp3</text:p>
          </table:table-cell>
          <table:table-cell office:value-type="float" office:value="84839">
            <text:p>8483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1789">
            <text:p>411789</text:p>
          </table:table-cell>
          <table:table-cell office:value-type="float" office:value="64">
            <text:p>64</text:p>
          </table:table-cell>
          <table:table-cell office:value-type="string">
            <text:p>JNS RADIO - Number One Hits The radio Onlin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jnsradio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9.167.134.163:7070/;stream.mp3</text:p>
          </table:table-cell>
          <table:table-cell office:value-type="float" office:value="84841">
            <text:p>8484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411794">
            <text:p>411794</text:p>
          </table:table-cell>
          <table:table-cell office:value-type="float" office:value="64">
            <text:p>64</text:p>
          </table:table-cell>
          <table:table-cell office:value-type="string">
            <text:p>vipakradio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vipak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22.155.10.129:8391/;stream.mp3</text:p>
          </table:table-cell>
          <table:table-cell office:value-type="float" office:value="84845">
            <text:p>848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1808">
            <text:p>411808</text:p>
          </table:table-cell>
          <table:table-cell office:value-type="float" office:value="64">
            <text:p>64</text:p>
          </table:table-cell>
          <table:table-cell office:value-type="string">
            <text:p>Pingvin Radio - Beograd, Srbija, Belgrade, Serbi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pingvin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5.25.100.218:10400/;stream.mp3</text:p>
          </table:table-cell>
          <table:table-cell office:value-type="float" office:value="84852">
            <text:p>8485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411811">
            <text:p>411811</text:p>
          </table:table-cell>
          <table:table-cell office:value-type="float" office:value="64">
            <text:p>64</text:p>
          </table:table-cell>
          <table:table-cell office:value-type="string">
            <text:p>Sakapfet.com :: W509 :: Hait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.sakapfetstor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80.53.108:30950/;stream.mp3</text:p>
          </table:table-cell>
          <table:table-cell office:value-type="float" office:value="84853">
            <text:p>848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11824">
            <text:p>411824</text:p>
          </table:table-cell>
          <table:table-cell office:value-type="float" office:value="64">
            <text:p>64</text:p>
          </table:table-cell>
          <table:table-cell office:value-type="string">
            <text:p>radiosrinagar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99.16.186.34:8112/;stream.mp3</text:p>
          </table:table-cell>
          <table:table-cell office:value-type="float" office:value="84862">
            <text:p>8486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411825">
            <text:p>411825</text:p>
          </table:table-cell>
          <table:table-cell office:value-type="float" office:value="64">
            <text:p>64</text:p>
          </table:table-cell>
          <table:table-cell office:value-type="string">
            <text:p>Sierra Leone Music Television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lmtv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8.43.81.168:8743/;stream.mp3</text:p>
          </table:table-cell>
          <table:table-cell office:value-type="float" office:value="84863">
            <text:p>848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11868">
            <text:p>411868</text:p>
          </table:table-cell>
          <table:table-cell office:value-type="float" office:value="64">
            <text:p>64</text:p>
          </table:table-cell>
          <table:table-cell office:value-type="string">
            <text:p>CALMRADIO - SOUTH AMERI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11200/;stream.mp3</text:p>
          </table:table-cell>
          <table:table-cell office:value-type="float" office:value="84886">
            <text:p>848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1880">
            <text:p>411880</text:p>
          </table:table-cell>
          <table:table-cell office:value-type="float" office:value="64">
            <text:p>64</text:p>
          </table:table-cell>
          <table:table-cell office:value-type="string">
            <text:p>HawaiianRainbow.com - Hawaiian music - Streaming da kine in stereo since 1999!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awaiianRainbow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50.23.115.122:8325/;stream.mp3</text:p>
          </table:table-cell>
          <table:table-cell office:value-type="float" office:value="84896">
            <text:p>848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411883">
            <text:p>411883</text:p>
          </table:table-cell>
          <table:table-cell office:value-type="float" office:value="64">
            <text:p>64</text:p>
          </table:table-cell>
          <table:table-cell office:value-type="string">
            <text:p>Spacestreamer - <text:s/>Light FM 94.9 MHz - Kumasi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mylightonlin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21.113.8:8022/;stream.mp3</text:p>
          </table:table-cell>
          <table:table-cell office:value-type="float" office:value="84899">
            <text:p>848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11889">
            <text:p>411889</text:p>
          </table:table-cell>
          <table:table-cell office:value-type="float" office:value="64">
            <text:p>64</text:p>
          </table:table-cell>
          <table:table-cell office:value-type="string">
            <text:p>CALMRADIO - FLAMENC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11308/;stream.mp3</text:p>
          </table:table-cell>
          <table:table-cell office:value-type="float" office:value="84904">
            <text:p>849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411902">
            <text:p>411902</text:p>
          </table:table-cell>
          <table:table-cell office:value-type="float" office:value="182">
            <text:p>182</text:p>
          </table:table-cell>
          <table:table-cell office:value-type="string">
            <text:p>RVE Bucuresti Radiodecuva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VE.ro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59.253.145.177:7140/;stream.mp3</text:p>
          </table:table-cell>
          <table:table-cell office:value-type="float" office:value="84914">
            <text:p>849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411907">
            <text:p>411907</text:p>
          </table:table-cell>
          <table:table-cell office:value-type="float" office:value="64">
            <text:p>64</text:p>
          </table:table-cell>
          <table:table-cell office:value-type="string">
            <text:p>JosueUnoNueve.com - Escucha todo lo nuevo en la musica cristia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josueunonuev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6.128.53.6:8060/;stream.mp3</text:p>
          </table:table-cell>
          <table:table-cell office:value-type="float" office:value="84917">
            <text:p>849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11913">
            <text:p>411913</text:p>
          </table:table-cell>
          <table:table-cell office:value-type="float" office:value="67">
            <text:p>67</text:p>
          </table:table-cell>
          <table:table-cell office:value-type="string">
            <text:p>Radio Evangile Martiniqu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rem.f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4.23.10.102:8000/;stream.mp3</text:p>
          </table:table-cell>
          <table:table-cell office:value-type="float" office:value="84922">
            <text:p>8492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11924">
            <text:p>411924</text:p>
          </table:table-cell>
          <table:table-cell office:value-type="float" office:value="64">
            <text:p>64</text:p>
          </table:table-cell>
          <table:table-cell office:value-type="string">
            <text:p>KHCB Radio Network 56K: KHCB Christian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khcb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80.53.106:10144/;stream.mp3</text:p>
          </table:table-cell>
          <table:table-cell office:value-type="float" office:value="84929">
            <text:p>8492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411936">
            <text:p>411936</text:p>
          </table:table-cell>
          <table:table-cell office:value-type="float" office:value="182">
            <text:p>182</text:p>
          </table:table-cell>
          <table:table-cell office:value-type="string">
            <text:p>Radio Vocea Evangheliei - Sucea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vesv.ro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59.253.145.177:7280/;stream.mp3</text:p>
          </table:table-cell>
          <table:table-cell office:value-type="float" office:value="84935">
            <text:p>8493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411943">
            <text:p>411943</text:p>
          </table:table-cell>
          <table:table-cell office:value-type="float" office:value="64">
            <text:p>64</text:p>
          </table:table-cell>
          <table:table-cell office:value-type="string">
            <text:p>sevendayradio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evenday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71.242.78:7014/;stream.mp3</text:p>
          </table:table-cell>
          <table:table-cell office:value-type="float" office:value="84938">
            <text:p>8493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411964">
            <text:p>411964</text:p>
          </table:table-cell>
          <table:table-cell office:value-type="float" office:value="64">
            <text:p>64</text:p>
          </table:table-cell>
          <table:table-cell office:value-type="string">
            <text:p>Bright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right.f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94.23.235.114:8000/;stream.mp3</text:p>
          </table:table-cell>
          <table:table-cell office:value-type="float" office:value="84953">
            <text:p>849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11965">
            <text:p>411965</text:p>
          </table:table-cell>
          <table:table-cell office:value-type="float" office:value="64">
            <text:p>64</text:p>
          </table:table-cell>
          <table:table-cell office:value-type="string">
            <text:p>Radio Cristiana Evangelica Buenas Nuevas desde Houston, T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ecturaBiblic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50.63.54.197:8080/;stream.mp3</text:p>
          </table:table-cell>
          <table:table-cell office:value-type="float" office:value="84954">
            <text:p>8495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411985">
            <text:p>411985</text:p>
          </table:table-cell>
          <table:table-cell office:value-type="float" office:value="64">
            <text:p>64</text:p>
          </table:table-cell>
          <table:table-cell office:value-type="string">
            <text:p>Estereo Catoli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estereocatolic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6.44.147.34:7178/;stream.mp3</text:p>
          </table:table-cell>
          <table:table-cell office:value-type="float" office:value="84967">
            <text:p>8496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1992">
            <text:p>411992</text:p>
          </table:table-cell>
          <table:table-cell office:value-type="float" office:value="64">
            <text:p>64</text:p>
          </table:table-cell>
          <table:table-cell office:value-type="string">
            <text:p>RADIO JESUS ES EL SENOR 93.1 FM SUB CARR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misionerosdejesus.or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6.44.147.34:7618/;stream.mp3</text:p>
          </table:table-cell>
          <table:table-cell office:value-type="float" office:value="84970">
            <text:p>849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11995">
            <text:p>411995</text:p>
          </table:table-cell>
          <table:table-cell office:value-type="float" office:value="64">
            <text:p>64</text:p>
          </table:table-cell>
          <table:table-cell office:value-type="string">
            <text:p>Music2vi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2vie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65.99.157:4520/;stream.mp3</text:p>
          </table:table-cell>
          <table:table-cell office:value-type="float" office:value="84972">
            <text:p>8497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412001">
            <text:p>412001</text:p>
          </table:table-cell>
          <table:table-cell office:value-type="float" office:value="87">
            <text:p>87</text:p>
          </table:table-cell>
          <table:table-cell office:value-type="string">
            <text:p>Hit Radio (256 kbps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itradio.hu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94.38.107.133:8070/hitradio_high.mp3</text:p>
          </table:table-cell>
          <table:table-cell office:value-type="float" office:value="84976">
            <text:p>8497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412006">
            <text:p>412006</text:p>
          </table:table-cell>
          <table:table-cell office:value-type="float" office:value="64">
            <text:p>64</text:p>
          </table:table-cell>
          <table:table-cell office:value-type="string">
            <text:p>PsalmsRadio - Malayala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salms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59.253.145.180:7084/;stream.mp3</text:p>
          </table:table-cell>
          <table:table-cell office:value-type="float" office:value="84979">
            <text:p>8497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12013">
            <text:p>412013</text:p>
          </table:table-cell>
          <table:table-cell office:value-type="float" office:value="64">
            <text:p>64</text:p>
          </table:table-cell>
          <table:table-cell office:value-type="string">
            <text:p>Radio2vi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2vie.or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8.165.99.158:5640/;stream.mp3</text:p>
          </table:table-cell>
          <table:table-cell office:value-type="float" office:value="84983">
            <text:p>8498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412018">
            <text:p>412018</text:p>
          </table:table-cell>
          <table:table-cell office:value-type="float" office:value="64">
            <text:p>64</text:p>
          </table:table-cell>
          <table:table-cell office:value-type="string">
            <text:p>Desperta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spertai.org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91.121.91.172:8569/;stream.mp3</text:p>
          </table:table-cell>
          <table:table-cell office:value-type="float" office:value="84985">
            <text:p>849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12019">
            <text:p>412019</text:p>
          </table:table-cell>
          <table:table-cell office:value-type="float" office:value="64">
            <text:p>64</text:p>
          </table:table-cell>
          <table:table-cell office:value-type="string">
            <text:p>Radio Libertad 100.9 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23.30.146:8136/;stream.mp3</text:p>
          </table:table-cell>
          <table:table-cell office:value-type="float" office:value="84986">
            <text:p>849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412020">
            <text:p>412020</text:p>
          </table:table-cell>
          <table:table-cell office:value-type="float" office:value="64">
            <text:p>64</text:p>
          </table:table-cell>
          <table:table-cell office:value-type="string">
            <text:p>ISAAC 98.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isaac981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3.251.159.243:38702/;stream.mp3</text:p>
          </table:table-cell>
          <table:table-cell office:value-type="float" office:value="84987">
            <text:p>8498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12031">
            <text:p>412031</text:p>
          </table:table-cell>
          <table:table-cell office:value-type="float" office:value="64">
            <text:p>64</text:p>
          </table:table-cell>
          <table:table-cell office:value-type="string">
            <text:p>Bautista Radio 89.7 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tabernaculo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84.154.145.146:8200/;stream.mp3</text:p>
          </table:table-cell>
          <table:table-cell office:value-type="float" office:value="84993">
            <text:p>8499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412045">
            <text:p>412045</text:p>
          </table:table-cell>
          <table:table-cell office:value-type="float" office:value="64">
            <text:p>64</text:p>
          </table:table-cell>
          <table:table-cell office:value-type="string">
            <text:p>ConPoder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onpoder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36.32.242:9998/;stream.mp3</text:p>
          </table:table-cell>
          <table:table-cell office:value-type="float" office:value="85002">
            <text:p>8500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412058">
            <text:p>412058</text:p>
          </table:table-cell>
          <table:table-cell office:value-type="float" office:value="64">
            <text:p>64</text:p>
          </table:table-cell>
          <table:table-cell office:value-type="string">
            <text:p>70.38.71.175..82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devocionalesdepoder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0.38.71.175:8215/;stream.mp3</text:p>
          </table:table-cell>
          <table:table-cell office:value-type="float" office:value="85012">
            <text:p>8501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412077">
            <text:p>412077</text:p>
          </table:table-cell>
          <table:table-cell office:value-type="float" office:value="64">
            <text:p>64</text:p>
          </table:table-cell>
          <table:table-cell office:value-type="string">
            <text:p>CALMRADIO - HAYD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12256/;stream.mp3</text:p>
          </table:table-cell>
          <table:table-cell office:value-type="float" office:value="85019">
            <text:p>8501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412078">
            <text:p>412078</text:p>
          </table:table-cell>
          <table:table-cell office:value-type="float" office:value="64">
            <text:p>64</text:p>
          </table:table-cell>
          <table:table-cell office:value-type="string">
            <text:p>Strutter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trutter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36.59.82:8410/;stream.mp3</text:p>
          </table:table-cell>
          <table:table-cell office:value-type="float" office:value="85020">
            <text:p>8502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412079">
            <text:p>412079</text:p>
          </table:table-cell>
          <table:table-cell office:value-type="float" office:value="64">
            <text:p>64</text:p>
          </table:table-cell>
          <table:table-cell office:value-type="string">
            <text:p>[DJ_MEHM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kankilerokey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6.31.103.127:6002/;stream.mp3</text:p>
          </table:table-cell>
          <table:table-cell office:value-type="float" office:value="85021">
            <text:p>850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412085">
            <text:p>412085</text:p>
          </table:table-cell>
          <table:table-cell office:value-type="float" office:value="64">
            <text:p>64</text:p>
          </table:table-cell>
          <table:table-cell office:value-type="string">
            <text:p>Radio ID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idc.edu.pe/radio.pls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212.166.178:7168/;stream.mp3</text:p>
          </table:table-cell>
          <table:table-cell office:value-type="float" office:value="85024">
            <text:p>8502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412086">
            <text:p>412086</text:p>
          </table:table-cell>
          <table:table-cell office:value-type="float" office:value="64">
            <text:p>64</text:p>
          </table:table-cell>
          <table:table-cell office:value-type="string">
            <text:p>181.fm - The Eagle (Your Home For REAL Classic Rock!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81.fm</text:p>
          </table:table-cell>
          <table:table-cell office:value-type="float" office:value="80">
            <text:p>80</text:p>
          </table:table-cell>
          <table:table-cell office:value-type="float" office:value="98154">
            <text:p>98154</text:p>
          </table:table-cell>
          <table:table-cell office:value-type="string">
            <text:p>http://108.61.35.91:6030/;stream.mp3</text:p>
          </table:table-cell>
          <table:table-cell office:value-type="float" office:value="85025">
            <text:p>850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12088">
            <text:p>412088</text:p>
          </table:table-cell>
          <table:table-cell office:value-type="float" office:value="64">
            <text:p>64</text:p>
          </table:table-cell>
          <table:table-cell office:value-type="string">
            <text:p>hkreporter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kreporter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54.57.210:4000/;stream.mp3</text:p>
          </table:table-cell>
          <table:table-cell office:value-type="float" office:value="85026">
            <text:p>850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412093">
            <text:p>412093</text:p>
          </table:table-cell>
          <table:table-cell office:value-type="float" office:value="64">
            <text:p>64</text:p>
          </table:table-cell>
          <table:table-cell office:value-type="string">
            <text:p>Melodia Gosp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elodiagospel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27.101.176:7104/;stream.mp3</text:p>
          </table:table-cell>
          <table:table-cell office:value-type="float" office:value="85028">
            <text:p>8502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412115">
            <text:p>412115</text:p>
          </table:table-cell>
          <table:table-cell office:value-type="float" office:value="64">
            <text:p>64</text:p>
          </table:table-cell>
          <table:table-cell office:value-type="string">
            <text:p>1.FM - Acappell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75">
            <text:p>75</text:p>
          </table:table-cell>
          <table:table-cell office:value-type="float" office:value="3177">
            <text:p>3177</text:p>
          </table:table-cell>
          <table:table-cell office:value-type="string">
            <text:p>http://209.73.150.68:8662/;stream.mp3</text:p>
          </table:table-cell>
          <table:table-cell office:value-type="float" office:value="85034">
            <text:p>850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2119">
            <text:p>412119</text:p>
          </table:table-cell>
          <table:table-cell office:value-type="float" office:value="64">
            <text:p>64</text:p>
          </table:table-cell>
          <table:table-cell office:value-type="string">
            <text:p>Web Radio Life Hi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ebradiolifehits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6.245.199.226:7060/;stream.mp3</text:p>
          </table:table-cell>
          <table:table-cell office:value-type="float" office:value="85035">
            <text:p>8503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12211">
            <text:p>412211</text:p>
          </table:table-cell>
          <table:table-cell office:value-type="float" office:value="64">
            <text:p>64</text:p>
          </table:table-cell>
          <table:table-cell office:value-type="string">
            <text:p>Soul Stirring Gospel // UrbanMusic2000.com / Traditional Gosp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urbanmusic2000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68.89.50:8200/;stream.mp3</text:p>
          </table:table-cell>
          <table:table-cell office:value-type="float" office:value="85069">
            <text:p>8506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12214">
            <text:p>412214</text:p>
          </table:table-cell>
          <table:table-cell office:value-type="float" office:value="64">
            <text:p>64</text:p>
          </table:table-cell>
          <table:table-cell office:value-type="string">
            <text:p>1.FM - All Times And Urban Gosp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75">
            <text:p>75</text:p>
          </table:table-cell>
          <table:table-cell office:value-type="float" office:value="3177">
            <text:p>3177</text:p>
          </table:table-cell>
          <table:table-cell office:value-type="string">
            <text:p>http://209.73.150.35:7010/;stream.mp3</text:p>
          </table:table-cell>
          <table:table-cell office:value-type="float" office:value="85070">
            <text:p>8507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12245">
            <text:p>412245</text:p>
          </table:table-cell>
          <table:table-cell office:value-type="float" office:value="64">
            <text:p>64</text:p>
          </table:table-cell>
          <table:table-cell office:value-type="string">
            <text:p>JOY GOSPEL RADIO - twitter/facebook@joygospel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joygospel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205.96:9077/;stream.mp3</text:p>
          </table:table-cell>
          <table:table-cell office:value-type="float" office:value="85083">
            <text:p>8508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12249">
            <text:p>412249</text:p>
          </table:table-cell>
          <table:table-cell office:value-type="float" office:value="34">
            <text:p>34</text:p>
          </table:table-cell>
          <table:table-cell office:value-type="string">
            <text:p>Rede O Semead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visaomissionaria.com.b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27.101.107:6852/;stream.mp3</text:p>
          </table:table-cell>
          <table:table-cell office:value-type="float" office:value="85086">
            <text:p>850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412255">
            <text:p>412255</text:p>
          </table:table-cell>
          <table:table-cell office:value-type="float" office:value="64">
            <text:p>64</text:p>
          </table:table-cell>
          <table:table-cell office:value-type="string">
            <text:p>BBG Networ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bbgnetwork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205.96:9073/;stream.mp3</text:p>
          </table:table-cell>
          <table:table-cell office:value-type="float" office:value="85089">
            <text:p>8508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12261">
            <text:p>412261</text:p>
          </table:table-cell>
          <table:table-cell office:value-type="float" office:value="64">
            <text:p>64</text:p>
          </table:table-cell>
          <table:table-cell office:value-type="string">
            <text:p>RADIO AMEM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ama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9.48.255.130:8577/;stream.mp3</text:p>
          </table:table-cell>
          <table:table-cell office:value-type="float" office:value="85094">
            <text:p>8509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12287">
            <text:p>412287</text:p>
          </table:table-cell>
          <table:table-cell office:value-type="float" office:value="64">
            <text:p>64</text:p>
          </table:table-cell>
          <table:table-cell office:value-type="string">
            <text:p>radiofmnovaesperanca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fmnovaesperanc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27.101.176:7052/;stream.mp3</text:p>
          </table:table-cell>
          <table:table-cell office:value-type="float" office:value="85106">
            <text:p>851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12289">
            <text:p>412289</text:p>
          </table:table-cell>
          <table:table-cell office:value-type="float" office:value="34">
            <text:p>34</text:p>
          </table:table-cell>
          <table:table-cell office:value-type="string">
            <text:p>RAdio Nova Vid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novavida.com.b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15.147.115:9998/;stream.mp3</text:p>
          </table:table-cell>
          <table:table-cell office:value-type="float" office:value="85107">
            <text:p>851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412292">
            <text:p>412292</text:p>
          </table:table-cell>
          <table:table-cell office:value-type="float" office:value="64">
            <text:p>64</text:p>
          </table:table-cell>
          <table:table-cell office:value-type="string">
            <text:p>Almost Gospel // UrbanMusic2000.com / Contemporary Gospel, Hip Hop Gospel, Jazz Gosp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urbanmusic2000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68.89.50:8500/;stream.mp3</text:p>
          </table:table-cell>
          <table:table-cell office:value-type="float" office:value="85108">
            <text:p>851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412293">
            <text:p>412293</text:p>
          </table:table-cell>
          <table:table-cell office:value-type="float" office:value="64">
            <text:p>64</text:p>
          </table:table-cell>
          <table:table-cell office:value-type="string">
            <text:p>Gospel Hi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gospelhits.blogspot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4.222.1.205:12756/;stream.mp3</text:p>
          </table:table-cell>
          <table:table-cell office:value-type="float" office:value="85109">
            <text:p>8510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412350">
            <text:p>412350</text:p>
          </table:table-cell>
          <table:table-cell office:value-type="float" office:value="64">
            <text:p>64</text:p>
          </table:table-cell>
          <table:table-cell office:value-type="string">
            <text:p>Rotana Radio Jordan - Powered by Umnia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otanaRadio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86.250.3:8128/;stream.mp3</text:p>
          </table:table-cell>
          <table:table-cell office:value-type="float" office:value="85133">
            <text:p>851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412352">
            <text:p>412352</text:p>
          </table:table-cell>
          <table:table-cell office:value-type="float" office:value="64">
            <text:p>64</text:p>
          </table:table-cell>
          <table:table-cell office:value-type="string">
            <text:p>Rotana Radio Jordan - Powered by Umnia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otanaRadio.f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86.250.3:8032/;stream.mp3</text:p>
          </table:table-cell>
          <table:table-cell office:value-type="float" office:value="85134">
            <text:p>851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412360">
            <text:p>412360</text:p>
          </table:table-cell>
          <table:table-cell office:value-type="float" office:value="64">
            <text:p>64</text:p>
          </table:table-cell>
          <table:table-cell office:value-type="string">
            <text:p>Sawt El Har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awtelhar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36.234.138:8000/;stream.mp3</text:p>
          </table:table-cell>
          <table:table-cell office:value-type="float" office:value="85139">
            <text:p>8513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412368">
            <text:p>412368</text:p>
          </table:table-cell>
          <table:table-cell office:value-type="float" office:value="64">
            <text:p>64</text:p>
          </table:table-cell>
          <table:table-cell office:value-type="string">
            <text:p>Chinamerica Hit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hinamericahit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9.73.150.38:26814/;stream.mp3</text:p>
          </table:table-cell>
          <table:table-cell office:value-type="float" office:value="85145">
            <text:p>851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412371">
            <text:p>412371</text:p>
          </table:table-cell>
          <table:table-cell office:value-type="float" office:value="64">
            <text:p>64</text:p>
          </table:table-cell>
          <table:table-cell office:value-type="string">
            <text:p>KPOP @ Big B Radio - The Only Hot Station for Asian Mus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acebook.com/BigBRadio14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84.95.62.170:9026/;stream.mp3</text:p>
          </table:table-cell>
          <table:table-cell office:value-type="float" office:value="85148">
            <text:p>8514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412374">
            <text:p>412374</text:p>
          </table:table-cell>
          <table:table-cell office:value-type="float" office:value="64">
            <text:p>64</text:p>
          </table:table-cell>
          <table:table-cell office:value-type="string">
            <text:p>CALMRADIO - ORI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10400/;stream.mp3</text:p>
          </table:table-cell>
          <table:table-cell office:value-type="float" office:value="85150">
            <text:p>851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412379">
            <text:p>412379</text:p>
          </table:table-cell>
          <table:table-cell office:value-type="float" office:value="64">
            <text:p>64</text:p>
          </table:table-cell>
          <table:table-cell office:value-type="string">
            <text:p>))) Indo-Caribbean Radio ))) WICR AM 1620 <text:s/>Putting a Song in every Heart ! Guyana Wor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icr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5.126.64.105:8156/;stream.mp3</text:p>
          </table:table-cell>
          <table:table-cell office:value-type="float" office:value="85152">
            <text:p>8515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412383">
            <text:p>412383</text:p>
          </table:table-cell>
          <table:table-cell office:value-type="float" office:value="64">
            <text:p>64</text:p>
          </table:table-cell>
          <table:table-cell office:value-type="string">
            <text:p>RadioGabbar - Hindi Bollywoo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gabbar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59.253.145.180:7090/;stream.mp3</text:p>
          </table:table-cell>
          <table:table-cell office:value-type="float" office:value="85153">
            <text:p>851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412385">
            <text:p>412385</text:p>
          </table:table-cell>
          <table:table-cell office:value-type="float" office:value="64">
            <text:p>64</text:p>
          </table:table-cell>
          <table:table-cell office:value-type="string">
            <text:p>Planet Radio City Hindi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lanetradiocity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99.19.106.253:9992/;stream.mp3</text:p>
          </table:table-cell>
          <table:table-cell office:value-type="float" office:value="85155">
            <text:p>8515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412388">
            <text:p>412388</text:p>
          </table:table-cell>
          <table:table-cell office:value-type="float" office:value="64">
            <text:p>64</text:p>
          </table:table-cell>
          <table:table-cell office:value-type="string">
            <text:p>Bollywood N Bhangra US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yobhaisaab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159.0.80:7702/;stream.mp3</text:p>
          </table:table-cell>
          <table:table-cell office:value-type="float" office:value="85157">
            <text:p>851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412394">
            <text:p>412394</text:p>
          </table:table-cell>
          <table:table-cell office:value-type="float" office:value="64">
            <text:p>64</text:p>
          </table:table-cell>
          <table:table-cell office:value-type="string">
            <text:p>AAA Smooth Jazz - The Beat Of My Life.... American, Brazilian &amp; Latin Music. http://174.142.22.74:8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42.22.74:8012/;stream.mp3</text:p>
          </table:table-cell>
          <table:table-cell office:value-type="float" office:value="85163">
            <text:p>851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412397">
            <text:p>412397</text:p>
          </table:table-cell>
          <table:table-cell office:value-type="float" office:value="64">
            <text:p>64</text:p>
          </table:table-cell>
          <table:table-cell office:value-type="string">
            <text:p>Davybe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avyb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6.44.147.34:7306/;stream.mp3</text:p>
          </table:table-cell>
          <table:table-cell office:value-type="float" office:value="85165">
            <text:p>8516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412400">
            <text:p>412400</text:p>
          </table:table-cell>
          <table:table-cell office:value-type="float" office:value="64">
            <text:p>64</text:p>
          </table:table-cell>
          <table:table-cell office:value-type="string">
            <text:p>CALMRADIO - CELT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9900/;stream.mp3</text:p>
          </table:table-cell>
          <table:table-cell office:value-type="float" office:value="85166">
            <text:p>8516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412408">
            <text:p>412408</text:p>
          </table:table-cell>
          <table:table-cell office:value-type="float" office:value="64">
            <text:p>64</text:p>
          </table:table-cell>
          <table:table-cell office:value-type="string">
            <text:p>Narodni Radio-Janja FM 104,2 (www.radio-janja.com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-janj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4.29.16:4040/;stream.mp3</text:p>
          </table:table-cell>
          <table:table-cell office:value-type="float" office:value="85170">
            <text:p>8517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412409">
            <text:p>412409</text:p>
          </table:table-cell>
          <table:table-cell office:value-type="float" office:value="170">
            <text:p>170</text:p>
          </table:table-cell>
          <table:table-cell office:value-type="string">
            <text:p>het muzikale hart van limbur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dekoempel.n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146.98.104:9260/;stream.mp3</text:p>
          </table:table-cell>
          <table:table-cell office:value-type="float" office:value="85171">
            <text:p>851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412411">
            <text:p>412411</text:p>
          </table:table-cell>
          <table:table-cell office:value-type="float" office:value="170">
            <text:p>170</text:p>
          </table:table-cell>
          <table:table-cell office:value-type="string">
            <text:p>Hoppa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opparadio.n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20.171.30:8014/;stream.mp3</text:p>
          </table:table-cell>
          <table:table-cell office:value-type="float" office:value="85172">
            <text:p>8517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412413">
            <text:p>412413</text:p>
          </table:table-cell>
          <table:table-cell office:value-type="float" office:value="182">
            <text:p>182</text:p>
          </table:table-cell>
          <table:table-cell office:value-type="string">
            <text:p>Radio Funn Romani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funn.ro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9.22.96.12:8000/;stream.mp3</text:p>
          </table:table-cell>
          <table:table-cell office:value-type="float" office:value="85174">
            <text:p>8517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412414">
            <text:p>412414</text:p>
          </table:table-cell>
          <table:table-cell office:value-type="float" office:value="182">
            <text:p>182</text:p>
          </table:table-cell>
          <table:table-cell office:value-type="string">
            <text:p>radioplaylis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ve.ro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59.253.145.178:7670/;stream.mp3</text:p>
          </table:table-cell>
          <table:table-cell office:value-type="float" office:value="85175">
            <text:p>8517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412415">
            <text:p>412415</text:p>
          </table:table-cell>
          <table:table-cell office:value-type="float" office:value="64">
            <text:p>64</text:p>
          </table:table-cell>
          <table:table-cell office:value-type="string">
            <text:p>BETON RADIO.n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etonradio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0.237.210.23:19558/;stream.mp3</text:p>
          </table:table-cell>
          <table:table-cell office:value-type="float" office:value="85176">
            <text:p>8517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412420">
            <text:p>412420</text:p>
          </table:table-cell>
          <table:table-cell office:value-type="float" office:value="64">
            <text:p>64</text:p>
          </table:table-cell>
          <table:table-cell office:value-type="string">
            <text:p>Radio Padova - le partite del Padova Calc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padov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111.156:6010/;stream.mp3</text:p>
          </table:table-cell>
          <table:table-cell office:value-type="float" office:value="85178">
            <text:p>85178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412421">
            <text:p>412421</text:p>
          </table:table-cell>
          <table:table-cell office:value-type="float" office:value="5">
            <text:p>5</text:p>
          </table:table-cell>
          <table:table-cell office:value-type="string">
            <text:p>Partyradio24 - Party Schlager und Discofox - No Limits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rtyradio24.d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4.19.182.20:8070/;stream.mp3</text:p>
          </table:table-cell>
          <table:table-cell office:value-type="float" office:value="85179">
            <text:p>8517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12423">
            <text:p>412423</text:p>
          </table:table-cell>
          <table:table-cell office:value-type="float" office:value="64">
            <text:p>64</text:p>
          </table:table-cell>
          <table:table-cell office:value-type="string">
            <text:p>RADYO CAMLICA - EN IYI MUZI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yocamlica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46.105.117.91:8787/;stream.mp3</text:p>
          </table:table-cell>
          <table:table-cell office:value-type="float" office:value="85180">
            <text:p>8518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412426">
            <text:p>412426</text:p>
          </table:table-cell>
          <table:table-cell office:value-type="float" office:value="64">
            <text:p>64</text:p>
          </table:table-cell>
          <table:table-cell office:value-type="string">
            <text:p>radiopodrinje.net * Narodna * Zabavna * Izvorna * Sevdah * Balkan Mus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podrinje.net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76.31.229.56:8008/;stream.mp3</text:p>
          </table:table-cell>
          <table:table-cell office:value-type="float" office:value="85181">
            <text:p>8518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412428">
            <text:p>412428</text:p>
          </table:table-cell>
          <table:table-cell office:value-type="float" office:value="5">
            <text:p>5</text:p>
          </table:table-cell>
          <table:table-cell office:value-type="string">
            <text:p>Radio San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santos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38.90.159:8002/;stream.mp3</text:p>
          </table:table-cell>
          <table:table-cell office:value-type="float" office:value="85182">
            <text:p>8518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412434">
            <text:p>412434</text:p>
          </table:table-cell>
          <table:table-cell office:value-type="float" office:value="5">
            <text:p>5</text:p>
          </table:table-cell>
          <table:table-cell office:value-type="string">
            <text:p>Radiomagic-Powerfo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exypeople-radio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8.198.3.15:15555/;stream.mp3</text:p>
          </table:table-cell>
          <table:table-cell office:value-type="float" office:value="85185">
            <text:p>851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12435">
            <text:p>412435</text:p>
          </table:table-cell>
          <table:table-cell office:value-type="float" office:value="64">
            <text:p>64</text:p>
          </table:table-cell>
          <table:table-cell office:value-type="string">
            <text:p>Radio Zhelina Live +389 75 501 50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zhelin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209.40.106:8000/;stream.mp3</text:p>
          </table:table-cell>
          <table:table-cell office:value-type="float" office:value="85186">
            <text:p>851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412437">
            <text:p>412437</text:p>
          </table:table-cell>
          <table:table-cell office:value-type="float" office:value="170">
            <text:p>170</text:p>
          </table:table-cell>
          <table:table-cell office:value-type="string">
            <text:p>U luistert naar het Muziekteam, en we wensen u veel luisterplezi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uziekteam.n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213.69.167:40007/;stream.mp3</text:p>
          </table:table-cell>
          <table:table-cell office:value-type="float" office:value="85188">
            <text:p>8518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412444">
            <text:p>412444</text:p>
          </table:table-cell>
          <table:table-cell office:value-type="float" office:value="17">
            <text:p>17</text:p>
          </table:table-cell>
          <table:table-cell office:value-type="string">
            <text:p>Schlagerradio Powerpla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chlagerradio-powerplay.a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214.37.43:6160/;stream.mp3</text:p>
          </table:table-cell>
          <table:table-cell office:value-type="float" office:value="85191">
            <text:p>851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412457">
            <text:p>412457</text:p>
          </table:table-cell>
          <table:table-cell office:value-type="float" office:value="64">
            <text:p>64</text:p>
          </table:table-cell>
          <table:table-cell office:value-type="string">
            <text:p>Radio 0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012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159.45.87:8287/;stream.mp3</text:p>
          </table:table-cell>
          <table:table-cell office:value-type="float" office:value="85196">
            <text:p>851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12460">
            <text:p>412460</text:p>
          </table:table-cell>
          <table:table-cell office:value-type="float" office:value="182">
            <text:p>182</text:p>
          </table:table-cell>
          <table:table-cell office:value-type="string">
            <text:p>..:::Radio Popular Romania:::... Orice zi e sarbatoare EMISIE MP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popular.ro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46.105.20.41:7777/;stream.mp3</text:p>
          </table:table-cell>
          <table:table-cell office:value-type="float" office:value="85197">
            <text:p>8519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12463">
            <text:p>412463</text:p>
          </table:table-cell>
          <table:table-cell office:value-type="float" office:value="64">
            <text:p>64</text:p>
          </table:table-cell>
          <table:table-cell office:value-type="string">
            <text:p>Radio Kol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kol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06.136.203:8700/;stream.mp3</text:p>
          </table:table-cell>
          <table:table-cell office:value-type="float" office:value="85199">
            <text:p>851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12465">
            <text:p>412465</text:p>
          </table:table-cell>
          <table:table-cell office:value-type="float" office:value="64">
            <text:p>64</text:p>
          </table:table-cell>
          <table:table-cell office:value-type="string">
            <text:p>Radio BFM - New-York Stu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bfmradio.us</text:p>
          </table:table-cell>
          <table:table-cell office:value-type="float" office:value="75">
            <text:p>75</text:p>
          </table:table-cell>
          <table:table-cell office:value-type="float" office:value="171">
            <text:p>171</text:p>
          </table:table-cell>
          <table:table-cell office:value-type="string">
            <text:p>http://109.123.117.195:8036/;stream.mp3</text:p>
          </table:table-cell>
          <table:table-cell office:value-type="float" office:value="85201">
            <text:p>852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12467">
            <text:p>412467</text:p>
          </table:table-cell>
          <table:table-cell office:value-type="float" office:value="182">
            <text:p>182</text:p>
          </table:table-cell>
          <table:table-cell office:value-type="string">
            <text:p>Radio Party Manele - mp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party.ro</text:p>
          </table:table-cell>
          <table:table-cell office:value-type="float" office:value="80">
            <text:p>80</text:p>
          </table:table-cell>
          <table:table-cell office:value-type="float" office:value="99258">
            <text:p>99258</text:p>
          </table:table-cell>
          <table:table-cell office:value-type="string">
            <text:p>http://46.108.143.244:8000/;stream.mp3</text:p>
          </table:table-cell>
          <table:table-cell office:value-type="float" office:value="85202">
            <text:p>8520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12472">
            <text:p>412472</text:p>
          </table:table-cell>
          <table:table-cell office:value-type="float" office:value="64">
            <text:p>64</text:p>
          </table:table-cell>
          <table:table-cell office:value-type="string">
            <text:p>La Que Buena 1620 AM - Pennsylvania US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laquebuena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4.127.146.225:8020/;stream.mp3</text:p>
          </table:table-cell>
          <table:table-cell office:value-type="float" office:value="85206">
            <text:p>852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12473">
            <text:p>412473</text:p>
          </table:table-cell>
          <table:table-cell office:value-type="float" office:value="64">
            <text:p>64</text:p>
          </table:table-cell>
          <table:table-cell office:value-type="string">
            <text:p>Radio Nunta - Muzica ce ne reprezinta (Moldova, Chisinau, Montreal, Canada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8.190.13.117:9098/;stream.mp3</text:p>
          </table:table-cell>
          <table:table-cell office:value-type="float" office:value="85207">
            <text:p>852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12478">
            <text:p>412478</text:p>
          </table:table-cell>
          <table:table-cell office:value-type="float" office:value="5">
            <text:p>5</text:p>
          </table:table-cell>
          <table:table-cell office:value-type="string">
            <text:p>Radio Schlagertempel - <text:s/>Schlager, Popschlager, Discofox, Top100 &amp; Oldies vom feinsten!! Hitparade Radio Schlagertempel - <text:s/>Schlager, Popschlager, Discofox, Top100 &amp; Oldies vom feinsten!! Hitparad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schlagertempel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18.78.50:8100/;stream.mp3</text:p>
          </table:table-cell>
          <table:table-cell office:value-type="float" office:value="85208">
            <text:p>852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2484">
            <text:p>412484</text:p>
          </table:table-cell>
          <table:table-cell office:value-type="float" office:value="5">
            <text:p>5</text:p>
          </table:table-cell>
          <table:table-cell office:value-type="string">
            <text:p>Radio Alpenmelodie - Endlich gute Volksmusik !!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lpenmelodie.d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8.198.59.151:8000/;stream.mp3</text:p>
          </table:table-cell>
          <table:table-cell office:value-type="float" office:value="85212">
            <text:p>8521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412488">
            <text:p>412488</text:p>
          </table:table-cell>
          <table:table-cell office:value-type="float" office:value="170">
            <text:p>170</text:p>
          </table:table-cell>
          <table:table-cell office:value-type="string">
            <text:p>Radio de Samenwer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desamenwerking.n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212.154.170:8804/;stream.mp3</text:p>
          </table:table-cell>
          <table:table-cell office:value-type="float" office:value="85214">
            <text:p>852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12493">
            <text:p>412493</text:p>
          </table:table-cell>
          <table:table-cell office:value-type="float" office:value="170">
            <text:p>170</text:p>
          </table:table-cell>
          <table:table-cell office:value-type="string">
            <text:p>Radio-Paraquayo.n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paraquayo.n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212.132.54:8554/;stream.mp3</text:p>
          </table:table-cell>
          <table:table-cell office:value-type="float" office:value="85216">
            <text:p>852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412494">
            <text:p>412494</text:p>
          </table:table-cell>
          <table:table-cell office:value-type="float" office:value="64">
            <text:p>64</text:p>
          </table:table-cell>
          <table:table-cell office:value-type="string">
            <text:p>yucafe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yucafe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80.237.157.49:19300/;stream.mp3</text:p>
          </table:table-cell>
          <table:table-cell office:value-type="float" office:value="85217">
            <text:p>852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412496">
            <text:p>412496</text:p>
          </table:table-cell>
          <table:table-cell office:value-type="float" office:value="64">
            <text:p>64</text:p>
          </table:table-cell>
          <table:table-cell office:value-type="string">
            <text:p>ICN Radio - Italian / Italiano - New York City - N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ICN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4.63.244.140:8000/;stream.mp3</text:p>
          </table:table-cell>
          <table:table-cell office:value-type="float" office:value="85218">
            <text:p>852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412498">
            <text:p>412498</text:p>
          </table:table-cell>
          <table:table-cell office:value-type="float" office:value="64">
            <text:p>64</text:p>
          </table:table-cell>
          <table:table-cell office:value-type="string">
            <text:p>Radio Zhelina Live +389 75 501 50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zhelin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32.57.58:8290/;stream.mp3</text:p>
          </table:table-cell>
          <table:table-cell office:value-type="float" office:value="85220">
            <text:p>8522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412499">
            <text:p>412499</text:p>
          </table:table-cell>
          <table:table-cell office:value-type="float" office:value="64">
            <text:p>64</text:p>
          </table:table-cell>
          <table:table-cell office:value-type="string">
            <text:p>Radio Banat - Muzica Populara - Ardeal,Banat,Crisana,Transilvania - www.radiobanat.r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banat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205.172.207:9994/;stream.mp3</text:p>
          </table:table-cell>
          <table:table-cell office:value-type="float" office:value="85221">
            <text:p>852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412504">
            <text:p>412504</text:p>
          </table:table-cell>
          <table:table-cell office:value-type="float" office:value="64">
            <text:p>64</text:p>
          </table:table-cell>
          <table:table-cell office:value-type="string">
            <text:p>radiohayat.n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hayat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06.136.203:8900/;stream.mp3</text:p>
          </table:table-cell>
          <table:table-cell office:value-type="float" office:value="85222">
            <text:p>8522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412506">
            <text:p>412506</text:p>
          </table:table-cell>
          <table:table-cell office:value-type="float" office:value="64">
            <text:p>64</text:p>
          </table:table-cell>
          <table:table-cell office:value-type="string">
            <text:p>DOGAN 21 FM <text:s text:c="2"/>103.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dogan21fm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88.72.250.116:3024/;stream.mp3</text:p>
          </table:table-cell>
          <table:table-cell office:value-type="float" office:value="85224">
            <text:p>8522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412511">
            <text:p>412511</text:p>
          </table:table-cell>
          <table:table-cell office:value-type="float" office:value="64">
            <text:p>64</text:p>
          </table:table-cell>
          <table:table-cell office:value-type="string">
            <text:p>Ah'Dio|La radio des ados 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h-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9.73:8068/;stream.mp3</text:p>
          </table:table-cell>
          <table:table-cell office:value-type="float" office:value="85226">
            <text:p>852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412512">
            <text:p>412512</text:p>
          </table:table-cell>
          <table:table-cell office:value-type="float" office:value="64">
            <text:p>64</text:p>
          </table:table-cell>
          <table:table-cell office:value-type="string">
            <text:p>Amor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morfm91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50.7.248.130:9190/;stream.mp3</text:p>
          </table:table-cell>
          <table:table-cell office:value-type="float" office:value="85227">
            <text:p>852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412515">
            <text:p>412515</text:p>
          </table:table-cell>
          <table:table-cell office:value-type="float" office:value="64">
            <text:p>64</text:p>
          </table:table-cell>
          <table:table-cell office:value-type="string">
            <text:p>Slow Karadeni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lowkaradeniz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6.31.103.127:6565/;stream.mp3</text:p>
          </table:table-cell>
          <table:table-cell office:value-type="float" office:value="85229">
            <text:p>8522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412524">
            <text:p>412524</text:p>
          </table:table-cell>
          <table:table-cell office:value-type="float" office:value="64">
            <text:p>64</text:p>
          </table:table-cell>
          <table:table-cell office:value-type="string">
            <text:p>Radiotopperstea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topperstea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231.87.20:8128/;stream.mp3</text:p>
          </table:table-cell>
          <table:table-cell office:value-type="float" office:value="85230">
            <text:p>8523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412527">
            <text:p>412527</text:p>
          </table:table-cell>
          <table:table-cell office:value-type="float" office:value="64">
            <text:p>64</text:p>
          </table:table-cell>
          <table:table-cell office:value-type="string">
            <text:p>Desetka Radio, Najbolji domaci Mix, Beograd, Srbija, Zabavna Muzik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setk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72.202.26:8000/;stream.mp3</text:p>
          </table:table-cell>
          <table:table-cell office:value-type="float" office:value="85232">
            <text:p>852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412528">
            <text:p>412528</text:p>
          </table:table-cell>
          <table:table-cell office:value-type="float" office:value="5">
            <text:p>5</text:p>
          </table:table-cell>
          <table:table-cell office:value-type="string">
            <text:p>OstWest-Hit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ostwest-hitradio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7.172.179.96:7120/;stream.mp3</text:p>
          </table:table-cell>
          <table:table-cell office:value-type="float" office:value="85233">
            <text:p>852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412529">
            <text:p>412529</text:p>
          </table:table-cell>
          <table:table-cell office:value-type="float" office:value="64">
            <text:p>64</text:p>
          </table:table-cell>
          <table:table-cell office:value-type="string">
            <text:p>Radio Marimanga Shqip Danimar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marimang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7.229.103.55:9522/;stream.mp3</text:p>
          </table:table-cell>
          <table:table-cell office:value-type="float" office:value="85234">
            <text:p>852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412541">
            <text:p>412541</text:p>
          </table:table-cell>
          <table:table-cell office:value-type="float" office:value="64">
            <text:p>64</text:p>
          </table:table-cell>
          <table:table-cell office:value-type="string">
            <text:p>MORAVAC&gt;&gt;+381 26 321609 &gt;&gt; +381 63 345 4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8.46.158.199:8028/;stream.mp3</text:p>
          </table:table-cell>
          <table:table-cell office:value-type="float" office:value="85238">
            <text:p>8523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412547">
            <text:p>412547</text:p>
          </table:table-cell>
          <table:table-cell office:value-type="float" office:value="17">
            <text:p>17</text:p>
          </table:table-cell>
          <table:table-cell office:value-type="string">
            <text:p>Yu Planet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erlin1.at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81.19.152.121:8001/;stream.mp3</text:p>
          </table:table-cell>
          <table:table-cell office:value-type="float" office:value="85240">
            <text:p>8524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412551">
            <text:p>412551</text:p>
          </table:table-cell>
          <table:table-cell office:value-type="float" office:value="64">
            <text:p>64</text:p>
          </table:table-cell>
          <table:table-cell office:value-type="string">
            <text:p>foxandmore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oxandmor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133.34:10002/;stream.mp3</text:p>
          </table:table-cell>
          <table:table-cell office:value-type="float" office:value="85242">
            <text:p>8524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412553">
            <text:p>412553</text:p>
          </table:table-cell>
          <table:table-cell office:value-type="float" office:value="5">
            <text:p>5</text:p>
          </table:table-cell>
          <table:table-cell office:value-type="string">
            <text:p>Schlag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inglestreff-radio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18.119.128:13500/;stream.mp3</text:p>
          </table:table-cell>
          <table:table-cell office:value-type="float" office:value="85244">
            <text:p>852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412555">
            <text:p>412555</text:p>
          </table:table-cell>
          <table:table-cell office:value-type="float" office:value="172">
            <text:p>172</text:p>
          </table:table-cell>
          <table:table-cell office:value-type="string">
            <text:p>&gt;&gt;&gt; POLSKASTACJA.PL &gt;&gt;&gt; - Koledy, Swiatecznie 128kbp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lskastacja.pl</text:p>
          </table:table-cell>
          <table:table-cell office:value-type="float" office:value="75">
            <text:p>75</text:p>
          </table:table-cell>
          <table:table-cell office:value-type="float" office:value="125753">
            <text:p>125753</text:p>
          </table:table-cell>
          <table:table-cell office:value-type="string">
            <text:p>http://91.121.103.183:7552/;stream.mp3</text:p>
          </table:table-cell>
          <table:table-cell office:value-type="float" office:value="85246">
            <text:p>8524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412560">
            <text:p>412560</text:p>
          </table:table-cell>
          <table:table-cell office:value-type="float" office:value="5">
            <text:p>5</text:p>
          </table:table-cell>
          <table:table-cell office:value-type="string">
            <text:p>Antenne 50plu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ntenne50plus.d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1.169.167.228:8000/;stream.mp3</text:p>
          </table:table-cell>
          <table:table-cell office:value-type="float" office:value="85249">
            <text:p>852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412562">
            <text:p>412562</text:p>
          </table:table-cell>
          <table:table-cell office:value-type="float" office:value="64">
            <text:p>64</text:p>
          </table:table-cell>
          <table:table-cell office:value-type="string">
            <text:p>besamefm9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besamefm92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24.124.232:7313/;stream.mp3</text:p>
          </table:table-cell>
          <table:table-cell office:value-type="float" office:value="85250">
            <text:p>852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412566">
            <text:p>412566</text:p>
          </table:table-cell>
          <table:table-cell office:value-type="float" office:value="31">
            <text:p>31</text:p>
          </table:table-cell>
          <table:table-cell office:value-type="string">
            <text:p>Radio Disney Bolivi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disney.com.bo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07.176.178:9156/;stream.mp3</text:p>
          </table:table-cell>
          <table:table-cell office:value-type="float" office:value="85253">
            <text:p>852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412575">
            <text:p>412575</text:p>
          </table:table-cell>
          <table:table-cell office:value-type="float" office:value="5">
            <text:p>5</text:p>
          </table:table-cell>
          <table:table-cell office:value-type="string">
            <text:p>RADIO BSE - Karneval, Discofox, Schlager, Part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bse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06.49.87:8005/;stream.mp3</text:p>
          </table:table-cell>
          <table:table-cell office:value-type="float" office:value="85258">
            <text:p>8525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412576">
            <text:p>412576</text:p>
          </table:table-cell>
          <table:table-cell office:value-type="float" office:value="64">
            <text:p>64</text:p>
          </table:table-cell>
          <table:table-cell office:value-type="string">
            <text:p>Radio Dzumbus Studio Karlsruh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dzumbu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0.246.62.23:8008/;stream.mp3</text:p>
          </table:table-cell>
          <table:table-cell office:value-type="float" office:value="85259">
            <text:p>8525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412579">
            <text:p>412579</text:p>
          </table:table-cell>
          <table:table-cell office:value-type="float" office:value="64">
            <text:p>64</text:p>
          </table:table-cell>
          <table:table-cell office:value-type="string">
            <text:p>Golden Hit Radio Itali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oldenradio.it/hitradio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46.185.18.251:8028/;stream.mp3</text:p>
          </table:table-cell>
          <table:table-cell office:value-type="float" office:value="85260">
            <text:p>8526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412581">
            <text:p>412581</text:p>
          </table:table-cell>
          <table:table-cell office:value-type="float" office:value="64">
            <text:p>64</text:p>
          </table:table-cell>
          <table:table-cell office:value-type="string">
            <text:p>Radio Delta Sumadinac ( DJ Vesna 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delta.com/foru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62.75.224.43:9002/;stream.mp3</text:p>
          </table:table-cell>
          <table:table-cell office:value-type="float" office:value="85261">
            <text:p>852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412586">
            <text:p>412586</text:p>
          </table:table-cell>
          <table:table-cell office:value-type="float" office:value="64">
            <text:p>64</text:p>
          </table:table-cell>
          <table:table-cell office:value-type="string">
            <text:p>Hit Station.fm Schlager | Schlager Oldies Volksmusik Discofox | www.hitstation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itstation.f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46.163.124.61:7500/;stream.mp3</text:p>
          </table:table-cell>
          <table:table-cell office:value-type="float" office:value="85262">
            <text:p>8526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412587">
            <text:p>412587</text:p>
          </table:table-cell>
          <table:table-cell office:value-type="float" office:value="34">
            <text:p>34</text:p>
          </table:table-cell>
          <table:table-cell office:value-type="string">
            <text:p>RADIO CIDAD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cidadeam.com.b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150.190.145:9984/;stream.mp3</text:p>
          </table:table-cell>
          <table:table-cell office:value-type="float" office:value="85263">
            <text:p>852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412589">
            <text:p>412589</text:p>
          </table:table-cell>
          <table:table-cell office:value-type="float" office:value="145">
            <text:p>145</text:p>
          </table:table-cell>
          <table:table-cell office:value-type="string">
            <text:p>avanradio.com.m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vanradio.com.mx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2.29.70.19:8044/;stream.mp3</text:p>
          </table:table-cell>
          <table:table-cell office:value-type="float" office:value="85264">
            <text:p>8526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412592">
            <text:p>412592</text:p>
          </table:table-cell>
          <table:table-cell office:value-type="float" office:value="64">
            <text:p>64</text:p>
          </table:table-cell>
          <table:table-cell office:value-type="string">
            <text:p>A Filipino International Radio (www.AFIRTayo.com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FIRTay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6.44.147.34:7296/;stream.mp3</text:p>
          </table:table-cell>
          <table:table-cell office:value-type="float" office:value="85266">
            <text:p>8526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412593">
            <text:p>412593</text:p>
          </table:table-cell>
          <table:table-cell office:value-type="float" office:value="64">
            <text:p>64</text:p>
          </table:table-cell>
          <table:table-cell office:value-type="string">
            <text:p>RadyoRomansa.net The Best OPM Pinoy Hits and Love Song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yoRomansa.ne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8.159.0.80:7496/;stream.mp3</text:p>
          </table:table-cell>
          <table:table-cell office:value-type="float" office:value="85267">
            <text:p>8526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412596">
            <text:p>412596</text:p>
          </table:table-cell>
          <table:table-cell office:value-type="float" office:value="64">
            <text:p>64</text:p>
          </table:table-cell>
          <table:table-cell office:value-type="string">
            <text:p>RAKISTA RADIO! 100% Pinoy Rock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kist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9.216.249.87:8000/listen.mp3</text:p>
          </table:table-cell>
          <table:table-cell office:value-type="float" office:value="85270">
            <text:p>8527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412606">
            <text:p>412606</text:p>
          </table:table-cell>
          <table:table-cell office:value-type="float" office:value="64">
            <text:p>64</text:p>
          </table:table-cell>
          <table:table-cell office:value-type="string">
            <text:p>Radio AGAPI-Webcasting the best GREEK music from ISRAEL24h/d The Musical Connection to GREECE-Samiko Reitan Webcasting-sms+97254482308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agapi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64.97.14:8252/;stream.mp3</text:p>
          </table:table-cell>
          <table:table-cell office:value-type="float" office:value="85276">
            <text:p>8527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412612">
            <text:p>412612</text:p>
          </table:table-cell>
          <table:table-cell office:value-type="float" office:value="64">
            <text:p>64</text:p>
          </table:table-cell>
          <table:table-cell office:value-type="string">
            <text:p>PARTY 97.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party971.g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17.123.93:8824/;stream.mp3</text:p>
          </table:table-cell>
          <table:table-cell office:value-type="float" office:value="85280">
            <text:p>8528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412621">
            <text:p>412621</text:p>
          </table:table-cell>
          <table:table-cell office:value-type="float" office:value="64">
            <text:p>64</text:p>
          </table:table-cell>
          <table:table-cell office:value-type="string">
            <text:p>Greca 99,4 96k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greca994.g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212.82.142:8109/;stream.mp3</text:p>
          </table:table-cell>
          <table:table-cell office:value-type="float" office:value="85285">
            <text:p>852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412638">
            <text:p>412638</text:p>
          </table:table-cell>
          <table:table-cell office:value-type="float" office:value="64">
            <text:p>64</text:p>
          </table:table-cell>
          <table:table-cell office:value-type="string">
            <text:p>LIVE FM 89,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livefm.g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212.82.142:8033/;stream.mp3</text:p>
          </table:table-cell>
          <table:table-cell office:value-type="float" office:value="85288">
            <text:p>8528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412643">
            <text:p>412643</text:p>
          </table:table-cell>
          <table:table-cell office:value-type="float" office:value="64">
            <text:p>64</text:p>
          </table:table-cell>
          <table:table-cell office:value-type="string">
            <text:p>Palmos 96.5 Thessaloni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palmos965.g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6.9.22.6:8626/;stream.mp3</text:p>
          </table:table-cell>
          <table:table-cell office:value-type="float" office:value="85292">
            <text:p>8529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12647">
            <text:p>412647</text:p>
          </table:table-cell>
          <table:table-cell office:value-type="float" office:value="64">
            <text:p>64</text:p>
          </table:table-cell>
          <table:table-cell office:value-type="string">
            <text:p>Xroma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xromafm.g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9.72.202.151:59102/;stream.mp3</text:p>
          </table:table-cell>
          <table:table-cell office:value-type="float" office:value="85296">
            <text:p>852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412659">
            <text:p>412659</text:p>
          </table:table-cell>
          <table:table-cell office:value-type="float" office:value="64">
            <text:p>64</text:p>
          </table:table-cell>
          <table:table-cell office:value-type="string">
            <text:p>Shan- E Wattan (shanewattan.com) Punjabi Hindi English Gurbani( MEHRA MEDIA 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hanewattan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9.133.62:8003/;stream.mp3</text:p>
          </table:table-cell>
          <table:table-cell office:value-type="float" office:value="85303">
            <text:p>8530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412665">
            <text:p>412665</text:p>
          </table:table-cell>
          <table:table-cell office:value-type="float" office:value="64">
            <text:p>64</text:p>
          </table:table-cell>
          <table:table-cell office:value-type="string">
            <text:p>Desi World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siworld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193.9.73:8032/;stream.mp3</text:p>
          </table:table-cell>
          <table:table-cell office:value-type="float" office:value="85306">
            <text:p>853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412667">
            <text:p>412667</text:p>
          </table:table-cell>
          <table:table-cell office:value-type="float" office:value="64">
            <text:p>64</text:p>
          </table:table-cell>
          <table:table-cell office:value-type="string">
            <text:p>Dhol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dholradio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6.9.18.27:8000/;stream.mp3</text:p>
          </table:table-cell>
          <table:table-cell office:value-type="float" office:value="85307">
            <text:p>853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12669">
            <text:p>412669</text:p>
          </table:table-cell>
          <table:table-cell office:value-type="float" office:value="64">
            <text:p>64</text:p>
          </table:table-cell>
          <table:table-cell office:value-type="string">
            <text:p>Bhakti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haktiradiocity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212.165.106:8191/;stream.mp3</text:p>
          </table:table-cell>
          <table:table-cell office:value-type="float" office:value="85308">
            <text:p>853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412681">
            <text:p>412681</text:p>
          </table:table-cell>
          <table:table-cell office:value-type="float" office:value="64">
            <text:p>64</text:p>
          </table:table-cell>
          <table:table-cell office:value-type="string">
            <text:p>JewishBrodcast.com: jewishbroadcast.com 1 Low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jewishbroadcast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184.154.77.130:8010/;stream.mp3</text:p>
          </table:table-cell>
          <table:table-cell office:value-type="float" office:value="85312">
            <text:p>8531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12687">
            <text:p>412687</text:p>
          </table:table-cell>
          <table:table-cell office:value-type="float" office:value="64">
            <text:p>64</text:p>
          </table:table-cell>
          <table:table-cell office:value-type="string">
            <text:p>JewishBrodcast.com: JewishBroadcast.com 2 H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jewishbroadcast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54.77.130:8030/;stream.mp3</text:p>
          </table:table-cell>
          <table:table-cell office:value-type="float" office:value="85316">
            <text:p>853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412694">
            <text:p>412694</text:p>
          </table:table-cell>
          <table:table-cell office:value-type="float" office:value="64">
            <text:p>64</text:p>
          </table:table-cell>
          <table:table-cell office:value-type="string">
            <text:p>Islam2Day eRadio Station! [CH.1] .::|Quran Recitation|::. [www.islam2day.tv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islam2day.tv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9.194.160.172:3000/;stream.mp3</text:p>
          </table:table-cell>
          <table:table-cell office:value-type="float" office:value="85318">
            <text:p>853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2697">
            <text:p>412697</text:p>
          </table:table-cell>
          <table:table-cell office:value-type="float" office:value="64">
            <text:p>64</text:p>
          </table:table-cell>
          <table:table-cell office:value-type="string">
            <text:p>BanglaW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ourholyquran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73.203.246:8201/;stream.mp3</text:p>
          </table:table-cell>
          <table:table-cell office:value-type="float" office:value="85321">
            <text:p>853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12718">
            <text:p>412718</text:p>
          </table:table-cell>
          <table:table-cell office:value-type="float" office:value="226">
            <text:p>226</text:p>
          </table:table-cell>
          <table:table-cell office:value-type="string">
            <text:p>MEDYA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edyafm.com.t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20.4.2:9390/;stream.mp3</text:p>
          </table:table-cell>
          <table:table-cell office:value-type="float" office:value="85332">
            <text:p>853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12784">
            <text:p>412784</text:p>
          </table:table-cell>
          <table:table-cell office:value-type="float" office:value="64">
            <text:p>64</text:p>
          </table:table-cell>
          <table:table-cell office:value-type="string">
            <text:p>Islam2Day eRadio Station! [CH.2] .::|Quran Translation|::. [www.islam2day.tv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islam2day.tv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9.194.160.172:4000/;stream.mp3</text:p>
          </table:table-cell>
          <table:table-cell office:value-type="float" office:value="85373">
            <text:p>8537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412790">
            <text:p>412790</text:p>
          </table:table-cell>
          <table:table-cell office:value-type="float" office:value="64">
            <text:p>64</text:p>
          </table:table-cell>
          <table:table-cell office:value-type="string">
            <text:p>Antu Rady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ntu.com/radyo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8.104.137.119:8001/;stream.mp3</text:p>
          </table:table-cell>
          <table:table-cell office:value-type="float" office:value="85375">
            <text:p>8537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12796">
            <text:p>412796</text:p>
          </table:table-cell>
          <table:table-cell office:value-type="float" office:value="209">
            <text:p>209</text:p>
          </table:table-cell>
          <table:table-cell office:value-type="string">
            <text:p>Radio Suara Jaw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suara-jawa.s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36.1.92:7201/Live</text:p>
          </table:table-cell>
          <table:table-cell office:value-type="float" office:value="73272">
            <text:p>7327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412803">
            <text:p>412803</text:p>
          </table:table-cell>
          <table:table-cell office:value-type="float" office:value="64">
            <text:p>64</text:p>
          </table:table-cell>
          <table:table-cell office:value-type="string">
            <text:p>Radio Guyana International (HD Radio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guyana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159.0.77:7516/;stream.mp3</text:p>
          </table:table-cell>
          <table:table-cell office:value-type="float" office:value="85381">
            <text:p>8538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412808">
            <text:p>412808</text:p>
          </table:table-cell>
          <table:table-cell office:value-type="float" office:value="64">
            <text:p>64</text:p>
          </table:table-cell>
          <table:table-cell office:value-type="string">
            <text:p>PONdENDS.COM | RADIO | REAL YAAD VYBE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ndends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96.44.147.34:7000/;stream.mp3</text:p>
          </table:table-cell>
          <table:table-cell office:value-type="float" office:value="85384">
            <text:p>853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12822">
            <text:p>412822</text:p>
          </table:table-cell>
          <table:table-cell office:value-type="float" office:value="64">
            <text:p>64</text:p>
          </table:table-cell>
          <table:table-cell office:value-type="string">
            <text:p>Velicham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velicham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24.125.98:7788/;stream.mp3</text:p>
          </table:table-cell>
          <table:table-cell office:value-type="float" office:value="85391">
            <text:p>853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12824">
            <text:p>412824</text:p>
          </table:table-cell>
          <table:table-cell office:value-type="float" office:value="64">
            <text:p>64</text:p>
          </table:table-cell>
          <table:table-cell office:value-type="string">
            <text:p>KathalFM.com ::: Tamil Online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kathal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44.36.50:7262/;stream.mp3</text:p>
          </table:table-cell>
          <table:table-cell office:value-type="float" office:value="85393">
            <text:p>8539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12832">
            <text:p>412832</text:p>
          </table:table-cell>
          <table:table-cell office:value-type="float" office:value="64">
            <text:p>64</text:p>
          </table:table-cell>
          <table:table-cell office:value-type="string">
            <text:p>A9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9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193.205.96:9000/;stream.mp3</text:p>
          </table:table-cell>
          <table:table-cell office:value-type="float" office:value="85397">
            <text:p>8539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412835">
            <text:p>412835</text:p>
          </table:table-cell>
          <table:table-cell office:value-type="float" office:value="64">
            <text:p>64</text:p>
          </table:table-cell>
          <table:table-cell office:value-type="string">
            <text:p>Tamil Christian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amilchristianradio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225.164.64:8016/;stream.mp3</text:p>
          </table:table-cell>
          <table:table-cell office:value-type="float" office:value="85399">
            <text:p>853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12837">
            <text:p>412837</text:p>
          </table:table-cell>
          <table:table-cell office:value-type="float" office:value="208">
            <text:p>208</text:p>
          </table:table-cell>
          <table:table-cell office:value-type="string">
            <text:p>sivankovil.c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ivankovil.ch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4.73.228.253:8000/;stream.mp3</text:p>
          </table:table-cell>
          <table:table-cell office:value-type="float" office:value="85401">
            <text:p>854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2844">
            <text:p>412844</text:p>
          </table:table-cell>
          <table:table-cell office:value-type="float" office:value="64">
            <text:p>64</text:p>
          </table:table-cell>
          <table:table-cell office:value-type="string">
            <text:p>audiorealm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6.9.177.22:8004/;stream.mp3</text:p>
          </table:table-cell>
          <table:table-cell office:value-type="float" office:value="85404">
            <text:p>854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12880">
            <text:p>412880</text:p>
          </table:table-cell>
          <table:table-cell office:value-type="float" office:value="64">
            <text:p>64</text:p>
          </table:table-cell>
          <table:table-cell office:value-type="string">
            <text:p>RADIO K W 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kwi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8.191.124.102:9050/;stream.mp3</text:p>
          </table:table-cell>
          <table:table-cell office:value-type="float" office:value="85422">
            <text:p>8542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412888">
            <text:p>412888</text:p>
          </table:table-cell>
          <table:table-cell office:value-type="float" office:value="64">
            <text:p>64</text:p>
          </table:table-cell>
          <table:table-cell office:value-type="string">
            <text:p>FUS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fusionfm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88.165.99.158:6540/;stream.mp3</text:p>
          </table:table-cell>
          <table:table-cell office:value-type="float" office:value="85427">
            <text:p>854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412892">
            <text:p>412892</text:p>
          </table:table-cell>
          <table:table-cell office:value-type="float" office:value="64">
            <text:p>64</text:p>
          </table:table-cell>
          <table:table-cell office:value-type="string">
            <text:p>((RBR)) <text:s/>www.RBRfm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br.vesta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8.165.99.157:5840/;stream.mp3</text:p>
          </table:table-cell>
          <table:table-cell office:value-type="float" office:value="85430">
            <text:p>8543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412898">
            <text:p>412898</text:p>
          </table:table-cell>
          <table:table-cell office:value-type="float" office:value="64">
            <text:p>64</text:p>
          </table:table-cell>
          <table:table-cell office:value-type="string">
            <text:p>Big Blue Swing.com-64Kbit: Playing music for <text:s/>Lindy Hop, <text:s/>Charleston, <text:s/>Balboa, <text:s/>Swing, and <text:s/>Blu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igblueswing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74.208.99.141:8002/;stream.mp3</text:p>
          </table:table-cell>
          <table:table-cell office:value-type="float" office:value="85434">
            <text:p>854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12901">
            <text:p>412901</text:p>
          </table:table-cell>
          <table:table-cell office:value-type="float" office:value="64">
            <text:p>64</text:p>
          </table:table-cell>
          <table:table-cell office:value-type="string">
            <text:p>RCN Clasica - RCN Mund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cnmund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142.208.229:9652/;stream.mp3</text:p>
          </table:table-cell>
          <table:table-cell office:value-type="float" office:value="85437">
            <text:p>8543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2929">
            <text:p>412929</text:p>
          </table:table-cell>
          <table:table-cell office:value-type="float" office:value="64">
            <text:p>64</text:p>
          </table:table-cell>
          <table:table-cell office:value-type="string">
            <text:p>PANDASHOWRADIO.COM - Pranks in spanish, live from Mexico City, featuring El Panda Zambra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ndashowradio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3.193.138.136:7210/;stream.mp3</text:p>
          </table:table-cell>
          <table:table-cell office:value-type="float" office:value="85448">
            <text:p>8544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2932">
            <text:p>412932</text:p>
          </table:table-cell>
          <table:table-cell office:value-type="float" office:value="13">
            <text:p>13</text:p>
          </table:table-cell>
          <table:table-cell office:value-type="string">
            <text:p>Radio Saltatropical - Argentina Salt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altatropical.com.ar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4.45.59.6:7055/;stream.mp3</text:p>
          </table:table-cell>
          <table:table-cell office:value-type="float" office:value="85450">
            <text:p>854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412951">
            <text:p>412951</text:p>
          </table:table-cell>
          <table:table-cell office:value-type="float" office:value="64">
            <text:p>64</text:p>
          </table:table-cell>
          <table:table-cell office:value-type="string">
            <text:p>PandaFM: La Estacion Retro del Panda Zambrano. Panda Show, 6 P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nda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138.136:7260/;stream.mp3</text:p>
          </table:table-cell>
          <table:table-cell office:value-type="float" office:value="85457">
            <text:p>854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12955">
            <text:p>412955</text:p>
          </table:table-cell>
          <table:table-cell office:value-type="float" office:value="64">
            <text:p>64</text:p>
          </table:table-cell>
          <table:table-cell office:value-type="string">
            <text:p>CHANGO RADIO JUANCHIT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hang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07.230.114:5072/;stream.mp3</text:p>
          </table:table-cell>
          <table:table-cell office:value-type="float" office:value="85461">
            <text:p>854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12957">
            <text:p>412957</text:p>
          </table:table-cell>
          <table:table-cell office:value-type="float" office:value="64">
            <text:p>64</text:p>
          </table:table-cell>
          <table:table-cell office:value-type="string">
            <text:p>AddictedToRadio.com - Reggaet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3:17210/;stream.mp3</text:p>
          </table:table-cell>
          <table:table-cell office:value-type="float" office:value="85463">
            <text:p>854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12968">
            <text:p>412968</text:p>
          </table:table-cell>
          <table:table-cell office:value-type="float" office:value="64">
            <text:p>64</text:p>
          </table:table-cell>
          <table:table-cell office:value-type="string">
            <text:p>Estrella 90.5 FM - Grupo Medrano - Santo Domingo, R.D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estrella90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3.193.216.92:7010/;stream.mp3</text:p>
          </table:table-cell>
          <table:table-cell office:value-type="float" office:value="85467">
            <text:p>8546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412970">
            <text:p>412970</text:p>
          </table:table-cell>
          <table:table-cell office:value-type="float" office:value="64">
            <text:p>64</text:p>
          </table:table-cell>
          <table:table-cell office:value-type="string">
            <text:p>181.FM - Sals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81.fm</text:p>
          </table:table-cell>
          <table:table-cell office:value-type="float" office:value="75">
            <text:p>75</text:p>
          </table:table-cell>
          <table:table-cell office:value-type="float" office:value="98154">
            <text:p>98154</text:p>
          </table:table-cell>
          <table:table-cell office:value-type="string">
            <text:p>http://67.213.214.248:9878/;stream.mp3</text:p>
          </table:table-cell>
          <table:table-cell office:value-type="float" office:value="85469">
            <text:p>8546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412974">
            <text:p>412974</text:p>
          </table:table-cell>
          <table:table-cell office:value-type="float" office:value="64">
            <text:p>64</text:p>
          </table:table-cell>
          <table:table-cell office:value-type="string">
            <text:p>PANDASHOWRADIO.COM - Pranks in spanish, live from Mexico City, featuring El Panda Zambra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ndashowradio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73.193.138.136:7290/;stream.mp3</text:p>
          </table:table-cell>
          <table:table-cell office:value-type="float" office:value="85471">
            <text:p>854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412976">
            <text:p>412976</text:p>
          </table:table-cell>
          <table:table-cell office:value-type="float" office:value="64">
            <text:p>64</text:p>
          </table:table-cell>
          <table:table-cell office:value-type="string">
            <text:p>Radio Aguai Poty - Fulgencio Yegr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aguaipoty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6.217.207.207:6144/;stream.mp3</text:p>
          </table:table-cell>
          <table:table-cell office:value-type="float" office:value="85472">
            <text:p>8547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412980">
            <text:p>412980</text:p>
          </table:table-cell>
          <table:table-cell office:value-type="float" office:value="64">
            <text:p>64</text:p>
          </table:table-cell>
          <table:table-cell office:value-type="string">
            <text:p>TOCA STEREO 96.1 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djluicar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24.124.232:9998/;stream.mp3</text:p>
          </table:table-cell>
          <table:table-cell office:value-type="float" office:value="85473">
            <text:p>8547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12985">
            <text:p>412985</text:p>
          </table:table-cell>
          <table:table-cell office:value-type="float" office:value="64">
            <text:p>64</text:p>
          </table:table-cell>
          <table:table-cell office:value-type="string">
            <text:p>AddictedToRadio.com - Sals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8.77.21.13:17310/;stream.mp3</text:p>
          </table:table-cell>
          <table:table-cell office:value-type="float" office:value="85477">
            <text:p>8547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12992">
            <text:p>412992</text:p>
          </table:table-cell>
          <table:table-cell office:value-type="float" office:value="64">
            <text:p>64</text:p>
          </table:table-cell>
          <table:table-cell office:value-type="string">
            <text:p>PANDAPOPRADIO.COM: DESDE MEXICO, CORTESIA DEL PANDA ZAMBRAN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ndapop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193.138.136:7240/;stream.mp3</text:p>
          </table:table-cell>
          <table:table-cell office:value-type="float" office:value="85480">
            <text:p>8548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412999">
            <text:p>412999</text:p>
          </table:table-cell>
          <table:table-cell office:value-type="float" office:value="64">
            <text:p>64</text:p>
          </table:table-cell>
          <table:table-cell office:value-type="string">
            <text:p>Ritmo 96.5 FM - Grupo Medrano - Santo Domingo, R.D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itmo96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193.216.92:6090/;stream.mp3</text:p>
          </table:table-cell>
          <table:table-cell office:value-type="float" office:value="85483">
            <text:p>8548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413024">
            <text:p>413024</text:p>
          </table:table-cell>
          <table:table-cell office:value-type="float" office:value="64">
            <text:p>64</text:p>
          </table:table-cell>
          <table:table-cell office:value-type="string">
            <text:p>TOCA STEREO 105.3 FM SERVER WWW.DJLUICAR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djluicar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224.124.232:4311/;stream.mp3</text:p>
          </table:table-cell>
          <table:table-cell office:value-type="float" office:value="85495">
            <text:p>854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413030">
            <text:p>413030</text:p>
          </table:table-cell>
          <table:table-cell office:value-type="float" office:value="64">
            <text:p>64</text:p>
          </table:table-cell>
          <table:table-cell office:value-type="string">
            <text:p>-íLa VOZ del Pacifico Sur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avozdelpacificosur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205.96:9006/;stream.mp3</text:p>
          </table:table-cell>
          <table:table-cell office:value-type="float" office:value="85499">
            <text:p>854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13032">
            <text:p>413032</text:p>
          </table:table-cell>
          <table:table-cell office:value-type="float" office:value="64">
            <text:p>64</text:p>
          </table:table-cell>
          <table:table-cell office:value-type="string">
            <text:p>TROPICALISIMA.FM BALADAS http://www.tropicalisima.fm LA SUPER ESTACION ROMANTI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ropicalisima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159.5.31:8016/;stream.mp3</text:p>
          </table:table-cell>
          <table:table-cell office:value-type="float" office:value="85501">
            <text:p>855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13048">
            <text:p>413048</text:p>
          </table:table-cell>
          <table:table-cell office:value-type="float" office:value="64">
            <text:p>64</text:p>
          </table:table-cell>
          <table:table-cell office:value-type="string">
            <text:p>Super Latin Hits.Com Your - Latin Music Connec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uperlatinhit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54.151.202:8058/;stream.mp3</text:p>
          </table:table-cell>
          <table:table-cell office:value-type="float" office:value="85510">
            <text:p>8551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413069">
            <text:p>413069</text:p>
          </table:table-cell>
          <table:table-cell office:value-type="float" office:value="64">
            <text:p>64</text:p>
          </table:table-cell>
          <table:table-cell office:value-type="string">
            <text:p>GRUPERRO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gruperron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9.194.224.212:9998/;stream.mp3</text:p>
          </table:table-cell>
          <table:table-cell office:value-type="float" office:value="85521">
            <text:p>855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3079">
            <text:p>413079</text:p>
          </table:table-cell>
          <table:table-cell office:value-type="float" office:value="64">
            <text:p>64</text:p>
          </table:table-cell>
          <table:table-cell office:value-type="string">
            <text:p>Radio Actitu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latinohd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8.32.57.58:8305/;stream.mp3</text:p>
          </table:table-cell>
          <table:table-cell office:value-type="float" office:value="85526">
            <text:p>855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13086">
            <text:p>413086</text:p>
          </table:table-cell>
          <table:table-cell office:value-type="float" office:value="13">
            <text:p>13</text:p>
          </table:table-cell>
          <table:table-cell office:value-type="string">
            <text:p>Radio Mixerzone - Argentina Salt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mixerzone.com.ar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4.45.59.6:7072/;stream.mp3</text:p>
          </table:table-cell>
          <table:table-cell office:value-type="float" office:value="85532">
            <text:p>855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13104">
            <text:p>413104</text:p>
          </table:table-cell>
          <table:table-cell office:value-type="float" office:value="64">
            <text:p>64</text:p>
          </table:table-cell>
          <table:table-cell office:value-type="string">
            <text:p>1.FM - Bay Smooth Jaz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5">
            <text:p>95</text:p>
          </table:table-cell>
          <table:table-cell office:value-type="float" office:value="3177">
            <text:p>3177</text:p>
          </table:table-cell>
          <table:table-cell office:value-type="string">
            <text:p>http://209.73.150.39:9010/;stream.mp3</text:p>
          </table:table-cell>
          <table:table-cell office:value-type="float" office:value="85538">
            <text:p>8553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13114">
            <text:p>413114</text:p>
          </table:table-cell>
          <table:table-cell office:value-type="float" office:value="64">
            <text:p>64</text:p>
          </table:table-cell>
          <table:table-cell office:value-type="string">
            <text:p>RippedRadio Smooth Jaz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ipped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37.16.73:8236/Live</text:p>
          </table:table-cell>
          <table:table-cell office:value-type="float" office:value="85543">
            <text:p>8554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13123">
            <text:p>413123</text:p>
          </table:table-cell>
          <table:table-cell office:value-type="float" office:value="64">
            <text:p>64</text:p>
          </table:table-cell>
          <table:table-cell office:value-type="string">
            <text:p>Jazzmine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jazzmine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106.109.203:7733/;stream.mp3</text:p>
          </table:table-cell>
          <table:table-cell office:value-type="float" office:value="85545">
            <text:p>855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3133">
            <text:p>413133</text:p>
          </table:table-cell>
          <table:table-cell office:value-type="float" office:value="64">
            <text:p>64</text:p>
          </table:table-cell>
          <table:table-cell office:value-type="string">
            <text:p>1.FM - Adore Jaz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0">
            <text:p>90</text:p>
          </table:table-cell>
          <table:table-cell office:value-type="float" office:value="3177">
            <text:p>3177</text:p>
          </table:table-cell>
          <table:table-cell office:value-type="string">
            <text:p>http://209.73.150.68:5080/;stream.mp3</text:p>
          </table:table-cell>
          <table:table-cell office:value-type="float" office:value="85549">
            <text:p>855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13135">
            <text:p>413135</text:p>
          </table:table-cell>
          <table:table-cell office:value-type="float" office:value="64">
            <text:p>64</text:p>
          </table:table-cell>
          <table:table-cell office:value-type="string">
            <text:p>RadioCasablan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lagrimasdeangel-jolie.blogspot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212.66.195:8488/;stream.mp3</text:p>
          </table:table-cell>
          <table:table-cell office:value-type="float" office:value="85550">
            <text:p>855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413144">
            <text:p>413144</text:p>
          </table:table-cell>
          <table:table-cell office:value-type="float" office:value="64">
            <text:p>64</text:p>
          </table:table-cell>
          <table:table-cell office:value-type="string">
            <text:p>El Templo Rumber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eltemplorumber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9.16.186.36:8473/;stream.mp3</text:p>
          </table:table-cell>
          <table:table-cell office:value-type="float" office:value="85552">
            <text:p>8555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13145">
            <text:p>413145</text:p>
          </table:table-cell>
          <table:table-cell office:value-type="float" office:value="64">
            <text:p>64</text:p>
          </table:table-cell>
          <table:table-cell office:value-type="string">
            <text:p>Tropical 100 Xplo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ropical100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4.188.96.196:8006/;stream.mp3</text:p>
          </table:table-cell>
          <table:table-cell office:value-type="float" office:value="85553">
            <text:p>855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13147">
            <text:p>413147</text:p>
          </table:table-cell>
          <table:table-cell office:value-type="float" office:value="64">
            <text:p>64</text:p>
          </table:table-cell>
          <table:table-cell office:value-type="string">
            <text:p>Bachata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oydominicano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50.7.248.130:8002/;stream.mp3</text:p>
          </table:table-cell>
          <table:table-cell office:value-type="float" office:value="85554">
            <text:p>8555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13150">
            <text:p>413150</text:p>
          </table:table-cell>
          <table:table-cell office:value-type="float" office:value="64">
            <text:p>64</text:p>
          </table:table-cell>
          <table:table-cell office:value-type="string">
            <text:p>TROPICALISIMA.FM BACHATA http://www.tropicalisima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ropicalisima.f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67.159.5.31:8024/;stream.mp3</text:p>
          </table:table-cell>
          <table:table-cell office:value-type="float" office:value="85555">
            <text:p>8555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13156">
            <text:p>413156</text:p>
          </table:table-cell>
          <table:table-cell office:value-type="float" office:value="145">
            <text:p>145</text:p>
          </table:table-cell>
          <table:table-cell office:value-type="string">
            <text:p>Escuchas La Pachanga <text:s/>89.1 FM Celaya Gto. Mexico <text:s/>LA MAS BUEN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tvrcomunicaciones.com.mx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176.178:9152/;stream.mp3</text:p>
          </table:table-cell>
          <table:table-cell office:value-type="float" office:value="85557">
            <text:p>855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413164">
            <text:p>413164</text:p>
          </table:table-cell>
          <table:table-cell office:value-type="float" office:value="34">
            <text:p>34</text:p>
          </table:table-cell>
          <table:table-cell office:value-type="string">
            <text:p>BOSSA NOVA HITS | Music with the Soul of Rio de Janeir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ossanovahits.com.b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85.25.16.7:8006/;stream.mp3</text:p>
          </table:table-cell>
          <table:table-cell office:value-type="float" office:value="85559">
            <text:p>8555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413185">
            <text:p>413185</text:p>
          </table:table-cell>
          <table:table-cell office:value-type="float" office:value="64">
            <text:p>64</text:p>
          </table:table-cell>
          <table:table-cell office:value-type="string">
            <text:p>LA SUPER ESTRELLA SONIDER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asuperestrellaradio.web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43.81.168:8754/;stream.mp3</text:p>
          </table:table-cell>
          <table:table-cell office:value-type="float" office:value="85568">
            <text:p>8556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413195">
            <text:p>413195</text:p>
          </table:table-cell>
          <table:table-cell office:value-type="float" office:value="64">
            <text:p>64</text:p>
          </table:table-cell>
          <table:table-cell office:value-type="string">
            <text:p>EL MARICHER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rac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5.1.202.114:17064/;stream.mp3</text:p>
          </table:table-cell>
          <table:table-cell office:value-type="float" office:value="85570">
            <text:p>855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413196">
            <text:p>413196</text:p>
          </table:table-cell>
          <table:table-cell office:value-type="float" office:value="64">
            <text:p>64</text:p>
          </table:table-cell>
          <table:table-cell office:value-type="string">
            <text:p>AddictedToRadio.com - Latino Calien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8.77.21.13:16910/;stream.mp3</text:p>
          </table:table-cell>
          <table:table-cell office:value-type="float" office:value="85571">
            <text:p>855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413225">
            <text:p>413225</text:p>
          </table:table-cell>
          <table:table-cell office:value-type="float" office:value="64">
            <text:p>64</text:p>
          </table:table-cell>
          <table:table-cell office:value-type="string">
            <text:p>sotano radio Strea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9.16.186.40:8445/;stream.mp3</text:p>
          </table:table-cell>
          <table:table-cell office:value-type="float" office:value="85584">
            <text:p>855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413250">
            <text:p>413250</text:p>
          </table:table-cell>
          <table:table-cell office:value-type="float" office:value="64">
            <text:p>64</text:p>
          </table:table-cell>
          <table:table-cell office:value-type="string">
            <text:p>Colombiamor Stereo - 100% Sals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olombiamor.ning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6.72.167.29:10416/;stream.mp3</text:p>
          </table:table-cell>
          <table:table-cell office:value-type="float" office:value="85592">
            <text:p>8559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13261">
            <text:p>413261</text:p>
          </table:table-cell>
          <table:table-cell office:value-type="float" office:value="64">
            <text:p>64</text:p>
          </table:table-cell>
          <table:table-cell office:value-type="string">
            <text:p>Salsa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oydominicano.net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50.7.248.130:2002/;stream.mp3</text:p>
          </table:table-cell>
          <table:table-cell office:value-type="float" office:value="85595">
            <text:p>855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413262">
            <text:p>413262</text:p>
          </table:table-cell>
          <table:table-cell office:value-type="float" office:value="64">
            <text:p>64</text:p>
          </table:table-cell>
          <table:table-cell office:value-type="string">
            <text:p>TROPICALISIMA.FM SALSA http://www.tropicalisimaradio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ropicalisima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159.5.31:8020/;stream.mp3</text:p>
          </table:table-cell>
          <table:table-cell office:value-type="float" office:value="85596">
            <text:p>855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13321">
            <text:p>413321</text:p>
          </table:table-cell>
          <table:table-cell office:value-type="float" office:value="64">
            <text:p>64</text:p>
          </table:table-cell>
          <table:table-cell office:value-type="string">
            <text:p>Skype: BaHKoTo - http://vanko.g00net.org - Black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vanko.g00net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7.71.126.100:2000/;stream.mp3</text:p>
          </table:table-cell>
          <table:table-cell office:value-type="float" office:value="85610">
            <text:p>8561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413326">
            <text:p>413326</text:p>
          </table:table-cell>
          <table:table-cell office:value-type="float" office:value="64">
            <text:p>64</text:p>
          </table:table-cell>
          <table:table-cell office:value-type="string">
            <text:p>Death.FM - A Brutal &amp; Beautiful Blend of Black, Death, Doom, Goth, &amp; Gore w/Reques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death.f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3.192.32.196/;stream.mp3</text:p>
          </table:table-cell>
          <table:table-cell office:value-type="float" office:value="85614">
            <text:p>856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413327">
            <text:p>413327</text:p>
          </table:table-cell>
          <table:table-cell office:value-type="float" office:value="64">
            <text:p>64</text:p>
          </table:table-cell>
          <table:table-cell office:value-type="string">
            <text:p>RADIO METAL ON: The Brutal (Death, Black, Thrash and Xtreme Metal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radio-metal-on-the-brutal-death-black-thrash-and.htm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4.23.244.89:8004/;stream.mp3</text:p>
          </table:table-cell>
          <table:table-cell office:value-type="float" office:value="85615">
            <text:p>8561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413361">
            <text:p>413361</text:p>
          </table:table-cell>
          <table:table-cell office:value-type="float" office:value="64">
            <text:p>64</text:p>
          </table:table-cell>
          <table:table-cell office:value-type="string">
            <text:p>AddictedToRadio.com - Old School Rap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8.77.21.13:14910/;stream.mp3</text:p>
          </table:table-cell>
          <table:table-cell office:value-type="float" office:value="85633">
            <text:p>856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413375">
            <text:p>413375</text:p>
          </table:table-cell>
          <table:table-cell office:value-type="float" office:value="5">
            <text:p>5</text:p>
          </table:table-cell>
          <table:table-cell office:value-type="string">
            <text:p>DEFJAY - 100% R&amp;B! v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fjay.de</text:p>
          </table:table-cell>
          <table:table-cell office:value-type="float" office:value="90">
            <text:p>90</text:p>
          </table:table-cell>
          <table:table-cell office:value-type="float" office:value="278189">
            <text:p>278189</text:p>
          </table:table-cell>
          <table:table-cell office:value-type="string">
            <text:p>http://87.230.82.15/;stream.mp3</text:p>
          </table:table-cell>
          <table:table-cell office:value-type="float" office:value="85638">
            <text:p>8563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413376">
            <text:p>413376</text:p>
          </table:table-cell>
          <table:table-cell office:value-type="float" office:value="64">
            <text:p>64</text:p>
          </table:table-cell>
          <table:table-cell office:value-type="string">
            <text:p>AAZO Radio - Best 800 Rap and Hip Hop song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tream.aazoradio.com/raphiphop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7.67.46.74:8000/aazoradio-raphiphop.mp3</text:p>
          </table:table-cell>
          <table:table-cell office:value-type="float" office:value="83933">
            <text:p>839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13399">
            <text:p>413399</text:p>
          </table:table-cell>
          <table:table-cell office:value-type="float" office:value="5">
            <text:p>5</text:p>
          </table:table-cell>
          <table:table-cell office:value-type="string">
            <text:p>VIBES FM - GERMAN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vibesfm.de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5.25.236.116:21850/;stream.mp3</text:p>
          </table:table-cell>
          <table:table-cell office:value-type="float" office:value="85649">
            <text:p>856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13413">
            <text:p>413413</text:p>
          </table:table-cell>
          <table:table-cell office:value-type="float" office:value="5">
            <text:p>5</text:p>
          </table:table-cell>
          <table:table-cell office:value-type="string">
            <text:p>DEFJAY - 100% R&amp;B! v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fjay.com</text:p>
          </table:table-cell>
          <table:table-cell office:value-type="float" office:value="90">
            <text:p>90</text:p>
          </table:table-cell>
          <table:table-cell office:value-type="float" office:value="278189">
            <text:p>278189</text:p>
          </table:table-cell>
          <table:table-cell office:value-type="string">
            <text:p>http://83.169.60.70/;stream.mp3</text:p>
          </table:table-cell>
          <table:table-cell office:value-type="float" office:value="85656">
            <text:p>8565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13425">
            <text:p>413425</text:p>
          </table:table-cell>
          <table:table-cell office:value-type="float" office:value="64">
            <text:p>64</text:p>
          </table:table-cell>
          <table:table-cell office:value-type="string">
            <text:p>RadioGa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azgolder.com/radio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50.7.241.10:8045/;stream.mp3</text:p>
          </table:table-cell>
          <table:table-cell office:value-type="float" office:value="85662">
            <text:p>8566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413426">
            <text:p>413426</text:p>
          </table:table-cell>
          <table:table-cell office:value-type="float" office:value="64">
            <text:p>64</text:p>
          </table:table-cell>
          <table:table-cell office:value-type="string">
            <text:p>Radio FoxBG: Skype za pozdravi : foxbg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oxbg.net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85.91.150.195:8000/;stream.mp3</text:p>
          </table:table-cell>
          <table:table-cell office:value-type="float" office:value="85663">
            <text:p>856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13428">
            <text:p>413428</text:p>
          </table:table-cell>
          <table:table-cell office:value-type="float" office:value="64">
            <text:p>64</text:p>
          </table:table-cell>
          <table:table-cell office:value-type="string">
            <text:p>Radio CCB FM - www.cristanobrasil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ristanobrasil.com/radio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67.228.177.244:12160/;stream.mp3</text:p>
          </table:table-cell>
          <table:table-cell office:value-type="float" office:value="85664">
            <text:p>8566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13429">
            <text:p>413429</text:p>
          </table:table-cell>
          <table:table-cell office:value-type="float" office:value="64">
            <text:p>64</text:p>
          </table:table-cell>
          <table:table-cell office:value-type="string">
            <text:p>sound3p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3pradio.blogspot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8.159.0.80:7490/;stream.mp3</text:p>
          </table:table-cell>
          <table:table-cell office:value-type="float" office:value="85665">
            <text:p>8566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13430">
            <text:p>413430</text:p>
          </table:table-cell>
          <table:table-cell office:value-type="float" office:value="64">
            <text:p>64</text:p>
          </table:table-cell>
          <table:table-cell office:value-type="string">
            <text:p>Virgin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94.71.95.113:1301/;stream.mp3</text:p>
          </table:table-cell>
          <table:table-cell office:value-type="float" office:value="85666">
            <text:p>8566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13431">
            <text:p>413431</text:p>
          </table:table-cell>
          <table:table-cell office:value-type="float" office:value="64">
            <text:p>64</text:p>
          </table:table-cell>
          <table:table-cell office:value-type="string">
            <text:p>dj_zeyn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okeydeyiz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09.123.101.17:7766/;stream.mp3</text:p>
          </table:table-cell>
          <table:table-cell office:value-type="float" office:value="85667">
            <text:p>8566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13435">
            <text:p>413435</text:p>
          </table:table-cell>
          <table:table-cell office:value-type="float" office:value="64">
            <text:p>64</text:p>
          </table:table-cell>
          <table:table-cell office:value-type="string">
            <text:p>TORi Telugu (Live - HQ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eluguOne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38.101.195.5:9196/;stream.mp3</text:p>
          </table:table-cell>
          <table:table-cell office:value-type="float" office:value="85668">
            <text:p>8566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13436">
            <text:p>413436</text:p>
          </table:table-cell>
          <table:table-cell office:value-type="float" office:value="17">
            <text:p>17</text:p>
          </table:table-cell>
          <table:table-cell office:value-type="string">
            <text:p>ORF Radio Salzbur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alzburg.orf.at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194.232.200.147:8000/;stream.mp3</text:p>
          </table:table-cell>
          <table:table-cell office:value-type="float" office:value="85669">
            <text:p>8566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413439">
            <text:p>413439</text:p>
          </table:table-cell>
          <table:table-cell office:value-type="float" office:value="64">
            <text:p>64</text:p>
          </table:table-cell>
          <table:table-cell office:value-type="string">
            <text:p>Radio Vizion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vizioni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85.25.152.192:9222/;stream.mp3</text:p>
          </table:table-cell>
          <table:table-cell office:value-type="float" office:value="85671">
            <text:p>856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413441">
            <text:p>413441</text:p>
          </table:table-cell>
          <table:table-cell office:value-type="float" office:value="64">
            <text:p>64</text:p>
          </table:table-cell>
          <table:table-cell office:value-type="string">
            <text:p>1.FM - Always Christma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0">
            <text:p>90</text:p>
          </table:table-cell>
          <table:table-cell office:value-type="float" office:value="3177">
            <text:p>3177</text:p>
          </table:table-cell>
          <table:table-cell office:value-type="string">
            <text:p>http://209.73.150.68:8650/;stream.mp3</text:p>
          </table:table-cell>
          <table:table-cell office:value-type="float" office:value="85673">
            <text:p>8567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13442">
            <text:p>413442</text:p>
          </table:table-cell>
          <table:table-cell office:value-type="float" office:value="64">
            <text:p>64</text:p>
          </table:table-cell>
          <table:table-cell office:value-type="string">
            <text:p>Tendance Oues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endanceouest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21.199.213:8005/;stream.mp3</text:p>
          </table:table-cell>
          <table:table-cell office:value-type="float" office:value="85674">
            <text:p>8567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13445">
            <text:p>413445</text:p>
          </table:table-cell>
          <table:table-cell office:value-type="float" office:value="53">
            <text:p>53</text:p>
          </table:table-cell>
          <table:table-cell office:value-type="string">
            <text:p>Pop Radio - Jukebox.h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jukebox.hr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95.242.153.98:8000/;stream.mp3</text:p>
          </table:table-cell>
          <table:table-cell office:value-type="float" office:value="85675">
            <text:p>8567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413449">
            <text:p>413449</text:p>
          </table:table-cell>
          <table:table-cell office:value-type="float" office:value="64">
            <text:p>64</text:p>
          </table:table-cell>
          <table:table-cell office:value-type="string">
            <text:p>Zik FM 105.9 live from Dakar :::::::::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zikfm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3.236.81.218:9012/;stream.mp3</text:p>
          </table:table-cell>
          <table:table-cell office:value-type="float" office:value="85677">
            <text:p>8567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413451">
            <text:p>413451</text:p>
          </table:table-cell>
          <table:table-cell office:value-type="float" office:value="34">
            <text:p>34</text:p>
          </table:table-cell>
          <table:table-cell office:value-type="string">
            <text:p>Radio Forrozao - Auto DJ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forrozao.com.b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64.31.37.194:6008/;stream.mp3</text:p>
          </table:table-cell>
          <table:table-cell office:value-type="float" office:value="85679">
            <text:p>8567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13452">
            <text:p>413452</text:p>
          </table:table-cell>
          <table:table-cell office:value-type="float" office:value="64">
            <text:p>64</text:p>
          </table:table-cell>
          <table:table-cell office:value-type="string">
            <text:p>All Classical WGBH.OR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all-classical-wgbh.html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98.147.175.79:9004/;stream.mp3</text:p>
          </table:table-cell>
          <table:table-cell office:value-type="float" office:value="85680">
            <text:p>8568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13454">
            <text:p>413454</text:p>
          </table:table-cell>
          <table:table-cell office:value-type="float" office:value="64">
            <text:p>64</text:p>
          </table:table-cell>
          <table:table-cell office:value-type="string">
            <text:p>RAC1. Des de Catalunya per tot el m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c1.ca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88.165.129.245:8090/;stream.mp3</text:p>
          </table:table-cell>
          <table:table-cell office:value-type="float" office:value="85682">
            <text:p>8568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413459">
            <text:p>413459</text:p>
          </table:table-cell>
          <table:table-cell office:value-type="float" office:value="172">
            <text:p>172</text:p>
          </table:table-cell>
          <table:table-cell office:value-type="string">
            <text:p>Muzyka Marzen Pioneer Live Mix vol 4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RS.pl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88.165.218.155:8156/;stream.mp3</text:p>
          </table:table-cell>
          <table:table-cell office:value-type="float" office:value="85684">
            <text:p>856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413460">
            <text:p>413460</text:p>
          </table:table-cell>
          <table:table-cell office:value-type="float" office:value="64">
            <text:p>64</text:p>
          </table:table-cell>
          <table:table-cell office:value-type="string">
            <text:p>DJMenekSh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ohbet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72.8.179.50:7575/;stream.mp3</text:p>
          </table:table-cell>
          <table:table-cell office:value-type="float" office:value="85685">
            <text:p>856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413463">
            <text:p>413463</text:p>
          </table:table-cell>
          <table:table-cell office:value-type="float" office:value="64">
            <text:p>64</text:p>
          </table:table-cell>
          <table:table-cell office:value-type="string">
            <text:p>Metropolis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etropolisradio.g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88.138.112.127:8000/;stream.mp3</text:p>
          </table:table-cell>
          <table:table-cell office:value-type="float" office:value="85687">
            <text:p>8568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3464">
            <text:p>413464</text:p>
          </table:table-cell>
          <table:table-cell office:value-type="float" office:value="145">
            <text:p>145</text:p>
          </table:table-cell>
          <table:table-cell office:value-type="string">
            <text:p>EXA FM 98.9 LOS MOCH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sn.com.mx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07.179.162:2539/;stream.mp3</text:p>
          </table:table-cell>
          <table:table-cell office:value-type="float" office:value="85688">
            <text:p>8568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3469">
            <text:p>413469</text:p>
          </table:table-cell>
          <table:table-cell office:value-type="float" office:value="64">
            <text:p>64</text:p>
          </table:table-cell>
          <table:table-cell office:value-type="string">
            <text:p>Capital <text:s/>Fm Riga 94.9 Liepaja 97.1 Valmiera 95.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7.226.84.14:8000/;stream.mp3</text:p>
          </table:table-cell>
          <table:table-cell office:value-type="float" office:value="85689">
            <text:p>8568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413471">
            <text:p>413471</text:p>
          </table:table-cell>
          <table:table-cell office:value-type="float" office:value="113">
            <text:p>113</text:p>
          </table:table-cell>
          <table:table-cell office:value-type="string">
            <text:p>Kobi Malu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M.co.il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12.150.158.172:7777/;stream.mp3</text:p>
          </table:table-cell>
          <table:table-cell office:value-type="float" office:value="85690">
            <text:p>8569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413472">
            <text:p>413472</text:p>
          </table:table-cell>
          <table:table-cell office:value-type="float" office:value="183">
            <text:p>183</text:p>
          </table:table-cell>
          <table:table-cell office:value-type="string">
            <text:p>Radio Carolin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caroline.co.uk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78.129.202.200:8040/;stream.mp3</text:p>
          </table:table-cell>
          <table:table-cell office:value-type="float" office:value="85691">
            <text:p>856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3473">
            <text:p>413473</text:p>
          </table:table-cell>
          <table:table-cell office:value-type="float" office:value="114">
            <text:p>114</text:p>
          </table:table-cell>
          <table:table-cell office:value-type="string">
            <text:p>Radio Rock Rom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rock.it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78.32.136.160:8050/;stream.mp3</text:p>
          </table:table-cell>
          <table:table-cell office:value-type="float" office:value="85692">
            <text:p>8569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13480">
            <text:p>413480</text:p>
          </table:table-cell>
          <table:table-cell office:value-type="float" office:value="64">
            <text:p>64</text:p>
          </table:table-cell>
          <table:table-cell office:value-type="string">
            <text:p>sgpc.net - Live kirtan - Sri harmandir Sahi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gpc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02.164.55.5:8000/;stream.mp3</text:p>
          </table:table-cell>
          <table:table-cell office:value-type="float" office:value="85694">
            <text:p>8569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13481">
            <text:p>413481</text:p>
          </table:table-cell>
          <table:table-cell office:value-type="float" office:value="64">
            <text:p>64</text:p>
          </table:table-cell>
          <table:table-cell office:value-type="string">
            <text:p>Smooth Radio Lond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94.50.90.55:10020/;stream.mp3</text:p>
          </table:table-cell>
          <table:table-cell office:value-type="float" office:value="85695">
            <text:p>856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413482">
            <text:p>413482</text:p>
          </table:table-cell>
          <table:table-cell office:value-type="float" office:value="182">
            <text:p>182</text:p>
          </table:table-cell>
          <table:table-cell office:value-type="string">
            <text:p>Radio Pro-B Romania - Hit Clubbing 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prob.ro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8.32.57.58:8581/;stream.mp3</text:p>
          </table:table-cell>
          <table:table-cell office:value-type="float" office:value="85696">
            <text:p>856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3484">
            <text:p>413484</text:p>
          </table:table-cell>
          <table:table-cell office:value-type="float" office:value="87">
            <text:p>87</text:p>
          </table:table-cell>
          <table:table-cell office:value-type="string">
            <text:p>Radio88 Szeged FM 95.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88.hu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8.151.99.22:8000/;stream.mp3</text:p>
          </table:table-cell>
          <table:table-cell office:value-type="float" office:value="85697">
            <text:p>8569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413485">
            <text:p>413485</text:p>
          </table:table-cell>
          <table:table-cell office:value-type="float" office:value="64">
            <text:p>64</text:p>
          </table:table-cell>
          <table:table-cell office:value-type="string">
            <text:p>Radio Dukagjin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ukagjini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6.44.147.34:7870/;stream.mp3</text:p>
          </table:table-cell>
          <table:table-cell office:value-type="float" office:value="85698">
            <text:p>856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413486">
            <text:p>413486</text:p>
          </table:table-cell>
          <table:table-cell office:value-type="float" office:value="170">
            <text:p>170</text:p>
          </table:table-cell>
          <table:table-cell office:value-type="string">
            <text:p>Carnaval-radio.nl === LIV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arnaval-radio.n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50.7.241.10:8013/;stream.mp3</text:p>
          </table:table-cell>
          <table:table-cell office:value-type="float" office:value="85699">
            <text:p>856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13492">
            <text:p>413492</text:p>
          </table:table-cell>
          <table:table-cell office:value-type="float" office:value="64">
            <text:p>64</text:p>
          </table:table-cell>
          <table:table-cell office:value-type="string">
            <text:p>Amadeus Cultura Musical FM 100.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50.30.46.200:8484/;stream.mp3</text:p>
          </table:table-cell>
          <table:table-cell office:value-type="float" office:value="85701">
            <text:p>857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413493">
            <text:p>413493</text:p>
          </table:table-cell>
          <table:table-cell office:value-type="float" office:value="64">
            <text:p>64</text:p>
          </table:table-cell>
          <table:table-cell office:value-type="string">
            <text:p>Okay 101.7FM Acc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peacefmonline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7.159.60.45:8052/;stream.mp3</text:p>
          </table:table-cell>
          <table:table-cell office:value-type="float" office:value="85702">
            <text:p>8570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413494">
            <text:p>413494</text:p>
          </table:table-cell>
          <table:table-cell office:value-type="float" office:value="64">
            <text:p>64</text:p>
          </table:table-cell>
          <table:table-cell office:value-type="string">
            <text:p>KURTCE RADY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icle-fm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46.105.109.141:2021/;stream.mp3</text:p>
          </table:table-cell>
          <table:table-cell office:value-type="float" office:value="85703">
            <text:p>8570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413496">
            <text:p>413496</text:p>
          </table:table-cell>
          <table:table-cell office:value-type="float" office:value="64">
            <text:p>64</text:p>
          </table:table-cell>
          <table:table-cell office:value-type="string">
            <text:p>Punjabi Radio US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8.159.0.77:7016/;stream.mp3</text:p>
          </table:table-cell>
          <table:table-cell office:value-type="float" office:value="85704">
            <text:p>857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413498">
            <text:p>413498</text:p>
          </table:table-cell>
          <table:table-cell office:value-type="float" office:value="64">
            <text:p>64</text:p>
          </table:table-cell>
          <table:table-cell office:value-type="string">
            <text:p>Chlame Strea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.chlame.ne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4.36.206.217:8695/;stream.mp3</text:p>
          </table:table-cell>
          <table:table-cell office:value-type="float" office:value="85705">
            <text:p>8570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413500">
            <text:p>413500</text:p>
          </table:table-cell>
          <table:table-cell office:value-type="float" office:value="64">
            <text:p>64</text:p>
          </table:table-cell>
          <table:table-cell office:value-type="string">
            <text:p>TORi Telugu (Live - MQ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eluguOne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38.101.195.5:9156/;stream.mp3</text:p>
          </table:table-cell>
          <table:table-cell office:value-type="float" office:value="85706">
            <text:p>857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413505">
            <text:p>413505</text:p>
          </table:table-cell>
          <table:table-cell office:value-type="float" office:value="5">
            <text:p>5</text:p>
          </table:table-cell>
          <table:table-cell office:value-type="string">
            <text:p>Radio 91.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912.d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5.13.133.235:8004/;stream.mp3</text:p>
          </table:table-cell>
          <table:table-cell office:value-type="float" office:value="85708">
            <text:p>857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13506">
            <text:p>413506</text:p>
          </table:table-cell>
          <table:table-cell office:value-type="float" office:value="64">
            <text:p>64</text:p>
          </table:table-cell>
          <table:table-cell office:value-type="string">
            <text:p>Out Side Brodcas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ossfmgrenad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4.45.73.122:8188/;stream.mp3</text:p>
          </table:table-cell>
          <table:table-cell office:value-type="float" office:value="85709">
            <text:p>8570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3508">
            <text:p>413508</text:p>
          </table:table-cell>
          <table:table-cell office:value-type="float" office:value="150">
            <text:p>150</text:p>
          </table:table-cell>
          <table:table-cell office:value-type="string">
            <text:p>ZJB Radio - Community At It's Bes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zjb.gov.ms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59.253.145.177:7000/;stream.mp3</text:p>
          </table:table-cell>
          <table:table-cell office:value-type="float" office:value="85710">
            <text:p>8571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413512">
            <text:p>413512</text:p>
          </table:table-cell>
          <table:table-cell office:value-type="float" office:value="64">
            <text:p>64</text:p>
          </table:table-cell>
          <table:table-cell office:value-type="string">
            <text:p>Shems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hemsfm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17.114.200.116/;stream.mp3</text:p>
          </table:table-cell>
          <table:table-cell office:value-type="float" office:value="85713">
            <text:p>8571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413514">
            <text:p>413514</text:p>
          </table:table-cell>
          <table:table-cell office:value-type="float" office:value="34">
            <text:p>34</text:p>
          </table:table-cell>
          <table:table-cell office:value-type="string">
            <text:p>Radio 105Fm - Jundiai - SP - Serv 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105fm.com.br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4.31.37.194:6034/;stream.mp3</text:p>
          </table:table-cell>
          <table:table-cell office:value-type="float" office:value="85714">
            <text:p>857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413515">
            <text:p>413515</text:p>
          </table:table-cell>
          <table:table-cell office:value-type="float" office:value="195">
            <text:p>195</text:p>
          </table:table-cell>
          <table:table-cell office:value-type="string">
            <text:p>abcradio.com.s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bcradio.com.sv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4.45.73.122:8140/;stream.mp3</text:p>
          </table:table-cell>
          <table:table-cell office:value-type="float" office:value="85715">
            <text:p>8571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413518">
            <text:p>413518</text:p>
          </table:table-cell>
          <table:table-cell office:value-type="float" office:value="64">
            <text:p>64</text:p>
          </table:table-cell>
          <table:table-cell office:value-type="string">
            <text:p>ClubTime.FM - 24h Deep-, Tech- &amp; Minimal House and Techno - 128k MP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lubTime.F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78.159.104.144/;stream.mp3</text:p>
          </table:table-cell>
          <table:table-cell office:value-type="float" office:value="85717">
            <text:p>857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413520">
            <text:p>413520</text:p>
          </table:table-cell>
          <table:table-cell office:value-type="float" office:value="182">
            <text:p>182</text:p>
          </table:table-cell>
          <table:table-cell office:value-type="string">
            <text:p>LAYT FM Dance 107.7 Mhz....Bucuresti....www.LaytFm.je.ro....By AutoDJ...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LaytFm.je.ro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8.32.57.58:8541/;stream.mp3</text:p>
          </table:table-cell>
          <table:table-cell office:value-type="float" office:value="85718">
            <text:p>857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413521">
            <text:p>413521</text:p>
          </table:table-cell>
          <table:table-cell office:value-type="float" office:value="64">
            <text:p>64</text:p>
          </table:table-cell>
          <table:table-cell office:value-type="string">
            <text:p>MRBI - WZRC AM148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nyam1480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38.96.175.22:6910/;stream.mp3</text:p>
          </table:table-cell>
          <table:table-cell office:value-type="float" office:value="85719">
            <text:p>8571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413525">
            <text:p>413525</text:p>
          </table:table-cell>
          <table:table-cell office:value-type="float" office:value="145">
            <text:p>145</text:p>
          </table:table-cell>
          <table:table-cell office:value-type="string">
            <text:p>40 Principales Xalapa 98-5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vanradio.com.mx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72.29.70.19:8038/;stream.mp3</text:p>
          </table:table-cell>
          <table:table-cell office:value-type="float" office:value="85721">
            <text:p>857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13532">
            <text:p>413532</text:p>
          </table:table-cell>
          <table:table-cell office:value-type="float" office:value="64">
            <text:p>64</text:p>
          </table:table-cell>
          <table:table-cell office:value-type="string">
            <text:p>globalhous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globalhouse.htm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67.212.165.162:7396/;stream.mp3</text:p>
          </table:table-cell>
          <table:table-cell office:value-type="float" office:value="85725">
            <text:p>857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13533">
            <text:p>413533</text:p>
          </table:table-cell>
          <table:table-cell office:value-type="float" office:value="44">
            <text:p>44</text:p>
          </table:table-cell>
          <table:table-cell office:value-type="string">
            <text:p>Radio Carolina 99.3FM Grupo Dial Chile by digitalproserver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carolina.cl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6.231.177.37:8080/;stream.mp3</text:p>
          </table:table-cell>
          <table:table-cell office:value-type="float" office:value="85726">
            <text:p>857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413534">
            <text:p>413534</text:p>
          </table:table-cell>
          <table:table-cell office:value-type="float" office:value="44">
            <text:p>44</text:p>
          </table:table-cell>
          <table:table-cell office:value-type="string">
            <text:p>grupodial.c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rupodial.c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66.231.177.37:8084/;stream.mp3</text:p>
          </table:table-cell>
          <table:table-cell office:value-type="float" office:value="85727">
            <text:p>857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413535">
            <text:p>413535</text:p>
          </table:table-cell>
          <table:table-cell office:value-type="float" office:value="44">
            <text:p>44</text:p>
          </table:table-cell>
          <table:table-cell office:value-type="string">
            <text:p>Radio Beethoven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eethovenfm.c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6.231.177.37:8086/;stream.mp3</text:p>
          </table:table-cell>
          <table:table-cell office:value-type="float" office:value="85728">
            <text:p>8572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413536">
            <text:p>413536</text:p>
          </table:table-cell>
          <table:table-cell office:value-type="float" office:value="64">
            <text:p>64</text:p>
          </table:table-cell>
          <table:table-cell office:value-type="string">
            <text:p>audiorealm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78.159.112.72:8017/;stream.mp3</text:p>
          </table:table-cell>
          <table:table-cell office:value-type="float" office:value="85729">
            <text:p>8572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413538">
            <text:p>413538</text:p>
          </table:table-cell>
          <table:table-cell office:value-type="float" office:value="64">
            <text:p>64</text:p>
          </table:table-cell>
          <table:table-cell office:value-type="string">
            <text:p>TRACE FM GUADELOUP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race.f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8.165.99.157:5240/;stream.mp3</text:p>
          </table:table-cell>
          <table:table-cell office:value-type="float" office:value="85730">
            <text:p>8573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13539">
            <text:p>413539</text:p>
          </table:table-cell>
          <table:table-cell office:value-type="float" office:value="64">
            <text:p>64</text:p>
          </table:table-cell>
          <table:table-cell office:value-type="string">
            <text:p>KANAL DJ MIXES - Radioparty.p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94.23.6.162:8035/;stream.mp3</text:p>
          </table:table-cell>
          <table:table-cell office:value-type="float" office:value="85731">
            <text:p>8573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413544">
            <text:p>413544</text:p>
          </table:table-cell>
          <table:table-cell office:value-type="float" office:value="34">
            <text:p>34</text:p>
          </table:table-cell>
          <table:table-cell office:value-type="string">
            <text:p>radioboanova.com.b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boanova.com.br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4.127.101.107:7610/;stream.mp3</text:p>
          </table:table-cell>
          <table:table-cell office:value-type="float" office:value="85732">
            <text:p>857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13545">
            <text:p>413545</text:p>
          </table:table-cell>
          <table:table-cell office:value-type="float" office:value="66">
            <text:p>66</text:p>
          </table:table-cell>
          <table:table-cell office:value-type="string">
            <text:p>Broadcasting live Basso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asso.fi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88.117.44.132:8000/;stream.mp3</text:p>
          </table:table-cell>
          <table:table-cell office:value-type="float" office:value="85733">
            <text:p>857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413551">
            <text:p>413551</text:p>
          </table:table-cell>
          <table:table-cell office:value-type="float" office:value="64">
            <text:p>64</text:p>
          </table:table-cell>
          <table:table-cell office:value-type="string">
            <text:p>STUDIO IMPACTO FUN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TUDIOIMPACTOFUNK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84.154.6.90:9642/;stream.mp3</text:p>
          </table:table-cell>
          <table:table-cell office:value-type="float" office:value="85734">
            <text:p>857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413552">
            <text:p>413552</text:p>
          </table:table-cell>
          <table:table-cell office:value-type="float" office:value="5">
            <text:p>5</text:p>
          </table:table-cell>
          <table:table-cell office:value-type="string">
            <text:p>Radio TEDDY +++ Macht Spass! Macht schlau! +++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teddy.de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76.28.2.237:9000/;stream.mp3</text:p>
          </table:table-cell>
          <table:table-cell office:value-type="float" office:value="85735">
            <text:p>8573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413553">
            <text:p>413553</text:p>
          </table:table-cell>
          <table:table-cell office:value-type="float" office:value="64">
            <text:p>64</text:p>
          </table:table-cell>
          <table:table-cell office:value-type="string">
            <text:p>rehab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ehabfm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209.239.114.182:8000/;stream.mp3</text:p>
          </table:table-cell>
          <table:table-cell office:value-type="float" office:value="85736">
            <text:p>8573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413554">
            <text:p>413554</text:p>
          </table:table-cell>
          <table:table-cell office:value-type="float" office:value="152">
            <text:p>152</text:p>
          </table:table-cell>
          <table:table-cell office:value-type="string">
            <text:p>Kalika FM :: Powered by SoftNEP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kalikafm.com.np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96.44.147.34:7740/;stream.mp3</text:p>
          </table:table-cell>
          <table:table-cell office:value-type="float" office:value="85737">
            <text:p>8573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413557">
            <text:p>413557</text:p>
          </table:table-cell>
          <table:table-cell office:value-type="float" office:value="114">
            <text:p>114</text:p>
          </table:table-cell>
          <table:table-cell office:value-type="string">
            <text:p>Playlist DeD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oltreirc.i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91.121.175.191:8000/;stream.mp3</text:p>
          </table:table-cell>
          <table:table-cell office:value-type="float" office:value="85739">
            <text:p>8573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3558">
            <text:p>413558</text:p>
          </table:table-cell>
          <table:table-cell office:value-type="float" office:value="64">
            <text:p>64</text:p>
          </table:table-cell>
          <table:table-cell office:value-type="string">
            <text:p>Plusradio 102,6 - Thessaloniki - Gree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plusradio.gr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94.177.122.247:8120/;stream.mp3</text:p>
          </table:table-cell>
          <table:table-cell office:value-type="float" office:value="85740">
            <text:p>8574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413561">
            <text:p>413561</text:p>
          </table:table-cell>
          <table:table-cell office:value-type="float" office:value="64">
            <text:p>64</text:p>
          </table:table-cell>
          <table:table-cell office:value-type="string">
            <text:p>RAC 105. Entre la musica i tu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c105.ca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8.32.113.2:8090/;stream.mp3</text:p>
          </table:table-cell>
          <table:table-cell office:value-type="float" office:value="85742">
            <text:p>8574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413564">
            <text:p>413564</text:p>
          </table:table-cell>
          <table:table-cell office:value-type="float" office:value="64">
            <text:p>64</text:p>
          </table:table-cell>
          <table:table-cell office:value-type="string">
            <text:p>dj_reda_radioelam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elamal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08.60.194.130:8000/;stream.mp3</text:p>
          </table:table-cell>
          <table:table-cell office:value-type="float" office:value="85744">
            <text:p>857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13565">
            <text:p>413565</text:p>
          </table:table-cell>
          <table:table-cell office:value-type="float" office:value="64">
            <text:p>64</text:p>
          </table:table-cell>
          <table:table-cell office:value-type="string">
            <text:p>Holy Quran (almuaeqy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84.107.159.100:8048/;stream.mp3</text:p>
          </table:table-cell>
          <table:table-cell office:value-type="float" office:value="85745">
            <text:p>857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13567">
            <text:p>413567</text:p>
          </table:table-cell>
          <table:table-cell office:value-type="float" office:value="64">
            <text:p>64</text:p>
          </table:table-cell>
          <table:table-cell office:value-type="string">
            <text:p>24 NABI MOVIE RADIO STATION <text:s/>PHILIPPINES &amp; PINO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nabimovie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96.44.147.34:7370/;stream.mp3</text:p>
          </table:table-cell>
          <table:table-cell office:value-type="float" office:value="85746">
            <text:p>8574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413570">
            <text:p>413570</text:p>
          </table:table-cell>
          <table:table-cell office:value-type="float" office:value="17">
            <text:p>17</text:p>
          </table:table-cell>
          <table:table-cell office:value-type="string">
            <text:p>Radio Steiermar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teiermark.orf.a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94.232.200.158:8000/;stream.mp3</text:p>
          </table:table-cell>
          <table:table-cell office:value-type="float" office:value="85747">
            <text:p>8574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413572">
            <text:p>413572</text:p>
          </table:table-cell>
          <table:table-cell office:value-type="float" office:value="64">
            <text:p>64</text:p>
          </table:table-cell>
          <table:table-cell office:value-type="string">
            <text:p>Radio Pendimi (Studio 1 Austria 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pendimi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46.4.78.194:35505/;stream.mp3</text:p>
          </table:table-cell>
          <table:table-cell office:value-type="float" office:value="85748">
            <text:p>8574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13573">
            <text:p>413573</text:p>
          </table:table-cell>
          <table:table-cell office:value-type="float" office:value="64">
            <text:p>64</text:p>
          </table:table-cell>
          <table:table-cell office:value-type="string">
            <text:p>..:: BALKAN.DJ Radio ::.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balkan-dj-radio.html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176.9.23.44:8777/;stream.mp3</text:p>
          </table:table-cell>
          <table:table-cell office:value-type="float" office:value="85749">
            <text:p>857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413576">
            <text:p>413576</text:p>
          </table:table-cell>
          <table:table-cell office:value-type="float" office:value="5">
            <text:p>5</text:p>
          </table:table-cell>
          <table:table-cell office:value-type="string">
            <text:p>Bayerwaldradio ... i gfrei mi drauf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ayerwaldradio.de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46.163.124.15:17992/;stream.mp3</text:p>
          </table:table-cell>
          <table:table-cell office:value-type="float" office:value="85751">
            <text:p>8575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413577">
            <text:p>413577</text:p>
          </table:table-cell>
          <table:table-cell office:value-type="float" office:value="64">
            <text:p>64</text:p>
          </table:table-cell>
          <table:table-cell office:value-type="string">
            <text:p>AddictedToRadio.com - Bar Rockin' Blu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08.77.21.15:11710/;stream.mp3</text:p>
          </table:table-cell>
          <table:table-cell office:value-type="float" office:value="85752">
            <text:p>8575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13578">
            <text:p>413578</text:p>
          </table:table-cell>
          <table:table-cell office:value-type="float" office:value="64">
            <text:p>64</text:p>
          </table:table-cell>
          <table:table-cell office:value-type="string">
            <text:p>Radio Capital We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apital.it/capital/home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46.105.108.86:8008/;stream.mp3</text:p>
          </table:table-cell>
          <table:table-cell office:value-type="float" office:value="85753">
            <text:p>857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413579">
            <text:p>413579</text:p>
          </table:table-cell>
          <table:table-cell office:value-type="float" office:value="64">
            <text:p>64</text:p>
          </table:table-cell>
          <table:table-cell office:value-type="string">
            <text:p>Radio Okapi - Fondation Hirondelle - MONUSC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59.253.145.178:8570/;stream.mp3</text:p>
          </table:table-cell>
          <table:table-cell office:value-type="float" office:value="85754">
            <text:p>8575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413580">
            <text:p>413580</text:p>
          </table:table-cell>
          <table:table-cell office:value-type="float" office:value="114">
            <text:p>114</text:p>
          </table:table-cell>
          <table:table-cell office:value-type="string">
            <text:p>Radio cuor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cuore.it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59.253.145.180:7020/;stream.mp3</text:p>
          </table:table-cell>
          <table:table-cell office:value-type="float" office:value="85755">
            <text:p>8575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413583">
            <text:p>413583</text:p>
          </table:table-cell>
          <table:table-cell office:value-type="float" office:value="17">
            <text:p>17</text:p>
          </table:table-cell>
          <table:table-cell office:value-type="string">
            <text:p>ORF Tiro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tirol.orf.a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94.232.200.159:8000/;stream.mp3</text:p>
          </table:table-cell>
          <table:table-cell office:value-type="float" office:value="85756">
            <text:p>8575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413584">
            <text:p>413584</text:p>
          </table:table-cell>
          <table:table-cell office:value-type="float" office:value="64">
            <text:p>64</text:p>
          </table:table-cell>
          <table:table-cell office:value-type="string">
            <text:p>Kampung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kampungchat.ne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72.20.10.48:8000/;stream.mp3</text:p>
          </table:table-cell>
          <table:table-cell office:value-type="float" office:value="85757">
            <text:p>857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3585">
            <text:p>413585</text:p>
          </table:table-cell>
          <table:table-cell office:value-type="float" office:value="64">
            <text:p>64</text:p>
          </table:table-cell>
          <table:table-cell office:value-type="string">
            <text:p>Estrella 104.3 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estrellacolombia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84.82.251.165:8006/;stream.mp3</text:p>
          </table:table-cell>
          <table:table-cell office:value-type="float" office:value="85758">
            <text:p>8575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413586">
            <text:p>413586</text:p>
          </table:table-cell>
          <table:table-cell office:value-type="float" office:value="183">
            <text:p>183</text:p>
          </table:table-cell>
          <table:table-cell office:value-type="string">
            <text:p>Gospel Radio U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ygospelradio.co.uk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7.159.60.45:8048/;stream.mp3</text:p>
          </table:table-cell>
          <table:table-cell office:value-type="float" office:value="85759">
            <text:p>8575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413589">
            <text:p>413589</text:p>
          </table:table-cell>
          <table:table-cell office:value-type="float" office:value="64">
            <text:p>64</text:p>
          </table:table-cell>
          <table:table-cell office:value-type="string">
            <text:p>DjKoRn Pinoy Pride AutoDJ, PINOY www.djkorn.or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jkorn.or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54.185.177/;stream.mp3</text:p>
          </table:table-cell>
          <table:table-cell office:value-type="float" office:value="85760">
            <text:p>8576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13590">
            <text:p>413590</text:p>
          </table:table-cell>
          <table:table-cell office:value-type="float" office:value="64">
            <text:p>64</text:p>
          </table:table-cell>
          <table:table-cell office:value-type="string">
            <text:p>Soundset Plav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soundset-plavi.html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46.23.68.122:9000/;stream.mp3</text:p>
          </table:table-cell>
          <table:table-cell office:value-type="float" office:value="85761">
            <text:p>857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413592">
            <text:p>413592</text:p>
          </table:table-cell>
          <table:table-cell office:value-type="float" office:value="64">
            <text:p>64</text:p>
          </table:table-cell>
          <table:table-cell office:value-type="string">
            <text:p>Burc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burc-stream.samanyolu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8.255.168.70:8000/;stream.mp3</text:p>
          </table:table-cell>
          <table:table-cell office:value-type="float" office:value="85763">
            <text:p>857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413594">
            <text:p>413594</text:p>
          </table:table-cell>
          <table:table-cell office:value-type="float" office:value="64">
            <text:p>64</text:p>
          </table:table-cell>
          <table:table-cell office:value-type="string">
            <text:p>.::: Balkan Radio 24 Sata Sa Vama :::.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alkanRadio.eu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0.237.210.23:8000/;stream.mp3</text:p>
          </table:table-cell>
          <table:table-cell office:value-type="float" office:value="85764">
            <text:p>8576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413595">
            <text:p>413595</text:p>
          </table:table-cell>
          <table:table-cell office:value-type="float" office:value="64">
            <text:p>64</text:p>
          </table:table-cell>
          <table:table-cell office:value-type="string">
            <text:p>WGBH 89.7 Bos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98.147.175.79:9000/;stream.mp3</text:p>
          </table:table-cell>
          <table:table-cell office:value-type="float" office:value="85765">
            <text:p>8576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413597">
            <text:p>413597</text:p>
          </table:table-cell>
          <table:table-cell office:value-type="float" office:value="5">
            <text:p>5</text:p>
          </table:table-cell>
          <table:table-cell office:value-type="string">
            <text:p>RussianFM.de | Russian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ussianfm.de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62.141.42.128:8000/;stream.mp3</text:p>
          </table:table-cell>
          <table:table-cell office:value-type="float" office:value="85766">
            <text:p>8576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3599">
            <text:p>413599</text:p>
          </table:table-cell>
          <table:table-cell office:value-type="float" office:value="64">
            <text:p>64</text:p>
          </table:table-cell>
          <table:table-cell office:value-type="string">
            <text:p>Radio Vision 2000 - La radio qui vous ecou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vision2000haiti.net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209.172.51.25:9062/;stream.mp3</text:p>
          </table:table-cell>
          <table:table-cell office:value-type="float" office:value="85768">
            <text:p>8576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413606">
            <text:p>413606</text:p>
          </table:table-cell>
          <table:table-cell office:value-type="float" office:value="64">
            <text:p>64</text:p>
          </table:table-cell>
          <table:table-cell office:value-type="string">
            <text:p>CALMRADIO - 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almradio.com</text:p>
          </table:table-cell>
          <table:table-cell office:value-type="float" office:value="90">
            <text:p>90</text:p>
          </table:table-cell>
          <table:table-cell office:value-type="float" office:value="409339">
            <text:p>409339</text:p>
          </table:table-cell>
          <table:table-cell office:value-type="string">
            <text:p>http://173.192.225.172:11006/;stream.mp3</text:p>
          </table:table-cell>
          <table:table-cell office:value-type="float" office:value="85771">
            <text:p>857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413628">
            <text:p>413628</text:p>
          </table:table-cell>
          <table:table-cell office:value-type="float" office:value="64">
            <text:p>64</text:p>
          </table:table-cell>
          <table:table-cell office:value-type="string">
            <text:p>Canal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anal7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233.61.7:8000/;stream.mp3</text:p>
          </table:table-cell>
          <table:table-cell office:value-type="float" office:value="85784">
            <text:p>857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413630">
            <text:p>413630</text:p>
          </table:table-cell>
          <table:table-cell office:value-type="float" office:value="64">
            <text:p>64</text:p>
          </table:table-cell>
          <table:table-cell office:value-type="string">
            <text:p>Fusion Radio. <text:s/>The Future of Dan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usionradio.f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65.60.1.98:9004/;stream.mp3</text:p>
          </table:table-cell>
          <table:table-cell office:value-type="float" office:value="85785">
            <text:p>857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413632">
            <text:p>413632</text:p>
          </table:table-cell>
          <table:table-cell office:value-type="float" office:value="64">
            <text:p>64</text:p>
          </table:table-cell>
          <table:table-cell office:value-type="string">
            <text:p>Topradio Westhoe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opradiowesthoek.e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65.204.25:8000/;stream.mp3</text:p>
          </table:table-cell>
          <table:table-cell office:value-type="float" office:value="85787">
            <text:p>8578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413645">
            <text:p>413645</text:p>
          </table:table-cell>
          <table:table-cell office:value-type="float" office:value="5">
            <text:p>5</text:p>
          </table:table-cell>
          <table:table-cell office:value-type="string">
            <text:p>RADIO FLENSBURG - Top 100 Hits, Charts, News und mehr aus dem Norden (Schleswig-Holstein - Deutschland - Germany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flensburg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163.124.86:28702/;stream.mp3</text:p>
          </table:table-cell>
          <table:table-cell office:value-type="float" office:value="85793">
            <text:p>8579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413648">
            <text:p>413648</text:p>
          </table:table-cell>
          <table:table-cell office:value-type="float" office:value="64">
            <text:p>64</text:p>
          </table:table-cell>
          <table:table-cell office:value-type="string">
            <text:p>maxximixxhousefloor //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maxximixxhousefloor.vesta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65.99.157:7320/;stream.mp3</text:p>
          </table:table-cell>
          <table:table-cell office:value-type="float" office:value="85796">
            <text:p>857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3651">
            <text:p>413651</text:p>
          </table:table-cell>
          <table:table-cell office:value-type="float" office:value="64">
            <text:p>64</text:p>
          </table:table-cell>
          <table:table-cell office:value-type="string">
            <text:p>Toto Fuer Euch On Ai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foxtempel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213.58:9964/;stream.mp3</text:p>
          </table:table-cell>
          <table:table-cell office:value-type="float" office:value="85797">
            <text:p>8579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413652">
            <text:p>413652</text:p>
          </table:table-cell>
          <table:table-cell office:value-type="float" office:value="64">
            <text:p>64</text:p>
          </table:table-cell>
          <table:table-cell office:value-type="string">
            <text:p>ON AIR TV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onairtv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8.190.25.48:8003/;stream.mp3</text:p>
          </table:table-cell>
          <table:table-cell office:value-type="float" office:value="85798">
            <text:p>857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3653">
            <text:p>413653</text:p>
          </table:table-cell>
          <table:table-cell office:value-type="float" office:value="64">
            <text:p>64</text:p>
          </table:table-cell>
          <table:table-cell office:value-type="string">
            <text:p>iDMZ (Danze Music Zone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44.36.50:7406/;stream.mp3</text:p>
          </table:table-cell>
          <table:table-cell office:value-type="float" office:value="85799">
            <text:p>857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413654">
            <text:p>413654</text:p>
          </table:table-cell>
          <table:table-cell office:value-type="float" office:value="64">
            <text:p>64</text:p>
          </table:table-cell>
          <table:table-cell office:value-type="string">
            <text:p>Sunny Live On Ai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uture-base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133.34:9794/;stream.mp3</text:p>
          </table:table-cell>
          <table:table-cell office:value-type="float" office:value="85800">
            <text:p>858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413656">
            <text:p>413656</text:p>
          </table:table-cell>
          <table:table-cell office:value-type="float" office:value="64">
            <text:p>64</text:p>
          </table:table-cell>
          <table:table-cell office:value-type="string">
            <text:p>Hit Station.fm One | Dance Pop Top40 | www.hitstation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itstation.f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0.237.157.97:8450/;stream.mp3</text:p>
          </table:table-cell>
          <table:table-cell office:value-type="float" office:value="85802">
            <text:p>8580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413657">
            <text:p>413657</text:p>
          </table:table-cell>
          <table:table-cell office:value-type="float" office:value="64">
            <text:p>64</text:p>
          </table:table-cell>
          <table:table-cell office:value-type="string">
            <text:p>fullestrenosdj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fullestrenosdj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6.31.253.175:9998/;stream.mp3</text:p>
          </table:table-cell>
          <table:table-cell office:value-type="float" office:value="85803">
            <text:p>8580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413658">
            <text:p>413658</text:p>
          </table:table-cell>
          <table:table-cell office:value-type="float" office:value="64">
            <text:p>64</text:p>
          </table:table-cell>
          <table:table-cell office:value-type="string">
            <text:p>DJ Westcub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anceisland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6.31.103.46:8129/;stream.mp3</text:p>
          </table:table-cell>
          <table:table-cell office:value-type="float" office:value="85804">
            <text:p>858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413659">
            <text:p>413659</text:p>
          </table:table-cell>
          <table:table-cell office:value-type="float" office:value="64">
            <text:p>64</text:p>
          </table:table-cell>
          <table:table-cell office:value-type="string">
            <text:p>Radio Dance Energy [24/7 Don't Stop WebRadio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danceenergy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1.92.219.14:8085/;stream.mp3</text:p>
          </table:table-cell>
          <table:table-cell office:value-type="float" office:value="85805">
            <text:p>8580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413660">
            <text:p>413660</text:p>
          </table:table-cell>
          <table:table-cell office:value-type="float" office:value="64">
            <text:p>64</text:p>
          </table:table-cell>
          <table:table-cell office:value-type="string">
            <text:p>Mousiko Panorama: 100,8FM - KATERINI - PIERIA - GREE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mousikopanorama.g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17.174.142:10300/;stream.mp3</text:p>
          </table:table-cell>
          <table:table-cell office:value-type="float" office:value="85806">
            <text:p>858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413667">
            <text:p>413667</text:p>
          </table:table-cell>
          <table:table-cell office:value-type="float" office:value="64">
            <text:p>64</text:p>
          </table:table-cell>
          <table:table-cell office:value-type="string">
            <text:p>JPHiP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jphip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5.211.36.47:8800/;stream.mp3</text:p>
          </table:table-cell>
          <table:table-cell office:value-type="float" office:value="85808">
            <text:p>858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413674">
            <text:p>413674</text:p>
          </table:table-cell>
          <table:table-cell office:value-type="float" office:value="64">
            <text:p>64</text:p>
          </table:table-cell>
          <table:table-cell office:value-type="string">
            <text:p>Radio Naples - L'antologia della canzone napoletana - Italia - Ital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naple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255.137.32:7018/;stream.mp3</text:p>
          </table:table-cell>
          <table:table-cell office:value-type="float" office:value="85811">
            <text:p>8581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413684">
            <text:p>413684</text:p>
          </table:table-cell>
          <table:table-cell office:value-type="float" office:value="64">
            <text:p>64</text:p>
          </table:table-cell>
          <table:table-cell office:value-type="string">
            <text:p>AddictedToRadio.com - Great Golden Groov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3:11910/;stream.mp3</text:p>
          </table:table-cell>
          <table:table-cell office:value-type="float" office:value="85820">
            <text:p>8582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413704">
            <text:p>413704</text:p>
          </table:table-cell>
          <table:table-cell office:value-type="float" office:value="5">
            <text:p>5</text:p>
          </table:table-cell>
          <table:table-cell office:value-type="string">
            <text:p>Radio-Infinit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infinity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2.165.131.218:8000/test.mp3</text:p>
          </table:table-cell>
          <table:table-cell office:value-type="float" office:value="85830">
            <text:p>85830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413708">
            <text:p>413708</text:p>
          </table:table-cell>
          <table:table-cell office:value-type="float" office:value="64">
            <text:p>64</text:p>
          </table:table-cell>
          <table:table-cell office:value-type="string">
            <text:p>The EP Express - The Elvis Presley Radio 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theepexpressradiostation.weebly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4.23.197.13:9246/;stream.mp3</text:p>
          </table:table-cell>
          <table:table-cell office:value-type="float" office:value="85832">
            <text:p>858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413714">
            <text:p>413714</text:p>
          </table:table-cell>
          <table:table-cell office:value-type="float" office:value="64">
            <text:p>64</text:p>
          </table:table-cell>
          <table:table-cell office:value-type="string">
            <text:p>AddictedToRadio.com - The Oldies Chann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5:12010/;stream.mp3</text:p>
          </table:table-cell>
          <table:table-cell office:value-type="float" office:value="85836">
            <text:p>8583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413717">
            <text:p>413717</text:p>
          </table:table-cell>
          <table:table-cell office:value-type="float" office:value="64">
            <text:p>64</text:p>
          </table:table-cell>
          <table:table-cell office:value-type="string">
            <text:p>Dieters Schlager Radio - Die Nr. 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ietersschlager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07.161.2:8240/;stream.mp3</text:p>
          </table:table-cell>
          <table:table-cell office:value-type="float" office:value="85838">
            <text:p>8583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413727">
            <text:p>413727</text:p>
          </table:table-cell>
          <table:table-cell office:value-type="float" office:value="64">
            <text:p>64</text:p>
          </table:table-cell>
          <table:table-cell office:value-type="string">
            <text:p>rcnmundo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cnmund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205.95.138:9435/;stream.mp3</text:p>
          </table:table-cell>
          <table:table-cell office:value-type="float" office:value="85844">
            <text:p>858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413729">
            <text:p>413729</text:p>
          </table:table-cell>
          <table:table-cell office:value-type="float" office:value="64">
            <text:p>64</text:p>
          </table:table-cell>
          <table:table-cell office:value-type="string">
            <text:p>Pillar-Tune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ezhelp.org/memorylan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20.42.58:8038/;stream.mp3</text:p>
          </table:table-cell>
          <table:table-cell office:value-type="float" office:value="85845">
            <text:p>858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413734">
            <text:p>413734</text:p>
          </table:table-cell>
          <table:table-cell office:value-type="float" office:value="64">
            <text:p>64</text:p>
          </table:table-cell>
          <table:table-cell office:value-type="string">
            <text:p>Campo-Iro Radio - 24/7 - Hilongos-Hindang - Leyte - Philippines - - - Mabuhay <text:s/>! - - -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ampo-ir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54.10.83:8090/;stream.mp3</text:p>
          </table:table-cell>
          <table:table-cell office:value-type="float" office:value="85848">
            <text:p>8584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413737">
            <text:p>413737</text:p>
          </table:table-cell>
          <table:table-cell office:value-type="float" office:value="64">
            <text:p>64</text:p>
          </table:table-cell>
          <table:table-cell office:value-type="string">
            <text:p>Radio Bayern Oldi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ayernradio.eu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7.229.24.114:8128/;stream.mp3</text:p>
          </table:table-cell>
          <table:table-cell office:value-type="float" office:value="85849">
            <text:p>858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13740">
            <text:p>413740</text:p>
          </table:table-cell>
          <table:table-cell office:value-type="float" office:value="64">
            <text:p>64</text:p>
          </table:table-cell>
          <table:table-cell office:value-type="string">
            <text:p>Radio Mi Amigo - Je bent nooit te jong om Mi Amigo te verget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miamigo.eu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46.231.87.20:8000/;stream.mp3</text:p>
          </table:table-cell>
          <table:table-cell office:value-type="float" office:value="85852">
            <text:p>8585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413752">
            <text:p>413752</text:p>
          </table:table-cell>
          <table:table-cell office:value-type="float" office:value="114">
            <text:p>114</text:p>
          </table:table-cell>
          <table:table-cell office:value-type="string">
            <text:p>Radio Milleno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millenote.i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59.253.145.180:7036/;stream.mp3</text:p>
          </table:table-cell>
          <table:table-cell office:value-type="float" office:value="85857">
            <text:p>858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413757">
            <text:p>413757</text:p>
          </table:table-cell>
          <table:table-cell office:value-type="float" office:value="64">
            <text:p>64</text:p>
          </table:table-cell>
          <table:table-cell office:value-type="string">
            <text:p>Radio Sunshine auf UKW 97,5 MH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rs.dh-media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1.95.0.50:7010/;stream.mp3</text:p>
          </table:table-cell>
          <table:table-cell office:value-type="float" office:value="85860">
            <text:p>8586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413758">
            <text:p>413758</text:p>
          </table:table-cell>
          <table:table-cell office:value-type="float" office:value="5">
            <text:p>5</text:p>
          </table:table-cell>
          <table:table-cell office:value-type="string">
            <text:p>DJ Fellow 4you live aus Duisbur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razy4you-radio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65.64.79:9024/;stream.mp3</text:p>
          </table:table-cell>
          <table:table-cell office:value-type="float" office:value="85861">
            <text:p>858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413768">
            <text:p>413768</text:p>
          </table:table-cell>
          <table:table-cell office:value-type="float" office:value="64">
            <text:p>64</text:p>
          </table:table-cell>
          <table:table-cell office:value-type="string">
            <text:p>Veronica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oft-track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138.136:7660/;stream.mp3</text:p>
          </table:table-cell>
          <table:table-cell office:value-type="float" office:value="85865">
            <text:p>8586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413777">
            <text:p>413777</text:p>
          </table:table-cell>
          <table:table-cell office:value-type="float" office:value="64">
            <text:p>64</text:p>
          </table:table-cell>
          <table:table-cell office:value-type="string">
            <text:p>Ashdown FM Classic Hits U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shdown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9.105.243.172:9060/;stream.mp3</text:p>
          </table:table-cell>
          <table:table-cell office:value-type="float" office:value="85871">
            <text:p>858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413778">
            <text:p>413778</text:p>
          </table:table-cell>
          <table:table-cell office:value-type="float" office:value="25">
            <text:p>25</text:p>
          </table:table-cell>
          <table:table-cell office:value-type="string">
            <text:p>Gemini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eminifm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117.158:8200/;stream.mp3</text:p>
          </table:table-cell>
          <table:table-cell office:value-type="float" office:value="85872">
            <text:p>8587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413788">
            <text:p>413788</text:p>
          </table:table-cell>
          <table:table-cell office:value-type="float" office:value="64">
            <text:p>64</text:p>
          </table:table-cell>
          <table:table-cell office:value-type="string">
            <text:p>Soft Track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veronicafm.org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7.228.177.153:5434/Live</text:p>
          </table:table-cell>
          <table:table-cell office:value-type="float" office:value="85878">
            <text:p>8587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413816">
            <text:p>413816</text:p>
          </table:table-cell>
          <table:table-cell office:value-type="float" office:value="64">
            <text:p>64</text:p>
          </table:table-cell>
          <table:table-cell office:value-type="string">
            <text:p>106.1 GERONIMO JOGJ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geronimo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9.64.33.125:8018/;stream.mp3</text:p>
          </table:table-cell>
          <table:table-cell office:value-type="float" office:value="85886">
            <text:p>858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413818">
            <text:p>413818</text:p>
          </table:table-cell>
          <table:table-cell office:value-type="float" office:value="64">
            <text:p>64</text:p>
          </table:table-cell>
          <table:table-cell office:value-type="string">
            <text:p>STAR FM 88.8 CORFU - GREE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star888.g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17.123.93:8800/;stream.mp3</text:p>
          </table:table-cell>
          <table:table-cell office:value-type="float" office:value="85887">
            <text:p>8588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413824">
            <text:p>413824</text:p>
          </table:table-cell>
          <table:table-cell office:value-type="float" office:value="66">
            <text:p>66</text:p>
          </table:table-cell>
          <table:table-cell office:value-type="string">
            <text:p>CMUSIC Radio - ALL THE NEW HITS! - CMUSIC.FI <text:s/>More streams at cmusic.fi - Oulu Finland Suomi - <text:s/>Top 40 Hits Dan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music.fi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5.5.121.53:8800/;stream.mp3</text:p>
          </table:table-cell>
          <table:table-cell office:value-type="float" office:value="85892">
            <text:p>8589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413829">
            <text:p>413829</text:p>
          </table:table-cell>
          <table:table-cell office:value-type="float" office:value="64">
            <text:p>64</text:p>
          </table:table-cell>
          <table:table-cell office:value-type="string">
            <text:p>A-1 Hits @ Party Rockers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rtyrockersradio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3.192.22.204:8022/;stream.mp3</text:p>
          </table:table-cell>
          <table:table-cell office:value-type="float" office:value="85893">
            <text:p>8589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413832">
            <text:p>413832</text:p>
          </table:table-cell>
          <table:table-cell office:value-type="float" office:value="64">
            <text:p>64</text:p>
          </table:table-cell>
          <table:table-cell office:value-type="string">
            <text:p>rtvradio Top 100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tvradio.22web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40.179.137:8022/;stream.mp3</text:p>
          </table:table-cell>
          <table:table-cell office:value-type="float" office:value="85895">
            <text:p>858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413837">
            <text:p>413837</text:p>
          </table:table-cell>
          <table:table-cell office:value-type="float" office:value="64">
            <text:p>64</text:p>
          </table:table-cell>
          <table:table-cell office:value-type="string">
            <text:p>KISS FM! <text:s/>ALL THE HITS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yspace.com/kissmusiccente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8.183.169.148:8000/;stream.mp3</text:p>
          </table:table-cell>
          <table:table-cell office:value-type="float" office:value="85899">
            <text:p>858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413842">
            <text:p>413842</text:p>
          </table:table-cell>
          <table:table-cell office:value-type="float" office:value="64">
            <text:p>64</text:p>
          </table:table-cell>
          <table:table-cell office:value-type="string">
            <text:p>Big R Radio - The Haw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igrradio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3.193.14.170:9602/;stream.mp3</text:p>
          </table:table-cell>
          <table:table-cell office:value-type="float" office:value="85900">
            <text:p>859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413849">
            <text:p>413849</text:p>
          </table:table-cell>
          <table:table-cell office:value-type="float" office:value="64">
            <text:p>64</text:p>
          </table:table-cell>
          <table:table-cell office:value-type="string">
            <text:p>AddictedToRadio.com - Power Hip-Hop &amp; R&amp;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8.77.21.15:10610/;stream.mp3</text:p>
          </table:table-cell>
          <table:table-cell office:value-type="float" office:value="85903">
            <text:p>8590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413852">
            <text:p>413852</text:p>
          </table:table-cell>
          <table:table-cell office:value-type="float" office:value="17">
            <text:p>17</text:p>
          </table:table-cell>
          <table:table-cell office:value-type="string">
            <text:p>German Top 100 Charts - Streamed by CITYSTREAM.A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itystream.a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163.115.222:9000</text:p>
          </table:table-cell>
          <table:table-cell office:value-type="float" office:value="85904">
            <text:p>859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413861">
            <text:p>413861</text:p>
          </table:table-cell>
          <table:table-cell office:value-type="float" office:value="64">
            <text:p>64</text:p>
          </table:table-cell>
          <table:table-cell office:value-type="string">
            <text:p>kfm 106 h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s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09.123.116.202:8024/;stream.mp3</text:p>
          </table:table-cell>
          <table:table-cell office:value-type="float" office:value="85907">
            <text:p>859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413866">
            <text:p>413866</text:p>
          </table:table-cell>
          <table:table-cell office:value-type="float" office:value="170">
            <text:p>170</text:p>
          </table:table-cell>
          <table:table-cell office:value-type="string">
            <text:p>Witte-parel-radio Met DJ Lady Tamara Vanuit Studio Schijnd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itte-parel-radio.n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212.132.26:8736/;stream.mp3</text:p>
          </table:table-cell>
          <table:table-cell office:value-type="float" office:value="85909">
            <text:p>8590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413875">
            <text:p>413875</text:p>
          </table:table-cell>
          <table:table-cell office:value-type="float" office:value="5">
            <text:p>5</text:p>
          </table:table-cell>
          <table:table-cell office:value-type="string">
            <text:p>89.0 RT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89.0rtl.de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0.237.210.25:8010/;stream.mp3</text:p>
          </table:table-cell>
          <table:table-cell office:value-type="float" office:value="85915">
            <text:p>8591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413884">
            <text:p>413884</text:p>
          </table:table-cell>
          <table:table-cell office:value-type="float" office:value="64">
            <text:p>64</text:p>
          </table:table-cell>
          <table:table-cell office:value-type="string">
            <text:p>Party Fun Radio - Dein Party Sender im Netz: Party Fun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rtyfunradio.e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114.135.242:9000/;stream.mp3</text:p>
          </table:table-cell>
          <table:table-cell office:value-type="float" office:value="85920">
            <text:p>8592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413895">
            <text:p>413895</text:p>
          </table:table-cell>
          <table:table-cell office:value-type="float" office:value="64">
            <text:p>64</text:p>
          </table:table-cell>
          <table:table-cell office:value-type="string">
            <text:p>Jewish Hi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jewishhit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159.0.11:7246/;stream.mp3</text:p>
          </table:table-cell>
          <table:table-cell office:value-type="float" office:value="85925">
            <text:p>859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413897">
            <text:p>413897</text:p>
          </table:table-cell>
          <table:table-cell office:value-type="float" office:value="114">
            <text:p>114</text:p>
          </table:table-cell>
          <table:table-cell office:value-type="string">
            <text:p>Radio Number On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numberone.i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59.253.145.180:8004/;stream.mp3</text:p>
          </table:table-cell>
          <table:table-cell office:value-type="float" office:value="85926">
            <text:p>859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413901">
            <text:p>413901</text:p>
          </table:table-cell>
          <table:table-cell office:value-type="float" office:value="64">
            <text:p>64</text:p>
          </table:table-cell>
          <table:table-cell office:value-type="string">
            <text:p>ZOO 90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zooradio.gr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188.138.121.94:8004/;stream.mp3</text:p>
          </table:table-cell>
          <table:table-cell office:value-type="float" office:value="85927">
            <text:p>859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413909">
            <text:p>413909</text:p>
          </table:table-cell>
          <table:table-cell office:value-type="float" office:value="64">
            <text:p>64</text:p>
          </table:table-cell>
          <table:table-cell office:value-type="string">
            <text:p>AddictedToRadio.com - Channel One -Top 40 Pop Hi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208.77.21.15:9710/;stream.mp3</text:p>
          </table:table-cell>
          <table:table-cell office:value-type="float" office:value="85931">
            <text:p>8593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413912">
            <text:p>413912</text:p>
          </table:table-cell>
          <table:table-cell office:value-type="float" office:value="64">
            <text:p>64</text:p>
          </table:table-cell>
          <table:table-cell office:value-type="string">
            <text:p>1.FM - ReggaeTrad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reggaetrade.com</text:p>
          </table:table-cell>
          <table:table-cell office:value-type="float" office:value="95">
            <text:p>95</text:p>
          </table:table-cell>
          <table:table-cell office:value-type="float" office:value="3177">
            <text:p>3177</text:p>
          </table:table-cell>
          <table:table-cell office:value-type="string">
            <text:p>http://209.73.150.39:7024/;stream.mp3</text:p>
          </table:table-cell>
          <table:table-cell office:value-type="float" office:value="85934">
            <text:p>859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413920">
            <text:p>413920</text:p>
          </table:table-cell>
          <table:table-cell office:value-type="float" office:value="170">
            <text:p>170</text:p>
          </table:table-cell>
          <table:table-cell office:value-type="string">
            <text:p>BNR Nieuws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nr.nl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1.173.3.251:8100/;stream.mp3</text:p>
          </table:table-cell>
          <table:table-cell office:value-type="float" office:value="85939">
            <text:p>8593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413927">
            <text:p>413927</text:p>
          </table:table-cell>
          <table:table-cell office:value-type="float" office:value="64">
            <text:p>64</text:p>
          </table:table-cell>
          <table:table-cell office:value-type="string">
            <text:p>Signal FM, 90.5 Live From Port-au-Prince, Hait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signalfmhaiti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09.172.51.25:8088/;stream.mp3</text:p>
          </table:table-cell>
          <table:table-cell office:value-type="float" office:value="85943">
            <text:p>8594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413929">
            <text:p>413929</text:p>
          </table:table-cell>
          <table:table-cell office:value-type="float" office:value="64">
            <text:p>64</text:p>
          </table:table-cell>
          <table:table-cell office:value-type="string">
            <text:p>La Ranchera de Cuauhtemo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bm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176.178:9112/;stream.mp3</text:p>
          </table:table-cell>
          <table:table-cell office:value-type="float" office:value="85944">
            <text:p>859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413933">
            <text:p>413933</text:p>
          </table:table-cell>
          <table:table-cell office:value-type="float" office:value="114">
            <text:p>114</text:p>
          </table:table-cell>
          <table:table-cell office:value-type="string">
            <text:p>Controradio - On Ai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ontroradio.i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5.25.120.122:8190/;stream.mp3</text:p>
          </table:table-cell>
          <table:table-cell office:value-type="float" office:value="85947">
            <text:p>8594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413939">
            <text:p>413939</text:p>
          </table:table-cell>
          <table:table-cell office:value-type="float" office:value="64">
            <text:p>64</text:p>
          </table:table-cell>
          <table:table-cell office:value-type="string">
            <text:p>NTN 24 - RCN Mund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cnmund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205.95.138:9658/;stream.mp3</text:p>
          </table:table-cell>
          <table:table-cell office:value-type="float" office:value="85950">
            <text:p>859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413945">
            <text:p>413945</text:p>
          </table:table-cell>
          <table:table-cell office:value-type="float" office:value="13">
            <text:p>13</text:p>
          </table:table-cell>
          <table:table-cell office:value-type="string">
            <text:p>portalinterior.com.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rtalinterior.com.a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248.148.99:8000/;stream.mp3</text:p>
          </table:table-cell>
          <table:table-cell office:value-type="float" office:value="85954">
            <text:p>8595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413988">
            <text:p>413988</text:p>
          </table:table-cell>
          <table:table-cell office:value-type="float" office:value="64">
            <text:p>64</text:p>
          </table:table-cell>
          <table:table-cell office:value-type="string">
            <text:p>Radio Fides La Pa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fide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38.96.175.22:5248/;stream.mp3</text:p>
          </table:table-cell>
          <table:table-cell office:value-type="float" office:value="85976">
            <text:p>8597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413996">
            <text:p>413996</text:p>
          </table:table-cell>
          <table:table-cell office:value-type="float" office:value="64">
            <text:p>64</text:p>
          </table:table-cell>
          <table:table-cell office:value-type="string">
            <text:p>XHNOE-FM Stereo 91 Nuevo Laredo, Tamps. <text:s/>MEXIC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xhno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6.251.65.74:8000/;stream.mp3</text:p>
          </table:table-cell>
          <table:table-cell office:value-type="float" office:value="85981">
            <text:p>8598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414013">
            <text:p>414013</text:p>
          </table:table-cell>
          <table:table-cell office:value-type="float" office:value="64">
            <text:p>64</text:p>
          </table:table-cell>
          <table:table-cell office:value-type="string">
            <text:p>Radio Melody Fm Liv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melodyfmlive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99.16.186.40:8463/;stream.mp3</text:p>
          </table:table-cell>
          <table:table-cell office:value-type="float" office:value="85991">
            <text:p>859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414024">
            <text:p>414024</text:p>
          </table:table-cell>
          <table:table-cell office:value-type="float" office:value="64">
            <text:p>64</text:p>
          </table:table-cell>
          <table:table-cell office:value-type="string">
            <text:p>radiosport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sportiva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59.253.145.180:7052/;stream.mp3</text:p>
          </table:table-cell>
          <table:table-cell office:value-type="float" office:value="85998">
            <text:p>859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14025">
            <text:p>414025</text:p>
          </table:table-cell>
          <table:table-cell office:value-type="float" office:value="64">
            <text:p>64</text:p>
          </table:table-cell>
          <table:table-cell office:value-type="string">
            <text:p>ESPN 103.9FM/1490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fenc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46.53.180:8000/;stream.mp3</text:p>
          </table:table-cell>
          <table:table-cell office:value-type="float" office:value="85999">
            <text:p>859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414027">
            <text:p>414027</text:p>
          </table:table-cell>
          <table:table-cell office:value-type="float" office:value="114">
            <text:p>114</text:p>
          </table:table-cell>
          <table:table-cell office:value-type="string">
            <text:p>radioblutoscan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radioblutoscana.i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59.253.145.180:7024/;stream.mp3</text:p>
          </table:table-cell>
          <table:table-cell office:value-type="float" office:value="86001">
            <text:p>860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14076">
            <text:p>414076</text:p>
          </table:table-cell>
          <table:table-cell office:value-type="float" office:value="64">
            <text:p>64</text:p>
          </table:table-cell>
          <table:table-cell office:value-type="string">
            <text:p>TalkRadio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talkradiox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62.253.223:9400/;stream.mp3</text:p>
          </table:table-cell>
          <table:table-cell office:value-type="float" office:value="86033">
            <text:p>860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414078">
            <text:p>414078</text:p>
          </table:table-cell>
          <table:table-cell office:value-type="float" office:value="64">
            <text:p>64</text:p>
          </table:table-cell>
          <table:table-cell office:value-type="string">
            <text:p>Fine Art: The Essential Art Bell (www.fineartstream.com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ineartstream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67.159.45.87:8374/;stream.mp3</text:p>
          </table:table-cell>
          <table:table-cell office:value-type="float" office:value="86035">
            <text:p>8603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4080">
            <text:p>414080</text:p>
          </table:table-cell>
          <table:table-cell office:value-type="float" office:value="64">
            <text:p>64</text:p>
          </table:table-cell>
          <table:table-cell office:value-type="string">
            <text:p>HealthRadio.net is online Health Tal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ealthradio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205.96:9010/;stream.mp3</text:p>
          </table:table-cell>
          <table:table-cell office:value-type="float" office:value="86037">
            <text:p>8603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414088">
            <text:p>414088</text:p>
          </table:table-cell>
          <table:table-cell office:value-type="float" office:value="64">
            <text:p>64</text:p>
          </table:table-cell>
          <table:table-cell office:value-type="string">
            <text:p>International Community Radio Networ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icradionetwork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159.0.11:7506/;stream.mp3</text:p>
          </table:table-cell>
          <table:table-cell office:value-type="float" office:value="86042">
            <text:p>8604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14089">
            <text:p>414089</text:p>
          </table:table-cell>
          <table:table-cell office:value-type="float" office:value="64">
            <text:p>64</text:p>
          </table:table-cell>
          <table:table-cell office:value-type="string">
            <text:p>Social Crime Radio: We're what's wrong with America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ocialcrime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173.192.224.123:8439/;stream.mp3</text:p>
          </table:table-cell>
          <table:table-cell office:value-type="float" office:value="86043">
            <text:p>8604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414127">
            <text:p>414127</text:p>
          </table:table-cell>
          <table:table-cell office:value-type="float" office:value="64">
            <text:p>64</text:p>
          </table:table-cell>
          <table:table-cell office:value-type="string">
            <text:p>Ascona-Locarno Welcome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scona-locarn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105.6.213:8100/;stream.mp3</text:p>
          </table:table-cell>
          <table:table-cell office:value-type="float" office:value="86068">
            <text:p>8606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14137">
            <text:p>414137</text:p>
          </table:table-cell>
          <table:table-cell office:value-type="float" office:value="114">
            <text:p>114</text:p>
          </table:table-cell>
          <table:table-cell office:value-type="string">
            <text:p>RadioRadio Stream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radio.i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2.196.56.141:8110/;stream.mp3</text:p>
          </table:table-cell>
          <table:table-cell office:value-type="float" office:value="86077">
            <text:p>8607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414149">
            <text:p>414149</text:p>
          </table:table-cell>
          <table:table-cell office:value-type="float" office:value="114">
            <text:p>114</text:p>
          </table:table-cell>
          <table:table-cell office:value-type="string">
            <text:p>radio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24.i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2.45.98.191:8000/;stream.mp3</text:p>
          </table:table-cell>
          <table:table-cell office:value-type="float" office:value="86086">
            <text:p>860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414154">
            <text:p>414154</text:p>
          </table:table-cell>
          <table:table-cell office:value-type="float" office:value="64">
            <text:p>64</text:p>
          </table:table-cell>
          <table:table-cell office:value-type="string">
            <text:p>Gloomy Music For A Gloomy Da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u7radio.org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16.38.15.250:8000/;stream.mp3</text:p>
          </table:table-cell>
          <table:table-cell office:value-type="float" office:value="86090">
            <text:p>8609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414155">
            <text:p>414155</text:p>
          </table:table-cell>
          <table:table-cell office:value-type="float" office:value="184">
            <text:p>184</text:p>
          </table:table-cell>
          <table:table-cell office:value-type="string">
            <text:p>fantasyradio.ru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fantasyradio.r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09.68.191.160:8008/;stream.mp3</text:p>
          </table:table-cell>
          <table:table-cell office:value-type="float" office:value="86091">
            <text:p>860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414164">
            <text:p>414164</text:p>
          </table:table-cell>
          <table:table-cell office:value-type="float" office:value="145">
            <text:p>145</text:p>
          </table:table-cell>
          <table:table-cell office:value-type="string">
            <text:p>IMER Interferencia 710 AM Mexico C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imer.com.mx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4.86.83.83:8169/;stream.mp3</text:p>
          </table:table-cell>
          <table:table-cell office:value-type="float" office:value="86095">
            <text:p>860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414178">
            <text:p>414178</text:p>
          </table:table-cell>
          <table:table-cell office:value-type="float" office:value="64">
            <text:p>64</text:p>
          </table:table-cell>
          <table:table-cell office:value-type="string">
            <text:p>ThamizhSun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hamizhsun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9.175.122.202:8321/;stream.mp3</text:p>
          </table:table-cell>
          <table:table-cell office:value-type="float" office:value="86104">
            <text:p>861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414187">
            <text:p>414187</text:p>
          </table:table-cell>
          <table:table-cell office:value-type="float" office:value="64">
            <text:p>64</text:p>
          </table:table-cell>
          <table:table-cell office:value-type="string">
            <text:p>1.FM - Otto's Baroque Musi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5">
            <text:p>95</text:p>
          </table:table-cell>
          <table:table-cell office:value-type="float" office:value="3177">
            <text:p>3177</text:p>
          </table:table-cell>
          <table:table-cell office:value-type="string">
            <text:p>http://209.73.150.37:8045/;stream.mp3</text:p>
          </table:table-cell>
          <table:table-cell office:value-type="float" office:value="86113">
            <text:p>8611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414193">
            <text:p>414193</text:p>
          </table:table-cell>
          <table:table-cell office:value-type="float" office:value="64">
            <text:p>64</text:p>
          </table:table-cell>
          <table:table-cell office:value-type="string">
            <text:p>181.FM - Classical Guit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81.fm</text:p>
          </table:table-cell>
          <table:table-cell office:value-type="float" office:value="95">
            <text:p>95</text:p>
          </table:table-cell>
          <table:table-cell office:value-type="float" office:value="98154">
            <text:p>98154</text:p>
          </table:table-cell>
          <table:table-cell office:value-type="string">
            <text:p>http://67.213.214.248:9872/;stream.mp3</text:p>
          </table:table-cell>
          <table:table-cell office:value-type="float" office:value="86117">
            <text:p>861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414208">
            <text:p>414208</text:p>
          </table:table-cell>
          <table:table-cell office:value-type="float" office:value="64">
            <text:p>64</text:p>
          </table:table-cell>
          <table:table-cell office:value-type="string">
            <text:p>SSRadio Funk and Disc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funk.ss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4.23.201.109:9040/;stream.mp3</text:p>
          </table:table-cell>
          <table:table-cell office:value-type="float" office:value="86119">
            <text:p>8611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414218">
            <text:p>414218</text:p>
          </table:table-cell>
          <table:table-cell office:value-type="float" office:value="34">
            <text:p>34</text:p>
          </table:table-cell>
          <table:table-cell office:value-type="string">
            <text:p>[i][c=1][b]DJ-Lipiinnn Do S.J [/b][/c][/i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AZERDIGITAL.COM.B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54.6.90:2152/;stream.mp3</text:p>
          </table:table-cell>
          <table:table-cell office:value-type="float" office:value="86124">
            <text:p>8612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414249">
            <text:p>414249</text:p>
          </table:table-cell>
          <table:table-cell office:value-type="float" office:value="64">
            <text:p>64</text:p>
          </table:table-cell>
          <table:table-cell office:value-type="string">
            <text:p>Radio CasteloFunk Digital 24 H de Funk na Intern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astelofunk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4.56.64.75:10718/;stream.mp3</text:p>
          </table:table-cell>
          <table:table-cell office:value-type="float" office:value="86132">
            <text:p>861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414250">
            <text:p>414250</text:p>
          </table:table-cell>
          <table:table-cell office:value-type="float" office:value="64">
            <text:p>64</text:p>
          </table:table-cell>
          <table:table-cell office:value-type="string">
            <text:p>RADIO TOPFUNK 24 HORAS NO 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opfunk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6.9.177.22:9954/;stream.mp3</text:p>
          </table:table-cell>
          <table:table-cell office:value-type="float" office:value="86133">
            <text:p>8613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414270">
            <text:p>414270</text:p>
          </table:table-cell>
          <table:table-cell office:value-type="float" office:value="64">
            <text:p>64</text:p>
          </table:table-cell>
          <table:table-cell office:value-type="string">
            <text:p>amysfm //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mys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65.99.157:9560/;stream.mp3</text:p>
          </table:table-cell>
          <table:table-cell office:value-type="float" office:value="86139">
            <text:p>8613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414271">
            <text:p>414271</text:p>
          </table:table-cell>
          <table:table-cell office:value-type="float" office:value="64">
            <text:p>64</text:p>
          </table:table-cell>
          <table:table-cell office:value-type="string">
            <text:p>1.FM - Urban Adult Choi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75">
            <text:p>75</text:p>
          </table:table-cell>
          <table:table-cell office:value-type="float" office:value="3177">
            <text:p>3177</text:p>
          </table:table-cell>
          <table:table-cell office:value-type="string">
            <text:p>http://209.73.150.38:8023/;stream.mp3</text:p>
          </table:table-cell>
          <table:table-cell office:value-type="float" office:value="86140">
            <text:p>8614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414283">
            <text:p>414283</text:p>
          </table:table-cell>
          <table:table-cell office:value-type="float" office:value="64">
            <text:p>64</text:p>
          </table:table-cell>
          <table:table-cell office:value-type="string">
            <text:p>Deep Tech Soul Strea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deeptechsoul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50.23.115.122:8274/;stream.mp3</text:p>
          </table:table-cell>
          <table:table-cell office:value-type="float" office:value="86147">
            <text:p>8614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14292">
            <text:p>414292</text:p>
          </table:table-cell>
          <table:table-cell office:value-type="float" office:value="64">
            <text:p>64</text:p>
          </table:table-cell>
          <table:table-cell office:value-type="string">
            <text:p>Urban Music 2000 Radio: R&amp;B // Visit www.UrbanMusic2000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urbanmusic2000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68.89.50:8000/;stream.mp3</text:p>
          </table:table-cell>
          <table:table-cell office:value-type="float" office:value="86150">
            <text:p>861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414305">
            <text:p>414305</text:p>
          </table:table-cell>
          <table:table-cell office:value-type="float" office:value="64">
            <text:p>64</text:p>
          </table:table-cell>
          <table:table-cell office:value-type="string">
            <text:p>Big R Radio - 108 JAM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igr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193.14.170:9608/;stream.mp3</text:p>
          </table:table-cell>
          <table:table-cell office:value-type="float" office:value="86157">
            <text:p>861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14321">
            <text:p>414321</text:p>
          </table:table-cell>
          <table:table-cell office:value-type="float" office:value="64">
            <text:p>64</text:p>
          </table:table-cell>
          <table:table-cell office:value-type="string">
            <text:p>1.FM - Channel 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5">
            <text:p>95</text:p>
          </table:table-cell>
          <table:table-cell office:value-type="float" office:value="3177">
            <text:p>3177</text:p>
          </table:table-cell>
          <table:table-cell office:value-type="string">
            <text:p>http://209.73.150.38:8070/;stream.mp3</text:p>
          </table:table-cell>
          <table:table-cell office:value-type="float" office:value="86164">
            <text:p>8616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414325">
            <text:p>414325</text:p>
          </table:table-cell>
          <table:table-cell office:value-type="float" office:value="64">
            <text:p>64</text:p>
          </table:table-cell>
          <table:table-cell office:value-type="string">
            <text:p>Pop Fusion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pfusion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74.119.216.98:9006/;stream.mp3</text:p>
          </table:table-cell>
          <table:table-cell office:value-type="float" office:value="86166">
            <text:p>8616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414370">
            <text:p>414370</text:p>
          </table:table-cell>
          <table:table-cell office:value-type="float" office:value="64">
            <text:p>64</text:p>
          </table:table-cell>
          <table:table-cell office:value-type="string">
            <text:p>RADIO BIT-LATINO &amp; MASTER GEEKS LL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astergeeksllc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221.58:8649/;stream.mp3</text:p>
          </table:table-cell>
          <table:table-cell office:value-type="float" office:value="86184">
            <text:p>861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414373">
            <text:p>414373</text:p>
          </table:table-cell>
          <table:table-cell office:value-type="float" office:value="64">
            <text:p>64</text:p>
          </table:table-cell>
          <table:table-cell office:value-type="string">
            <text:p>1.FM - Jamz [The Urban Format Leader of I-Tunes &amp; Windows Media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.fm</text:p>
          </table:table-cell>
          <table:table-cell office:value-type="float" office:value="95">
            <text:p>95</text:p>
          </table:table-cell>
          <table:table-cell office:value-type="float" office:value="3177">
            <text:p>3177</text:p>
          </table:table-cell>
          <table:table-cell office:value-type="string">
            <text:p>http://209.73.150.67:8055/;stream.mp3</text:p>
          </table:table-cell>
          <table:table-cell office:value-type="float" office:value="86185">
            <text:p>861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414394">
            <text:p>414394</text:p>
          </table:table-cell>
          <table:table-cell office:value-type="float" office:value="64">
            <text:p>64</text:p>
          </table:table-cell>
          <table:table-cell office:value-type="string">
            <text:p>radio-fx.com | Radio FX Hip Hop and R&amp;B | radiof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-fx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08.80.53.108:26368/;stream.mp3</text:p>
          </table:table-cell>
          <table:table-cell office:value-type="float" office:value="86193">
            <text:p>8619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414422">
            <text:p>414422</text:p>
          </table:table-cell>
          <table:table-cell office:value-type="float" office:value="64">
            <text:p>64</text:p>
          </table:table-cell>
          <table:table-cell office:value-type="string">
            <text:p>Shorty and the Boyz-Old School - ShortyandtheBoyz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hortyandtheBoyz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37.16.73:1819/;stream.mp3</text:p>
          </table:table-cell>
          <table:table-cell office:value-type="float" office:value="86203">
            <text:p>8620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414424">
            <text:p>414424</text:p>
          </table:table-cell>
          <table:table-cell office:value-type="float" office:value="64">
            <text:p>64</text:p>
          </table:table-cell>
          <table:table-cell office:value-type="string">
            <text:p>All Digital Radio Hip Hop and R&amp;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llDigital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2.48.97:8448/;stream.mp3</text:p>
          </table:table-cell>
          <table:table-cell office:value-type="float" office:value="86205">
            <text:p>8620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414451">
            <text:p>414451</text:p>
          </table:table-cell>
          <table:table-cell office:value-type="float" office:value="64">
            <text:p>64</text:p>
          </table:table-cell>
          <table:table-cell office:value-type="string">
            <text:p>Sound POP (HD AUDIO) www.RADIOSOUNDPOP.net (AO VIVO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soundpop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3.193.202.68:7460/;stream.mp3</text:p>
          </table:table-cell>
          <table:table-cell office:value-type="float" office:value="86216">
            <text:p>862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14498">
            <text:p>414498</text:p>
          </table:table-cell>
          <table:table-cell office:value-type="float" office:value="64">
            <text:p>64</text:p>
          </table:table-cell>
          <table:table-cell office:value-type="string">
            <text:p>Lautradio - DER Musiksender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lautradio.e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4.78.194:35010/;stream.mp3</text:p>
          </table:table-cell>
          <table:table-cell office:value-type="float" office:value="86232">
            <text:p>862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14510">
            <text:p>414510</text:p>
          </table:table-cell>
          <table:table-cell office:value-type="float" office:value="64">
            <text:p>64</text:p>
          </table:table-cell>
          <table:table-cell office:value-type="string">
            <text:p>Nice Radio-SVG/ bds Company Ltd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niceradio.org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66.90.104.41:8380/;stream.mp3</text:p>
          </table:table-cell>
          <table:table-cell office:value-type="float" office:value="86238">
            <text:p>8623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14533">
            <text:p>414533</text:p>
          </table:table-cell>
          <table:table-cell office:value-type="float" office:value="64">
            <text:p>64</text:p>
          </table:table-cell>
          <table:table-cell office:value-type="string">
            <text:p>RadioFunClub.n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funclub.ne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07.133.34:9928/;stream.mp3</text:p>
          </table:table-cell>
          <table:table-cell office:value-type="float" office:value="86246">
            <text:p>8624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414549">
            <text:p>414549</text:p>
          </table:table-cell>
          <table:table-cell office:value-type="float" office:value="64">
            <text:p>64</text:p>
          </table:table-cell>
          <table:table-cell office:value-type="string">
            <text:p>AddictedToRadio.com - V101 RnB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5:10710/;stream.mp3</text:p>
          </table:table-cell>
          <table:table-cell office:value-type="float" office:value="86250">
            <text:p>862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414564">
            <text:p>414564</text:p>
          </table:table-cell>
          <table:table-cell office:value-type="float" office:value="64">
            <text:p>64</text:p>
          </table:table-cell>
          <table:table-cell office:value-type="string">
            <text:p>Roswell UFO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oswellBook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9.16.186.38:8485/;stream.mp3</text:p>
          </table:table-cell>
          <table:table-cell office:value-type="float" office:value="86256">
            <text:p>8625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414566">
            <text:p>414566</text:p>
          </table:table-cell>
          <table:table-cell office:value-type="float" office:value="64">
            <text:p>64</text:p>
          </table:table-cell>
          <table:table-cell office:value-type="string">
            <text:p>Goldradio Network 24/7 Chat room at www.goldradio.net OTR Old Time Radio now taking Reques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oldradio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54.145.114:8097/;stream.mp3</text:p>
          </table:table-cell>
          <table:table-cell office:value-type="float" office:value="86258">
            <text:p>8625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414574">
            <text:p>414574</text:p>
          </table:table-cell>
          <table:table-cell office:value-type="float" office:value="64">
            <text:p>64</text:p>
          </table:table-cell>
          <table:table-cell office:value-type="string">
            <text:p>Busy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usy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219.163:8601/;stream.mp3</text:p>
          </table:table-cell>
          <table:table-cell office:value-type="float" office:value="86261">
            <text:p>862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414581">
            <text:p>414581</text:p>
          </table:table-cell>
          <table:table-cell office:value-type="float" office:value="67">
            <text:p>67</text:p>
          </table:table-cell>
          <table:table-cell office:value-type="string">
            <text:p>(((WEBADUB HOT RADIO))) The Hot Dancehall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ebadubradio.f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76.31.240.114:8050/;stream.mp3</text:p>
          </table:table-cell>
          <table:table-cell office:value-type="float" office:value="86264">
            <text:p>8626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414584">
            <text:p>414584</text:p>
          </table:table-cell>
          <table:table-cell office:value-type="float" office:value="208">
            <text:p>208</text:p>
          </table:table-cell>
          <table:table-cell office:value-type="string">
            <text:p>BlastFM Radio: dup it up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lastfm.ch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2.7.194.133:8020/;stream.mp3</text:p>
          </table:table-cell>
          <table:table-cell office:value-type="float" office:value="86267">
            <text:p>8626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414598">
            <text:p>414598</text:p>
          </table:table-cell>
          <table:table-cell office:value-type="float" office:value="64">
            <text:p>64</text:p>
          </table:table-cell>
          <table:table-cell office:value-type="string">
            <text:p>BigUpRadio Champion Sound Dancehall Regga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igupradio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50.7.245.130:8000/;stream.mp3</text:p>
          </table:table-cell>
          <table:table-cell office:value-type="float" office:value="86274">
            <text:p>8627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414620">
            <text:p>414620</text:p>
          </table:table-cell>
          <table:table-cell office:value-type="float" office:value="64">
            <text:p>64</text:p>
          </table:table-cell>
          <table:table-cell office:value-type="string">
            <text:p>AddictedToRadio.com - Reggae Root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3:17110/;stream.mp3</text:p>
          </table:table-cell>
          <table:table-cell office:value-type="float" office:value="86284">
            <text:p>8628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414651">
            <text:p>414651</text:p>
          </table:table-cell>
          <table:table-cell office:value-type="float" office:value="64">
            <text:p>64</text:p>
          </table:table-cell>
          <table:table-cell office:value-type="string">
            <text:p>REPUBLIC 100.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epublicradio.gr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88.138.112.156:8000/;stream.mp3</text:p>
          </table:table-cell>
          <table:table-cell office:value-type="float" office:value="86294">
            <text:p>8629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414653">
            <text:p>414653</text:p>
          </table:table-cell>
          <table:table-cell office:value-type="float" office:value="64">
            <text:p>64</text:p>
          </table:table-cell>
          <table:table-cell office:value-type="string">
            <text:p>Radio Efimera - desde Mexic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efimer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6.84.14.177:8080/;stream.mp3</text:p>
          </table:table-cell>
          <table:table-cell office:value-type="float" office:value="86295">
            <text:p>8629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14654">
            <text:p>414654</text:p>
          </table:table-cell>
          <table:table-cell office:value-type="float" office:value="64">
            <text:p>64</text:p>
          </table:table-cell>
          <table:table-cell office:value-type="string">
            <text:p>89 RAINBOW - THESSALONIKI - GREE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89fm.gr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2.1.42.137:4000/;stream.mp3</text:p>
          </table:table-cell>
          <table:table-cell office:value-type="float" office:value="86296">
            <text:p>862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414655">
            <text:p>414655</text:p>
          </table:table-cell>
          <table:table-cell office:value-type="float" office:value="172">
            <text:p>172</text:p>
          </table:table-cell>
          <table:table-cell office:value-type="string">
            <text:p>Radio Panteon - Ro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adiopanteon.p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42.205.205:7392/;stream.mp3</text:p>
          </table:table-cell>
          <table:table-cell office:value-type="float" office:value="86297">
            <text:p>8629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414656">
            <text:p>414656</text:p>
          </table:table-cell>
          <table:table-cell office:value-type="float" office:value="13">
            <text:p>13</text:p>
          </table:table-cell>
          <table:table-cell office:value-type="string">
            <text:p>Radio Vibra 93.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vibra.com.a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19.12.42:8004/;stream.mp3</text:p>
          </table:table-cell>
          <table:table-cell office:value-type="float" office:value="86298">
            <text:p>862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414658">
            <text:p>414658</text:p>
          </table:table-cell>
          <table:table-cell office:value-type="float" office:value="64">
            <text:p>64</text:p>
          </table:table-cell>
          <table:table-cell office:value-type="string">
            <text:p>U-Ro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u-rock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50.22.216.203:8020/;stream.mp3</text:p>
          </table:table-cell>
          <table:table-cell office:value-type="float" office:value="86299">
            <text:p>862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14659">
            <text:p>414659</text:p>
          </table:table-cell>
          <table:table-cell office:value-type="float" office:value="64">
            <text:p>64</text:p>
          </table:table-cell>
          <table:table-cell office:value-type="string">
            <text:p>The Classic Rock Loung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lassicrockloung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4.9.72.16:37440/;stream.mp3</text:p>
          </table:table-cell>
          <table:table-cell office:value-type="float" office:value="86300">
            <text:p>863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14662">
            <text:p>414662</text:p>
          </table:table-cell>
          <table:table-cell office:value-type="float" office:value="64">
            <text:p>64</text:p>
          </table:table-cell>
          <table:table-cell office:value-type="string">
            <text:p>radiodoblenueve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doblenuev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36.1.34:8190/;stream.mp3</text:p>
          </table:table-cell>
          <table:table-cell office:value-type="float" office:value="86302">
            <text:p>8630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14669">
            <text:p>414669</text:p>
          </table:table-cell>
          <table:table-cell office:value-type="float" office:value="64">
            <text:p>64</text:p>
          </table:table-cell>
          <table:table-cell office:value-type="string">
            <text:p>GDRADIO.NET - Streaming Grateful Dead and more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dradio.net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208.80.53.104:26260/;stream.mp3</text:p>
          </table:table-cell>
          <table:table-cell office:value-type="float" office:value="86305">
            <text:p>8630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14671">
            <text:p>414671</text:p>
          </table:table-cell>
          <table:table-cell office:value-type="float" office:value="64">
            <text:p>64</text:p>
          </table:table-cell>
          <table:table-cell office:value-type="string">
            <text:p>Rockin Californi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ockincaliforni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84.154.125.18:8411/;stream.mp3</text:p>
          </table:table-cell>
          <table:table-cell office:value-type="float" office:value="86306">
            <text:p>863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4672">
            <text:p>414672</text:p>
          </table:table-cell>
          <table:table-cell office:value-type="float" office:value="64">
            <text:p>64</text:p>
          </table:table-cell>
          <table:table-cell office:value-type="string">
            <text:p>Radiospirit.G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spirit.g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10.199.143:9988/;stream.mp3</text:p>
          </table:table-cell>
          <table:table-cell office:value-type="float" office:value="86307">
            <text:p>863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14681">
            <text:p>414681</text:p>
          </table:table-cell>
          <table:table-cell office:value-type="float" office:value="64">
            <text:p>64</text:p>
          </table:table-cell>
          <table:table-cell office:value-type="string">
            <text:p>Polskie Radio Rzeszow SA - Live (mono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8.159.102.32:9550/;stream.mp3</text:p>
          </table:table-cell>
          <table:table-cell office:value-type="float" office:value="86310">
            <text:p>8631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414682">
            <text:p>414682</text:p>
          </table:table-cell>
          <table:table-cell office:value-type="float" office:value="64">
            <text:p>64</text:p>
          </table:table-cell>
          <table:table-cell office:value-type="string">
            <text:p>AddictedToRadio.com - Love Bit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8.77.21.15:15910/;stream.mp3</text:p>
          </table:table-cell>
          <table:table-cell office:value-type="float" office:value="86311">
            <text:p>8631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14683">
            <text:p>414683</text:p>
          </table:table-cell>
          <table:table-cell office:value-type="float" office:value="17">
            <text:p>17</text:p>
          </table:table-cell>
          <table:table-cell office:value-type="string">
            <text:p>Antenne Webstrea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ieantenne.at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5.25.236.116:24946/;stream.mp3</text:p>
          </table:table-cell>
          <table:table-cell office:value-type="float" office:value="86312">
            <text:p>8631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14686">
            <text:p>414686</text:p>
          </table:table-cell>
          <table:table-cell office:value-type="float" office:value="64">
            <text:p>64</text:p>
          </table:table-cell>
          <table:table-cell office:value-type="string">
            <text:p>BurnFM - musik intensiv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burn-fm.de/live_mp3.m3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163.117.4/;stream.mp3</text:p>
          </table:table-cell>
          <table:table-cell office:value-type="float" office:value="86313">
            <text:p>8631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14687">
            <text:p>414687</text:p>
          </table:table-cell>
          <table:table-cell office:value-type="float" office:value="114">
            <text:p>114</text:p>
          </table:table-cell>
          <table:table-cell office:value-type="string">
            <text:p>Rock N Roll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rock-n-roll-radio.htm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137.159:8000/;stream.mp3</text:p>
          </table:table-cell>
          <table:table-cell office:value-type="float" office:value="86314">
            <text:p>863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14688">
            <text:p>414688</text:p>
          </table:table-cell>
          <table:table-cell office:value-type="float" office:value="64">
            <text:p>64</text:p>
          </table:table-cell>
          <table:table-cell office:value-type="string">
            <text:p>TamilKuyilRadio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amilkuyil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219.163:8095/;stream.mp3</text:p>
          </table:table-cell>
          <table:table-cell office:value-type="float" office:value="86315">
            <text:p>8631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4689">
            <text:p>414689</text:p>
          </table:table-cell>
          <table:table-cell office:value-type="float" office:value="5">
            <text:p>5</text:p>
          </table:table-cell>
          <table:table-cell office:value-type="string">
            <text:p>STAR FM Bln - Maximum Ro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tarfm.de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0.237.153.93:8000/;stream.mp3</text:p>
          </table:table-cell>
          <table:table-cell office:value-type="float" office:value="86316">
            <text:p>863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14690">
            <text:p>414690</text:p>
          </table:table-cell>
          <table:table-cell office:value-type="float" office:value="183">
            <text:p>183</text:p>
          </table:table-cell>
          <table:table-cell office:value-type="string">
            <text:p>Absolute Classic Ro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bsoluteclassicrock.co.uk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85.159.184.64/;stream.mp3</text:p>
          </table:table-cell>
          <table:table-cell office:value-type="float" office:value="86317">
            <text:p>863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14691">
            <text:p>414691</text:p>
          </table:table-cell>
          <table:table-cell office:value-type="float" office:value="64">
            <text:p>64</text:p>
          </table:table-cell>
          <table:table-cell office:value-type="string">
            <text:p>New Normal Ro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newnormalrock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68.64.188:8000/;stream.mp3</text:p>
          </table:table-cell>
          <table:table-cell office:value-type="float" office:value="86318">
            <text:p>863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4692">
            <text:p>414692</text:p>
          </table:table-cell>
          <table:table-cell office:value-type="float" office:value="159">
            <text:p>159</text:p>
          </table:table-cell>
          <table:table-cell office:value-type="string">
            <text:p>RadioRandsfjord stream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randsfjord.no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40.179.115:8000/;stream.mp3</text:p>
          </table:table-cell>
          <table:table-cell office:value-type="float" office:value="86319">
            <text:p>8631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4694">
            <text:p>414694</text:p>
          </table:table-cell>
          <table:table-cell office:value-type="float" office:value="64">
            <text:p>64</text:p>
          </table:table-cell>
          <table:table-cell office:value-type="string">
            <text:p>Polskie Radio Rzeszow SA - Live (stereo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178.162.174.120:9504/;stream.mp3</text:p>
          </table:table-cell>
          <table:table-cell office:value-type="float" office:value="86320">
            <text:p>8632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4696">
            <text:p>414696</text:p>
          </table:table-cell>
          <table:table-cell office:value-type="float" office:value="64">
            <text:p>64</text:p>
          </table:table-cell>
          <table:table-cell office:value-type="string">
            <text:p>AddictedToRadio.com - Hair Voltag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5:15710/;stream.mp3</text:p>
          </table:table-cell>
          <table:table-cell office:value-type="float" office:value="86321">
            <text:p>863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14698">
            <text:p>414698</text:p>
          </table:table-cell>
          <table:table-cell office:value-type="float" office:value="226">
            <text:p>226</text:p>
          </table:table-cell>
          <table:table-cell office:value-type="string">
            <text:p>Max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axfm.com.t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46.20.4.2:8090/;stream.mp3</text:p>
          </table:table-cell>
          <table:table-cell office:value-type="float" office:value="86323">
            <text:p>8632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14700">
            <text:p>414700</text:p>
          </table:table-cell>
          <table:table-cell office:value-type="float" office:value="64">
            <text:p>64</text:p>
          </table:table-cell>
          <table:table-cell office:value-type="string">
            <text:p>Real Radio X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94.50.90.55:10028/;stream.mp3</text:p>
          </table:table-cell>
          <table:table-cell office:value-type="float" office:value="86325">
            <text:p>863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14701">
            <text:p>414701</text:p>
          </table:table-cell>
          <table:table-cell office:value-type="float" office:value="34">
            <text:p>34</text:p>
          </table:table-cell>
          <table:table-cell office:value-type="string">
            <text:p>radio putzgril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putzgrila.com.br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9.175.94.59:8007/;stream.mp3</text:p>
          </table:table-cell>
          <table:table-cell office:value-type="float" office:value="86326">
            <text:p>863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14702">
            <text:p>414702</text:p>
          </table:table-cell>
          <table:table-cell office:value-type="float" office:value="64">
            <text:p>64</text:p>
          </table:table-cell>
          <table:table-cell office:value-type="string">
            <text:p>TurboDJ Rock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urbodj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7.212.189.18/;stream.mp3</text:p>
          </table:table-cell>
          <table:table-cell office:value-type="float" office:value="86327">
            <text:p>863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4704">
            <text:p>414704</text:p>
          </table:table-cell>
          <table:table-cell office:value-type="float" office:value="64">
            <text:p>64</text:p>
          </table:table-cell>
          <table:table-cell office:value-type="string">
            <text:p>farpastpost radio Strea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9.175.33.162:8243/;stream.mp3</text:p>
          </table:table-cell>
          <table:table-cell office:value-type="float" office:value="86328">
            <text:p>8632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14705">
            <text:p>414705</text:p>
          </table:table-cell>
          <table:table-cell office:value-type="float" office:value="64">
            <text:p>64</text:p>
          </table:table-cell>
          <table:table-cell office:value-type="string">
            <text:p>Radio Carcoma en directo: www.radiocacroma.com Radio Carcoma (Madrid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carcoma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10.211.114:8080/;stream.mp3</text:p>
          </table:table-cell>
          <table:table-cell office:value-type="float" office:value="86329">
            <text:p>8632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414719">
            <text:p>414719</text:p>
          </table:table-cell>
          <table:table-cell office:value-type="float" office:value="64">
            <text:p>64</text:p>
          </table:table-cell>
          <table:table-cell office:value-type="string">
            <text:p>TheRadio ((FM)) - PopRock80s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poprock80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6.191.126.97:8008/;stream.mp3</text:p>
          </table:table-cell>
          <table:table-cell office:value-type="float" office:value="86337">
            <text:p>8633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14726">
            <text:p>414726</text:p>
          </table:table-cell>
          <table:table-cell office:value-type="float" office:value="183">
            <text:p>183</text:p>
          </table:table-cell>
          <table:table-cell office:value-type="string">
            <text:p>Absolute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bsoluteradio.co.uk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85.159.184.63/;stream.mp3</text:p>
          </table:table-cell>
          <table:table-cell office:value-type="float" office:value="86340">
            <text:p>8634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14739">
            <text:p>414739</text:p>
          </table:table-cell>
          <table:table-cell office:value-type="float" office:value="64">
            <text:p>64</text:p>
          </table:table-cell>
          <table:table-cell office:value-type="string">
            <text:p>RADIOSANTACLAUS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santaclau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5.126.107.126:9000/;stream.mp3</text:p>
          </table:table-cell>
          <table:table-cell office:value-type="float" office:value="86344">
            <text:p>863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4742">
            <text:p>414742</text:p>
          </table:table-cell>
          <table:table-cell office:value-type="float" office:value="5">
            <text:p>5</text:p>
          </table:table-cell>
          <table:table-cell office:value-type="string">
            <text:p>RMNchristmas Das Weihnachts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asweihnachtsradio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0.237.201.92:8090/;stream.mp3</text:p>
          </table:table-cell>
          <table:table-cell office:value-type="float" office:value="86347">
            <text:p>8634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4769">
            <text:p>414769</text:p>
          </table:table-cell>
          <table:table-cell office:value-type="float" office:value="114">
            <text:p>114</text:p>
          </table:table-cell>
          <table:table-cell office:value-type="string">
            <text:p>a.w.r. anime web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nimewebradio.i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137.159:8014/;stream.mp3</text:p>
          </table:table-cell>
          <table:table-cell office:value-type="float" office:value="86359">
            <text:p>8635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14774">
            <text:p>414774</text:p>
          </table:table-cell>
          <table:table-cell office:value-type="float" office:value="243">
            <text:p>243</text:p>
          </table:table-cell>
          <table:table-cell office:value-type="string">
            <text:p>AARadio - Anime Adventures Radio - Best Anime Music From AA For AA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aradio.m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43.81.168:8745/;stream.mp3</text:p>
          </table:table-cell>
          <table:table-cell office:value-type="float" office:value="86361">
            <text:p>863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414776">
            <text:p>414776</text:p>
          </table:table-cell>
          <table:table-cell office:value-type="float" office:value="64">
            <text:p>64</text:p>
          </table:table-cell>
          <table:table-cell office:value-type="string">
            <text:p>Blaze No Radio. Tu Musica Tu Mund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blazen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67.212.166.178:7216/;stream.mp3</text:p>
          </table:table-cell>
          <table:table-cell office:value-type="float" office:value="86362">
            <text:p>8636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14789">
            <text:p>414789</text:p>
          </table:table-cell>
          <table:table-cell office:value-type="float" office:value="64">
            <text:p>64</text:p>
          </table:table-cell>
          <table:table-cell office:value-type="string">
            <text:p>DTunes Radio - Disney Theme Park Audio and Musi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tunesliv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1.41.38.249:6100/high/mickey/;stream.mp3</text:p>
          </table:table-cell>
          <table:table-cell office:value-type="float" office:value="86366">
            <text:p>8636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14795">
            <text:p>414795</text:p>
          </table:table-cell>
          <table:table-cell office:value-type="float" office:value="64">
            <text:p>64</text:p>
          </table:table-cell>
          <table:table-cell office:value-type="string">
            <text:p>CULT CINEM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twenfm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6.56.225.8:17089/;stream.mp3</text:p>
          </table:table-cell>
          <table:table-cell office:value-type="float" office:value="86380">
            <text:p>8638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414813">
            <text:p>414813</text:p>
          </table:table-cell>
          <table:table-cell office:value-type="float" office:value="64">
            <text:p>64</text:p>
          </table:table-cell>
          <table:table-cell office:value-type="string">
            <text:p>Sonic Radio - CGP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GP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4.63.69.123:8000/;stream.mp3</text:p>
          </table:table-cell>
          <table:table-cell office:value-type="float" office:value="86389">
            <text:p>8638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14819">
            <text:p>414819</text:p>
          </table:table-cell>
          <table:table-cell office:value-type="float" office:value="64">
            <text:p>64</text:p>
          </table:table-cell>
          <table:table-cell office:value-type="string">
            <text:p>EVE-Radio.com: Combined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eve-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3.149.126.144:8020/;stream.mp3</text:p>
          </table:table-cell>
          <table:table-cell office:value-type="float" office:value="86392">
            <text:p>8639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414831">
            <text:p>414831</text:p>
          </table:table-cell>
          <table:table-cell office:value-type="float" office:value="64">
            <text:p>64</text:p>
          </table:table-cell>
          <table:table-cell office:value-type="string">
            <text:p>Daawah in Haus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zango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4.107.202.178:8028/;stream.mp3</text:p>
          </table:table-cell>
          <table:table-cell office:value-type="float" office:value="86398">
            <text:p>863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14855">
            <text:p>414855</text:p>
          </table:table-cell>
          <table:table-cell office:value-type="float" office:value="64">
            <text:p>64</text:p>
          </table:table-cell>
          <table:table-cell office:value-type="string">
            <text:p>Danu Radio 87.7 FM NEW YOR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danu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9.198.112.61/;stream.mp3</text:p>
          </table:table-cell>
          <table:table-cell office:value-type="float" office:value="86416">
            <text:p>864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414871">
            <text:p>414871</text:p>
          </table:table-cell>
          <table:table-cell office:value-type="float" office:value="64">
            <text:p>64</text:p>
          </table:table-cell>
          <table:table-cell office:value-type="string">
            <text:p>DJ Ki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blackhearts.digistream.info:908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36.51.212:9084/;stream.mp3</text:p>
          </table:table-cell>
          <table:table-cell office:value-type="float" office:value="86423">
            <text:p>8642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14875">
            <text:p>414875</text:p>
          </table:table-cell>
          <table:table-cell office:value-type="float" office:value="64">
            <text:p>64</text:p>
          </table:table-cell>
          <table:table-cell office:value-type="string">
            <text:p>RANGARANG LIVE PERSIAN IRANIAN FARSI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ngarang.us/radio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99.16.186.34:8350/;stream.mp3</text:p>
          </table:table-cell>
          <table:table-cell office:value-type="float" office:value="86425">
            <text:p>864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14877">
            <text:p>414877</text:p>
          </table:table-cell>
          <table:table-cell office:value-type="float" office:value="64">
            <text:p>64</text:p>
          </table:table-cell>
          <table:table-cell office:value-type="string">
            <text:p>Red State Talk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fire.wavestreamer.com:884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37.16.73:8841/On-Air/;stream.mp3</text:p>
          </table:table-cell>
          <table:table-cell office:value-type="float" office:value="86426">
            <text:p>8642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414927">
            <text:p>414927</text:p>
          </table:table-cell>
          <table:table-cell office:value-type="float" office:value="64">
            <text:p>64</text:p>
          </table:table-cell>
          <table:table-cell office:value-type="string">
            <text:p>AddictedToRadio.com - Day Spa (Relax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8.77.21.15:15010/;stream.mp3</text:p>
          </table:table-cell>
          <table:table-cell office:value-type="float" office:value="86449">
            <text:p>864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414931">
            <text:p>414931</text:p>
          </table:table-cell>
          <table:table-cell office:value-type="float" office:value="64">
            <text:p>64</text:p>
          </table:table-cell>
          <table:table-cell office:value-type="string">
            <text:p>Birdsong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irdsongradio.com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174.36.1.92:8062/live/;stream.mp3</text:p>
          </table:table-cell>
          <table:table-cell office:value-type="float" office:value="67509">
            <text:p>6750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414932">
            <text:p>414932</text:p>
          </table:table-cell>
          <table:table-cell office:value-type="float" office:value="64">
            <text:p>64</text:p>
          </table:table-cell>
          <table:table-cell office:value-type="string">
            <text:p>AddictedToRadio.com - Chillout Loung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5:14410/;stream.mp3</text:p>
          </table:table-cell>
          <table:table-cell office:value-type="float" office:value="86452">
            <text:p>8645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414943">
            <text:p>414943</text:p>
          </table:table-cell>
          <table:table-cell office:value-type="float" office:value="64">
            <text:p>64</text:p>
          </table:table-cell>
          <table:table-cell office:value-type="string">
            <text:p>AddictedToRadio.com - Nature Sound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5:17610/;stream.mp3</text:p>
          </table:table-cell>
          <table:table-cell office:value-type="float" office:value="86457">
            <text:p>864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14944">
            <text:p>414944</text:p>
          </table:table-cell>
          <table:table-cell office:value-type="float" office:value="64">
            <text:p>64</text:p>
          </table:table-cell>
          <table:table-cell office:value-type="string">
            <text:p>urban humming stere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oplie.e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4.36.237.66:9060/;stream.mp3</text:p>
          </table:table-cell>
          <table:table-cell office:value-type="float" office:value="86458">
            <text:p>8645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414963">
            <text:p>414963</text:p>
          </table:table-cell>
          <table:table-cell office:value-type="float" office:value="64">
            <text:p>64</text:p>
          </table:table-cell>
          <table:table-cell office:value-type="string">
            <text:p>Pig Radio - The Best Electronic &amp; Indie Pop/Rock 24/7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igradio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159.253.145.179:8080/;stream.mp3</text:p>
          </table:table-cell>
          <table:table-cell office:value-type="float" office:value="86463">
            <text:p>864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414980">
            <text:p>414980</text:p>
          </table:table-cell>
          <table:table-cell office:value-type="float" office:value="64">
            <text:p>64</text:p>
          </table:table-cell>
          <table:table-cell office:value-type="string">
            <text:p>Sonic Universe. Nu Jazz plus avant-garde Euro Jazz: Transcending the boundaries of jazz with experimental takes on tradition. [SomaFM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soma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3.193.48.136:8604/;stream.mp3</text:p>
          </table:table-cell>
          <table:table-cell office:value-type="float" office:value="86472">
            <text:p>8647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414994">
            <text:p>414994</text:p>
          </table:table-cell>
          <table:table-cell office:value-type="float" office:value="64">
            <text:p>64</text:p>
          </table:table-cell>
          <table:table-cell office:value-type="string">
            <text:p>TROPICALISIMA.FM INSTRUMENTAL http://www.tropicalisima.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ropicalisima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159.5.31:9000/;stream.mp3</text:p>
          </table:table-cell>
          <table:table-cell office:value-type="float" office:value="86483">
            <text:p>8648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415012">
            <text:p>415012</text:p>
          </table:table-cell>
          <table:table-cell office:value-type="float" office:value="64">
            <text:p>64</text:p>
          </table:table-cell>
          <table:table-cell office:value-type="string">
            <text:p>.:::RadioMarino:::...Cu DjKamelya!!. Hai la distractie alaturi de noi <text:s/>:Va asteptam si pe ID nostru de la ::RadioMarino:: <text:s/>dedicatii.radiomarino@yahoo.fr <text:s/>si pe xa'tul de la <text:s/>..::RadioMarino:: http://xat.com/AscultaRadioMarin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3.115.113.42:9997/;stream.mp3</text:p>
          </table:table-cell>
          <table:table-cell office:value-type="float" office:value="86490">
            <text:p>8649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415014">
            <text:p>415014</text:p>
          </table:table-cell>
          <table:table-cell office:value-type="float" office:value="102">
            <text:p>102</text:p>
          </table:table-cell>
          <table:table-cell office:value-type="string">
            <text:p>Partyline - wir machen Part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partyline.de.tc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1.121.65.23:8042/;stream.mp3</text:p>
          </table:table-cell>
          <table:table-cell office:value-type="float" office:value="86491">
            <text:p>864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415021">
            <text:p>415021</text:p>
          </table:table-cell>
          <table:table-cell office:value-type="float" office:value="64">
            <text:p>64</text:p>
          </table:table-cell>
          <table:table-cell office:value-type="string">
            <text:p>plur.fm Pittsburgh Local Underground Radio</text:p>
          </table:table-cell>
          <table:table-cell office:value-type="float" office:value="2">
            <text:p>2</text:p>
          </table:table-cell>
          <table:table-cell office:value-type="string">
            <text:p>Pittsburgh</text:p>
          </table:table-cell>
          <table:table-cell office:value-type="string">
            <text:p>http://plur.f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3.255.224.67:5896/;.mp3</text:p>
          </table:table-cell>
          <table:table-cell office:value-type="float" office:value="84267">
            <text:p>8426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15022">
            <text:p>415022</text:p>
          </table:table-cell>
          <table:table-cell office:value-type="float" office:value="87">
            <text:p>87</text:p>
          </table:table-cell>
          <table:table-cell office:value-type="string">
            <text:p>Activ Radio</text:p>
          </table:table-cell>
          <table:table-cell office:value-type="float" office:value="2">
            <text:p>2</text:p>
          </table:table-cell>
          <table:table-cell office:value-type="string">
            <text:p>Budapest</text:p>
          </table:table-cell>
          <table:table-cell office:value-type="string">
            <text:p>http://www.aktivradio.hu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aktivradio.hu:8000/aktiv.mp3</text:p>
          </table:table-cell>
          <table:table-cell office:value-type="float" office:value="86495">
            <text:p>8649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24">
            <text:p>415024</text:p>
          </table:table-cell>
          <table:table-cell office:value-type="float" office:value="67">
            <text:p>67</text:p>
          </table:table-cell>
          <table:table-cell office:value-type="string">
            <text:p>Durance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durance-fm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248/;stream.mp3</text:p>
          </table:table-cell>
          <table:table-cell office:value-type="float" office:value="86496">
            <text:p>864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25">
            <text:p>415025</text:p>
          </table:table-cell>
          <table:table-cell office:value-type="float" office:value="67">
            <text:p>67</text:p>
          </table:table-cell>
          <table:table-cell office:value-type="string">
            <text:p>TOT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total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252/;stream.mp3</text:p>
          </table:table-cell>
          <table:table-cell office:value-type="float" office:value="86497">
            <text:p>8649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27">
            <text:p>415027</text:p>
          </table:table-cell>
          <table:table-cell office:value-type="float" office:value="67">
            <text:p>67</text:p>
          </table:table-cell>
          <table:table-cell office:value-type="string">
            <text:p>Radio Vinci Par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radio-vinci-park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282/;stream.mp3</text:p>
          </table:table-cell>
          <table:table-cell office:value-type="float" office:value="86498">
            <text:p>864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29">
            <text:p>415029</text:p>
          </table:table-cell>
          <table:table-cell office:value-type="float" office:value="67">
            <text:p>67</text:p>
          </table:table-cell>
          <table:table-cell office:value-type="string">
            <text:p>NOTRE DAM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notre-dame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298/;stream.mp3</text:p>
          </table:table-cell>
          <table:table-cell office:value-type="float" office:value="86499">
            <text:p>864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30">
            <text:p>415030</text:p>
          </table:table-cell>
          <table:table-cell office:value-type="float" office:value="67">
            <text:p>67</text:p>
          </table:table-cell>
          <table:table-cell office:value-type="string">
            <text:p>radionova onai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radionova-onair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308/;stream.mp3</text:p>
          </table:table-cell>
          <table:table-cell office:value-type="float" office:value="86500">
            <text:p>865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31">
            <text:p>415031</text:p>
          </table:table-cell>
          <table:table-cell office:value-type="float" office:value="67">
            <text:p>67</text:p>
          </table:table-cell>
          <table:table-cell office:value-type="string">
            <text:p>Equidi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equidia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310/;stream.mp3</text:p>
          </table:table-cell>
          <table:table-cell office:value-type="float" office:value="86501">
            <text:p>865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33">
            <text:p>415033</text:p>
          </table:table-cell>
          <table:table-cell office:value-type="float" office:value="67">
            <text:p>67</text:p>
          </table:table-cell>
          <table:table-cell office:value-type="string">
            <text:p>rg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rga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336/;stream.mp3</text:p>
          </table:table-cell>
          <table:table-cell office:value-type="float" office:value="86502">
            <text:p>8650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34">
            <text:p>415034</text:p>
          </table:table-cell>
          <table:table-cell office:value-type="float" office:value="67">
            <text:p>67</text:p>
          </table:table-cell>
          <table:table-cell office:value-type="string">
            <text:p>helm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helmi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340/;stream.mp3</text:p>
          </table:table-cell>
          <table:table-cell office:value-type="float" office:value="86503">
            <text:p>8650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36">
            <text:p>415036</text:p>
          </table:table-cell>
          <table:table-cell office:value-type="float" office:value="67">
            <text:p>67</text:p>
          </table:table-cell>
          <table:table-cell office:value-type="string">
            <text:p>FC Radi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fc-radio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384/;stream.mp3</text:p>
          </table:table-cell>
          <table:table-cell office:value-type="float" office:value="86504">
            <text:p>865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37">
            <text:p>415037</text:p>
          </table:table-cell>
          <table:table-cell office:value-type="float" office:value="67">
            <text:p>67</text:p>
          </table:table-cell>
          <table:table-cell office:value-type="string">
            <text:p>Mplu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mpluss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398/;stream.mp3</text:p>
          </table:table-cell>
          <table:table-cell office:value-type="float" office:value="86505">
            <text:p>8650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38">
            <text:p>415038</text:p>
          </table:table-cell>
          <table:table-cell office:value-type="float" office:value="67">
            <text:p>67</text:p>
          </table:table-cell>
          <table:table-cell office:value-type="string">
            <text:p>Max La Radi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max-la-radio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400/;stream.mp3</text:p>
          </table:table-cell>
          <table:table-cell office:value-type="float" office:value="86506">
            <text:p>865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39">
            <text:p>415039</text:p>
          </table:table-cell>
          <table:table-cell office:value-type="float" office:value="67">
            <text:p>67</text:p>
          </table:table-cell>
          <table:table-cell office:value-type="string">
            <text:p>Public Sante Nutri Cons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public-sante-nutri-conso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418/;stream.mp3</text:p>
          </table:table-cell>
          <table:table-cell office:value-type="float" office:value="86507">
            <text:p>865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0">
            <text:p>415040</text:p>
          </table:table-cell>
          <table:table-cell office:value-type="float" office:value="67">
            <text:p>67</text:p>
          </table:table-cell>
          <table:table-cell office:value-type="string">
            <text:p>Public Sante Nutri Cons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432/;stream.mp3</text:p>
          </table:table-cell>
          <table:table-cell office:value-type="float" office:value="86508">
            <text:p>865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1">
            <text:p>415041</text:p>
          </table:table-cell>
          <table:table-cell office:value-type="float" office:value="67">
            <text:p>67</text:p>
          </table:table-cell>
          <table:table-cell office:value-type="string">
            <text:p>tropiques_liv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tropiques-live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448/;stream.mp3</text:p>
          </table:table-cell>
          <table:table-cell office:value-type="float" office:value="86509">
            <text:p>8650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2">
            <text:p>415042</text:p>
          </table:table-cell>
          <table:table-cell office:value-type="float" office:value="67">
            <text:p>67</text:p>
          </table:table-cell>
          <table:table-cell office:value-type="string">
            <text:p>ZiG F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zig-fm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468/;stream.mp3</text:p>
          </table:table-cell>
          <table:table-cell office:value-type="float" office:value="86510">
            <text:p>8651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3">
            <text:p>415043</text:p>
          </table:table-cell>
          <table:table-cell office:value-type="float" office:value="67">
            <text:p>67</text:p>
          </table:table-cell>
          <table:table-cell office:value-type="string">
            <text:p>savel radi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500/;stream.mp3</text:p>
          </table:table-cell>
          <table:table-cell office:value-type="float" office:value="86511">
            <text:p>8651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4">
            <text:p>415044</text:p>
          </table:table-cell>
          <table:table-cell office:value-type="float" office:value="67">
            <text:p>67</text:p>
          </table:table-cell>
          <table:table-cell office:value-type="string">
            <text:p>Radio Helm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radio-helmi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508/;stream.mp3</text:p>
          </table:table-cell>
          <table:table-cell office:value-type="float" office:value="86512">
            <text:p>8651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5">
            <text:p>415045</text:p>
          </table:table-cell>
          <table:table-cell office:value-type="float" office:value="67">
            <text:p>67</text:p>
          </table:table-cell>
          <table:table-cell office:value-type="string">
            <text:p>Savel radi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savel-radio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512/;stream.mp3</text:p>
          </table:table-cell>
          <table:table-cell office:value-type="float" office:value="86513">
            <text:p>8651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6">
            <text:p>415046</text:p>
          </table:table-cell>
          <table:table-cell office:value-type="float" office:value="67">
            <text:p>67</text:p>
          </table:table-cell>
          <table:table-cell office:value-type="string">
            <text:p>ESPAC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espace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516/;stream.mp3</text:p>
          </table:table-cell>
          <table:table-cell office:value-type="float" office:value="86514">
            <text:p>865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7">
            <text:p>415047</text:p>
          </table:table-cell>
          <table:table-cell office:value-type="float" office:value="67">
            <text:p>67</text:p>
          </table:table-cell>
          <table:table-cell office:value-type="string">
            <text:p>France Bleu Event - 128 - mp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francebleu-event.html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ttp://91.197.164.8:9008/;stream.mp3</text:p>
          </table:table-cell>
          <table:table-cell office:value-type="float" office:value="86515">
            <text:p>8651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8">
            <text:p>415048</text:p>
          </table:table-cell>
          <table:table-cell office:value-type="float" office:value="67">
            <text:p>67</text:p>
          </table:table-cell>
          <table:table-cell office:value-type="string">
            <text:p>Arc en Ci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arc-en-ciel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048/;stream.mp3</text:p>
          </table:table-cell>
          <table:table-cell office:value-type="float" office:value="86516">
            <text:p>8651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49">
            <text:p>415049</text:p>
          </table:table-cell>
          <table:table-cell office:value-type="float" office:value="67">
            <text:p>67</text:p>
          </table:table-cell>
          <table:table-cell office:value-type="string">
            <text:p>Info7 irrat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info7-irratia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058/;stream.mp3</text:p>
          </table:table-cell>
          <table:table-cell office:value-type="float" office:value="86517">
            <text:p>865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0">
            <text:p>415050</text:p>
          </table:table-cell>
          <table:table-cell office:value-type="float" office:value="67">
            <text:p>67</text:p>
          </table:table-cell>
          <table:table-cell office:value-type="string">
            <text:p>Info7 irrat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060/;stream.mp3</text:p>
          </table:table-cell>
          <table:table-cell office:value-type="float" office:value="86518">
            <text:p>865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1">
            <text:p>415051</text:p>
          </table:table-cell>
          <table:table-cell office:value-type="float" office:value="67">
            <text:p>67</text:p>
          </table:table-cell>
          <table:table-cell office:value-type="string">
            <text:p>Info7 irrat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062/;stream.mp3</text:p>
          </table:table-cell>
          <table:table-cell office:value-type="float" office:value="86519">
            <text:p>8651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2">
            <text:p>415052</text:p>
          </table:table-cell>
          <table:table-cell office:value-type="float" office:value="67">
            <text:p>67</text:p>
          </table:table-cell>
          <table:table-cell office:value-type="string">
            <text:p>France Bleu 107.1 - 32 - mp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ttp://91.197.164.8:9110/;stream.mp3</text:p>
          </table:table-cell>
          <table:table-cell office:value-type="float" office:value="86520">
            <text:p>8652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4">
            <text:p>415054</text:p>
          </table:table-cell>
          <table:table-cell office:value-type="float" office:value="67">
            <text:p>67</text:p>
          </table:table-cell>
          <table:table-cell office:value-type="string">
            <text:p>Soinuol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soinuola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168/;stream.mp3</text:p>
          </table:table-cell>
          <table:table-cell office:value-type="float" office:value="86521">
            <text:p>865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5">
            <text:p>415055</text:p>
          </table:table-cell>
          <table:table-cell office:value-type="float" office:value="67">
            <text:p>67</text:p>
          </table:table-cell>
          <table:table-cell office:value-type="string">
            <text:p>FIAT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fiat-radio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612/;stream.mp3</text:p>
          </table:table-cell>
          <table:table-cell office:value-type="float" office:value="86522">
            <text:p>8652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6">
            <text:p>415056</text:p>
          </table:table-cell>
          <table:table-cell office:value-type="float" office:value="67">
            <text:p>67</text:p>
          </table:table-cell>
          <table:table-cell office:value-type="string">
            <text:p>WEB-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web-station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618/;stream.mp3</text:p>
          </table:table-cell>
          <table:table-cell office:value-type="float" office:value="86523">
            <text:p>8652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7">
            <text:p>415057</text:p>
          </table:table-cell>
          <table:table-cell office:value-type="float" office:value="67">
            <text:p>67</text:p>
          </table:table-cell>
          <table:table-cell office:value-type="string">
            <text:p>RADIO MENERGY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radio-menergy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628/;stream.mp3</text:p>
          </table:table-cell>
          <table:table-cell office:value-type="float" office:value="86524">
            <text:p>8652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8">
            <text:p>415058</text:p>
          </table:table-cell>
          <table:table-cell office:value-type="float" office:value="67">
            <text:p>67</text:p>
          </table:table-cell>
          <table:table-cell office:value-type="string">
            <text:p>Spin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spin-fm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636/;stream.mp3</text:p>
          </table:table-cell>
          <table:table-cell office:value-type="float" office:value="86525">
            <text:p>865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59">
            <text:p>415059</text:p>
          </table:table-cell>
          <table:table-cell office:value-type="float" office:value="67">
            <text:p>67</text:p>
          </table:table-cell>
          <table:table-cell office:value-type="string">
            <text:p>Public Sante Sex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642/;stream.mp3</text:p>
          </table:table-cell>
          <table:table-cell office:value-type="float" office:value="86526">
            <text:p>865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60">
            <text:p>415060</text:p>
          </table:table-cell>
          <table:table-cell office:value-type="float" office:value="67">
            <text:p>67</text:p>
          </table:table-cell>
          <table:table-cell office:value-type="string">
            <text:p>Public Sante Sex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public-sante-sexo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644/;stream.mp3</text:p>
          </table:table-cell>
          <table:table-cell office:value-type="float" office:value="86527">
            <text:p>8652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61">
            <text:p>415061</text:p>
          </table:table-cell>
          <table:table-cell office:value-type="float" office:value="67">
            <text:p>67</text:p>
          </table:table-cell>
          <table:table-cell office:value-type="string">
            <text:p>spin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646/;stream.mp3</text:p>
          </table:table-cell>
          <table:table-cell office:value-type="float" office:value="86528">
            <text:p>8652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62">
            <text:p>415062</text:p>
          </table:table-cell>
          <table:table-cell office:value-type="float" office:value="67">
            <text:p>67</text:p>
          </table:table-cell>
          <table:table-cell office:value-type="string">
            <text:p>France Bleu Toulou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ways.com/fr/radio/francebleu-toulouse.html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ttp://91.197.164.8:9656/;stream.mp3</text:p>
          </table:table-cell>
          <table:table-cell office:value-type="float" office:value="86529">
            <text:p>8652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063">
            <text:p>415063</text:p>
          </table:table-cell>
          <table:table-cell office:value-type="float" office:value="67">
            <text:p>67</text:p>
          </table:table-cell>
          <table:table-cell office:value-type="string">
            <text:p>radio MOUSSAILLON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radio-moussaillons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1.197.164.8:9760/;stream.mp3</text:p>
          </table:table-cell>
          <table:table-cell office:value-type="float" office:value="86530">
            <text:p>8653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501">
            <text:p>415501</text:p>
          </table:table-cell>
          <table:table-cell office:value-type="float" office:value="67">
            <text:p>67</text:p>
          </table:table-cell>
          <table:table-cell office:value-type="string">
            <text:p>Frequence Terre - Radio Nature</text:p>
          </table:table-cell>
          <table:table-cell office:value-type="float" office:value="2">
            <text:p>2</text:p>
          </table:table-cell>
          <table:table-cell office:value-type="string">
            <text:p>France</text:p>
          </table:table-cell>
          <table:table-cell office:value-type="string">
            <text:p>http://www.frequenceterre.com</text:p>
          </table:table-cell>
          <table:table-cell office:value-type="float" office:value="85">
            <text:p>85</text:p>
          </table:table-cell>
          <table:table-cell office:value-type="float" office:value="415501">
            <text:p>415501</text:p>
          </table:table-cell>
          <table:table-cell office:value-type="string">
            <text:p>http://str0.creacast.com:443/;stream.mp3</text:p>
          </table:table-cell>
          <table:table-cell office:value-type="float" office:value="86531">
            <text:p>8653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415514">
            <text:p>415514</text:p>
          </table:table-cell>
          <table:table-cell office:value-type="float" office:value="64">
            <text:p>64</text:p>
          </table:table-cell>
          <table:table-cell office:value-type="string">
            <text:p>Test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teste.html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74.123.37.140:7040/;stream.mp3</text:p>
          </table:table-cell>
          <table:table-cell office:value-type="float" office:value="86535">
            <text:p>8653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15546">
            <text:p>415546</text:p>
          </table:table-cell>
          <table:table-cell office:value-type="float" office:value="64">
            <text:p>64</text:p>
          </table:table-cell>
          <table:table-cell office:value-type="string">
            <text:p>Blue FM-Easy Listening Instrumental, Contemporary, Chillout, Smooth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bluefm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22.122.131.58:8080/;stream.mp3</text:p>
          </table:table-cell>
          <table:table-cell office:value-type="float" office:value="86560">
            <text:p>8656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590">
            <text:p>415590</text:p>
          </table:table-cell>
          <table:table-cell office:value-type="float" office:value="64">
            <text:p>64</text:p>
          </table:table-cell>
          <table:table-cell office:value-type="string">
            <text:p>All About 80's -TR Networ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tomaradionetwork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6.55.185.103:8408/;stream.mp3</text:p>
          </table:table-cell>
          <table:table-cell office:value-type="float" office:value="86582">
            <text:p>8658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614">
            <text:p>415614</text:p>
          </table:table-cell>
          <table:table-cell office:value-type="float" office:value="64">
            <text:p>64</text:p>
          </table:table-cell>
          <table:table-cell office:value-type="string">
            <text:p>Bassdrive - Worldwide Drum and Bass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bassdrive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03.4.218.12:8002/;stream.mp3</text:p>
          </table:table-cell>
          <table:table-cell office:value-type="float" office:value="86591">
            <text:p>865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640">
            <text:p>415640</text:p>
          </table:table-cell>
          <table:table-cell office:value-type="float" office:value="64">
            <text:p>64</text:p>
          </table:table-cell>
          <table:table-cell office:value-type="string">
            <text:p>All Time Gospel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lltimegospel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7.205.95.146:8038/;stream.mp3</text:p>
          </table:table-cell>
          <table:table-cell office:value-type="float" office:value="86600">
            <text:p>8660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5642">
            <text:p>415642</text:p>
          </table:table-cell>
          <table:table-cell office:value-type="float" office:value="64">
            <text:p>64</text:p>
          </table:table-cell>
          <table:table-cell office:value-type="string">
            <text:p>Radio Shoc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shockf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53.158.152:9986/;stream.mp3</text:p>
          </table:table-cell>
          <table:table-cell office:value-type="float" office:value="86601">
            <text:p>8660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651">
            <text:p>415651</text:p>
          </table:table-cell>
          <table:table-cell office:value-type="float" office:value="64">
            <text:p>64</text:p>
          </table:table-cell>
          <table:table-cell office:value-type="string">
            <text:p>hkrepor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kreporter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3.174.50.143:4000/;stream.mp3</text:p>
          </table:table-cell>
          <table:table-cell office:value-type="float" office:value="86608">
            <text:p>866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667">
            <text:p>415667</text:p>
          </table:table-cell>
          <table:table-cell office:value-type="float" office:value="183">
            <text:p>183</text:p>
          </table:table-cell>
          <table:table-cell office:value-type="string">
            <text:p>SocaFM London (with Dj Soca D In Session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ocafm.co.uk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50.7.242.114:7506/;stream.mp3</text:p>
          </table:table-cell>
          <table:table-cell office:value-type="float" office:value="86613">
            <text:p>8661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695">
            <text:p>415695</text:p>
          </table:table-cell>
          <table:table-cell office:value-type="float" office:value="64">
            <text:p>64</text:p>
          </table:table-cell>
          <table:table-cell office:value-type="string">
            <text:p>hkrepor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kreporter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3.174.50.142:4000/;stream.mp3</text:p>
          </table:table-cell>
          <table:table-cell office:value-type="float" office:value="86626">
            <text:p>8662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45">
            <text:p>415745</text:p>
          </table:table-cell>
          <table:table-cell office:value-type="float" office:value="64">
            <text:p>64</text:p>
          </table:table-cell>
          <table:table-cell office:value-type="string">
            <text:p>www.Sator4U.c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sator4u.htm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2.129.16.49:8020/;stream.mp3</text:p>
          </table:table-cell>
          <table:table-cell office:value-type="float" office:value="86645">
            <text:p>866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46">
            <text:p>415746</text:p>
          </table:table-cell>
          <table:table-cell office:value-type="float" office:value="64">
            <text:p>64</text:p>
          </table:table-cell>
          <table:table-cell office:value-type="string">
            <text:p>Via DBS Radio - Dominic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66.34.146.141:7645/;stream.mp3</text:p>
          </table:table-cell>
          <table:table-cell office:value-type="float" office:value="86646">
            <text:p>8664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47">
            <text:p>415747</text:p>
          </table:table-cell>
          <table:table-cell office:value-type="float" office:value="206">
            <text:p>206</text:p>
          </table:table-cell>
          <table:table-cell office:value-type="string">
            <text:p>Gold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oldfm.lk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5.25.108.20:8020/;stream.mp3</text:p>
          </table:table-cell>
          <table:table-cell office:value-type="float" office:value="86647">
            <text:p>8664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49">
            <text:p>415749</text:p>
          </table:table-cell>
          <table:table-cell office:value-type="float" office:value="64">
            <text:p>64</text:p>
          </table:table-cell>
          <table:table-cell office:value-type="string">
            <text:p>Various music radio v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yogabile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202.162.78.81:8000/;stream.mp3</text:p>
          </table:table-cell>
          <table:table-cell office:value-type="float" office:value="86648">
            <text:p>8664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50">
            <text:p>415750</text:p>
          </table:table-cell>
          <table:table-cell office:value-type="float" office:value="64">
            <text:p>64</text:p>
          </table:table-cell>
          <table:table-cell office:value-type="string">
            <text:p>Various music radio v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usicradio.co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119.59.98.4:8030/;stream.mp3</text:p>
          </table:table-cell>
          <table:table-cell office:value-type="float" office:value="86649">
            <text:p>866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51">
            <text:p>415751</text:p>
          </table:table-cell>
          <table:table-cell office:value-type="float" office:value="51">
            <text:p>51</text:p>
          </table:table-cell>
          <table:table-cell office:value-type="string">
            <text:p>All music radio v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orld771.inlive.co.kr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22.122.178.186:1680/;stream.mp3</text:p>
          </table:table-cell>
          <table:table-cell office:value-type="float" office:value="86650">
            <text:p>8665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54">
            <text:p>415754</text:p>
          </table:table-cell>
          <table:table-cell office:value-type="float" office:value="64">
            <text:p>64</text:p>
          </table:table-cell>
          <table:table-cell office:value-type="string">
            <text:p>A HelloNepal ::Canadanepal.ne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anadanepal.net/hellonepa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78.159.0.80:7232/;stream.mp3</text:p>
          </table:table-cell>
          <table:table-cell office:value-type="float" office:value="86651">
            <text:p>8665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56">
            <text:p>415756</text:p>
          </table:table-cell>
          <table:table-cell office:value-type="float" office:value="145">
            <text:p>145</text:p>
          </table:table-cell>
          <table:table-cell office:value-type="string">
            <text:p>All music radio v1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maquina977.com.mx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72.29.70.19:8036/;stream.mp3</text:p>
          </table:table-cell>
          <table:table-cell office:value-type="float" office:value="86652">
            <text:p>86652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5757">
            <text:p>415757</text:p>
          </table:table-cell>
          <table:table-cell office:value-type="float" office:value="64">
            <text:p>64</text:p>
          </table:table-cell>
          <table:table-cell office:value-type="string">
            <text:p>Auto DJ PAH-Radio...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imagehost.thaibuzz.com/ii/img20120303wa001.jp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2.129.206.109:8000/;stream.mp3</text:p>
          </table:table-cell>
          <table:table-cell office:value-type="float" office:value="86653">
            <text:p>866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60">
            <text:p>415760</text:p>
          </table:table-cell>
          <table:table-cell office:value-type="float" office:value="51">
            <text:p>51</text:p>
          </table:table-cell>
          <table:table-cell office:value-type="string">
            <text:p>All music radio v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ealcast.co.kr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222.122.178.187:11040/;stream.mp3</text:p>
          </table:table-cell>
          <table:table-cell office:value-type="float" office:value="86655">
            <text:p>866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63">
            <text:p>415763</text:p>
          </table:table-cell>
          <table:table-cell office:value-type="float" office:value="206">
            <text:p>206</text:p>
          </table:table-cell>
          <table:table-cell office:value-type="string">
            <text:p>Hiru F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irufm.lk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5.25.108.20:8010/;stream.mp3</text:p>
          </table:table-cell>
          <table:table-cell office:value-type="float" office:value="86656">
            <text:p>8665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5768">
            <text:p>415768</text:p>
          </table:table-cell>
          <table:table-cell office:value-type="float" office:value="64">
            <text:p>64</text:p>
          </table:table-cell>
          <table:table-cell office:value-type="string">
            <text:p>PJ__MARK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pj-mark.htm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2.129.207.211:8058/;stream.mp3</text:p>
          </table:table-cell>
          <table:table-cell office:value-type="float" office:value="86658">
            <text:p>8665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69">
            <text:p>415769</text:p>
          </table:table-cell>
          <table:table-cell office:value-type="float" office:value="64">
            <text:p>64</text:p>
          </table:table-cell>
          <table:table-cell office:value-type="string">
            <text:p>Radio Rodja 756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radiorodj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19.82.232.83/;stream.mp3</text:p>
          </table:table-cell>
          <table:table-cell office:value-type="float" office:value="86659">
            <text:p>8665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72">
            <text:p>415772</text:p>
          </table:table-cell>
          <table:table-cell office:value-type="float" office:value="64">
            <text:p>64</text:p>
          </table:table-cell>
          <table:table-cell office:value-type="string">
            <text:p>All music radio v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equestradio.in.th/forlife.ht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15.178.63.113:8330/;stream.mp3</text:p>
          </table:table-cell>
          <table:table-cell office:value-type="float" office:value="86660">
            <text:p>866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74">
            <text:p>415774</text:p>
          </table:table-cell>
          <table:table-cell office:value-type="float" office:value="64">
            <text:p>64</text:p>
          </table:table-cell>
          <table:table-cell office:value-type="string">
            <text:p>Pop.World.Kpop music 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/fr/radio/pop-world-kpop.htm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22.122.131.57:4632/;stream.mp3</text:p>
          </table:table-cell>
          <table:table-cell office:value-type="float" office:value="86661">
            <text:p>866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76">
            <text:p>415776</text:p>
          </table:table-cell>
          <table:table-cell office:value-type="float" office:value="64">
            <text:p>64</text:p>
          </table:table-cell>
          <table:table-cell office:value-type="string">
            <text:p>PJ.Eazy-Relax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chat.eazy-relax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103.22.182.111:8036/;stream.mp3</text:p>
          </table:table-cell>
          <table:table-cell office:value-type="float" office:value="86662">
            <text:p>8666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79">
            <text:p>415779</text:p>
          </table:table-cell>
          <table:table-cell office:value-type="float" office:value="64">
            <text:p>64</text:p>
          </table:table-cell>
          <table:table-cell office:value-type="string">
            <text:p>ChartHits.FM - Your HITZ More MUSIC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ChartHits.FM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87.230.101.40:22000/;stream.mp3</text:p>
          </table:table-cell>
          <table:table-cell office:value-type="float" office:value="86665">
            <text:p>8666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86">
            <text:p>415786</text:p>
          </table:table-cell>
          <table:table-cell office:value-type="float" office:value="5">
            <text:p>5</text:p>
          </table:table-cell>
          <table:table-cell office:value-type="string">
            <text:p>GOLD FM - Die Groessten Evergreens!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goldfm.de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87.230.56.46/;stream.mp3</text:p>
          </table:table-cell>
          <table:table-cell office:value-type="float" office:value="86668">
            <text:p>8666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793">
            <text:p>415793</text:p>
          </table:table-cell>
          <table:table-cell office:value-type="float" office:value="87">
            <text:p>87</text:p>
          </table:table-cell>
          <table:table-cell office:value-type="string">
            <text:p>Mez Radio - Veszprem 103.1 MH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mezradio.hu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87.229.45.44:9200/;stream.mp3</text:p>
          </table:table-cell>
          <table:table-cell office:value-type="float" office:value="86672">
            <text:p>8667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10">
            <text:p>415810</text:p>
          </table:table-cell>
          <table:table-cell office:value-type="float" office:value="64">
            <text:p>64</text:p>
          </table:table-cell>
          <table:table-cell office:value-type="string">
            <text:p>VOV giao thong H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ways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23.30.174.216:8768/VOVGT</text:p>
          </table:table-cell>
          <table:table-cell office:value-type="float" office:value="86683">
            <text:p>866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25">
            <text:p>415825</text:p>
          </table:table-cell>
          <table:table-cell office:value-type="float" office:value="218">
            <text:p>218</text:p>
          </table:table-cell>
          <table:table-cell office:value-type="string">
            <text:p>WINK.IN.TH - [AUTO JEDI]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wink.in.th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ttp://202.129.206.69:8000/;stream.mp3</text:p>
          </table:table-cell>
          <table:table-cell office:value-type="float" office:value="86694">
            <text:p>8669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34">
            <text:p>415834</text:p>
          </table:table-cell>
          <table:table-cell office:value-type="float" office:value="64">
            <text:p>64</text:p>
          </table:table-cell>
          <table:table-cell office:value-type="string">
            <text:p>Al Islah Radio - Malayalam Islamic Class Roo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alislah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4.76.216.200:8294/;stream.mp3</text:p>
          </table:table-cell>
          <table:table-cell office:value-type="float" office:value="86699">
            <text:p>8669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39">
            <text:p>415839</text:p>
          </table:table-cell>
          <table:table-cell office:value-type="float" office:value="64">
            <text:p>64</text:p>
          </table:table-cell>
          <table:table-cell office:value-type="string">
            <text:p>Doo-nung.com AUT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oo-nung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3.90.169.29:8025/;stream.mp3</text:p>
          </table:table-cell>
          <table:table-cell office:value-type="float" office:value="86702">
            <text:p>8670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48">
            <text:p>415848</text:p>
          </table:table-cell>
          <table:table-cell office:value-type="float" office:value="5">
            <text:p>5</text:p>
          </table:table-cell>
          <table:table-cell office:value-type="string">
            <text:p>DEFJAY.DE - 100% R&amp;B! v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defjay.de</text:p>
          </table:table-cell>
          <table:table-cell office:value-type="float" office:value="90">
            <text:p>90</text:p>
          </table:table-cell>
          <table:table-cell office:value-type="float" office:value="278189">
            <text:p>278189</text:p>
          </table:table-cell>
          <table:table-cell office:value-type="string">
            <text:p>http://87.230.82.17/;stream.mp3</text:p>
          </table:table-cell>
          <table:table-cell office:value-type="float" office:value="86703">
            <text:p>8670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51">
            <text:p>415851</text:p>
          </table:table-cell>
          <table:table-cell office:value-type="float" office:value="64">
            <text:p>64</text:p>
          </table:table-cell>
          <table:table-cell office:value-type="string">
            <text:p>100Hitz - Alternative Hit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00hitz.com</text:p>
          </table:table-cell>
          <table:table-cell office:value-type="float" office:value="75">
            <text:p>75</text:p>
          </table:table-cell>
          <table:table-cell office:value-type="float" office:value="4000">
            <text:p>4000</text:p>
          </table:table-cell>
          <table:table-cell office:value-type="string">
            <text:p>http://64.62.164.196:3018/;stream.mp3</text:p>
          </table:table-cell>
          <table:table-cell office:value-type="float" office:value="86704">
            <text:p>867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54">
            <text:p>415854</text:p>
          </table:table-cell>
          <table:table-cell office:value-type="float" office:value="5">
            <text:p>5</text:p>
          </table:table-cell>
          <table:table-cell office:value-type="string">
            <text:p>Synergyradio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synergyradio.de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88.138.92.21:3000/;stream.mp3</text:p>
          </table:table-cell>
          <table:table-cell office:value-type="float" office:value="86707">
            <text:p>867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86">
            <text:p>415886</text:p>
          </table:table-cell>
          <table:table-cell office:value-type="float" office:value="64">
            <text:p>64</text:p>
          </table:table-cell>
          <table:table-cell office:value-type="string">
            <text:p>Radiolis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radiolism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122.155.1.172:8128/;stream.mp3</text:p>
          </table:table-cell>
          <table:table-cell office:value-type="float" office:value="86718">
            <text:p>867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87">
            <text:p>415887</text:p>
          </table:table-cell>
          <table:table-cell office:value-type="float" office:value="64">
            <text:p>64</text:p>
          </table:table-cell>
          <table:table-cell office:value-type="string">
            <text:p>100Hitz - Indie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00hitz.com</text:p>
          </table:table-cell>
          <table:table-cell office:value-type="float" office:value="75">
            <text:p>75</text:p>
          </table:table-cell>
          <table:table-cell office:value-type="float" office:value="4000">
            <text:p>4000</text:p>
          </table:table-cell>
          <table:table-cell office:value-type="string">
            <text:p>http://64.62.164.196:3050/;stream.mp3</text:p>
          </table:table-cell>
          <table:table-cell office:value-type="float" office:value="86719">
            <text:p>8671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90">
            <text:p>415890</text:p>
          </table:table-cell>
          <table:table-cell office:value-type="float" office:value="64">
            <text:p>64</text:p>
          </table:table-cell>
          <table:table-cell office:value-type="string">
            <text:p>AddictedToRadio.com - Hard Rock (G93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AddictedToRadio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08.77.21.15:15510/;stream.mp3</text:p>
          </table:table-cell>
          <table:table-cell office:value-type="float" office:value="86722">
            <text:p>8672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892">
            <text:p>415892</text:p>
          </table:table-cell>
          <table:table-cell office:value-type="float" office:value="64">
            <text:p>64</text:p>
          </table:table-cell>
          <table:table-cell office:value-type="string">
            <text:p>100Hitz - Rock Hitz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100hitz.com</text:p>
          </table:table-cell>
          <table:table-cell office:value-type="float" office:value="75">
            <text:p>75</text:p>
          </table:table-cell>
          <table:table-cell office:value-type="float" office:value="4000">
            <text:p>4000</text:p>
          </table:table-cell>
          <table:table-cell office:value-type="string">
            <text:p>http://64.62.164.196:3026/;stream.mp3</text:p>
          </table:table-cell>
          <table:table-cell office:value-type="float" office:value="86723">
            <text:p>86723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5894">
            <text:p>415894</text:p>
          </table:table-cell>
          <table:table-cell office:value-type="float" office:value="64">
            <text:p>64</text:p>
          </table:table-cell>
          <table:table-cell office:value-type="string">
            <text:p>hkreport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www.hkreporter.co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210.5.189.36:4000/;stream.mp3</text:p>
          </table:table-cell>
          <table:table-cell office:value-type="float" office:value="86725">
            <text:p>8672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908">
            <text:p>415908</text:p>
          </table:table-cell>
          <table:table-cell office:value-type="float" office:value="64">
            <text:p>64</text:p>
          </table:table-cell>
          <table:table-cell office:value-type="string">
            <text:p>Howard101.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thepiratebay.org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50.22.57.225:10128/;stream.mp3</text:p>
          </table:table-cell>
          <table:table-cell office:value-type="float" office:value="86736">
            <text:p>8673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15953">
            <text:p>415953</text:p>
          </table:table-cell>
          <table:table-cell office:value-type="float" office:value="67">
            <text:p>67</text:p>
          </table:table-cell>
          <table:table-cell office:value-type="string">
            <text:p>Swing FM</text:p>
          </table:table-cell>
          <table:table-cell office:value-type="float" office:value="1">
            <text:p>1</text:p>
          </table:table-cell>
          <table:table-cell office:value-type="string">
            <text:p>Limoges</text:p>
          </table:table-cell>
          <table:table-cell office:value-type="string">
            <text:p>http://www.swingfm.asso.fr</text:p>
          </table:table-cell>
          <table:table-cell office:value-type="float" office:value="95">
            <text:p>95</text:p>
          </table:table-cell>
          <table:table-cell office:value-type="float" office:value="415953">
            <text:p>415953</text:p>
          </table:table-cell>
          <table:table-cell office:value-type="string">
            <text:p>http://88.191.134.153:11550/Swing_FM_Limoges.mp3</text:p>
          </table:table-cell>
          <table:table-cell office:value-type="float" office:value="86763">
            <text:p>867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15954">
            <text:p>415954</text:p>
          </table:table-cell>
          <table:table-cell office:value-type="float" office:value="114">
            <text:p>114</text:p>
          </table:table-cell>
          <table:table-cell office:value-type="string">
            <text:p>35TNT</text:p>
          </table:table-cell>
          <table:table-cell office:value-type="float" office:value="2">
            <text:p>2</text:p>
          </table:table-cell>
          <table:table-cell office:value-type="string">
            <text:p>Milan</text:p>
          </table:table-cell>
          <table:table-cell office:value-type="string">
            <text:p>http://www.35tnt.com</text:p>
          </table:table-cell>
          <table:table-cell office:value-type="float" office:value="95">
            <text:p>95</text:p>
          </table:table-cell>
          <table:table-cell office:value-type="float" office:value="415954">
            <text:p>415954</text:p>
          </table:table-cell>
          <table:table-cell office:value-type="string">
            <text:p>http://94.23.59.77:8032/;stream.mp3</text:p>
          </table:table-cell>
          <table:table-cell office:value-type="float" office:value="86764">
            <text:p>8676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32097">
            <text:p>432097</text:p>
          </table:table-cell>
          <table:table-cell office:value-type="float" office:value="64">
            <text:p>64</text:p>
          </table:table-cell>
          <table:table-cell office:value-type="string">
            <text:p>Michael Jackson radio</text:p>
          </table:table-cell>
          <table:table-cell office:value-type="float" office:value="2">
            <text:p>2</text:p>
          </table:table-cell>
          <table:table-cell office:value-type="string">
            <text:p>Ville</text:p>
          </table:table-cell>
          <table:table-cell office:value-type="string">
            <text:p>http://www.radioways.com/fr/radio/michael-jackson.html</text:p>
          </table:table-cell>
          <table:table-cell office:value-type="float" office:value="88">
            <text:p>88</text:p>
          </table:table-cell>
          <table:table-cell office:value-type="float" office:value="432097">
            <text:p>432097</text:p>
          </table:table-cell>
          <table:table-cell office:value-type="string">
            <text:p>http://94.23.15.114:8000/;stream.mp3</text:p>
          </table:table-cell>
          <table:table-cell office:value-type="float" office:value="86771">
            <text:p>8677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537738">
            <text:p>537738</text:p>
          </table:table-cell>
          <table:table-cell office:value-type="float" office:value="67">
            <text:p>67</text:p>
          </table:table-cell>
          <table:table-cell office:value-type="string">
            <text:p>France Bleu - Alsac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alsace/all/fbalsace.mp3</text:p>
          </table:table-cell>
          <table:table-cell office:value-type="float" office:value="86776">
            <text:p>8677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37739">
            <text:p>537739</text:p>
          </table:table-cell>
          <table:table-cell office:value-type="float" office:value="67">
            <text:p>67</text:p>
          </table:table-cell>
          <table:table-cell office:value-type="string">
            <text:p>France Bleu - Armoriqu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armorique/all/fbarmorique.mp3</text:p>
          </table:table-cell>
          <table:table-cell office:value-type="float" office:value="86777">
            <text:p>8677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537740">
            <text:p>537740</text:p>
          </table:table-cell>
          <table:table-cell office:value-type="float" office:value="67">
            <text:p>67</text:p>
          </table:table-cell>
          <table:table-cell office:value-type="string">
            <text:p>France Bleu - Auxerr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auxerre/all/fbauxerre.mp3</text:p>
          </table:table-cell>
          <table:table-cell office:value-type="float" office:value="86778">
            <text:p>8677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7741">
            <text:p>537741</text:p>
          </table:table-cell>
          <table:table-cell office:value-type="float" office:value="67">
            <text:p>67</text:p>
          </table:table-cell>
          <table:table-cell office:value-type="string">
            <text:p>France Bleu - Azur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azur/all/fbazur.mp3</text:p>
          </table:table-cell>
          <table:table-cell office:value-type="float" office:value="86779">
            <text:p>8677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951">
            <text:p>5951</text:p>
          </table:table-cell>
        </table:table-row>
        <table:table-row table:style-name="ro1">
          <table:table-cell office:value-type="float" office:value="537742">
            <text:p>537742</text:p>
          </table:table-cell>
          <table:table-cell office:value-type="float" office:value="67">
            <text:p>67</text:p>
          </table:table-cell>
          <table:table-cell office:value-type="string">
            <text:p>France Bleu - Basse Normandi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bassenormandie/all/fbbassenormandie.mp3</text:p>
          </table:table-cell>
          <table:table-cell office:value-type="float" office:value="86780">
            <text:p>8678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564">
            <text:p>7564</text:p>
          </table:table-cell>
        </table:table-row>
        <table:table-row table:style-name="ro1">
          <table:table-cell office:value-type="float" office:value="537743">
            <text:p>537743</text:p>
          </table:table-cell>
          <table:table-cell office:value-type="float" office:value="67">
            <text:p>67</text:p>
          </table:table-cell>
          <table:table-cell office:value-type="string">
            <text:p>France Bleu - Belfort Montbéliard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belfort/all/fbbelfort.mp3</text:p>
          </table:table-cell>
          <table:table-cell office:value-type="float" office:value="86781">
            <text:p>8678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537744">
            <text:p>537744</text:p>
          </table:table-cell>
          <table:table-cell office:value-type="float" office:value="67">
            <text:p>67</text:p>
          </table:table-cell>
          <table:table-cell office:value-type="string">
            <text:p>France Bleu - Berry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berry/all/fbberry.mp3</text:p>
          </table:table-cell>
          <table:table-cell office:value-type="float" office:value="86782">
            <text:p>8678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730">
            <text:p>5730</text:p>
          </table:table-cell>
        </table:table-row>
        <table:table-row table:style-name="ro1">
          <table:table-cell office:value-type="float" office:value="537745">
            <text:p>537745</text:p>
          </table:table-cell>
          <table:table-cell office:value-type="float" office:value="67">
            <text:p>67</text:p>
          </table:table-cell>
          <table:table-cell office:value-type="string">
            <text:p>France Bleu - Besançon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besancon/all/fbbesancon.mp3</text:p>
          </table:table-cell>
          <table:table-cell office:value-type="float" office:value="86783">
            <text:p>8678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37746">
            <text:p>537746</text:p>
          </table:table-cell>
          <table:table-cell office:value-type="float" office:value="67">
            <text:p>67</text:p>
          </table:table-cell>
          <table:table-cell office:value-type="string">
            <text:p>France Bleu - Bourgogn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bourgogne/all/fbbourgogne.mp3</text:p>
          </table:table-cell>
          <table:table-cell office:value-type="float" office:value="86784">
            <text:p>8678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452">
            <text:p>11452</text:p>
          </table:table-cell>
        </table:table-row>
        <table:table-row table:style-name="ro1">
          <table:table-cell office:value-type="float" office:value="537747">
            <text:p>537747</text:p>
          </table:table-cell>
          <table:table-cell office:value-type="float" office:value="67">
            <text:p>67</text:p>
          </table:table-cell>
          <table:table-cell office:value-type="string">
            <text:p>France Bleu - Breizh Izel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breizizel/all/fbbreizizel.mp3</text:p>
          </table:table-cell>
          <table:table-cell office:value-type="float" office:value="86785">
            <text:p>8678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537748">
            <text:p>537748</text:p>
          </table:table-cell>
          <table:table-cell office:value-type="float" office:value="67">
            <text:p>67</text:p>
          </table:table-cell>
          <table:table-cell office:value-type="string">
            <text:p>France Bleu - Champagn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champagne/all/fbchampagne.mp3</text:p>
          </table:table-cell>
          <table:table-cell office:value-type="float" office:value="86786">
            <text:p>8678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52">
            <text:p>4952</text:p>
          </table:table-cell>
        </table:table-row>
        <table:table-row table:style-name="ro1">
          <table:table-cell office:value-type="float" office:value="537749">
            <text:p>537749</text:p>
          </table:table-cell>
          <table:table-cell office:value-type="float" office:value="67">
            <text:p>67</text:p>
          </table:table-cell>
          <table:table-cell office:value-type="string">
            <text:p>France Bleu - Corse Frequenza Mora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frequenzamora/all/fbfrequenzamora.mp3</text:p>
          </table:table-cell>
          <table:table-cell office:value-type="float" office:value="86787">
            <text:p>8678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44">
            <text:p>10044</text:p>
          </table:table-cell>
        </table:table-row>
        <table:table-row table:style-name="ro1">
          <table:table-cell office:value-type="float" office:value="537750">
            <text:p>537750</text:p>
          </table:table-cell>
          <table:table-cell office:value-type="float" office:value="67">
            <text:p>67</text:p>
          </table:table-cell>
          <table:table-cell office:value-type="string">
            <text:p>France Bleu - Cotentin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cotentin/all/fbcotentin.mp3</text:p>
          </table:table-cell>
          <table:table-cell office:value-type="float" office:value="86788">
            <text:p>8678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871">
            <text:p>9871</text:p>
          </table:table-cell>
        </table:table-row>
        <table:table-row table:style-name="ro1">
          <table:table-cell office:value-type="float" office:value="537751">
            <text:p>537751</text:p>
          </table:table-cell>
          <table:table-cell office:value-type="float" office:value="67">
            <text:p>67</text:p>
          </table:table-cell>
          <table:table-cell office:value-type="string">
            <text:p>France Bleu - Creus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creuse/all/fbcreuse.mp3</text:p>
          </table:table-cell>
          <table:table-cell office:value-type="float" office:value="86789">
            <text:p>8678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16">
            <text:p>5016</text:p>
          </table:table-cell>
        </table:table-row>
        <table:table-row table:style-name="ro1">
          <table:table-cell office:value-type="float" office:value="537752">
            <text:p>537752</text:p>
          </table:table-cell>
          <table:table-cell office:value-type="float" office:value="67">
            <text:p>67</text:p>
          </table:table-cell>
          <table:table-cell office:value-type="string">
            <text:p>France Bleu - Drôme Ardèch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dromeardeche/all/fbdromeardeche.mp3</text:p>
          </table:table-cell>
          <table:table-cell office:value-type="float" office:value="86790">
            <text:p>8679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302">
            <text:p>6302</text:p>
          </table:table-cell>
        </table:table-row>
        <table:table-row table:style-name="ro1">
          <table:table-cell office:value-type="float" office:value="537754">
            <text:p>537754</text:p>
          </table:table-cell>
          <table:table-cell office:value-type="float" office:value="67">
            <text:p>67</text:p>
          </table:table-cell>
          <table:table-cell office:value-type="string">
            <text:p>France Bleu - Gascogn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gascogne/all/fbgascogne.mp3</text:p>
          </table:table-cell>
          <table:table-cell office:value-type="float" office:value="86792">
            <text:p>8679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372">
            <text:p>9372</text:p>
          </table:table-cell>
        </table:table-row>
        <table:table-row table:style-name="ro1">
          <table:table-cell office:value-type="float" office:value="537755">
            <text:p>537755</text:p>
          </table:table-cell>
          <table:table-cell office:value-type="float" office:value="67">
            <text:p>67</text:p>
          </table:table-cell>
          <table:table-cell office:value-type="string">
            <text:p>France Bleu - Girond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gironde/all/fbgironde.mp3</text:p>
          </table:table-cell>
          <table:table-cell office:value-type="float" office:value="86793">
            <text:p>8679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054">
            <text:p>9054</text:p>
          </table:table-cell>
        </table:table-row>
        <table:table-row table:style-name="ro1">
          <table:table-cell office:value-type="float" office:value="537756">
            <text:p>537756</text:p>
          </table:table-cell>
          <table:table-cell office:value-type="float" office:value="67">
            <text:p>67</text:p>
          </table:table-cell>
          <table:table-cell office:value-type="string">
            <text:p>France Bleu - Haute-Normandi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hautenormandie/all/fbhautenormandie.mp3</text:p>
          </table:table-cell>
          <table:table-cell office:value-type="float" office:value="86794">
            <text:p>8679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537757">
            <text:p>537757</text:p>
          </table:table-cell>
          <table:table-cell office:value-type="float" office:value="67">
            <text:p>67</text:p>
          </table:table-cell>
          <table:table-cell office:value-type="string">
            <text:p>France Bleu - Hérault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herault/all/fbherault.mp3</text:p>
          </table:table-cell>
          <table:table-cell office:value-type="float" office:value="86795">
            <text:p>8679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857">
            <text:p>11857</text:p>
          </table:table-cell>
        </table:table-row>
        <table:table-row table:style-name="ro1">
          <table:table-cell office:value-type="float" office:value="537758">
            <text:p>537758</text:p>
          </table:table-cell>
          <table:table-cell office:value-type="float" office:value="67">
            <text:p>67</text:p>
          </table:table-cell>
          <table:table-cell office:value-type="string">
            <text:p>France Bleu - La Rochell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larochelle/all/fblarochelle.mp3</text:p>
          </table:table-cell>
          <table:table-cell office:value-type="float" office:value="86796">
            <text:p>8679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706">
            <text:p>10706</text:p>
          </table:table-cell>
        </table:table-row>
        <table:table-row table:style-name="ro1">
          <table:table-cell office:value-type="float" office:value="537759">
            <text:p>537759</text:p>
          </table:table-cell>
          <table:table-cell office:value-type="float" office:value="67">
            <text:p>67</text:p>
          </table:table-cell>
          <table:table-cell office:value-type="string">
            <text:p>France Bleu - Limousin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limousin/all/fblimousin.mp3</text:p>
          </table:table-cell>
          <table:table-cell office:value-type="float" office:value="86797">
            <text:p>8679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58">
            <text:p>6258</text:p>
          </table:table-cell>
        </table:table-row>
        <table:table-row table:style-name="ro1">
          <table:table-cell office:value-type="float" office:value="537760">
            <text:p>537760</text:p>
          </table:table-cell>
          <table:table-cell office:value-type="float" office:value="67">
            <text:p>67</text:p>
          </table:table-cell>
          <table:table-cell office:value-type="string">
            <text:p>France Bleu - Loire Océan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loireocean/all/fbloireocean.mp3</text:p>
          </table:table-cell>
          <table:table-cell office:value-type="float" office:value="86798">
            <text:p>8679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537761">
            <text:p>537761</text:p>
          </table:table-cell>
          <table:table-cell office:value-type="float" office:value="67">
            <text:p>67</text:p>
          </table:table-cell>
          <table:table-cell office:value-type="string">
            <text:p>France Bleu - Lorraine Nord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lorrainenord/all/fblorrainenord.mp3</text:p>
          </table:table-cell>
          <table:table-cell office:value-type="float" office:value="86799">
            <text:p>8679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537762">
            <text:p>537762</text:p>
          </table:table-cell>
          <table:table-cell office:value-type="float" office:value="67">
            <text:p>67</text:p>
          </table:table-cell>
          <table:table-cell office:value-type="string">
            <text:p>France Bleu - Mayenn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mayenne/all/fbmayenne.mp3</text:p>
          </table:table-cell>
          <table:table-cell office:value-type="float" office:value="86800">
            <text:p>868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537763">
            <text:p>537763</text:p>
          </table:table-cell>
          <table:table-cell office:value-type="float" office:value="67">
            <text:p>67</text:p>
          </table:table-cell>
          <table:table-cell office:value-type="string">
            <text:p>France Bleu - Nord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nord/all/fbnord.mp3</text:p>
          </table:table-cell>
          <table:table-cell office:value-type="float" office:value="86801">
            <text:p>868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4690">
            <text:p>14690</text:p>
          </table:table-cell>
        </table:table-row>
        <table:table-row table:style-name="ro1">
          <table:table-cell office:value-type="float" office:value="537764">
            <text:p>537764</text:p>
          </table:table-cell>
          <table:table-cell office:value-type="float" office:value="67">
            <text:p>67</text:p>
          </table:table-cell>
          <table:table-cell office:value-type="string">
            <text:p>France Bleu - Orléans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orleans/all/fborleans.mp3</text:p>
          </table:table-cell>
          <table:table-cell office:value-type="float" office:value="86802">
            <text:p>8680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537765">
            <text:p>537765</text:p>
          </table:table-cell>
          <table:table-cell office:value-type="float" office:value="67">
            <text:p>67</text:p>
          </table:table-cell>
          <table:table-cell office:value-type="string">
            <text:p>France Bleu - Pays Basqu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paysbasque/all/fbpaysbasque.mp3</text:p>
          </table:table-cell>
          <table:table-cell office:value-type="float" office:value="86803">
            <text:p>8680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3120">
            <text:p>13120</text:p>
          </table:table-cell>
        </table:table-row>
        <table:table-row table:style-name="ro1">
          <table:table-cell office:value-type="float" office:value="537766">
            <text:p>537766</text:p>
          </table:table-cell>
          <table:table-cell office:value-type="float" office:value="67">
            <text:p>67</text:p>
          </table:table-cell>
          <table:table-cell office:value-type="string">
            <text:p>France Bleu - Pays d Auvergn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paysdauvergne/all/fbpaysdauvergne.mp3</text:p>
          </table:table-cell>
          <table:table-cell office:value-type="float" office:value="86804">
            <text:p>8680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33">
            <text:p>5633</text:p>
          </table:table-cell>
        </table:table-row>
        <table:table-row table:style-name="ro1">
          <table:table-cell office:value-type="float" office:value="537767">
            <text:p>537767</text:p>
          </table:table-cell>
          <table:table-cell office:value-type="float" office:value="67">
            <text:p>67</text:p>
          </table:table-cell>
          <table:table-cell office:value-type="string">
            <text:p>France Bleu - Pays de Savoi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paysdesavoie/all/fbpaysdesavoie.mp3</text:p>
          </table:table-cell>
          <table:table-cell office:value-type="float" office:value="86805">
            <text:p>8680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761">
            <text:p>7761</text:p>
          </table:table-cell>
        </table:table-row>
        <table:table-row table:style-name="ro1">
          <table:table-cell office:value-type="float" office:value="537768">
            <text:p>537768</text:p>
          </table:table-cell>
          <table:table-cell office:value-type="float" office:value="67">
            <text:p>67</text:p>
          </table:table-cell>
          <table:table-cell office:value-type="string">
            <text:p>France Bleu - Périgord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perigord/all/fbperigord.mp3</text:p>
          </table:table-cell>
          <table:table-cell office:value-type="float" office:value="86806">
            <text:p>8680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float" office:value="537769">
            <text:p>537769</text:p>
          </table:table-cell>
          <table:table-cell office:value-type="float" office:value="67">
            <text:p>67</text:p>
          </table:table-cell>
          <table:table-cell office:value-type="string">
            <text:p>France Bleu - Picardi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picardie/all/fbpicardie.mp3</text:p>
          </table:table-cell>
          <table:table-cell office:value-type="float" office:value="86807">
            <text:p>8680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8532">
            <text:p>8532</text:p>
          </table:table-cell>
        </table:table-row>
        <table:table-row table:style-name="ro1">
          <table:table-cell office:value-type="float" office:value="537770">
            <text:p>537770</text:p>
          </table:table-cell>
          <table:table-cell office:value-type="float" office:value="67">
            <text:p>67</text:p>
          </table:table-cell>
          <table:table-cell office:value-type="string">
            <text:p>France Bleu - Poitou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poitou/all/fbpoitou.mp3</text:p>
          </table:table-cell>
          <table:table-cell office:value-type="float" office:value="86808">
            <text:p>8680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788">
            <text:p>6788</text:p>
          </table:table-cell>
        </table:table-row>
        <table:table-row table:style-name="ro1">
          <table:table-cell office:value-type="float" office:value="537771">
            <text:p>537771</text:p>
          </table:table-cell>
          <table:table-cell office:value-type="float" office:value="67">
            <text:p>67</text:p>
          </table:table-cell>
          <table:table-cell office:value-type="string">
            <text:p>France Bleu - Provenc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provence/all/fbprovence.mp3</text:p>
          </table:table-cell>
          <table:table-cell office:value-type="float" office:value="86809">
            <text:p>8680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747">
            <text:p>11747</text:p>
          </table:table-cell>
        </table:table-row>
        <table:table-row table:style-name="ro1">
          <table:table-cell office:value-type="float" office:value="537772">
            <text:p>537772</text:p>
          </table:table-cell>
          <table:table-cell office:value-type="float" office:value="67">
            <text:p>67</text:p>
          </table:table-cell>
          <table:table-cell office:value-type="string">
            <text:p>France Bleu - Roussillon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roussillon/all/fbroussillon.mp3</text:p>
          </table:table-cell>
          <table:table-cell office:value-type="float" office:value="86810">
            <text:p>8681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324">
            <text:p>9324</text:p>
          </table:table-cell>
        </table:table-row>
        <table:table-row table:style-name="ro1">
          <table:table-cell office:value-type="float" office:value="537773">
            <text:p>537773</text:p>
          </table:table-cell>
          <table:table-cell office:value-type="float" office:value="67">
            <text:p>67</text:p>
          </table:table-cell>
          <table:table-cell office:value-type="string">
            <text:p>France Bleu - Sud Lorrain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sudlorraine/all/fbsudlorraine.mp3</text:p>
          </table:table-cell>
          <table:table-cell office:value-type="float" office:value="86811">
            <text:p>868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454">
            <text:p>5454</text:p>
          </table:table-cell>
        </table:table-row>
        <table:table-row table:style-name="ro1">
          <table:table-cell office:value-type="float" office:value="537774">
            <text:p>537774</text:p>
          </table:table-cell>
          <table:table-cell office:value-type="float" office:value="67">
            <text:p>67</text:p>
          </table:table-cell>
          <table:table-cell office:value-type="string">
            <text:p>France Bleu - Tourain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touraine/all/fbtouraine.mp3</text:p>
          </table:table-cell>
          <table:table-cell office:value-type="float" office:value="86812">
            <text:p>868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537775">
            <text:p>537775</text:p>
          </table:table-cell>
          <table:table-cell office:value-type="float" office:value="67">
            <text:p>67</text:p>
          </table:table-cell>
          <table:table-cell office:value-type="string">
            <text:p>France Bleu - Vaucluse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vaucluse/all/fbvaucluse.mp3</text:p>
          </table:table-cell>
          <table:table-cell office:value-type="float" office:value="86813">
            <text:p>8681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537776">
            <text:p>537776</text:p>
          </table:table-cell>
          <table:table-cell office:value-type="float" office:value="67">
            <text:p>67</text:p>
          </table:table-cell>
          <table:table-cell office:value-type="string">
            <text:p>Radio Scoop - FM Lyon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radioscoop.com</text:p>
          </table:table-cell>
          <table:table-cell office:value-type="float" office:value="90">
            <text:p>90</text:p>
          </table:table-cell>
          <table:table-cell office:value-type="float" office:value="2187">
            <text:p>2187</text:p>
          </table:table-cell>
          <table:table-cell office:value-type="string">
            <text:p>http://mp3.live.tv-radio.com/scooplyon/all/scooplyon-128k.mp3</text:p>
          </table:table-cell>
          <table:table-cell office:value-type="float" office:value="86814">
            <text:p>868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565">
            <text:p>8565</text:p>
          </table:table-cell>
        </table:table-row>
        <table:table-row table:style-name="ro1">
          <table:table-cell office:value-type="float" office:value="537780">
            <text:p>537780</text:p>
          </table:table-cell>
          <table:table-cell office:value-type="float" office:value="67">
            <text:p>67</text:p>
          </table:table-cell>
          <table:table-cell office:value-type="string">
            <text:p>Roc FM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rocfm.com</text:p>
          </table:table-cell>
          <table:table-cell office:value-type="float" office:value="90">
            <text:p>90</text:p>
          </table:table-cell>
          <table:table-cell office:value-type="float" office:value="2134">
            <text:p>2134</text:p>
          </table:table-cell>
          <table:table-cell office:value-type="string">
            <text:p>http://mp3.live.tv-radio.com/rocfm/all/rocfm-128k.mp3</text:p>
          </table:table-cell>
          <table:table-cell office:value-type="float" office:value="86818">
            <text:p>86818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float" office:value="537807">
            <text:p>537807</text:p>
          </table:table-cell>
          <table:table-cell office:value-type="float" office:value="67">
            <text:p>67</text:p>
          </table:table-cell>
          <table:table-cell office:value-type="string">
            <text:p>Radio Judaïca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radiorcj.info</text:p>
          </table:table-cell>
          <table:table-cell office:value-type="float" office:value="75">
            <text:p>75</text:p>
          </table:table-cell>
          <table:table-cell office:value-type="float" office:value="2182">
            <text:p>2182</text:p>
          </table:table-cell>
          <table:table-cell office:value-type="string">
            <text:p>http://mp3.live.tv-radio.com/rcj/all/rcj.mp3</text:p>
          </table:table-cell>
          <table:table-cell office:value-type="float" office:value="67230">
            <text:p>6723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537815">
            <text:p>537815</text:p>
          </table:table-cell>
          <table:table-cell office:value-type="float" office:value="67">
            <text:p>67</text:p>
          </table:table-cell>
          <table:table-cell office:value-type="string">
            <text:p>Radio Star - Stream 2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radiostarcom.com</text:p>
          </table:table-cell>
          <table:table-cell office:value-type="float" office:value="95">
            <text:p>95</text:p>
          </table:table-cell>
          <table:table-cell office:value-type="float" office:value="2209">
            <text:p>2209</text:p>
          </table:table-cell>
          <table:table-cell office:value-type="string">
            <text:p>http://mp3.live.tv-radio.com/radiostar/all/radiostar.mp3</text:p>
          </table:table-cell>
          <table:table-cell office:value-type="float" office:value="86851">
            <text:p>8685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634">
            <text:p>6634</text:p>
          </table:table-cell>
        </table:table-row>
        <table:table-row table:style-name="ro1">
          <table:table-cell office:value-type="float" office:value="537820">
            <text:p>537820</text:p>
          </table:table-cell>
          <table:table-cell office:value-type="float" office:value="67">
            <text:p>67</text:p>
          </table:table-cell>
          <table:table-cell office:value-type="string">
            <text:p>MplusM - Stream 2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plusm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mp3.live.tv-radio.com/mam/all/mam-128k.mp3</text:p>
          </table:table-cell>
          <table:table-cell office:value-type="float" office:value="86856">
            <text:p>8685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8077">
            <text:p>8077</text:p>
          </table:table-cell>
        </table:table-row>
        <table:table-row table:style-name="ro1">
          <table:table-cell office:value-type="float" office:value="537821">
            <text:p>537821</text:p>
          </table:table-cell>
          <table:table-cell office:value-type="float" office:value="67">
            <text:p>67</text:p>
          </table:table-cell>
          <table:table-cell office:value-type="string">
            <text:p>EspaceFM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espacefm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mp3.live.tv-radio.com/espace/all/espace.mp3</text:p>
          </table:table-cell>
          <table:table-cell office:value-type="float" office:value="86857">
            <text:p>8685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0366">
            <text:p>10366</text:p>
          </table:table-cell>
        </table:table-row>
        <table:table-row table:style-name="ro1">
          <table:table-cell office:value-type="float" office:value="537823">
            <text:p>537823</text:p>
          </table:table-cell>
          <table:table-cell office:value-type="float" office:value="67">
            <text:p>67</text:p>
          </table:table-cell>
          <table:table-cell office:value-type="string">
            <text:p>RFO REUNION - Stream 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eunion.rfo.f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mp3.live.tv-radio.com/rfo/all/rfo_reunion-128k.mp3</text:p>
          </table:table-cell>
          <table:table-cell office:value-type="float" office:value="86858">
            <text:p>8685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053">
            <text:p>7053</text:p>
          </table:table-cell>
        </table:table-row>
        <table:table-row table:style-name="ro1">
          <table:table-cell office:value-type="float" office:value="537824">
            <text:p>537824</text:p>
          </table:table-cell>
          <table:table-cell office:value-type="float" office:value="67">
            <text:p>67</text:p>
          </table:table-cell>
          <table:table-cell office:value-type="string">
            <text:p>RFO Martinique - Stream 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martinique.rfo.fr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mp3.live.tv-radio.com/rfo/all/rfomartinique-128k.mp3</text:p>
          </table:table-cell>
          <table:table-cell office:value-type="float" office:value="86859">
            <text:p>8685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591">
            <text:p>6591</text:p>
          </table:table-cell>
        </table:table-row>
        <table:table-row table:style-name="ro1">
          <table:table-cell office:value-type="float" office:value="537825">
            <text:p>537825</text:p>
          </table:table-cell>
          <table:table-cell office:value-type="float" office:value="67">
            <text:p>67</text:p>
          </table:table-cell>
          <table:table-cell office:value-type="string">
            <text:p>France Bleu - Limousin a Tull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limousinatulle/all/fblimousinatulle.mp3</text:p>
          </table:table-cell>
          <table:table-cell office:value-type="float" office:value="86860">
            <text:p>8686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704">
            <text:p>3704</text:p>
          </table:table-cell>
        </table:table-row>
        <table:table-row table:style-name="ro1">
          <table:table-cell office:value-type="float" office:value="537826">
            <text:p>537826</text:p>
          </table:table-cell>
          <table:table-cell office:value-type="float" office:value="67">
            <text:p>67</text:p>
          </table:table-cell>
          <table:table-cell office:value-type="string">
            <text:p>Monte Carlo Doualiya Bas Debit - Stream 2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c-doualiy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mp3.live.tv-radio.com/montecarlodoualiya/all/montecarlodoualiya-128k.mp3</text:p>
          </table:table-cell>
          <table:table-cell office:value-type="float" office:value="86861">
            <text:p>8686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286">
            <text:p>6286</text:p>
          </table:table-cell>
        </table:table-row>
        <table:table-row table:style-name="ro1">
          <table:table-cell office:value-type="float" office:value="537828">
            <text:p>537828</text:p>
          </table:table-cell>
          <table:table-cell office:value-type="float" office:value="67">
            <text:p>67</text:p>
          </table:table-cell>
          <table:table-cell office:value-type="string">
            <text:p>RFO Guadeloupe - Stream 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guadeloupe.rfo.f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mp3.live.tv-radio.com/rfo/all/rfoguadeloupe-128k.mp3</text:p>
          </table:table-cell>
          <table:table-cell office:value-type="float" office:value="86863">
            <text:p>8686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621">
            <text:p>8621</text:p>
          </table:table-cell>
        </table:table-row>
        <table:table-row table:style-name="ro1">
          <table:table-cell office:value-type="float" office:value="537829">
            <text:p>537829</text:p>
          </table:table-cell>
          <table:table-cell office:value-type="float" office:value="67">
            <text:p>67</text:p>
          </table:table-cell>
          <table:table-cell office:value-type="string">
            <text:p>France Bleu - Iser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isere/all/fbisere.mp3</text:p>
          </table:table-cell>
          <table:table-cell office:value-type="float" office:value="86864">
            <text:p>8686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537830">
            <text:p>537830</text:p>
          </table:table-cell>
          <table:table-cell office:value-type="float" office:value="67">
            <text:p>67</text:p>
          </table:table-cell>
          <table:table-cell office:value-type="string">
            <text:p>France Bleu - Elsass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elsass/all/fbelsass.mp3</text:p>
          </table:table-cell>
          <table:table-cell office:value-type="float" office:value="86865">
            <text:p>8686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792">
            <text:p>3792</text:p>
          </table:table-cell>
        </table:table-row>
        <table:table-row table:style-name="ro1">
          <table:table-cell office:value-type="float" office:value="537831">
            <text:p>537831</text:p>
          </table:table-cell>
          <table:table-cell office:value-type="float" office:value="67">
            <text:p>67</text:p>
          </table:table-cell>
          <table:table-cell office:value-type="string">
            <text:p>France Bleu - Haute Normandie Evreux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hautenormandieaevreux/all/fbhautenormandieaevreux.mp3</text:p>
          </table:table-cell>
          <table:table-cell office:value-type="float" office:value="86866">
            <text:p>8686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37832">
            <text:p>537832</text:p>
          </table:table-cell>
          <table:table-cell office:value-type="float" office:value="67">
            <text:p>67</text:p>
          </table:table-cell>
          <table:table-cell office:value-type="string">
            <text:p>France Bleu - Bearn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bearn/all/fbbearn.mp3</text:p>
          </table:table-cell>
          <table:table-cell office:value-type="float" office:value="86867">
            <text:p>8686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360">
            <text:p>3360</text:p>
          </table:table-cell>
        </table:table-row>
        <table:table-row table:style-name="ro1">
          <table:table-cell office:value-type="float" office:value="537833">
            <text:p>537833</text:p>
          </table:table-cell>
          <table:table-cell office:value-type="float" office:value="67">
            <text:p>67</text:p>
          </table:table-cell>
          <table:table-cell office:value-type="string">
            <text:p>France Bleu - Loire Ocean a La Roche-sur-Yon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loireoceanalarochesuryon/all/fbloireoceanalarochesuryon.mp3</text:p>
          </table:table-cell>
          <table:table-cell office:value-type="float" office:value="86868">
            <text:p>8686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37834">
            <text:p>537834</text:p>
          </table:table-cell>
          <table:table-cell office:value-type="float" office:value="67">
            <text:p>67</text:p>
          </table:table-cell>
          <table:table-cell office:value-type="string">
            <text:p>Monte Carlo Doualiya - Fil Misical - Stream 2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c-doualiy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mp3.live.tv-radio.com/montecarlodoualiyafilmusical/all/montecarlodoualiyafilmusical-128k.mp3</text:p>
          </table:table-cell>
          <table:table-cell office:value-type="float" office:value="86869">
            <text:p>8686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537">
            <text:p>8537</text:p>
          </table:table-cell>
        </table:table-row>
        <table:table-row table:style-name="ro1">
          <table:table-cell office:value-type="float" office:value="537847">
            <text:p>537847</text:p>
          </table:table-cell>
          <table:table-cell office:value-type="float" office:value="67">
            <text:p>67</text:p>
          </table:table-cell>
          <table:table-cell office:value-type="string">
            <text:p>URBAN MIX by Goom Radio - La 1ère radio urbaine en son HD ! - Stream 2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goomradio.com</text:p>
          </table:table-cell>
          <table:table-cell office:value-type="float" office:value="80">
            <text:p>80</text:p>
          </table:table-cell>
          <table:table-cell office:value-type="float" office:value="44582">
            <text:p>44582</text:p>
          </table:table-cell>
          <table:table-cell office:value-type="string">
            <text:p>http://mp3.live.tv-radio.com/3265/urban-mix/urban-mix-clean.mp3</text:p>
          </table:table-cell>
          <table:table-cell office:value-type="float" office:value="86882">
            <text:p>8688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538">
            <text:p>6538</text:p>
          </table:table-cell>
        </table:table-row>
        <table:table-row table:style-name="ro1">
          <table:table-cell office:value-type="float" office:value="537848">
            <text:p>537848</text:p>
          </table:table-cell>
          <table:table-cell office:value-type="float" office:value="67">
            <text:p>67</text:p>
          </table:table-cell>
          <table:table-cell office:value-type="string">
            <text:p>France Bleu - Maine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mp3.live.tv-radio.com/fbmaine/all/fbmaine.mp3</text:p>
          </table:table-cell>
          <table:table-cell office:value-type="float" office:value="86883">
            <text:p>8688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37850">
            <text:p>537850</text:p>
          </table:table-cell>
          <table:table-cell office:value-type="float" office:value="67">
            <text:p>67</text:p>
          </table:table-cell>
          <table:table-cell office:value-type="string">
            <text:p>COLLINES - Stream 2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www.collinesfm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mp3.live.tv-radio.com/collinesfm/all/collines.mp3</text:p>
          </table:table-cell>
          <table:table-cell office:value-type="float" office:value="86885">
            <text:p>8688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537855">
            <text:p>537855</text:p>
          </table:table-cell>
          <table:table-cell office:value-type="float" office:value="67">
            <text:p>67</text:p>
          </table:table-cell>
          <table:table-cell office:value-type="string">
            <text:p>France info 64K - Stream 2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franceinfo.fr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http://mp3.live.tv-radio.com/franceinfo/all/franceinfo.mp3</text:p>
          </table:table-cell>
          <table:table-cell office:value-type="float" office:value="86890">
            <text:p>8689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537895">
            <text:p>537895</text:p>
          </table:table-cell>
          <table:table-cell office:value-type="float" office:value="67">
            <text:p>67</text:p>
          </table:table-cell>
          <table:table-cell office:value-type="string">
            <text:p>NRJ Master Mix Finland -V2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nrj.fi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string">
            <text:p>http://mp3.live.tv-radio.com/nrj_mastermix/all/nrj_163522.mp3</text:p>
          </table:table-cell>
          <table:table-cell office:value-type="float" office:value="86923">
            <text:p>8692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997">
            <text:p>6997</text:p>
          </table:table-cell>
        </table:table-row>
        <table:table-row table:style-name="ro1">
          <table:table-cell office:value-type="float" office:value="537916">
            <text:p>537916</text:p>
          </table:table-cell>
          <table:table-cell office:value-type="float" office:value="67">
            <text:p>67</text:p>
          </table:table-cell>
          <table:table-cell office:value-type="string">
            <text:p>GoldFM - La radio des Girondins - Stream 2</text:p>
          </table:table-cell>
          <table:table-cell office:value-type="float" office:value="1">
            <text:p>1</text:p>
          </table:table-cell>
          <table:table-cell office:value-type="string">
            <text:p>Bordeaux</text:p>
          </table:table-cell>
          <table:table-cell office:value-type="string">
            <text:p>http://www.goldfm.fr</text:p>
          </table:table-cell>
          <table:table-cell office:value-type="float" office:value="85">
            <text:p>85</text:p>
          </table:table-cell>
          <table:table-cell office:value-type="float" office:value="278251">
            <text:p>278251</text:p>
          </table:table-cell>
          <table:table-cell office:value-type="string">
            <text:p>http://mp3.live.tv-radio.com/goldfm/all/goldfm.mp3</text:p>
          </table:table-cell>
          <table:table-cell office:value-type="float" office:value="86942">
            <text:p>8694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474">
            <text:p>7474</text:p>
          </table:table-cell>
        </table:table-row>
        <table:table-row table:style-name="ro1">
          <table:table-cell office:value-type="float" office:value="537917">
            <text:p>537917</text:p>
          </table:table-cell>
          <table:table-cell office:value-type="float" office:value="67">
            <text:p>67</text:p>
          </table:table-cell>
          <table:table-cell office:value-type="string">
            <text:p>Willem Air By Christophe Willem - Stream 2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goomradio.fr/radio/willem-air</text:p>
          </table:table-cell>
          <table:table-cell office:value-type="float" office:value="90">
            <text:p>90</text:p>
          </table:table-cell>
          <table:table-cell office:value-type="float" office:value="401338">
            <text:p>401338</text:p>
          </table:table-cell>
          <table:table-cell office:value-type="string">
            <text:p>http://mp3.live.tv-radio.com/3305/goom_1/goom_1.mp3</text:p>
          </table:table-cell>
          <table:table-cell office:value-type="float" office:value="86943">
            <text:p>8694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7918">
            <text:p>537918</text:p>
          </table:table-cell>
          <table:table-cell office:value-type="float" office:value="67">
            <text:p>67</text:p>
          </table:table-cell>
          <table:table-cell office:value-type="string">
            <text:p>Funk by DJ Abdel - Stream 2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radioways.com</text:p>
          </table:table-cell>
          <table:table-cell office:value-type="float" office:value="90">
            <text:p>90</text:p>
          </table:table-cell>
          <table:table-cell office:value-type="float" office:value="401337">
            <text:p>401337</text:p>
          </table:table-cell>
          <table:table-cell office:value-type="string">
            <text:p>http://mp3.live.tv-radio.com/3311/goom_4/goom_4.mp3</text:p>
          </table:table-cell>
          <table:table-cell office:value-type="float" office:value="86944">
            <text:p>869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7919">
            <text:p>537919</text:p>
          </table:table-cell>
          <table:table-cell office:value-type="float" office:value="67">
            <text:p>67</text:p>
          </table:table-cell>
          <table:table-cell office:value-type="string">
            <text:p>Radio Pirate - avec un P comme Pop/Rock - Stream 2</text:p>
          </table:table-cell>
          <table:table-cell office:value-type="float" office:value="2">
            <text:p>2</text:p>
          </table:table-cell>
          <table:table-cell office:value-type="string">
            <text:p>Bordeaux</text:p>
          </table:table-cell>
          <table:table-cell office:value-type="string">
            <text:p>http://www.cdiscount.com/radio/adsite-under/radio.html?open=tetiere</text:p>
          </table:table-cell>
          <table:table-cell office:value-type="float" office:value="85">
            <text:p>85</text:p>
          </table:table-cell>
          <table:table-cell office:value-type="float" office:value="401316">
            <text:p>401316</text:p>
          </table:table-cell>
          <table:table-cell office:value-type="string">
            <text:p>http://mp3.live.tv-radio.com/2783/radio-pirate-iledefrance/radio-pirate-iledefrance.mp3</text:p>
          </table:table-cell>
          <table:table-cell office:value-type="float" office:value="86945">
            <text:p>8694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537920">
            <text:p>537920</text:p>
          </table:table-cell>
          <table:table-cell office:value-type="float" office:value="67">
            <text:p>67</text:p>
          </table:table-cell>
          <table:table-cell office:value-type="string">
            <text:p>Radio Jerico - Ensemble d'un bout du monde à l'autre - Stream 2</text:p>
          </table:table-cell>
          <table:table-cell office:value-type="float" office:value="1">
            <text:p>1</text:p>
          </table:table-cell>
          <table:table-cell office:value-type="string">
            <text:p>metz</text:p>
          </table:table-cell>
          <table:table-cell office:value-type="string">
            <text:p>http://www.radiojerico.com</text:p>
          </table:table-cell>
          <table:table-cell office:value-type="float" office:value="85">
            <text:p>85</text:p>
          </table:table-cell>
          <table:table-cell office:value-type="float" office:value="401321">
            <text:p>401321</text:p>
          </table:table-cell>
          <table:table-cell office:value-type="string">
            <text:p>http://mp3.live.tv-radio.com/jerico/all/jerico.mp3</text:p>
          </table:table-cell>
          <table:table-cell office:value-type="float" office:value="86946">
            <text:p>8694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537924">
            <text:p>537924</text:p>
          </table:table-cell>
          <table:table-cell office:value-type="float" office:value="67">
            <text:p>67</text:p>
          </table:table-cell>
          <table:table-cell office:value-type="string">
            <text:p>France Bleu - Alsac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alsace/all/fbalsace.mp3</text:p>
          </table:table-cell>
          <table:table-cell office:value-type="float" office:value="86949">
            <text:p>8694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37925">
            <text:p>537925</text:p>
          </table:table-cell>
          <table:table-cell office:value-type="float" office:value="67">
            <text:p>67</text:p>
          </table:table-cell>
          <table:table-cell office:value-type="string">
            <text:p>France Bleu - Armoriqu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armorique/all/fbarmorique.mp3</text:p>
          </table:table-cell>
          <table:table-cell office:value-type="float" office:value="86950">
            <text:p>8695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537926">
            <text:p>537926</text:p>
          </table:table-cell>
          <table:table-cell office:value-type="float" office:value="67">
            <text:p>67</text:p>
          </table:table-cell>
          <table:table-cell office:value-type="string">
            <text:p>France Bleu - Auxerr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auxerre/all/fbauxerre.mp3</text:p>
          </table:table-cell>
          <table:table-cell office:value-type="float" office:value="86951">
            <text:p>8695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7927">
            <text:p>537927</text:p>
          </table:table-cell>
          <table:table-cell office:value-type="float" office:value="67">
            <text:p>67</text:p>
          </table:table-cell>
          <table:table-cell office:value-type="string">
            <text:p>France Bleu - Azur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azur/all/fbazur.mp3</text:p>
          </table:table-cell>
          <table:table-cell office:value-type="float" office:value="86952">
            <text:p>8695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951">
            <text:p>5951</text:p>
          </table:table-cell>
        </table:table-row>
        <table:table-row table:style-name="ro1">
          <table:table-cell office:value-type="float" office:value="537928">
            <text:p>537928</text:p>
          </table:table-cell>
          <table:table-cell office:value-type="float" office:value="67">
            <text:p>67</text:p>
          </table:table-cell>
          <table:table-cell office:value-type="string">
            <text:p>France Bleu - Basse Normandi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bassenormandie/all/fbbassenormandie.mp3</text:p>
          </table:table-cell>
          <table:table-cell office:value-type="float" office:value="86953">
            <text:p>8695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564">
            <text:p>7564</text:p>
          </table:table-cell>
        </table:table-row>
        <table:table-row table:style-name="ro1">
          <table:table-cell office:value-type="float" office:value="537929">
            <text:p>537929</text:p>
          </table:table-cell>
          <table:table-cell office:value-type="float" office:value="67">
            <text:p>67</text:p>
          </table:table-cell>
          <table:table-cell office:value-type="string">
            <text:p>France Bleu - Belfort Montbéliard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ttp://95.81.149.1/fbbelfort/all/fbbelfort.mp3</text:p>
          </table:table-cell>
          <table:table-cell office:value-type="float" office:value="86954">
            <text:p>8695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537930">
            <text:p>537930</text:p>
          </table:table-cell>
          <table:table-cell office:value-type="float" office:value="67">
            <text:p>67</text:p>
          </table:table-cell>
          <table:table-cell office:value-type="string">
            <text:p>France Bleu - Berry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berry/all/fbberry.mp3</text:p>
          </table:table-cell>
          <table:table-cell office:value-type="float" office:value="86955">
            <text:p>8695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730">
            <text:p>5730</text:p>
          </table:table-cell>
        </table:table-row>
        <table:table-row table:style-name="ro1">
          <table:table-cell office:value-type="float" office:value="537931">
            <text:p>537931</text:p>
          </table:table-cell>
          <table:table-cell office:value-type="float" office:value="67">
            <text:p>67</text:p>
          </table:table-cell>
          <table:table-cell office:value-type="string">
            <text:p>France Bleu - Besançon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besancon/all/fbbesancon.mp3</text:p>
          </table:table-cell>
          <table:table-cell office:value-type="float" office:value="86956">
            <text:p>8695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37932">
            <text:p>537932</text:p>
          </table:table-cell>
          <table:table-cell office:value-type="float" office:value="67">
            <text:p>67</text:p>
          </table:table-cell>
          <table:table-cell office:value-type="string">
            <text:p>France Bleu - Bourgogn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bourgogne/all/fbbourgogne.mp3</text:p>
          </table:table-cell>
          <table:table-cell office:value-type="float" office:value="86957">
            <text:p>8695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452">
            <text:p>11452</text:p>
          </table:table-cell>
        </table:table-row>
        <table:table-row table:style-name="ro1">
          <table:table-cell office:value-type="float" office:value="537933">
            <text:p>537933</text:p>
          </table:table-cell>
          <table:table-cell office:value-type="float" office:value="67">
            <text:p>67</text:p>
          </table:table-cell>
          <table:table-cell office:value-type="string">
            <text:p>France Bleu - Breizh Izel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breizizel/all/fbbreizizel.mp3</text:p>
          </table:table-cell>
          <table:table-cell office:value-type="float" office:value="86958">
            <text:p>8695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537934">
            <text:p>537934</text:p>
          </table:table-cell>
          <table:table-cell office:value-type="float" office:value="67">
            <text:p>67</text:p>
          </table:table-cell>
          <table:table-cell office:value-type="string">
            <text:p>France Bleu - Champagn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champagne/all/fbchampagne.mp3</text:p>
          </table:table-cell>
          <table:table-cell office:value-type="float" office:value="86959">
            <text:p>8695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52">
            <text:p>4952</text:p>
          </table:table-cell>
        </table:table-row>
        <table:table-row table:style-name="ro1">
          <table:table-cell office:value-type="float" office:value="537935">
            <text:p>537935</text:p>
          </table:table-cell>
          <table:table-cell office:value-type="float" office:value="67">
            <text:p>67</text:p>
          </table:table-cell>
          <table:table-cell office:value-type="string">
            <text:p>France Bleu - Corse Frequenza Mora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http://95.81.149.1/fbfrequenzamora/all/fbfrequenzamora.mp3</text:p>
          </table:table-cell>
          <table:table-cell office:value-type="float" office:value="86960">
            <text:p>8696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44">
            <text:p>10044</text:p>
          </table:table-cell>
        </table:table-row>
        <table:table-row table:style-name="ro1">
          <table:table-cell office:value-type="float" office:value="537936">
            <text:p>537936</text:p>
          </table:table-cell>
          <table:table-cell office:value-type="float" office:value="67">
            <text:p>67</text:p>
          </table:table-cell>
          <table:table-cell office:value-type="string">
            <text:p>France Bleu - Cotentin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cotentin/all/fbcotentin.mp3</text:p>
          </table:table-cell>
          <table:table-cell office:value-type="float" office:value="86961">
            <text:p>8696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871">
            <text:p>9871</text:p>
          </table:table-cell>
        </table:table-row>
        <table:table-row table:style-name="ro1">
          <table:table-cell office:value-type="float" office:value="537937">
            <text:p>537937</text:p>
          </table:table-cell>
          <table:table-cell office:value-type="float" office:value="67">
            <text:p>67</text:p>
          </table:table-cell>
          <table:table-cell office:value-type="string">
            <text:p>France Bleu - Creus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creuse/all/fbcreuse.mp3</text:p>
          </table:table-cell>
          <table:table-cell office:value-type="float" office:value="86962">
            <text:p>8696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16">
            <text:p>5016</text:p>
          </table:table-cell>
        </table:table-row>
        <table:table-row table:style-name="ro1">
          <table:table-cell office:value-type="float" office:value="537938">
            <text:p>537938</text:p>
          </table:table-cell>
          <table:table-cell office:value-type="float" office:value="67">
            <text:p>67</text:p>
          </table:table-cell>
          <table:table-cell office:value-type="string">
            <text:p>France Bleu - Drôme Ardèch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dromeardeche/all/fbdromeardeche.mp3</text:p>
          </table:table-cell>
          <table:table-cell office:value-type="float" office:value="86963">
            <text:p>8696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302">
            <text:p>6302</text:p>
          </table:table-cell>
        </table:table-row>
        <table:table-row table:style-name="ro1">
          <table:table-cell office:value-type="float" office:value="537940">
            <text:p>537940</text:p>
          </table:table-cell>
          <table:table-cell office:value-type="float" office:value="67">
            <text:p>67</text:p>
          </table:table-cell>
          <table:table-cell office:value-type="string">
            <text:p>France Bleu - Gascogn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gascogne/all/fbgascogne.mp3</text:p>
          </table:table-cell>
          <table:table-cell office:value-type="float" office:value="86965">
            <text:p>8696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372">
            <text:p>9372</text:p>
          </table:table-cell>
        </table:table-row>
        <table:table-row table:style-name="ro1">
          <table:table-cell office:value-type="float" office:value="537941">
            <text:p>537941</text:p>
          </table:table-cell>
          <table:table-cell office:value-type="float" office:value="67">
            <text:p>67</text:p>
          </table:table-cell>
          <table:table-cell office:value-type="string">
            <text:p>France Bleu - Girond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gironde/all/fbgironde.mp3</text:p>
          </table:table-cell>
          <table:table-cell office:value-type="float" office:value="86966">
            <text:p>8696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054">
            <text:p>9054</text:p>
          </table:table-cell>
        </table:table-row>
        <table:table-row table:style-name="ro1">
          <table:table-cell office:value-type="float" office:value="537942">
            <text:p>537942</text:p>
          </table:table-cell>
          <table:table-cell office:value-type="float" office:value="67">
            <text:p>67</text:p>
          </table:table-cell>
          <table:table-cell office:value-type="string">
            <text:p>France Bleu - Haute-Normandi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hautenormandie/all/fbhautenormandie.mp3</text:p>
          </table:table-cell>
          <table:table-cell office:value-type="float" office:value="86967">
            <text:p>8696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537943">
            <text:p>537943</text:p>
          </table:table-cell>
          <table:table-cell office:value-type="float" office:value="67">
            <text:p>67</text:p>
          </table:table-cell>
          <table:table-cell office:value-type="string">
            <text:p>France Bleu - Hérault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herault/all/fbherault.mp3</text:p>
          </table:table-cell>
          <table:table-cell office:value-type="float" office:value="86968">
            <text:p>8696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857">
            <text:p>11857</text:p>
          </table:table-cell>
        </table:table-row>
        <table:table-row table:style-name="ro1">
          <table:table-cell office:value-type="float" office:value="537944">
            <text:p>537944</text:p>
          </table:table-cell>
          <table:table-cell office:value-type="float" office:value="67">
            <text:p>67</text:p>
          </table:table-cell>
          <table:table-cell office:value-type="string">
            <text:p>France Bleu - La Rochell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larochelle/all/fblarochelle.mp3</text:p>
          </table:table-cell>
          <table:table-cell office:value-type="float" office:value="86969">
            <text:p>8696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706">
            <text:p>10706</text:p>
          </table:table-cell>
        </table:table-row>
        <table:table-row table:style-name="ro1">
          <table:table-cell office:value-type="float" office:value="537945">
            <text:p>537945</text:p>
          </table:table-cell>
          <table:table-cell office:value-type="float" office:value="67">
            <text:p>67</text:p>
          </table:table-cell>
          <table:table-cell office:value-type="string">
            <text:p>France Bleu - Limousin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limousin/all/fblimousin.mp3</text:p>
          </table:table-cell>
          <table:table-cell office:value-type="float" office:value="86970">
            <text:p>8697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58">
            <text:p>6258</text:p>
          </table:table-cell>
        </table:table-row>
        <table:table-row table:style-name="ro1">
          <table:table-cell office:value-type="float" office:value="537946">
            <text:p>537946</text:p>
          </table:table-cell>
          <table:table-cell office:value-type="float" office:value="67">
            <text:p>67</text:p>
          </table:table-cell>
          <table:table-cell office:value-type="string">
            <text:p>France Bleu - Loire Océan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loireocean/all/fbloireocean.mp3</text:p>
          </table:table-cell>
          <table:table-cell office:value-type="float" office:value="86971">
            <text:p>8697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537947">
            <text:p>537947</text:p>
          </table:table-cell>
          <table:table-cell office:value-type="float" office:value="67">
            <text:p>67</text:p>
          </table:table-cell>
          <table:table-cell office:value-type="string">
            <text:p>France Bleu - Lorraine Nord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lorrainenord/all/fblorrainenord.mp3</text:p>
          </table:table-cell>
          <table:table-cell office:value-type="float" office:value="86972">
            <text:p>8697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537948">
            <text:p>537948</text:p>
          </table:table-cell>
          <table:table-cell office:value-type="float" office:value="67">
            <text:p>67</text:p>
          </table:table-cell>
          <table:table-cell office:value-type="string">
            <text:p>France Bleu - Mayenn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mayenne/all/fbmayenne.mp3</text:p>
          </table:table-cell>
          <table:table-cell office:value-type="float" office:value="86973">
            <text:p>8697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537949">
            <text:p>537949</text:p>
          </table:table-cell>
          <table:table-cell office:value-type="float" office:value="67">
            <text:p>67</text:p>
          </table:table-cell>
          <table:table-cell office:value-type="string">
            <text:p>France Bleu - Nord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nord/all/fbnord.mp3</text:p>
          </table:table-cell>
          <table:table-cell office:value-type="float" office:value="86974">
            <text:p>8697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4690">
            <text:p>14690</text:p>
          </table:table-cell>
        </table:table-row>
        <table:table-row table:style-name="ro1">
          <table:table-cell office:value-type="float" office:value="537950">
            <text:p>537950</text:p>
          </table:table-cell>
          <table:table-cell office:value-type="float" office:value="67">
            <text:p>67</text:p>
          </table:table-cell>
          <table:table-cell office:value-type="string">
            <text:p>France Bleu - Orléans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orleans/all/fborleans.mp3</text:p>
          </table:table-cell>
          <table:table-cell office:value-type="float" office:value="86975">
            <text:p>8697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537951">
            <text:p>537951</text:p>
          </table:table-cell>
          <table:table-cell office:value-type="float" office:value="67">
            <text:p>67</text:p>
          </table:table-cell>
          <table:table-cell office:value-type="string">
            <text:p>France Bleu - Pays Basqu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paysbasque/all/fbpaysbasque.mp3</text:p>
          </table:table-cell>
          <table:table-cell office:value-type="float" office:value="86976">
            <text:p>8697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3120">
            <text:p>13120</text:p>
          </table:table-cell>
        </table:table-row>
        <table:table-row table:style-name="ro1">
          <table:table-cell office:value-type="float" office:value="537952">
            <text:p>537952</text:p>
          </table:table-cell>
          <table:table-cell office:value-type="float" office:value="67">
            <text:p>67</text:p>
          </table:table-cell>
          <table:table-cell office:value-type="string">
            <text:p>France Bleu - Pays d Auvergn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paysdauvergne/all/fbpaysdauvergne.mp3</text:p>
          </table:table-cell>
          <table:table-cell office:value-type="float" office:value="86977">
            <text:p>8697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33">
            <text:p>5633</text:p>
          </table:table-cell>
        </table:table-row>
        <table:table-row table:style-name="ro1">
          <table:table-cell office:value-type="float" office:value="537953">
            <text:p>537953</text:p>
          </table:table-cell>
          <table:table-cell office:value-type="float" office:value="67">
            <text:p>67</text:p>
          </table:table-cell>
          <table:table-cell office:value-type="string">
            <text:p>France Bleu - Pays de Savoi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paysdesavoie/all/fbpaysdesavoie.mp3</text:p>
          </table:table-cell>
          <table:table-cell office:value-type="float" office:value="86978">
            <text:p>8697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761">
            <text:p>7761</text:p>
          </table:table-cell>
        </table:table-row>
        <table:table-row table:style-name="ro1">
          <table:table-cell office:value-type="float" office:value="537954">
            <text:p>537954</text:p>
          </table:table-cell>
          <table:table-cell office:value-type="float" office:value="67">
            <text:p>67</text:p>
          </table:table-cell>
          <table:table-cell office:value-type="string">
            <text:p>France Bleu - Périgord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perigord/all/fbperigord.mp3</text:p>
          </table:table-cell>
          <table:table-cell office:value-type="float" office:value="86979">
            <text:p>8697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float" office:value="537955">
            <text:p>537955</text:p>
          </table:table-cell>
          <table:table-cell office:value-type="float" office:value="67">
            <text:p>67</text:p>
          </table:table-cell>
          <table:table-cell office:value-type="string">
            <text:p>France Bleu - Picardi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picardie/all/fbpicardie.mp3</text:p>
          </table:table-cell>
          <table:table-cell office:value-type="float" office:value="86980">
            <text:p>8698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8532">
            <text:p>8532</text:p>
          </table:table-cell>
        </table:table-row>
        <table:table-row table:style-name="ro1">
          <table:table-cell office:value-type="float" office:value="537956">
            <text:p>537956</text:p>
          </table:table-cell>
          <table:table-cell office:value-type="float" office:value="67">
            <text:p>67</text:p>
          </table:table-cell>
          <table:table-cell office:value-type="string">
            <text:p>France Bleu - Poitou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poitou/all/fbpoitou.mp3</text:p>
          </table:table-cell>
          <table:table-cell office:value-type="float" office:value="86981">
            <text:p>8698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788">
            <text:p>6788</text:p>
          </table:table-cell>
        </table:table-row>
        <table:table-row table:style-name="ro1">
          <table:table-cell office:value-type="float" office:value="537957">
            <text:p>537957</text:p>
          </table:table-cell>
          <table:table-cell office:value-type="float" office:value="67">
            <text:p>67</text:p>
          </table:table-cell>
          <table:table-cell office:value-type="string">
            <text:p>France Bleu - Provenc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provence/all/fbprovence.mp3</text:p>
          </table:table-cell>
          <table:table-cell office:value-type="float" office:value="86982">
            <text:p>8698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747">
            <text:p>11747</text:p>
          </table:table-cell>
        </table:table-row>
        <table:table-row table:style-name="ro1">
          <table:table-cell office:value-type="float" office:value="537958">
            <text:p>537958</text:p>
          </table:table-cell>
          <table:table-cell office:value-type="float" office:value="67">
            <text:p>67</text:p>
          </table:table-cell>
          <table:table-cell office:value-type="string">
            <text:p>France Bleu - Roussillon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roussillon/all/fbroussillon.mp3</text:p>
          </table:table-cell>
          <table:table-cell office:value-type="float" office:value="86983">
            <text:p>8698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324">
            <text:p>9324</text:p>
          </table:table-cell>
        </table:table-row>
        <table:table-row table:style-name="ro1">
          <table:table-cell office:value-type="float" office:value="537959">
            <text:p>537959</text:p>
          </table:table-cell>
          <table:table-cell office:value-type="float" office:value="67">
            <text:p>67</text:p>
          </table:table-cell>
          <table:table-cell office:value-type="string">
            <text:p>France Bleu - Sud Lorrain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sudlorraine/all/fbsudlorraine.mp3</text:p>
          </table:table-cell>
          <table:table-cell office:value-type="float" office:value="86984">
            <text:p>8698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454">
            <text:p>5454</text:p>
          </table:table-cell>
        </table:table-row>
        <table:table-row table:style-name="ro1">
          <table:table-cell office:value-type="float" office:value="537960">
            <text:p>537960</text:p>
          </table:table-cell>
          <table:table-cell office:value-type="float" office:value="67">
            <text:p>67</text:p>
          </table:table-cell>
          <table:table-cell office:value-type="string">
            <text:p>France Bleu - Tourain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touraine/all/fbtouraine.mp3</text:p>
          </table:table-cell>
          <table:table-cell office:value-type="float" office:value="86985">
            <text:p>8698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537961">
            <text:p>537961</text:p>
          </table:table-cell>
          <table:table-cell office:value-type="float" office:value="67">
            <text:p>67</text:p>
          </table:table-cell>
          <table:table-cell office:value-type="string">
            <text:p>France Bleu - Vaucluse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vaucluse/all/fbvaucluse.mp3</text:p>
          </table:table-cell>
          <table:table-cell office:value-type="float" office:value="86986">
            <text:p>8698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537962">
            <text:p>537962</text:p>
          </table:table-cell>
          <table:table-cell office:value-type="float" office:value="67">
            <text:p>67</text:p>
          </table:table-cell>
          <table:table-cell office:value-type="string">
            <text:p>Radio Scoop - FM Lyon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radioscoop.com</text:p>
          </table:table-cell>
          <table:table-cell office:value-type="float" office:value="90">
            <text:p>90</text:p>
          </table:table-cell>
          <table:table-cell office:value-type="float" office:value="2187">
            <text:p>2187</text:p>
          </table:table-cell>
          <table:table-cell office:value-type="string">
            <text:p>http://95.81.149.1/scooplyon/all/scooplyon-128k.mp3</text:p>
          </table:table-cell>
          <table:table-cell office:value-type="float" office:value="86987">
            <text:p>8698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565">
            <text:p>8565</text:p>
          </table:table-cell>
        </table:table-row>
        <table:table-row table:style-name="ro1">
          <table:table-cell office:value-type="float" office:value="537966">
            <text:p>537966</text:p>
          </table:table-cell>
          <table:table-cell office:value-type="float" office:value="67">
            <text:p>67</text:p>
          </table:table-cell>
          <table:table-cell office:value-type="string">
            <text:p>Roc FM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rocfm.com</text:p>
          </table:table-cell>
          <table:table-cell office:value-type="float" office:value="90">
            <text:p>90</text:p>
          </table:table-cell>
          <table:table-cell office:value-type="float" office:value="2134">
            <text:p>2134</text:p>
          </table:table-cell>
          <table:table-cell office:value-type="string">
            <text:p>http://95.81.149.1/rocfm/all/rocfm-128k.mp3</text:p>
          </table:table-cell>
          <table:table-cell office:value-type="float" office:value="86991">
            <text:p>86991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float" office:value="538001">
            <text:p>538001</text:p>
          </table:table-cell>
          <table:table-cell office:value-type="float" office:value="67">
            <text:p>67</text:p>
          </table:table-cell>
          <table:table-cell office:value-type="string">
            <text:p>Radio Star - Stream 3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radiostarcom.com</text:p>
          </table:table-cell>
          <table:table-cell office:value-type="float" office:value="95">
            <text:p>95</text:p>
          </table:table-cell>
          <table:table-cell office:value-type="float" office:value="2209">
            <text:p>2209</text:p>
          </table:table-cell>
          <table:table-cell office:value-type="string">
            <text:p>http://95.81.149.1/radiostar/all/radiostar.mp3</text:p>
          </table:table-cell>
          <table:table-cell office:value-type="float" office:value="87022">
            <text:p>8702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634">
            <text:p>6634</text:p>
          </table:table-cell>
        </table:table-row>
        <table:table-row table:style-name="ro1">
          <table:table-cell office:value-type="float" office:value="538006">
            <text:p>538006</text:p>
          </table:table-cell>
          <table:table-cell office:value-type="float" office:value="67">
            <text:p>67</text:p>
          </table:table-cell>
          <table:table-cell office:value-type="string">
            <text:p>MplusM - Stream 3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plusm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5.81.149.1/mam/all/mam-128k.mp3</text:p>
          </table:table-cell>
          <table:table-cell office:value-type="float" office:value="87027">
            <text:p>87027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8077">
            <text:p>8077</text:p>
          </table:table-cell>
        </table:table-row>
        <table:table-row table:style-name="ro1">
          <table:table-cell office:value-type="float" office:value="538007">
            <text:p>538007</text:p>
          </table:table-cell>
          <table:table-cell office:value-type="float" office:value="67">
            <text:p>67</text:p>
          </table:table-cell>
          <table:table-cell office:value-type="string">
            <text:p>EspaceFM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espacefm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95.81.149.1/espace/all/espace.mp3</text:p>
          </table:table-cell>
          <table:table-cell office:value-type="float" office:value="87028">
            <text:p>8702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0366">
            <text:p>10366</text:p>
          </table:table-cell>
        </table:table-row>
        <table:table-row table:style-name="ro1">
          <table:table-cell office:value-type="float" office:value="538009">
            <text:p>538009</text:p>
          </table:table-cell>
          <table:table-cell office:value-type="float" office:value="67">
            <text:p>67</text:p>
          </table:table-cell>
          <table:table-cell office:value-type="string">
            <text:p>RFO REUNION - Stream 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eunion.rfo.f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95.81.149.1/rfo/all/rfo_reunion-128k.mp3</text:p>
          </table:table-cell>
          <table:table-cell office:value-type="float" office:value="87029">
            <text:p>8702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053">
            <text:p>7053</text:p>
          </table:table-cell>
        </table:table-row>
        <table:table-row table:style-name="ro1">
          <table:table-cell office:value-type="float" office:value="538010">
            <text:p>538010</text:p>
          </table:table-cell>
          <table:table-cell office:value-type="float" office:value="67">
            <text:p>67</text:p>
          </table:table-cell>
          <table:table-cell office:value-type="string">
            <text:p>RFO Martinique - Stream 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martinique.rfo.fr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95.81.149.1/rfo/all/rfomartinique-128k.mp3</text:p>
          </table:table-cell>
          <table:table-cell office:value-type="float" office:value="87030">
            <text:p>8703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591">
            <text:p>6591</text:p>
          </table:table-cell>
        </table:table-row>
        <table:table-row table:style-name="ro1">
          <table:table-cell office:value-type="float" office:value="538011">
            <text:p>538011</text:p>
          </table:table-cell>
          <table:table-cell office:value-type="float" office:value="67">
            <text:p>67</text:p>
          </table:table-cell>
          <table:table-cell office:value-type="string">
            <text:p>France Bleu - Limousin a Tull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limousinatulle/all/fblimousinatulle.mp3</text:p>
          </table:table-cell>
          <table:table-cell office:value-type="float" office:value="87031">
            <text:p>870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704">
            <text:p>3704</text:p>
          </table:table-cell>
        </table:table-row>
        <table:table-row table:style-name="ro1">
          <table:table-cell office:value-type="float" office:value="538012">
            <text:p>538012</text:p>
          </table:table-cell>
          <table:table-cell office:value-type="float" office:value="67">
            <text:p>67</text:p>
          </table:table-cell>
          <table:table-cell office:value-type="string">
            <text:p>Monte Carlo Doualiya Bas Debit - Stream 3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c-doualiy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5.81.149.1/montecarlodoualiya/all/montecarlodoualiya-128k.mp3</text:p>
          </table:table-cell>
          <table:table-cell office:value-type="float" office:value="87032">
            <text:p>8703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286">
            <text:p>6286</text:p>
          </table:table-cell>
        </table:table-row>
        <table:table-row table:style-name="ro1">
          <table:table-cell office:value-type="float" office:value="538014">
            <text:p>538014</text:p>
          </table:table-cell>
          <table:table-cell office:value-type="float" office:value="67">
            <text:p>67</text:p>
          </table:table-cell>
          <table:table-cell office:value-type="string">
            <text:p>RFO Guadeloupe - Stream 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guadeloupe.rfo.f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95.81.149.1/rfo/all/rfoguadeloupe-128k.mp3</text:p>
          </table:table-cell>
          <table:table-cell office:value-type="float" office:value="87034">
            <text:p>8703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621">
            <text:p>8621</text:p>
          </table:table-cell>
        </table:table-row>
        <table:table-row table:style-name="ro1">
          <table:table-cell office:value-type="float" office:value="538015">
            <text:p>538015</text:p>
          </table:table-cell>
          <table:table-cell office:value-type="float" office:value="67">
            <text:p>67</text:p>
          </table:table-cell>
          <table:table-cell office:value-type="string">
            <text:p>France Bleu - Iser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isere/all/fbisere.mp3</text:p>
          </table:table-cell>
          <table:table-cell office:value-type="float" office:value="87035">
            <text:p>870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538016">
            <text:p>538016</text:p>
          </table:table-cell>
          <table:table-cell office:value-type="float" office:value="67">
            <text:p>67</text:p>
          </table:table-cell>
          <table:table-cell office:value-type="string">
            <text:p>France Bleu - Elsass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elsass/all/fbelsass.mp3</text:p>
          </table:table-cell>
          <table:table-cell office:value-type="float" office:value="87036">
            <text:p>8703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792">
            <text:p>3792</text:p>
          </table:table-cell>
        </table:table-row>
        <table:table-row table:style-name="ro1">
          <table:table-cell office:value-type="float" office:value="538017">
            <text:p>538017</text:p>
          </table:table-cell>
          <table:table-cell office:value-type="float" office:value="67">
            <text:p>67</text:p>
          </table:table-cell>
          <table:table-cell office:value-type="string">
            <text:p>France Bleu - Haute Normandie Evreux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hautenormandieaevreux/all/fbhautenormandieaevreux.mp3</text:p>
          </table:table-cell>
          <table:table-cell office:value-type="float" office:value="87037">
            <text:p>8703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38018">
            <text:p>538018</text:p>
          </table:table-cell>
          <table:table-cell office:value-type="float" office:value="67">
            <text:p>67</text:p>
          </table:table-cell>
          <table:table-cell office:value-type="string">
            <text:p>France Bleu - Bearn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bearn/all/fbbearn.mp3</text:p>
          </table:table-cell>
          <table:table-cell office:value-type="float" office:value="87038">
            <text:p>8703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360">
            <text:p>3360</text:p>
          </table:table-cell>
        </table:table-row>
        <table:table-row table:style-name="ro1">
          <table:table-cell office:value-type="float" office:value="538020">
            <text:p>538020</text:p>
          </table:table-cell>
          <table:table-cell office:value-type="float" office:value="67">
            <text:p>67</text:p>
          </table:table-cell>
          <table:table-cell office:value-type="string">
            <text:p>Monte Carlo Doualiya - Fil Misical - Stream 3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c-doualiy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5.81.149.1/montecarlodoualiyafilmusical/all/montecarlodoualiyafilmusical-128k.mp3</text:p>
          </table:table-cell>
          <table:table-cell office:value-type="float" office:value="87040">
            <text:p>8704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537">
            <text:p>8537</text:p>
          </table:table-cell>
        </table:table-row>
        <table:table-row table:style-name="ro1">
          <table:table-cell office:value-type="float" office:value="538033">
            <text:p>538033</text:p>
          </table:table-cell>
          <table:table-cell office:value-type="float" office:value="67">
            <text:p>67</text:p>
          </table:table-cell>
          <table:table-cell office:value-type="string">
            <text:p>URBAN MIX by Goom Radio - La 1ère radio urbaine en son HD ! - Stream 3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goomradio.com</text:p>
          </table:table-cell>
          <table:table-cell office:value-type="float" office:value="80">
            <text:p>80</text:p>
          </table:table-cell>
          <table:table-cell office:value-type="float" office:value="44582">
            <text:p>44582</text:p>
          </table:table-cell>
          <table:table-cell office:value-type="string">
            <text:p>http://95.81.149.1/3265/urban-mix/urban-mix-clean.mp3</text:p>
          </table:table-cell>
          <table:table-cell office:value-type="float" office:value="87053">
            <text:p>8705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538">
            <text:p>6538</text:p>
          </table:table-cell>
        </table:table-row>
        <table:table-row table:style-name="ro1">
          <table:table-cell office:value-type="float" office:value="538034">
            <text:p>538034</text:p>
          </table:table-cell>
          <table:table-cell office:value-type="float" office:value="67">
            <text:p>67</text:p>
          </table:table-cell>
          <table:table-cell office:value-type="string">
            <text:p>France Bleu - Maine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9.1/fbmaine/all/fbmaine.mp3</text:p>
          </table:table-cell>
          <table:table-cell office:value-type="float" office:value="87054">
            <text:p>8705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38036">
            <text:p>538036</text:p>
          </table:table-cell>
          <table:table-cell office:value-type="float" office:value="67">
            <text:p>67</text:p>
          </table:table-cell>
          <table:table-cell office:value-type="string">
            <text:p>COLLINES - Stream 3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www.collinesfm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5.81.149.1/collinesfm/all/collines.mp3</text:p>
          </table:table-cell>
          <table:table-cell office:value-type="float" office:value="87056">
            <text:p>8705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538041">
            <text:p>538041</text:p>
          </table:table-cell>
          <table:table-cell office:value-type="float" office:value="67">
            <text:p>67</text:p>
          </table:table-cell>
          <table:table-cell office:value-type="string">
            <text:p>France info 64K - Stream 3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franceinfo.fr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http://95.81.149.1/franceinfo/all/franceinfo.mp3</text:p>
          </table:table-cell>
          <table:table-cell office:value-type="float" office:value="87061">
            <text:p>8706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538081">
            <text:p>538081</text:p>
          </table:table-cell>
          <table:table-cell office:value-type="float" office:value="67">
            <text:p>67</text:p>
          </table:table-cell>
          <table:table-cell office:value-type="string">
            <text:p>NRJ Master Mix Finland -V3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nrj.fi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string">
            <text:p>http://95.81.149.1/nrj_mastermix/all/nrj_163522.mp3</text:p>
          </table:table-cell>
          <table:table-cell office:value-type="float" office:value="87086">
            <text:p>870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997">
            <text:p>6997</text:p>
          </table:table-cell>
        </table:table-row>
        <table:table-row table:style-name="ro1">
          <table:table-cell office:value-type="float" office:value="538102">
            <text:p>538102</text:p>
          </table:table-cell>
          <table:table-cell office:value-type="float" office:value="67">
            <text:p>67</text:p>
          </table:table-cell>
          <table:table-cell office:value-type="string">
            <text:p>GoldFM - La radio des Girondins - Stream 3</text:p>
          </table:table-cell>
          <table:table-cell office:value-type="float" office:value="1">
            <text:p>1</text:p>
          </table:table-cell>
          <table:table-cell office:value-type="string">
            <text:p>Bordeaux</text:p>
          </table:table-cell>
          <table:table-cell office:value-type="string">
            <text:p>http://www.goldfm.fr</text:p>
          </table:table-cell>
          <table:table-cell office:value-type="float" office:value="85">
            <text:p>85</text:p>
          </table:table-cell>
          <table:table-cell office:value-type="float" office:value="278251">
            <text:p>278251</text:p>
          </table:table-cell>
          <table:table-cell office:value-type="string">
            <text:p>http://95.81.149.1/goldfm/all/goldfm.mp3</text:p>
          </table:table-cell>
          <table:table-cell office:value-type="float" office:value="87104">
            <text:p>8710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474">
            <text:p>7474</text:p>
          </table:table-cell>
        </table:table-row>
        <table:table-row table:style-name="ro1">
          <table:table-cell office:value-type="float" office:value="538103">
            <text:p>538103</text:p>
          </table:table-cell>
          <table:table-cell office:value-type="float" office:value="67">
            <text:p>67</text:p>
          </table:table-cell>
          <table:table-cell office:value-type="string">
            <text:p>Willem Air By Christophe Willem - Stream 3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goomradio.fr/radio/willem-air</text:p>
          </table:table-cell>
          <table:table-cell office:value-type="float" office:value="90">
            <text:p>90</text:p>
          </table:table-cell>
          <table:table-cell office:value-type="float" office:value="401338">
            <text:p>401338</text:p>
          </table:table-cell>
          <table:table-cell office:value-type="string">
            <text:p>http://95.81.149.1/3305/goom_1/goom_1.mp3</text:p>
          </table:table-cell>
          <table:table-cell office:value-type="float" office:value="87105">
            <text:p>8710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8104">
            <text:p>538104</text:p>
          </table:table-cell>
          <table:table-cell office:value-type="float" office:value="67">
            <text:p>67</text:p>
          </table:table-cell>
          <table:table-cell office:value-type="string">
            <text:p>Funk by DJ Abdel - Stream 3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radioways.com</text:p>
          </table:table-cell>
          <table:table-cell office:value-type="float" office:value="90">
            <text:p>90</text:p>
          </table:table-cell>
          <table:table-cell office:value-type="float" office:value="401337">
            <text:p>401337</text:p>
          </table:table-cell>
          <table:table-cell office:value-type="string">
            <text:p>http://95.81.149.1/3311/goom_4/goom_4.mp3</text:p>
          </table:table-cell>
          <table:table-cell office:value-type="float" office:value="87106">
            <text:p>8710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8105">
            <text:p>538105</text:p>
          </table:table-cell>
          <table:table-cell office:value-type="float" office:value="67">
            <text:p>67</text:p>
          </table:table-cell>
          <table:table-cell office:value-type="string">
            <text:p>Radio Pirate - avec un P comme Pop/Rock - Stream 3</text:p>
          </table:table-cell>
          <table:table-cell office:value-type="float" office:value="2">
            <text:p>2</text:p>
          </table:table-cell>
          <table:table-cell office:value-type="string">
            <text:p>Bordeaux</text:p>
          </table:table-cell>
          <table:table-cell office:value-type="string">
            <text:p>http://www.cdiscount.com/radio/adsite-under/radio.html?open=tetiere</text:p>
          </table:table-cell>
          <table:table-cell office:value-type="float" office:value="85">
            <text:p>85</text:p>
          </table:table-cell>
          <table:table-cell office:value-type="float" office:value="401316">
            <text:p>401316</text:p>
          </table:table-cell>
          <table:table-cell office:value-type="string">
            <text:p>http://95.81.149.1/2783/radio-pirate-iledefrance/radio-pirate-iledefrance.mp3</text:p>
          </table:table-cell>
          <table:table-cell office:value-type="float" office:value="87107">
            <text:p>8710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538106">
            <text:p>538106</text:p>
          </table:table-cell>
          <table:table-cell office:value-type="float" office:value="67">
            <text:p>67</text:p>
          </table:table-cell>
          <table:table-cell office:value-type="string">
            <text:p>Radio Jerico - Ensemble d'un bout du monde à l'autre - Stream 3</text:p>
          </table:table-cell>
          <table:table-cell office:value-type="float" office:value="1">
            <text:p>1</text:p>
          </table:table-cell>
          <table:table-cell office:value-type="string">
            <text:p>metz</text:p>
          </table:table-cell>
          <table:table-cell office:value-type="string">
            <text:p>http://www.radiojerico.com</text:p>
          </table:table-cell>
          <table:table-cell office:value-type="float" office:value="85">
            <text:p>85</text:p>
          </table:table-cell>
          <table:table-cell office:value-type="float" office:value="401321">
            <text:p>401321</text:p>
          </table:table-cell>
          <table:table-cell office:value-type="string">
            <text:p>http://95.81.149.1/jerico/all/jerico.mp3</text:p>
          </table:table-cell>
          <table:table-cell office:value-type="float" office:value="87108">
            <text:p>8710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538110">
            <text:p>538110</text:p>
          </table:table-cell>
          <table:table-cell office:value-type="float" office:value="67">
            <text:p>67</text:p>
          </table:table-cell>
          <table:table-cell office:value-type="string">
            <text:p>France Bleu - Alsac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alsace/all/fbalsace.mp3</text:p>
          </table:table-cell>
          <table:table-cell office:value-type="float" office:value="87111">
            <text:p>8711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38111">
            <text:p>538111</text:p>
          </table:table-cell>
          <table:table-cell office:value-type="float" office:value="67">
            <text:p>67</text:p>
          </table:table-cell>
          <table:table-cell office:value-type="string">
            <text:p>France Bleu - Armoriqu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armorique/all/fbarmorique.mp3</text:p>
          </table:table-cell>
          <table:table-cell office:value-type="float" office:value="87112">
            <text:p>8711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538112">
            <text:p>538112</text:p>
          </table:table-cell>
          <table:table-cell office:value-type="float" office:value="67">
            <text:p>67</text:p>
          </table:table-cell>
          <table:table-cell office:value-type="string">
            <text:p>France Bleu - Auxerr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auxerre/all/fbauxerre.mp3</text:p>
          </table:table-cell>
          <table:table-cell office:value-type="float" office:value="87113">
            <text:p>8711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8113">
            <text:p>538113</text:p>
          </table:table-cell>
          <table:table-cell office:value-type="float" office:value="67">
            <text:p>67</text:p>
          </table:table-cell>
          <table:table-cell office:value-type="string">
            <text:p>France Bleu - Azur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azur/all/fbazur.mp3</text:p>
          </table:table-cell>
          <table:table-cell office:value-type="float" office:value="87114">
            <text:p>8711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951">
            <text:p>5951</text:p>
          </table:table-cell>
        </table:table-row>
        <table:table-row table:style-name="ro1">
          <table:table-cell office:value-type="float" office:value="538114">
            <text:p>538114</text:p>
          </table:table-cell>
          <table:table-cell office:value-type="float" office:value="67">
            <text:p>67</text:p>
          </table:table-cell>
          <table:table-cell office:value-type="string">
            <text:p>France Bleu - Basse Normandi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bassenormandie/all/fbbassenormandie.mp3</text:p>
          </table:table-cell>
          <table:table-cell office:value-type="float" office:value="87115">
            <text:p>8711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564">
            <text:p>7564</text:p>
          </table:table-cell>
        </table:table-row>
        <table:table-row table:style-name="ro1">
          <table:table-cell office:value-type="float" office:value="538115">
            <text:p>538115</text:p>
          </table:table-cell>
          <table:table-cell office:value-type="float" office:value="67">
            <text:p>67</text:p>
          </table:table-cell>
          <table:table-cell office:value-type="string">
            <text:p>France Bleu - Belfort Montbéliard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string">
            <text:p>http://95.81.146.2/fbbelfort/all/fbbelfort.mp3</text:p>
          </table:table-cell>
          <table:table-cell office:value-type="float" office:value="87116">
            <text:p>8711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538116">
            <text:p>538116</text:p>
          </table:table-cell>
          <table:table-cell office:value-type="float" office:value="67">
            <text:p>67</text:p>
          </table:table-cell>
          <table:table-cell office:value-type="string">
            <text:p>France Bleu - Berry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berry/all/fbberry.mp3</text:p>
          </table:table-cell>
          <table:table-cell office:value-type="float" office:value="87117">
            <text:p>8711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730">
            <text:p>5730</text:p>
          </table:table-cell>
        </table:table-row>
        <table:table-row table:style-name="ro1">
          <table:table-cell office:value-type="float" office:value="538117">
            <text:p>538117</text:p>
          </table:table-cell>
          <table:table-cell office:value-type="float" office:value="67">
            <text:p>67</text:p>
          </table:table-cell>
          <table:table-cell office:value-type="string">
            <text:p>France Bleu - Besançon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besancon/all/fbbesancon.mp3</text:p>
          </table:table-cell>
          <table:table-cell office:value-type="float" office:value="87118">
            <text:p>8711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38118">
            <text:p>538118</text:p>
          </table:table-cell>
          <table:table-cell office:value-type="float" office:value="67">
            <text:p>67</text:p>
          </table:table-cell>
          <table:table-cell office:value-type="string">
            <text:p>France Bleu - Bourgogn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bourgogne/all/fbbourgogne.mp3</text:p>
          </table:table-cell>
          <table:table-cell office:value-type="float" office:value="87119">
            <text:p>8711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452">
            <text:p>11452</text:p>
          </table:table-cell>
        </table:table-row>
        <table:table-row table:style-name="ro1">
          <table:table-cell office:value-type="float" office:value="538119">
            <text:p>538119</text:p>
          </table:table-cell>
          <table:table-cell office:value-type="float" office:value="67">
            <text:p>67</text:p>
          </table:table-cell>
          <table:table-cell office:value-type="string">
            <text:p>France Bleu - Breizh Izel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breizizel/all/fbbreizizel.mp3</text:p>
          </table:table-cell>
          <table:table-cell office:value-type="float" office:value="87120">
            <text:p>8712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538120">
            <text:p>538120</text:p>
          </table:table-cell>
          <table:table-cell office:value-type="float" office:value="67">
            <text:p>67</text:p>
          </table:table-cell>
          <table:table-cell office:value-type="string">
            <text:p>France Bleu - Champagn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champagne/all/fbchampagne.mp3</text:p>
          </table:table-cell>
          <table:table-cell office:value-type="float" office:value="87121">
            <text:p>8712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52">
            <text:p>4952</text:p>
          </table:table-cell>
        </table:table-row>
        <table:table-row table:style-name="ro1">
          <table:table-cell office:value-type="float" office:value="538121">
            <text:p>538121</text:p>
          </table:table-cell>
          <table:table-cell office:value-type="float" office:value="67">
            <text:p>67</text:p>
          </table:table-cell>
          <table:table-cell office:value-type="string">
            <text:p>France Bleu - Corse Frequenza Mora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http://95.81.146.2/fbfrequenzamora/all/fbfrequenzamora.mp3</text:p>
          </table:table-cell>
          <table:table-cell office:value-type="float" office:value="87122">
            <text:p>8712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044">
            <text:p>10044</text:p>
          </table:table-cell>
        </table:table-row>
        <table:table-row table:style-name="ro1">
          <table:table-cell office:value-type="float" office:value="538122">
            <text:p>538122</text:p>
          </table:table-cell>
          <table:table-cell office:value-type="float" office:value="67">
            <text:p>67</text:p>
          </table:table-cell>
          <table:table-cell office:value-type="string">
            <text:p>France Bleu - Cotentin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cotentin/all/fbcotentin.mp3</text:p>
          </table:table-cell>
          <table:table-cell office:value-type="float" office:value="87123">
            <text:p>8712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871">
            <text:p>9871</text:p>
          </table:table-cell>
        </table:table-row>
        <table:table-row table:style-name="ro1">
          <table:table-cell office:value-type="float" office:value="538123">
            <text:p>538123</text:p>
          </table:table-cell>
          <table:table-cell office:value-type="float" office:value="67">
            <text:p>67</text:p>
          </table:table-cell>
          <table:table-cell office:value-type="string">
            <text:p>France Bleu - Creus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creuse/all/fbcreuse.mp3</text:p>
          </table:table-cell>
          <table:table-cell office:value-type="float" office:value="87124">
            <text:p>8712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016">
            <text:p>5016</text:p>
          </table:table-cell>
        </table:table-row>
        <table:table-row table:style-name="ro1">
          <table:table-cell office:value-type="float" office:value="538124">
            <text:p>538124</text:p>
          </table:table-cell>
          <table:table-cell office:value-type="float" office:value="67">
            <text:p>67</text:p>
          </table:table-cell>
          <table:table-cell office:value-type="string">
            <text:p>France Bleu - Drôme Ardèch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dromeardeche/all/fbdromeardeche.mp3</text:p>
          </table:table-cell>
          <table:table-cell office:value-type="float" office:value="87125">
            <text:p>8712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302">
            <text:p>6302</text:p>
          </table:table-cell>
        </table:table-row>
        <table:table-row table:style-name="ro1">
          <table:table-cell office:value-type="float" office:value="538126">
            <text:p>538126</text:p>
          </table:table-cell>
          <table:table-cell office:value-type="float" office:value="67">
            <text:p>67</text:p>
          </table:table-cell>
          <table:table-cell office:value-type="string">
            <text:p>France Bleu - Gascogn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gascogne/all/fbgascogne.mp3</text:p>
          </table:table-cell>
          <table:table-cell office:value-type="float" office:value="87127">
            <text:p>8712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372">
            <text:p>9372</text:p>
          </table:table-cell>
        </table:table-row>
        <table:table-row table:style-name="ro1">
          <table:table-cell office:value-type="float" office:value="538127">
            <text:p>538127</text:p>
          </table:table-cell>
          <table:table-cell office:value-type="float" office:value="67">
            <text:p>67</text:p>
          </table:table-cell>
          <table:table-cell office:value-type="string">
            <text:p>France Bleu - Girond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gironde/all/fbgironde.mp3</text:p>
          </table:table-cell>
          <table:table-cell office:value-type="float" office:value="87128">
            <text:p>8712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054">
            <text:p>9054</text:p>
          </table:table-cell>
        </table:table-row>
        <table:table-row table:style-name="ro1">
          <table:table-cell office:value-type="float" office:value="538128">
            <text:p>538128</text:p>
          </table:table-cell>
          <table:table-cell office:value-type="float" office:value="67">
            <text:p>67</text:p>
          </table:table-cell>
          <table:table-cell office:value-type="string">
            <text:p>France Bleu - Haute-Normandi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hautenormandie/all/fbhautenormandie.mp3</text:p>
          </table:table-cell>
          <table:table-cell office:value-type="float" office:value="87129">
            <text:p>8712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538129">
            <text:p>538129</text:p>
          </table:table-cell>
          <table:table-cell office:value-type="float" office:value="67">
            <text:p>67</text:p>
          </table:table-cell>
          <table:table-cell office:value-type="string">
            <text:p>France Bleu - Hérault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herault/all/fbherault.mp3</text:p>
          </table:table-cell>
          <table:table-cell office:value-type="float" office:value="87130">
            <text:p>8713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857">
            <text:p>11857</text:p>
          </table:table-cell>
        </table:table-row>
        <table:table-row table:style-name="ro1">
          <table:table-cell office:value-type="float" office:value="538130">
            <text:p>538130</text:p>
          </table:table-cell>
          <table:table-cell office:value-type="float" office:value="67">
            <text:p>67</text:p>
          </table:table-cell>
          <table:table-cell office:value-type="string">
            <text:p>France Bleu - La Rochell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larochelle/all/fblarochelle.mp3</text:p>
          </table:table-cell>
          <table:table-cell office:value-type="float" office:value="87131">
            <text:p>8713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0706">
            <text:p>10706</text:p>
          </table:table-cell>
        </table:table-row>
        <table:table-row table:style-name="ro1">
          <table:table-cell office:value-type="float" office:value="538131">
            <text:p>538131</text:p>
          </table:table-cell>
          <table:table-cell office:value-type="float" office:value="67">
            <text:p>67</text:p>
          </table:table-cell>
          <table:table-cell office:value-type="string">
            <text:p>France Bleu - Limousin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limousin/all/fblimousin.mp3</text:p>
          </table:table-cell>
          <table:table-cell office:value-type="float" office:value="87132">
            <text:p>8713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58">
            <text:p>6258</text:p>
          </table:table-cell>
        </table:table-row>
        <table:table-row table:style-name="ro1">
          <table:table-cell office:value-type="float" office:value="538132">
            <text:p>538132</text:p>
          </table:table-cell>
          <table:table-cell office:value-type="float" office:value="67">
            <text:p>67</text:p>
          </table:table-cell>
          <table:table-cell office:value-type="string">
            <text:p>France Bleu - Loire Océan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loireocean/all/fbloireocean.mp3</text:p>
          </table:table-cell>
          <table:table-cell office:value-type="float" office:value="87133">
            <text:p>8713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538133">
            <text:p>538133</text:p>
          </table:table-cell>
          <table:table-cell office:value-type="float" office:value="67">
            <text:p>67</text:p>
          </table:table-cell>
          <table:table-cell office:value-type="string">
            <text:p>France Bleu - Lorraine Nord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lorrainenord/all/fblorrainenord.mp3</text:p>
          </table:table-cell>
          <table:table-cell office:value-type="float" office:value="87134">
            <text:p>8713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538134">
            <text:p>538134</text:p>
          </table:table-cell>
          <table:table-cell office:value-type="float" office:value="67">
            <text:p>67</text:p>
          </table:table-cell>
          <table:table-cell office:value-type="string">
            <text:p>France Bleu - Mayenn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mayenne/all/fbmayenne.mp3</text:p>
          </table:table-cell>
          <table:table-cell office:value-type="float" office:value="87135">
            <text:p>8713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office:value-type="float" office:value="538135">
            <text:p>538135</text:p>
          </table:table-cell>
          <table:table-cell office:value-type="float" office:value="67">
            <text:p>67</text:p>
          </table:table-cell>
          <table:table-cell office:value-type="string">
            <text:p>France Bleu - Nord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nord/all/fbnord.mp3</text:p>
          </table:table-cell>
          <table:table-cell office:value-type="float" office:value="87136">
            <text:p>8713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4690">
            <text:p>14690</text:p>
          </table:table-cell>
        </table:table-row>
        <table:table-row table:style-name="ro1">
          <table:table-cell office:value-type="float" office:value="538136">
            <text:p>538136</text:p>
          </table:table-cell>
          <table:table-cell office:value-type="float" office:value="67">
            <text:p>67</text:p>
          </table:table-cell>
          <table:table-cell office:value-type="string">
            <text:p>France Bleu - Orléans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orleans/all/fborleans.mp3</text:p>
          </table:table-cell>
          <table:table-cell office:value-type="float" office:value="87137">
            <text:p>8713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538137">
            <text:p>538137</text:p>
          </table:table-cell>
          <table:table-cell office:value-type="float" office:value="67">
            <text:p>67</text:p>
          </table:table-cell>
          <table:table-cell office:value-type="string">
            <text:p>France Bleu - Pays Basqu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paysbasque/all/fbpaysbasque.mp3</text:p>
          </table:table-cell>
          <table:table-cell office:value-type="float" office:value="87138">
            <text:p>8713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3120">
            <text:p>13120</text:p>
          </table:table-cell>
        </table:table-row>
        <table:table-row table:style-name="ro1">
          <table:table-cell office:value-type="float" office:value="538138">
            <text:p>538138</text:p>
          </table:table-cell>
          <table:table-cell office:value-type="float" office:value="67">
            <text:p>67</text:p>
          </table:table-cell>
          <table:table-cell office:value-type="string">
            <text:p>France Bleu - Pays d Auvergn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paysdauvergne/all/fbpaysdauvergne.mp3</text:p>
          </table:table-cell>
          <table:table-cell office:value-type="float" office:value="87139">
            <text:p>8713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33">
            <text:p>5633</text:p>
          </table:table-cell>
        </table:table-row>
        <table:table-row table:style-name="ro1">
          <table:table-cell office:value-type="float" office:value="538139">
            <text:p>538139</text:p>
          </table:table-cell>
          <table:table-cell office:value-type="float" office:value="67">
            <text:p>67</text:p>
          </table:table-cell>
          <table:table-cell office:value-type="string">
            <text:p>France Bleu - Pays de Savoi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paysdesavoie/all/fbpaysdesavoie.mp3</text:p>
          </table:table-cell>
          <table:table-cell office:value-type="float" office:value="87140">
            <text:p>8714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761">
            <text:p>7761</text:p>
          </table:table-cell>
        </table:table-row>
        <table:table-row table:style-name="ro1">
          <table:table-cell office:value-type="float" office:value="538140">
            <text:p>538140</text:p>
          </table:table-cell>
          <table:table-cell office:value-type="float" office:value="67">
            <text:p>67</text:p>
          </table:table-cell>
          <table:table-cell office:value-type="string">
            <text:p>France Bleu - Périgord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perigord/all/fbperigord.mp3</text:p>
          </table:table-cell>
          <table:table-cell office:value-type="float" office:value="87141">
            <text:p>8714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883">
            <text:p>4883</text:p>
          </table:table-cell>
        </table:table-row>
        <table:table-row table:style-name="ro1">
          <table:table-cell office:value-type="float" office:value="538141">
            <text:p>538141</text:p>
          </table:table-cell>
          <table:table-cell office:value-type="float" office:value="67">
            <text:p>67</text:p>
          </table:table-cell>
          <table:table-cell office:value-type="string">
            <text:p>France Bleu - Picardi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picardie/all/fbpicardie.mp3</text:p>
          </table:table-cell>
          <table:table-cell office:value-type="float" office:value="87142">
            <text:p>8714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8532">
            <text:p>8532</text:p>
          </table:table-cell>
        </table:table-row>
        <table:table-row table:style-name="ro1">
          <table:table-cell office:value-type="float" office:value="538142">
            <text:p>538142</text:p>
          </table:table-cell>
          <table:table-cell office:value-type="float" office:value="67">
            <text:p>67</text:p>
          </table:table-cell>
          <table:table-cell office:value-type="string">
            <text:p>France Bleu - Poitou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poitou/all/fbpoitou.mp3</text:p>
          </table:table-cell>
          <table:table-cell office:value-type="float" office:value="87143">
            <text:p>8714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788">
            <text:p>6788</text:p>
          </table:table-cell>
        </table:table-row>
        <table:table-row table:style-name="ro1">
          <table:table-cell office:value-type="float" office:value="538143">
            <text:p>538143</text:p>
          </table:table-cell>
          <table:table-cell office:value-type="float" office:value="67">
            <text:p>67</text:p>
          </table:table-cell>
          <table:table-cell office:value-type="string">
            <text:p>France Bleu - Provenc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provence/all/fbprovence.mp3</text:p>
          </table:table-cell>
          <table:table-cell office:value-type="float" office:value="87144">
            <text:p>8714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1747">
            <text:p>11747</text:p>
          </table:table-cell>
        </table:table-row>
        <table:table-row table:style-name="ro1">
          <table:table-cell office:value-type="float" office:value="538144">
            <text:p>538144</text:p>
          </table:table-cell>
          <table:table-cell office:value-type="float" office:value="67">
            <text:p>67</text:p>
          </table:table-cell>
          <table:table-cell office:value-type="string">
            <text:p>France Bleu - Roussillon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roussillon/all/fbroussillon.mp3</text:p>
          </table:table-cell>
          <table:table-cell office:value-type="float" office:value="87145">
            <text:p>8714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9324">
            <text:p>9324</text:p>
          </table:table-cell>
        </table:table-row>
        <table:table-row table:style-name="ro1">
          <table:table-cell office:value-type="float" office:value="538145">
            <text:p>538145</text:p>
          </table:table-cell>
          <table:table-cell office:value-type="float" office:value="67">
            <text:p>67</text:p>
          </table:table-cell>
          <table:table-cell office:value-type="string">
            <text:p>France Bleu - Sud Lorrain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sudlorraine/all/fbsudlorraine.mp3</text:p>
          </table:table-cell>
          <table:table-cell office:value-type="float" office:value="87146">
            <text:p>8714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454">
            <text:p>5454</text:p>
          </table:table-cell>
        </table:table-row>
        <table:table-row table:style-name="ro1">
          <table:table-cell office:value-type="float" office:value="538146">
            <text:p>538146</text:p>
          </table:table-cell>
          <table:table-cell office:value-type="float" office:value="67">
            <text:p>67</text:p>
          </table:table-cell>
          <table:table-cell office:value-type="string">
            <text:p>France Bleu - Tourain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touraine/all/fbtouraine.mp3</text:p>
          </table:table-cell>
          <table:table-cell office:value-type="float" office:value="87147">
            <text:p>8714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538147">
            <text:p>538147</text:p>
          </table:table-cell>
          <table:table-cell office:value-type="float" office:value="67">
            <text:p>67</text:p>
          </table:table-cell>
          <table:table-cell office:value-type="string">
            <text:p>France Bleu - Vaucluse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vaucluse/all/fbvaucluse.mp3</text:p>
          </table:table-cell>
          <table:table-cell office:value-type="float" office:value="87148">
            <text:p>8714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538148">
            <text:p>538148</text:p>
          </table:table-cell>
          <table:table-cell office:value-type="float" office:value="67">
            <text:p>67</text:p>
          </table:table-cell>
          <table:table-cell office:value-type="string">
            <text:p>Radio Scoop - FM Lyon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radioscoop.com</text:p>
          </table:table-cell>
          <table:table-cell office:value-type="float" office:value="90">
            <text:p>90</text:p>
          </table:table-cell>
          <table:table-cell office:value-type="float" office:value="2187">
            <text:p>2187</text:p>
          </table:table-cell>
          <table:table-cell office:value-type="string">
            <text:p>http://95.81.146.2/scooplyon/all/scooplyon-128k.mp3</text:p>
          </table:table-cell>
          <table:table-cell office:value-type="float" office:value="87149">
            <text:p>8714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565">
            <text:p>8565</text:p>
          </table:table-cell>
        </table:table-row>
        <table:table-row table:style-name="ro1">
          <table:table-cell office:value-type="float" office:value="538152">
            <text:p>538152</text:p>
          </table:table-cell>
          <table:table-cell office:value-type="float" office:value="67">
            <text:p>67</text:p>
          </table:table-cell>
          <table:table-cell office:value-type="string">
            <text:p>Roc FM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rocfm.com</text:p>
          </table:table-cell>
          <table:table-cell office:value-type="float" office:value="90">
            <text:p>90</text:p>
          </table:table-cell>
          <table:table-cell office:value-type="float" office:value="2134">
            <text:p>2134</text:p>
          </table:table-cell>
          <table:table-cell office:value-type="string">
            <text:p>http://95.81.146.2/rocfm/all/rocfm-128k.mp3</text:p>
          </table:table-cell>
          <table:table-cell office:value-type="float" office:value="87153">
            <text:p>87153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55000">
            <text:p>55000</text:p>
          </table:table-cell>
        </table:table-row>
        <table:table-row table:style-name="ro1">
          <table:table-cell office:value-type="float" office:value="538165">
            <text:p>538165</text:p>
          </table:table-cell>
          <table:table-cell office:value-type="float" office:value="67">
            <text:p>67</text:p>
          </table:table-cell>
          <table:table-cell office:value-type="string">
            <text:p>Cigale FM - Jazz, 70's, Blues</text:p>
          </table:table-cell>
          <table:table-cell office:value-type="float" office:value="1">
            <text:p>1</text:p>
          </table:table-cell>
          <table:table-cell office:value-type="string">
            <text:p>Reims</text:p>
          </table:table-cell>
          <table:table-cell office:value-type="string">
            <text:p>http://www.cigalefm.net</text:p>
          </table:table-cell>
          <table:table-cell office:value-type="float" office:value="90">
            <text:p>90</text:p>
          </table:table-cell>
          <table:table-cell office:value-type="float" office:value="538165">
            <text:p>538165</text:p>
          </table:table-cell>
          <table:table-cell office:value-type="string">
            <text:p>http://95.81.146.2/cigale/all/cigale.mp3</text:p>
          </table:table-cell>
          <table:table-cell office:value-type="float" office:value="87165">
            <text:p>8716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5912">
            <text:p>5912</text:p>
          </table:table-cell>
        </table:table-row>
        <table:table-row table:style-name="ro1">
          <table:table-cell office:value-type="float" office:value="538192">
            <text:p>538192</text:p>
          </table:table-cell>
          <table:table-cell office:value-type="float" office:value="67">
            <text:p>67</text:p>
          </table:table-cell>
          <table:table-cell office:value-type="string">
            <text:p>MplusM - Stream 4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plusm.fm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5.81.146.2/mam/all/mam-128k.mp3</text:p>
          </table:table-cell>
          <table:table-cell office:value-type="float" office:value="87189">
            <text:p>87189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8077">
            <text:p>8077</text:p>
          </table:table-cell>
        </table:table-row>
        <table:table-row table:style-name="ro1">
          <table:table-cell office:value-type="float" office:value="538193">
            <text:p>538193</text:p>
          </table:table-cell>
          <table:table-cell office:value-type="float" office:value="67">
            <text:p>67</text:p>
          </table:table-cell>
          <table:table-cell office:value-type="string">
            <text:p>EspaceFM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espacefm.com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95.81.146.2/espace/all/espace.mp3</text:p>
          </table:table-cell>
          <table:table-cell office:value-type="float" office:value="87190">
            <text:p>8719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0366">
            <text:p>10366</text:p>
          </table:table-cell>
        </table:table-row>
        <table:table-row table:style-name="ro1">
          <table:table-cell office:value-type="float" office:value="538195">
            <text:p>538195</text:p>
          </table:table-cell>
          <table:table-cell office:value-type="float" office:value="67">
            <text:p>67</text:p>
          </table:table-cell>
          <table:table-cell office:value-type="string">
            <text:p>RFO REUNION - Stream 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reunion.rfo.f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95.81.146.2/rfo/all/rfo_reunion-128k.mp3</text:p>
          </table:table-cell>
          <table:table-cell office:value-type="float" office:value="87191">
            <text:p>8719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053">
            <text:p>7053</text:p>
          </table:table-cell>
        </table:table-row>
        <table:table-row table:style-name="ro1">
          <table:table-cell office:value-type="float" office:value="538196">
            <text:p>538196</text:p>
          </table:table-cell>
          <table:table-cell office:value-type="float" office:value="67">
            <text:p>67</text:p>
          </table:table-cell>
          <table:table-cell office:value-type="string">
            <text:p>RFO Martinique - Stream 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martinique.rfo.fr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ttp://95.81.146.2/rfo/all/rfomartinique-128k.mp3</text:p>
          </table:table-cell>
          <table:table-cell office:value-type="float" office:value="87192">
            <text:p>8719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591">
            <text:p>6591</text:p>
          </table:table-cell>
        </table:table-row>
        <table:table-row table:style-name="ro1">
          <table:table-cell office:value-type="float" office:value="538197">
            <text:p>538197</text:p>
          </table:table-cell>
          <table:table-cell office:value-type="float" office:value="67">
            <text:p>67</text:p>
          </table:table-cell>
          <table:table-cell office:value-type="string">
            <text:p>France Bleu - Limousin a Tull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limousinatulle/all/fblimousinatulle.mp3</text:p>
          </table:table-cell>
          <table:table-cell office:value-type="float" office:value="87193">
            <text:p>8719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704">
            <text:p>3704</text:p>
          </table:table-cell>
        </table:table-row>
        <table:table-row table:style-name="ro1">
          <table:table-cell office:value-type="float" office:value="538198">
            <text:p>538198</text:p>
          </table:table-cell>
          <table:table-cell office:value-type="float" office:value="67">
            <text:p>67</text:p>
          </table:table-cell>
          <table:table-cell office:value-type="string">
            <text:p>Monte Carlo Doualiya Bas Debit - Stream 4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c-doualiy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5.81.146.2/montecarlodoualiya/all/montecarlodoualiya-128k.mp3</text:p>
          </table:table-cell>
          <table:table-cell office:value-type="float" office:value="87194">
            <text:p>8719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286">
            <text:p>6286</text:p>
          </table:table-cell>
        </table:table-row>
        <table:table-row table:style-name="ro1">
          <table:table-cell office:value-type="float" office:value="538200">
            <text:p>538200</text:p>
          </table:table-cell>
          <table:table-cell office:value-type="float" office:value="67">
            <text:p>67</text:p>
          </table:table-cell>
          <table:table-cell office:value-type="string">
            <text:p>RFO Guadeloupe - Stream 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http://guadeloupe.rfo.fr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ttp://95.81.146.2/rfo/all/rfoguadeloupe-128k.mp3</text:p>
          </table:table-cell>
          <table:table-cell office:value-type="float" office:value="87196">
            <text:p>871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621">
            <text:p>8621</text:p>
          </table:table-cell>
        </table:table-row>
        <table:table-row table:style-name="ro1">
          <table:table-cell office:value-type="float" office:value="538201">
            <text:p>538201</text:p>
          </table:table-cell>
          <table:table-cell office:value-type="float" office:value="67">
            <text:p>67</text:p>
          </table:table-cell>
          <table:table-cell office:value-type="string">
            <text:p>France Bleu - Iser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isere/all/fbisere.mp3</text:p>
          </table:table-cell>
          <table:table-cell office:value-type="float" office:value="87197">
            <text:p>8719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538202">
            <text:p>538202</text:p>
          </table:table-cell>
          <table:table-cell office:value-type="float" office:value="67">
            <text:p>67</text:p>
          </table:table-cell>
          <table:table-cell office:value-type="string">
            <text:p>France Bleu - Elsass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elsass/all/fbelsass.mp3</text:p>
          </table:table-cell>
          <table:table-cell office:value-type="float" office:value="87198">
            <text:p>8719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792">
            <text:p>3792</text:p>
          </table:table-cell>
        </table:table-row>
        <table:table-row table:style-name="ro1">
          <table:table-cell office:value-type="float" office:value="538203">
            <text:p>538203</text:p>
          </table:table-cell>
          <table:table-cell office:value-type="float" office:value="67">
            <text:p>67</text:p>
          </table:table-cell>
          <table:table-cell office:value-type="string">
            <text:p>France Bleu - Haute Normandie Evreux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hautenormandieaevreux/all/fbhautenormandieaevreux.mp3</text:p>
          </table:table-cell>
          <table:table-cell office:value-type="float" office:value="87199">
            <text:p>8719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38204">
            <text:p>538204</text:p>
          </table:table-cell>
          <table:table-cell office:value-type="float" office:value="67">
            <text:p>67</text:p>
          </table:table-cell>
          <table:table-cell office:value-type="string">
            <text:p>France Bleu - Bearn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bearn/all/fbbearn.mp3</text:p>
          </table:table-cell>
          <table:table-cell office:value-type="float" office:value="87200">
            <text:p>8720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360">
            <text:p>3360</text:p>
          </table:table-cell>
        </table:table-row>
        <table:table-row table:style-name="ro1">
          <table:table-cell office:value-type="float" office:value="538205">
            <text:p>538205</text:p>
          </table:table-cell>
          <table:table-cell office:value-type="float" office:value="67">
            <text:p>67</text:p>
          </table:table-cell>
          <table:table-cell office:value-type="string">
            <text:p>France Bleu - Loire Ocean a La Roche-sur-Yon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loireoceanalarochesuryon/all/fbloireoceanalarochesuryon.mp3</text:p>
          </table:table-cell>
          <table:table-cell office:value-type="float" office:value="87201">
            <text:p>8720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38206">
            <text:p>538206</text:p>
          </table:table-cell>
          <table:table-cell office:value-type="float" office:value="67">
            <text:p>67</text:p>
          </table:table-cell>
          <table:table-cell office:value-type="string">
            <text:p>Monte Carlo Doualiya - Fil Misical - Stream 4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c-doualiya.com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ttp://95.81.146.2/montecarlodoualiyafilmusical/all/montecarlodoualiyafilmusical-128k.mp3</text:p>
          </table:table-cell>
          <table:table-cell office:value-type="float" office:value="87202">
            <text:p>8720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8537">
            <text:p>8537</text:p>
          </table:table-cell>
        </table:table-row>
        <table:table-row table:style-name="ro1">
          <table:table-cell office:value-type="float" office:value="538219">
            <text:p>538219</text:p>
          </table:table-cell>
          <table:table-cell office:value-type="float" office:value="67">
            <text:p>67</text:p>
          </table:table-cell>
          <table:table-cell office:value-type="string">
            <text:p>URBAN MIX by Goom Radio - La 1ère radio urbaine en son HD ! - Stream 4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goomradio.com</text:p>
          </table:table-cell>
          <table:table-cell office:value-type="float" office:value="80">
            <text:p>80</text:p>
          </table:table-cell>
          <table:table-cell office:value-type="float" office:value="44582">
            <text:p>44582</text:p>
          </table:table-cell>
          <table:table-cell office:value-type="string">
            <text:p>http://95.81.146.2/3265/urban-mix/urban-mix-clean.mp3</text:p>
          </table:table-cell>
          <table:table-cell office:value-type="float" office:value="87215">
            <text:p>8721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538">
            <text:p>6538</text:p>
          </table:table-cell>
        </table:table-row>
        <table:table-row table:style-name="ro1">
          <table:table-cell office:value-type="float" office:value="538220">
            <text:p>538220</text:p>
          </table:table-cell>
          <table:table-cell office:value-type="float" office:value="67">
            <text:p>67</text:p>
          </table:table-cell>
          <table:table-cell office:value-type="string">
            <text:p>France Bleu - Maine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sites.radiofrance.fr/chaines/france-bleu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http://95.81.146.2/fbmaine/all/fbmaine.mp3</text:p>
          </table:table-cell>
          <table:table-cell office:value-type="float" office:value="87216">
            <text:p>8721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38222">
            <text:p>538222</text:p>
          </table:table-cell>
          <table:table-cell office:value-type="float" office:value="67">
            <text:p>67</text:p>
          </table:table-cell>
          <table:table-cell office:value-type="string">
            <text:p>COLLINES - Stream 4</text:p>
          </table:table-cell>
          <table:table-cell office:value-type="float" office:value="1">
            <text:p>1</text:p>
          </table:table-cell>
          <table:table-cell office:value-type="string">
            <text:p>Marques</text:p>
          </table:table-cell>
          <table:table-cell office:value-type="string">
            <text:p>http://www.collinesfm.net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ttp://95.81.146.2/collinesfm/all/collines.mp3</text:p>
          </table:table-cell>
          <table:table-cell office:value-type="float" office:value="87218">
            <text:p>8721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538227">
            <text:p>538227</text:p>
          </table:table-cell>
          <table:table-cell office:value-type="float" office:value="67">
            <text:p>67</text:p>
          </table:table-cell>
          <table:table-cell office:value-type="string">
            <text:p>France info 64K - Stream 4</text:p>
          </table:table-cell>
          <table:table-cell office:value-type="float" office:value="1">
            <text:p>1</text:p>
          </table:table-cell>
          <table:table-cell office:value-type="string">
            <text:p>Paris</text:p>
          </table:table-cell>
          <table:table-cell office:value-type="string">
            <text:p>http://www.franceinfo.fr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string">
            <text:p>http://95.81.146.2/franceinfo/all/franceinfo.mp3</text:p>
          </table:table-cell>
          <table:table-cell office:value-type="float" office:value="87223">
            <text:p>8722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float" office:value="538267">
            <text:p>538267</text:p>
          </table:table-cell>
          <table:table-cell office:value-type="float" office:value="67">
            <text:p>67</text:p>
          </table:table-cell>
          <table:table-cell office:value-type="string">
            <text:p>NRJ Master Mix Finland -V4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nrj.fi</text:p>
          </table:table-cell>
          <table:table-cell office:value-type="float" office:value="90">
            <text:p>90</text:p>
          </table:table-cell>
          <table:table-cell office:value-type="float" office:value="11">
            <text:p>11</text:p>
          </table:table-cell>
          <table:table-cell office:value-type="string">
            <text:p>http://95.81.146.2/nrj_mastermix/all/nrj_163522.mp3</text:p>
          </table:table-cell>
          <table:table-cell office:value-type="float" office:value="87256">
            <text:p>8725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6997">
            <text:p>6997</text:p>
          </table:table-cell>
        </table:table-row>
        <table:table-row table:style-name="ro1">
          <table:table-cell office:value-type="float" office:value="538288">
            <text:p>538288</text:p>
          </table:table-cell>
          <table:table-cell office:value-type="float" office:value="67">
            <text:p>67</text:p>
          </table:table-cell>
          <table:table-cell office:value-type="string">
            <text:p>GoldFM - La radio des Girondins - Stream 4</text:p>
          </table:table-cell>
          <table:table-cell office:value-type="float" office:value="1">
            <text:p>1</text:p>
          </table:table-cell>
          <table:table-cell office:value-type="string">
            <text:p>Bordeaux</text:p>
          </table:table-cell>
          <table:table-cell office:value-type="string">
            <text:p>http://www.goldfm.fr</text:p>
          </table:table-cell>
          <table:table-cell office:value-type="float" office:value="85">
            <text:p>85</text:p>
          </table:table-cell>
          <table:table-cell office:value-type="float" office:value="278251">
            <text:p>278251</text:p>
          </table:table-cell>
          <table:table-cell office:value-type="string">
            <text:p>http://95.81.146.2/goldfm/all/goldfm.mp3</text:p>
          </table:table-cell>
          <table:table-cell office:value-type="float" office:value="87275">
            <text:p>8727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474">
            <text:p>7474</text:p>
          </table:table-cell>
        </table:table-row>
        <table:table-row table:style-name="ro1">
          <table:table-cell office:value-type="float" office:value="538289">
            <text:p>538289</text:p>
          </table:table-cell>
          <table:table-cell office:value-type="float" office:value="67">
            <text:p>67</text:p>
          </table:table-cell>
          <table:table-cell office:value-type="string">
            <text:p>Willem Air By Christophe Willem - Stream 4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goomradio.fr/radio/willem-air</text:p>
          </table:table-cell>
          <table:table-cell office:value-type="float" office:value="90">
            <text:p>90</text:p>
          </table:table-cell>
          <table:table-cell office:value-type="float" office:value="401338">
            <text:p>401338</text:p>
          </table:table-cell>
          <table:table-cell office:value-type="string">
            <text:p>http://95.81.146.2/3305/goom_1/goom_1.mp3</text:p>
          </table:table-cell>
          <table:table-cell office:value-type="float" office:value="87276">
            <text:p>8727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8290">
            <text:p>538290</text:p>
          </table:table-cell>
          <table:table-cell office:value-type="float" office:value="67">
            <text:p>67</text:p>
          </table:table-cell>
          <table:table-cell office:value-type="string">
            <text:p>Funk by DJ Abdel - Stream 4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radioways.com</text:p>
          </table:table-cell>
          <table:table-cell office:value-type="float" office:value="90">
            <text:p>90</text:p>
          </table:table-cell>
          <table:table-cell office:value-type="float" office:value="401337">
            <text:p>401337</text:p>
          </table:table-cell>
          <table:table-cell office:value-type="string">
            <text:p>http://95.81.146.2/3311/goom_4/goom_4.mp3</text:p>
          </table:table-cell>
          <table:table-cell office:value-type="float" office:value="87277">
            <text:p>8727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1124">
            <text:p>11124</text:p>
          </table:table-cell>
        </table:table-row>
        <table:table-row table:style-name="ro1">
          <table:table-cell office:value-type="float" office:value="538292">
            <text:p>538292</text:p>
          </table:table-cell>
          <table:table-cell office:value-type="float" office:value="67">
            <text:p>67</text:p>
          </table:table-cell>
          <table:table-cell office:value-type="string">
            <text:p>Radio Jerico - Ensemble d'un bout du monde à l'autre - Stream 4</text:p>
          </table:table-cell>
          <table:table-cell office:value-type="float" office:value="1">
            <text:p>1</text:p>
          </table:table-cell>
          <table:table-cell office:value-type="string">
            <text:p>metz</text:p>
          </table:table-cell>
          <table:table-cell office:value-type="string">
            <text:p>http://www.radiojerico.com</text:p>
          </table:table-cell>
          <table:table-cell office:value-type="float" office:value="85">
            <text:p>85</text:p>
          </table:table-cell>
          <table:table-cell office:value-type="float" office:value="401321">
            <text:p>401321</text:p>
          </table:table-cell>
          <table:table-cell office:value-type="string">
            <text:p>http://95.81.146.2/jerico/all/jerico.mp3</text:p>
          </table:table-cell>
          <table:table-cell office:value-type="float" office:value="87278">
            <text:p>8727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538299">
            <text:p>538299</text:p>
          </table:table-cell>
          <table:table-cell office:value-type="float" office:value="42">
            <text:p>42</text:p>
          </table:table-cell>
          <table:table-cell office:value-type="string">
            <text:p>Funny CFUN Radio</text:p>
          </table:table-cell>
          <table:table-cell office:value-type="float" office:value="2">
            <text:p>2</text:p>
          </table:table-cell>
          <table:table-cell office:value-type="string">
            <text:p>Deux-Montagne</text:p>
          </table:table-cell>
          <table:table-cell office:value-type="string">
            <text:p>http://cfunradio.ca</text:p>
          </table:table-cell>
          <table:table-cell office:value-type="float" office:value="90">
            <text:p>90</text:p>
          </table:table-cell>
          <table:table-cell office:value-type="float" office:value="538299">
            <text:p>538299</text:p>
          </table:table-cell>
          <table:table-cell office:value-type="string">
            <text:p>http://stream1.zoneplus.ca:8000/;stream.mp3</text:p>
          </table:table-cell>
          <table:table-cell office:value-type="float" office:value="87282">
            <text:p>8728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538305">
            <text:p>538305</text:p>
          </table:table-cell>
          <table:table-cell office:value-type="float" office:value="2">
            <text:p>2</text:p>
          </table:table-cell>
          <table:table-cell office:value-type="string">
            <text:p>Radio Coupo Santo - Occitan &amp; Provencal culture - Musique Occitane</text:p>
          </table:table-cell>
          <table:table-cell office:value-type="float" office:value="2">
            <text:p>2</text:p>
          </table:table-cell>
          <table:table-cell office:value-type="string">
            <text:p>Avignon</text:p>
          </table:table-cell>
          <table:table-cell office:value-type="string">
            <text:p>http://www.imagine-tours.net/RadioCoupoSanto.html</text:p>
          </table:table-cell>
          <table:table-cell office:value-type="float" office:value="85">
            <text:p>85</text:p>
          </table:table-cell>
          <table:table-cell office:value-type="float" office:value="538305">
            <text:p>538305</text:p>
          </table:table-cell>
          <table:table-cell office:value-type="string">
            <text:p>http://188.165.193.62:8102/;stream.mp3</text:p>
          </table:table-cell>
          <table:table-cell office:value-type="float" office:value="87286">
            <text:p>8728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538318">
            <text:p>538318</text:p>
          </table:table-cell>
          <table:table-cell office:value-type="float" office:value="67">
            <text:p>67</text:p>
          </table:table-cell>
          <table:table-cell office:value-type="string">
            <text:p>NETRADIO - Et La Musique Devient Plus NET !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netradio.fr</text:p>
          </table:table-cell>
          <table:table-cell office:value-type="float" office:value="80">
            <text:p>80</text:p>
          </table:table-cell>
          <table:table-cell office:value-type="float" office:value="538318">
            <text:p>538318</text:p>
          </table:table-cell>
          <table:table-cell office:value-type="string">
            <text:p>http://www.netradio.fr:8000/;stream.mp3</text:p>
          </table:table-cell>
          <table:table-cell office:value-type="float" office:value="87296">
            <text:p>87296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538320">
            <text:p>538320</text:p>
          </table:table-cell>
          <table:table-cell office:value-type="float" office:value="67">
            <text:p>67</text:p>
          </table:table-cell>
          <table:table-cell office:value-type="string">
            <text:p>Neptune FM - Ecoutez et découvrez !</text:p>
          </table:table-cell>
          <table:table-cell office:value-type="float" office:value="1">
            <text:p>1</text:p>
          </table:table-cell>
          <table:table-cell office:value-type="string">
            <text:p>Ile d'Yeu</text:p>
          </table:table-cell>
          <table:table-cell office:value-type="string">
            <text:p>http://www.neptunefm.com</text:p>
          </table:table-cell>
          <table:table-cell office:value-type="float" office:value="90">
            <text:p>90</text:p>
          </table:table-cell>
          <table:table-cell office:value-type="float" office:value="538320">
            <text:p>538320</text:p>
          </table:table-cell>
          <table:table-cell office:value-type="string">
            <text:p>http://91.121.29.128:8040/;stream.mp3</text:p>
          </table:table-cell>
          <table:table-cell office:value-type="float" office:value="87298">
            <text:p>87298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538339">
            <text:p>538339</text:p>
          </table:table-cell>
          <table:table-cell office:value-type="float" office:value="67">
            <text:p>67</text:p>
          </table:table-cell>
          <table:table-cell office:value-type="string">
            <text:p>RADIO SERVICE - La radio du grand sud avec son VZ40</text:p>
          </table:table-cell>
          <table:table-cell office:value-type="float" office:value="2">
            <text:p>2</text:p>
          </table:table-cell>
          <table:table-cell office:value-type="string">
            <text:p>Marseille</text:p>
          </table:table-cell>
          <table:table-cell office:value-type="string">
            <text:p>http://radioservice.unblog.fr</text:p>
          </table:table-cell>
          <table:table-cell office:value-type="float" office:value="90">
            <text:p>90</text:p>
          </table:table-cell>
          <table:table-cell office:value-type="float" office:value="538339">
            <text:p>538339</text:p>
          </table:table-cell>
          <table:table-cell office:value-type="string">
            <text:p>http://serveur2.wanastream.com:46100/;stream.mp3</text:p>
          </table:table-cell>
          <table:table-cell office:value-type="float" office:value="87314">
            <text:p>8731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546373">
            <text:p>546373</text:p>
          </table:table-cell>
          <table:table-cell office:value-type="float" office:value="67">
            <text:p>67</text:p>
          </table:table-cell>
          <table:table-cell office:value-type="string">
            <text:p>M2 MIX : ONLY DJs &amp; ELECTRO-mp3-128K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2radio.fr</text:p>
          </table:table-cell>
          <table:table-cell office:value-type="float" office:value="75">
            <text:p>75</text:p>
          </table:table-cell>
          <table:table-cell office:value-type="float" office:value="3207">
            <text:p>3207</text:p>
          </table:table-cell>
          <table:table-cell office:value-type="string">
            <text:p>http://sun.m2stream.fr:443/;stream.mp3</text:p>
          </table:table-cell>
          <table:table-cell office:value-type="float" office:value="87321">
            <text:p>87321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546378">
            <text:p>546378</text:p>
          </table:table-cell>
          <table:table-cell office:value-type="float" office:value="67">
            <text:p>67</text:p>
          </table:table-cell>
          <table:table-cell office:value-type="string">
            <text:p>M2 SUNSHINE : ONLY REGGAE &amp; DANCEHALL-mp3-128K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2radio.fr</text:p>
          </table:table-cell>
          <table:table-cell office:value-type="float" office:value="75">
            <text:p>75</text:p>
          </table:table-cell>
          <table:table-cell office:value-type="float" office:value="3207">
            <text:p>3207</text:p>
          </table:table-cell>
          <table:table-cell office:value-type="string">
            <text:p>http://sun.m2stream.fr:8000/;stream.mp3</text:p>
          </table:table-cell>
          <table:table-cell office:value-type="float" office:value="87322">
            <text:p>8732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46379">
            <text:p>546379</text:p>
          </table:table-cell>
          <table:table-cell office:value-type="float" office:value="67">
            <text:p>67</text:p>
          </table:table-cell>
          <table:table-cell office:value-type="string">
            <text:p>M2 SUNSHINE : ONLY REGGAE &amp; DANCEHALL-mp3-128K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2radio.fr</text:p>
          </table:table-cell>
          <table:table-cell office:value-type="float" office:value="75">
            <text:p>75</text:p>
          </table:table-cell>
          <table:table-cell office:value-type="float" office:value="3207">
            <text:p>3207</text:p>
          </table:table-cell>
          <table:table-cell office:value-type="string">
            <text:p>http://91.121.91.110:8000/;stream.mp3</text:p>
          </table:table-cell>
          <table:table-cell office:value-type="float" office:value="87323">
            <text:p>87323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546380">
            <text:p>546380</text:p>
          </table:table-cell>
          <table:table-cell office:value-type="float" office:value="67">
            <text:p>67</text:p>
          </table:table-cell>
          <table:table-cell office:value-type="string">
            <text:p>M2 SUNSHINE : ONLY REGGAE &amp; DANCEHALL-mp3-128K</text:p>
          </table:table-cell>
          <table:table-cell office:value-type="float" office:value="2">
            <text:p>2</text:p>
          </table:table-cell>
          <table:table-cell office:value-type="string">
            <text:p>Paris</text:p>
          </table:table-cell>
          <table:table-cell office:value-type="string">
            <text:p>http://www.m2radio.fr</text:p>
          </table:table-cell>
          <table:table-cell office:value-type="float" office:value="75">
            <text:p>75</text:p>
          </table:table-cell>
          <table:table-cell office:value-type="float" office:value="3207">
            <text:p>3207</text:p>
          </table:table-cell>
          <table:table-cell office:value-type="string">
            <text:p>http://aelita.m2stream.fr:8000/;stream.mp3</text:p>
          </table:table-cell>
          <table:table-cell office:value-type="float" office:value="87324">
            <text:p>8732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546428">
            <text:p>546428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fire-dtc-aa01.stream.aol.com/stream/1024</text:p>
          </table:table-cell>
          <table:table-cell office:value-type="float" office:value="87325">
            <text:p>8732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546429">
            <text:p>546429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-rly.181.fm/stream/1024</text:p>
          </table:table-cell>
          <table:table-cell office:value-type="float" office:value="87326">
            <text:p>87326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546430">
            <text:p>546430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fire-dtc-aa03.stream.aol.com/stream/1024</text:p>
          </table:table-cell>
          <table:table-cell office:value-type="float" office:value="87327">
            <text:p>87327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546434">
            <text:p>546434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fire-mtc-aa01.stream.aol.com/stream/1024</text:p>
          </table:table-cell>
          <table:table-cell office:value-type="float" office:value="87330">
            <text:p>8733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546435">
            <text:p>546435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fire-mtc-aa02.stream.aol.com/stream/1024</text:p>
          </table:table-cell>
          <table:table-cell office:value-type="float" office:value="87331">
            <text:p>8733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546436">
            <text:p>546436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fire-mtc-aa03.stream.aol.com/stream/1024</text:p>
          </table:table-cell>
          <table:table-cell office:value-type="float" office:value="87332">
            <text:p>8733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546440">
            <text:p>546440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fire-ntc-aa02.stream.aol.com/stream/1024</text:p>
          </table:table-cell>
          <table:table-cell office:value-type="float" office:value="87336">
            <text:p>87336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546441">
            <text:p>546441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fire-ntc-aa03.stream.aol.com/stream/1024</text:p>
          </table:table-cell>
          <table:table-cell office:value-type="float" office:value="87337">
            <text:p>87337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46442">
            <text:p>546442</text:p>
          </table:table-cell>
          <table:table-cell office:value-type="float" office:value="64">
            <text:p>64</text:p>
          </table:table-cell>
          <table:table-cell office:value-type="string">
            <text:p>Di - eurodance - Digitally Imported qs- best sounds of this stuff right her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string">
            <text:p>http://scfire-ntc-aa04.stream.aol.com/stream/1024</text:p>
          </table:table-cell>
          <table:table-cell office:value-type="float" office:value="87338">
            <text:p>87338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46459">
            <text:p>546459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205.188.215.228:8008/;stream.mp3</text:p>
          </table:table-cell>
          <table:table-cell office:value-type="float" office:value="87344">
            <text:p>87344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546460">
            <text:p>546460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fire-dtc-aa01.stream.aol.com/stream/1003</text:p>
          </table:table-cell>
          <table:table-cell office:value-type="float" office:value="87345">
            <text:p>8734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546461">
            <text:p>546461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fire-dtc-aa03.stream.aol.com/stream/1003</text:p>
          </table:table-cell>
          <table:table-cell office:value-type="float" office:value="87346">
            <text:p>87346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546465">
            <text:p>546465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fire-mtc-aa01.stream.aol.com/stream/1003</text:p>
          </table:table-cell>
          <table:table-cell office:value-type="float" office:value="87349">
            <text:p>87349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546466">
            <text:p>546466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fire-mtc-aa02.stream.aol.com/stream/1003</text:p>
          </table:table-cell>
          <table:table-cell office:value-type="float" office:value="87350">
            <text:p>8735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546467">
            <text:p>546467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fire-mtc-aa03.stream.aol.com/stream/1003</text:p>
          </table:table-cell>
          <table:table-cell office:value-type="float" office:value="87351">
            <text:p>8735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546471">
            <text:p>546471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fire-ntc-aa02.stream.aol.com/stream/1003</text:p>
          </table:table-cell>
          <table:table-cell office:value-type="float" office:value="87355">
            <text:p>8735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546472">
            <text:p>546472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fire-ntc-aa03.stream.aol.com/stream/1003</text:p>
          </table:table-cell>
          <table:table-cell office:value-type="float" office:value="87356">
            <text:p>87356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546473">
            <text:p>546473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fire-ntc-aa04.stream.aol.com/stream/1003</text:p>
          </table:table-cell>
          <table:table-cell office:value-type="float" office:value="87357">
            <text:p>87357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546478">
            <text:p>546478</text:p>
          </table:table-cell>
          <table:table-cell office:value-type="float" office:value="64">
            <text:p>64</text:p>
          </table:table-cell>
          <table:table-cell office:value-type="string">
            <text:p>Di - trance - Digitally Imported - we can't define it!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string">
            <text:p>http://sc-rly.181.fm/stream/1003</text:p>
          </table:table-cell>
          <table:table-cell office:value-type="float" office:value="87362">
            <text:p>8736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546484">
            <text:p>546484</text:p>
          </table:table-cell>
          <table:table-cell office:value-type="float" office:value="64">
            <text:p>64</text:p>
          </table:table-cell>
          <table:table-cell office:value-type="string">
            <text:p>Di - vocal trance - Digitally Imported - a fusion of trance, dance, and chi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string">
            <text:p>http://scfire-dtc-aa01.stream.aol.com/stream/1065</text:p>
          </table:table-cell>
          <table:table-cell office:value-type="float" office:value="87364">
            <text:p>8736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546485">
            <text:p>546485</text:p>
          </table:table-cell>
          <table:table-cell office:value-type="float" office:value="64">
            <text:p>64</text:p>
          </table:table-cell>
          <table:table-cell office:value-type="string">
            <text:p>Di - vocal trance - Digitally Imported - a fusion of trance, dance, and chi-mp3-96K</text:p>
          </table:table-cell>
          <table:table-cell office:value-type="float" office:value="2">
            <text:p>2</text:p>
          </table:table-cell>
          <table:table-cell office:value-type="string">
            <text:p>New York</text:p>
          </table:table-cell>
          <table:table-cell office:value-type="string">
            <text:p>http://www.di.fm</text:p>
          </table:table-cell>
          <table:table-cell office:value-type="float" office:value="75">
            <text:p>75</text:p>
          </table:table-cell>
          <table:table-cell office:value-type="float" office:value="62">
            <text:p>62</text:p>
          </table:table-cell>
          <table:table-cell office:value-type="string">
            <text:p>http://scfire-dtc-aa02.stream.aol.com/stream/1065</text:p>
          </table:table-cell>
          <table:table-cell office:value-type="float" office:value="87365">
            <text:p>8736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</table:table-row>
      </table:table>
      <table:table table:name="streams" table:style-name="ta1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p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p4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pg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v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ut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o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C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A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A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V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V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orb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V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as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p4v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PEG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PEG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A-AS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U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v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v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ip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p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A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wf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M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lc-H.2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x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G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ac+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trc</text:p>
          </table:table-cell>
        </table:table-row>
      </table:table>
      <table:table table:name="country" table:style-name="ta1"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ntinent_id</text:p>
          </table:table-cell>
          <table:table-cell office:value-type="string">
            <text:p>sigle</text:p>
          </table:table-cell>
          <table:table-cell office:value-type="string">
            <text:p>fr</text:p>
          </table:table-cell>
          <table:table-cell office:value-type="string">
            <text:p>uk</text:p>
          </table:table-cell>
          <table:table-cell office:value-type="string">
            <text:p>es</text:p>
          </table:table-cell>
          <table:table-cell office:value-type="string">
            <text:p>d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ZA</text:p>
          </table:table-cell>
          <table:table-cell office:value-type="string">
            <text:p>Afrique du Sud</text:p>
          </table:table-cell>
          <table:table-cell office:value-type="string">
            <text:p>South Africa</text:p>
          </table:table-cell>
          <table:table-cell office:value-type="string">
            <text:p>África del Sur</text:p>
          </table:table-cell>
          <table:table-cell office:value-type="string">
            <text:p>Südafrik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DE</text:p>
          </table:table-cell>
          <table:table-cell office:value-type="string">
            <text:p>Allemagne</text:p>
          </table:table-cell>
          <table:table-cell office:value-type="string">
            <text:p>Germany</text:p>
          </table:table-cell>
          <table:table-cell office:value-type="string">
            <text:p>Alemania</text:p>
          </table:table-cell>
          <table:table-cell office:value-type="string">
            <text:p>Deutschlan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AR</text:p>
          </table:table-cell>
          <table:table-cell office:value-type="string">
            <text:p>Argentine</text:p>
          </table:table-cell>
          <table:table-cell table:number-columns-repeated="2" office:value-type="string">
            <text:p>Argentina</text:p>
          </table:table-cell>
          <table:table-cell office:value-type="string">
            <text:p>Argentinien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AT</text:p>
          </table:table-cell>
          <table:table-cell office:value-type="string">
            <text:p>Autriche</text:p>
          </table:table-cell>
          <table:table-cell table:number-columns-repeated="2" office:value-type="string">
            <text:p>Austria</text:p>
          </table:table-cell>
          <table:table-cell office:value-type="string">
            <text:p>Österreich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BE</text:p>
          </table:table-cell>
          <table:table-cell office:value-type="string">
            <text:p>Belgique</text:p>
          </table:table-cell>
          <table:table-cell office:value-type="string">
            <text:p>Belgium</text:p>
          </table:table-cell>
          <table:table-cell office:value-type="string">
            <text:p>Bélgica</text:p>
          </table:table-cell>
          <table:table-cell office:value-type="string">
            <text:p>Belgien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BO</text:p>
          </table:table-cell>
          <table:table-cell office:value-type="string">
            <text:p>Bolivie</text:p>
          </table:table-cell>
          <table:table-cell table:number-columns-repeated="2" office:value-type="string">
            <text:p>Bolivia</text:p>
          </table:table-cell>
          <table:table-cell office:value-type="string">
            <text:p>Bolivien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BR</text:p>
          </table:table-cell>
          <table:table-cell office:value-type="string">
            <text:p>Brésil</text:p>
          </table:table-cell>
          <table:table-cell office:value-type="string">
            <text:p>Brazil</text:p>
          </table:table-cell>
          <table:table-cell office:value-type="string">
            <text:p>Brasil</text:p>
          </table:table-cell>
          <table:table-cell office:value-type="string">
            <text:p>Brasilien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CA</text:p>
          </table:table-cell>
          <table:table-cell table:number-columns-repeated="2" office:value-type="string">
            <text:p>Canada</text:p>
          </table:table-cell>
          <table:table-cell office:value-type="string">
            <text:p>Canadá</text:p>
          </table:table-cell>
          <table:table-cell office:value-type="string">
            <text:p>Kanada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CL</text:p>
          </table:table-cell>
          <table:table-cell office:value-type="string">
            <text:p>Chili</text:p>
          </table:table-cell>
          <table:table-cell table:number-columns-repeated="3" office:value-type="string">
            <text:p>Chil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string">
            <text:p>KR</text:p>
          </table:table-cell>
          <table:table-cell office:value-type="string">
            <text:p>Corée du Sud</text:p>
          </table:table-cell>
          <table:table-cell office:value-type="string">
            <text:p>South Korea</text:p>
          </table:table-cell>
          <table:table-cell office:value-type="string">
            <text:p>Corea del Sur</text:p>
          </table:table-cell>
          <table:table-cell office:value-type="string">
            <text:p>Südkorea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string">
            <text:p>HR</text:p>
          </table:table-cell>
          <table:table-cell office:value-type="string">
            <text:p>Croatie</text:p>
          </table:table-cell>
          <table:table-cell office:value-type="string">
            <text:p>Croatia</text:p>
          </table:table-cell>
          <table:table-cell office:value-type="string">
            <text:p>Croacia</text:p>
          </table:table-cell>
          <table:table-cell office:value-type="string">
            <text:p>Kroatie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US</text:p>
          </table:table-cell>
          <table:table-cell office:value-type="string">
            <text:p>Etats-Unis</text:p>
          </table:table-cell>
          <table:table-cell office:value-type="string">
            <text:p>United States</text:p>
          </table:table-cell>
          <table:table-cell office:value-type="string">
            <text:p>Los Estados Unidos</text:p>
          </table:table-cell>
          <table:table-cell office:value-type="string">
            <text:p>USA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string">
            <text:p>FI</text:p>
          </table:table-cell>
          <table:table-cell office:value-type="string">
            <text:p>Finlande</text:p>
          </table:table-cell>
          <table:table-cell office:value-type="string">
            <text:p>Finland</text:p>
          </table:table-cell>
          <table:table-cell office:value-type="string">
            <text:p>Finlandia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string">
            <text:p>FR</text:p>
          </table:table-cell>
          <table:table-cell table:number-columns-repeated="2" office:value-type="string">
            <text:p>France</text:p>
          </table:table-cell>
          <table:table-cell office:value-type="string">
            <text:p>Francia</text:p>
          </table:table-cell>
          <table:table-cell office:value-type="string">
            <text:p>Frankreich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string">
            <text:p>HU</text:p>
          </table:table-cell>
          <table:table-cell office:value-type="string">
            <text:p>Hongrie</text:p>
          </table:table-cell>
          <table:table-cell office:value-type="string">
            <text:p>Hungary</text:p>
          </table:table-cell>
          <table:table-cell office:value-type="string">
            <text:p>Hungría</text:p>
          </table:table-cell>
          <table:table-cell office:value-type="string">
            <text:p>Ungarn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string">
            <text:p>TC</text:p>
          </table:table-cell>
          <table:table-cell office:value-type="string">
            <text:p>Iles Turks-et-Caicos</text:p>
          </table:table-cell>
          <table:table-cell office:value-type="string">
            <text:p>Turks and Caicos Islands</text:p>
          </table:table-cell>
          <table:table-cell office:value-type="string">
            <text:p>Isla Turks-et-Caicos</text:p>
          </table:table-cell>
          <table:table-cell office:value-type="string">
            <text:p>Insel Turks-Et-Caicos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string">
            <text:p>IE</text:p>
          </table:table-cell>
          <table:table-cell office:value-type="string">
            <text:p>Irlande</text:p>
          </table:table-cell>
          <table:table-cell office:value-type="string">
            <text:p>Ireland</text:p>
          </table:table-cell>
          <table:table-cell office:value-type="string">
            <text:p>Irlanda</text:p>
          </table:table-cell>
          <table:table-cell office:value-type="string">
            <text:p>Irland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string">
            <text:p>IL</text:p>
          </table:table-cell>
          <table:table-cell office:value-type="string">
            <text:p>Israël</text:p>
          </table:table-cell>
          <table:table-cell table:number-columns-repeated="3" office:value-type="string">
            <text:p>Israel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string">
            <text:p>IT</text:p>
          </table:table-cell>
          <table:table-cell office:value-type="string">
            <text:p>Italie</text:p>
          </table:table-cell>
          <table:table-cell office:value-type="string">
            <text:p>Italy</text:p>
          </table:table-cell>
          <table:table-cell office:value-type="string">
            <text:p>Italia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office:value-type="string">
            <text:p>MY</text:p>
          </table:table-cell>
          <table:table-cell office:value-type="string">
            <text:p>Malaisie</text:p>
          </table:table-cell>
          <table:table-cell office:value-type="string">
            <text:p>Malaysia</text:p>
          </table:table-cell>
          <table:table-cell office:value-type="string">
            <text:p>Malasia</text:p>
          </table:table-cell>
          <table:table-cell office:value-type="string">
            <text:p>Malaysia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string">
            <text:p>MX</text:p>
          </table:table-cell>
          <table:table-cell office:value-type="string">
            <text:p>Mexique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ko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string">
            <text:p>MS</text:p>
          </table:table-cell>
          <table:table-cell table:number-columns-repeated="4" office:value-type="string">
            <text:p>Montserrat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office:value-type="string">
            <text:p>NP</text:p>
          </table:table-cell>
          <table:table-cell office:value-type="string">
            <text:p>Népal</text:p>
          </table:table-cell>
          <table:table-cell table:number-columns-repeated="3" office:value-type="string">
            <text:p>Nepal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string">
            <text:p>NU</text:p>
          </table:table-cell>
          <table:table-cell office:value-type="string">
            <text:p>Nioué</text:p>
          </table:table-cell>
          <table:table-cell office:value-type="string">
            <text:p>Niue</text:p>
          </table:table-cell>
          <table:table-cell table:number-columns-repeated="2" office:value-type="string">
            <text:p>Nioué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orvège</text:p>
          </table:table-cell>
          <table:table-cell office:value-type="string">
            <text:p>Norway</text:p>
          </table:table-cell>
          <table:table-cell office:value-type="string">
            <text:p>Noruega</text:p>
          </table:table-cell>
          <table:table-cell office:value-type="string">
            <text:p>Norwegen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string">
            <text:p>NL</text:p>
          </table:table-cell>
          <table:table-cell office:value-type="string">
            <text:p>Pays-Bas</text:p>
          </table:table-cell>
          <table:table-cell office:value-type="string">
            <text:p>Netherlands</text:p>
          </table:table-cell>
          <table:table-cell office:value-type="string">
            <text:p>Países Bajos</text:p>
          </table:table-cell>
          <table:table-cell office:value-type="string">
            <text:p>Niederlande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string">
            <text:p>PL</text:p>
          </table:table-cell>
          <table:table-cell office:value-type="string">
            <text:p>Pologne</text:p>
          </table:table-cell>
          <table:table-cell office:value-type="string">
            <text:p>Poland</text:p>
          </table:table-cell>
          <table:table-cell office:value-type="string">
            <text:p>Polonia</text:p>
          </table:table-cell>
          <table:table-cell office:value-type="string">
            <text:p>Polen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string">
            <text:p>PT</text:p>
          </table:table-cell>
          <table:table-cell table:number-columns-repeated="4" office:value-type="string">
            <text:p>Portugal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string">
            <text:p>RO</text:p>
          </table:table-cell>
          <table:table-cell office:value-type="string">
            <text:p>Roumanie</text:p>
          </table:table-cell>
          <table:table-cell office:value-type="string">
            <text:p>Romania</text:p>
          </table:table-cell>
          <table:table-cell office:value-type="string">
            <text:p>Rumania</text:p>
          </table:table-cell>
          <table:table-cell office:value-type="string">
            <text:p>Rumänien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string">
            <text:p>UK</text:p>
          </table:table-cell>
          <table:table-cell office:value-type="string">
            <text:p>Royaume-Uni</text:p>
          </table:table-cell>
          <table:table-cell office:value-type="string">
            <text:p>United Kingdom</text:p>
          </table:table-cell>
          <table:table-cell office:value-type="string">
            <text:p>Reino unido</text:p>
          </table:table-cell>
          <table:table-cell office:value-type="string">
            <text:p>Vereinigtes Königreich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string">
            <text:p>RU</text:p>
          </table:table-cell>
          <table:table-cell office:value-type="string">
            <text:p>Russie</text:p>
          </table:table-cell>
          <table:table-cell office:value-type="string">
            <text:p>Russia</text:p>
          </table:table-cell>
          <table:table-cell office:value-type="string">
            <text:p>Rusia</text:p>
          </table:table-cell>
          <table:table-cell office:value-type="string">
            <text:p>Rußland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string">
            <text:p>SV</text:p>
          </table:table-cell>
          <table:table-cell table:number-columns-repeated="4" office:value-type="string">
            <text:p>Salvador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  <table:table-cell office:value-type="string">
            <text:p>LK</text:p>
          </table:table-cell>
          <table:table-cell table:number-columns-repeated="4" office:value-type="string">
            <text:p>Sri Lanka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string">
            <text:p>SE</text:p>
          </table:table-cell>
          <table:table-cell office:value-type="string">
            <text:p>Suède</text:p>
          </table:table-cell>
          <table:table-cell office:value-type="string">
            <text:p>Sweden</text:p>
          </table:table-cell>
          <table:table-cell office:value-type="string">
            <text:p>Suecia</text:p>
          </table:table-cell>
          <table:table-cell office:value-type="string">
            <text:p>Schweden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">
            <text:p>4</text:p>
          </table:table-cell>
          <table:table-cell office:value-type="string">
            <text:p>CH</text:p>
          </table:table-cell>
          <table:table-cell office:value-type="string">
            <text:p>Suisse</text:p>
          </table:table-cell>
          <table:table-cell office:value-type="string">
            <text:p>Switzerland</text:p>
          </table:table-cell>
          <table:table-cell office:value-type="string">
            <text:p>Suiza</text:p>
          </table:table-cell>
          <table:table-cell office:value-type="string">
            <text:p>Die Schweiz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string">
            <text:p>SR</text:p>
          </table:table-cell>
          <table:table-cell table:number-columns-repeated="4" office:value-type="string">
            <text:p>Suriname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">
            <text:p>6</text:p>
          </table:table-cell>
          <table:table-cell office:value-type="string">
            <text:p>TH</text:p>
          </table:table-cell>
          <table:table-cell office:value-type="string">
            <text:p>Thaïlande</text:p>
          </table:table-cell>
          <table:table-cell office:value-type="string">
            <text:p>Thailand</text:p>
          </table:table-cell>
          <table:table-cell office:value-type="string">
            <text:p>Tailandia</text:p>
          </table:table-cell>
          <table:table-cell office:value-type="string">
            <text:p>Das Thailand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string">
            <text:p>TR</text:p>
          </table:table-cell>
          <table:table-cell office:value-type="string">
            <text:p>Turquie</text:p>
          </table:table-cell>
          <table:table-cell office:value-type="string">
            <text:p>Turkey</text:p>
          </table:table-cell>
          <table:table-cell office:value-type="string">
            <text:p>Turquía</text:p>
          </table:table-cell>
          <table:table-cell office:value-type="string">
            <text:p>Die Türkei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string">
            <text:p>UA</text:p>
          </table:table-cell>
          <table:table-cell table:number-columns-repeated="2" office:value-type="string">
            <text:p>Ukraine</text:p>
          </table:table-cell>
          <table:table-cell office:value-type="string">
            <text:p>Ucrania</text:p>
          </table:table-cell>
          <table:table-cell office:value-type="string">
            <text:p>Die Ukraine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string">
            <text:p>RS</text:p>
          </table:table-cell>
          <table:table-cell office:value-type="string">
            <text:p>Serbie</text:p>
          </table:table-cell>
          <table:table-cell table:number-columns-repeated="2" office:value-type="string">
            <text:p>Serbia</text:p>
          </table:table-cell>
          <table:table-cell office:value-type="string">
            <text:p>Serbien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string">
            <text:p>ME</text:p>
          </table:table-cell>
          <table:table-cell office:value-type="string">
            <text:p>Monténégro</text:p>
          </table:table-cell>
          <table:table-cell table:number-columns-repeated="2" office:value-type="string">
            <text:p>Montenegro</text:p>
          </table:table-cell>
          <table:table-cell office:value-type="string">
            <text:p>Monténég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T07:44:23</meta:creation-date>
    <dc:date>2012-10-11T10:51:17</dc:date>
    <meta:editing-duration>P1DT2H49M45S</meta:editing-duration>
    <meta:editing-cycles>2</meta:editing-cycles>
    <meta:generator>LibreOffice/3.5$MacOSX_x86 LibreOffice_project/e0fbe70-dcba98b-297ab39-994e618-0f858f0</meta:generator>
    <meta:document-statistic meta:table-count="3" meta:cell-count="11476" meta:object-count="0"/>
  </office:meta>
</office:document-meta>
</file>